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tyles.xml"/>
  <manifest:file-entry manifest:media-type="text/xml" manifest:full-path="Object 40/meta.xml"/>
  <manifest:file-entry manifest:media-type="application/vnd.oasis.opendocument.chart" manifest:full-path="Object 40/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  <manifest:file-entry manifest:media-type="text/xml" manifest:full-path="Object 34/content.xml"/>
  <manifest:file-entry manifest:media-type="text/xml" manifest:full-path="Object 34/styles.xml"/>
  <manifest:file-entry manifest:media-type="text/xml" manifest:full-path="Object 34/meta.xml"/>
  <manifest:file-entry manifest:media-type="application/vnd.oasis.opendocument.chart" manifest:full-path="Object 34/"/>
  <manifest:file-entry manifest:media-type="text/xml" manifest:full-path="Object 35/content.xml"/>
  <manifest:file-entry manifest:media-type="text/xml" manifest:full-path="Object 35/styles.xml"/>
  <manifest:file-entry manifest:media-type="text/xml" manifest:full-path="Object 35/meta.xml"/>
  <manifest:file-entry manifest:media-type="application/vnd.oasis.opendocument.chart" manifest:full-path="Object 35/"/>
  <manifest:file-entry manifest:media-type="text/xml" manifest:full-path="Object 36/content.xml"/>
  <manifest:file-entry manifest:media-type="text/xml" manifest:full-path="Object 36/styles.xml"/>
  <manifest:file-entry manifest:media-type="text/xml" manifest:full-path="Object 36/meta.xml"/>
  <manifest:file-entry manifest:media-type="application/vnd.oasis.opendocument.chart" manifest:full-path="Object 36/"/>
  <manifest:file-entry manifest:media-type="text/xml" manifest:full-path="Object 37/content.xml"/>
  <manifest:file-entry manifest:media-type="text/xml" manifest:full-path="Object 37/styles.xml"/>
  <manifest:file-entry manifest:media-type="text/xml" manifest:full-path="Object 37/meta.xml"/>
  <manifest:file-entry manifest:media-type="application/vnd.oasis.opendocument.chart" manifest:full-path="Object 37/"/>
  <manifest:file-entry manifest:media-type="text/xml" manifest:full-path="Object 38/content.xml"/>
  <manifest:file-entry manifest:media-type="text/xml" manifest:full-path="Object 38/styles.xml"/>
  <manifest:file-entry manifest:media-type="text/xml" manifest:full-path="Object 38/meta.xml"/>
  <manifest:file-entry manifest:media-type="application/vnd.oasis.opendocument.chart" manifest:full-path="Object 38/"/>
  <manifest:file-entry manifest:media-type="text/xml" manifest:full-path="Object 39/content.xml"/>
  <manifest:file-entry manifest:media-type="text/xml" manifest:full-path="Object 39/styles.xml"/>
  <manifest:file-entry manifest:media-type="text/xml" manifest:full-path="Object 39/meta.xml"/>
  <manifest:file-entry manifest:media-type="application/vnd.oasis.opendocument.chart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0"/>
    <style:style style:name="ce3" style:family="table-cell" style:parent-style-name="Default" style:data-style-name="N121"/>
    <style:style style:name="ce4" style:family="table-cell" style:parent-style-name="Default" style:data-style-name="N120"/>
    <style:style style:name="ce5" style:family="table-cell" style:parent-style-name="Default" style:data-style-name="N104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26" table:default-cell-style-name="Default"/>
        <table:table-row table:style-name="ro1">
          <table:table-cell office:value-type="string">
            <text:p>500 Schritte (SXCS)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/>
          <table:table-cell office:value-type="string">
            <text:p>Zeit Zufälliger Alg</text:p>
          </table:table-cell>
          <table:table-cell table:number-columns-repeated="2"/>
          <table:table-cell>
            <draw:frame table:end-cell-address="Sheet1.P16" table:end-x="0.0846in" table:end-y="0.0831in" draw:z-index="0" draw:style-name="gr1" svg:width="6in" svg:height="2.75in" svg:x="0.3075in" svg:y="0in">
              <draw:object draw:notify-on-update-of-ranges="Sheet1.B2:Sheet1.B18 Sheet1.A1:Sheet1.A1 Sheet1.C2:Sheet1.C9 Sheet1.A10:Sheet1.A10 Sheet1.C11:Sheet1.C1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 office:value-type="string">
            <text:p>500 Schritte</text:p>
          </table:table-cell>
          <table:table-cell office:value-type="string">
            <text:p>Anzahl Felder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38.926">
            <text:p>38.93</text:p>
          </table:table-cell>
          <table:table-cell table:formula="of:=([.C2]-[.F$2])/[.B2]" office:value-type="float" office:value="0.253975">
            <text:p>0.25</text:p>
          </table:table-cell>
          <table:table-cell office:value-type="float" office:value="1.6682">
            <text:p>1.67</text:p>
          </table:table-cell>
          <table:table-cell table:number-columns-repeated="9"/>
          <table:table-cell office:value-type="float" office:value="64">
            <text:p>64</text:p>
          </table:table-cell>
          <table:table-cell office:value-type="float" office:value="15.2">
            <text:p>15.2</text:p>
          </table:table-cell>
          <table:table-cell office:value-type="float" office:value="84.72">
            <text:p>84.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4.5">
            <text:p>4.5</text:p>
          </table:table-cell>
          <table:table-cell office:value-type="float" office:value="38.578">
            <text:p>38.58</text:p>
          </table:table-cell>
          <table:table-cell table:formula="of:=([.C3]-[.F$2])/[.B3]" office:value-type="float" office:value="0.1769875">
            <text:p>0.18</text:p>
          </table:table-cell>
          <table:table-cell table:number-columns-repeated="10"/>
          <table:table-cell office:value-type="float" office:value="144">
            <text:p>144</text:p>
          </table:table-cell>
          <table:table-cell office:value-type="float" office:value="15.9">
            <text:p>15.9</text:p>
          </table:table-cell>
          <table:table-cell office:value-type="float" office:value="52.19">
            <text:p>52.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.5">
            <text:p>6.5</text:p>
          </table:table-cell>
          <table:table-cell office:value-type="float" office:value="39.472">
            <text:p>39.47</text:p>
          </table:table-cell>
          <table:table-cell table:formula="of:=([.C4]-[.F$2])/[.B4]" office:value-type="float" office:value="0.15099375">
            <text:p>0.15</text:p>
          </table:table-cell>
          <table:table-cell table:number-columns-repeated="10"/>
          <table:table-cell office:value-type="float" office:value="256">
            <text:p>256</text:p>
          </table:table-cell>
          <table:table-cell office:value-type="float" office:value="16.1">
            <text:p>16.1</text:p>
          </table:table-cell>
          <table:table-cell office:value-type="float" office:value="33.44">
            <text:p>33.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39.324">
            <text:p>39.32</text:p>
          </table:table-cell>
          <table:table-cell table:formula="of:=([.C5]-[.F$2])/[.B5]" office:value-type="float" office:value="0.145809375">
            <text:p>0.15</text:p>
          </table:table-cell>
          <table:table-cell table:number-columns-repeated="10"/>
          <table:table-cell office:value-type="float" office:value="400">
            <text:p>400</text:p>
          </table:table-cell>
          <table:table-cell office:value-type="float" office:value="16.3">
            <text:p>16.3</text:p>
          </table:table-cell>
          <table:table-cell office:value-type="float" office:value="22.37">
            <text:p>22.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39.204">
            <text:p>39.2</text:p>
          </table:table-cell>
          <table:table-cell table:formula="of:=([.C6]-[.F$2])/[.B6]" office:value-type="float" office:value="0.1119671875">
            <text:p>0.11</text:p>
          </table:table-cell>
          <table:table-cell table:number-columns-repeated="10"/>
          <table:table-cell table:formula="of:=24*24" office:value-type="float" office:value="576">
            <text:p>576</text:p>
          </table:table-cell>
          <table:table-cell office:value-type="float" office:value="16.8">
            <text:p>16.8</text:p>
          </table:table-cell>
          <table:table-cell office:value-type="float" office:value="16.08">
            <text:p>16.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39.164">
            <text:p>39.16</text:p>
          </table:table-cell>
          <table:table-cell table:formula="of:=([.C7]-[.F$2])/[.B7]" office:value-type="float" office:value="0.11848359375">
            <text:p>0.12</text:p>
          </table:table-cell>
          <table:table-cell table:number-columns-repeated="10"/>
          <table:table-cell table:formula="of:=28*28" office:value-type="float" office:value="784">
            <text:p>784</text:p>
          </table:table-cell>
          <table:table-cell office:value-type="float" office:value="17.7">
            <text:p>17.7</text:p>
          </table:table-cell>
          <table:table-cell office:value-type="float" office:value="11.86">
            <text:p>11.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60">
            <text:p>60</text:p>
          </table:table-cell>
          <table:table-cell office:value-type="float" office:value="40.062">
            <text:p>40.06</text:p>
          </table:table-cell>
          <table:table-cell table:formula="of:=([.C8]-[.F$2])/[.B8]" office:value-type="float" office:value="0.113929296875">
            <text:p>0.11</text:p>
          </table:table-cell>
          <table:table-cell table:number-columns-repeated="10"/>
          <table:table-cell table:formula="of:=32*32" office:value-type="float" office:value="1024">
            <text:p>1024</text:p>
          </table:table-cell>
          <table:table-cell office:value-type="float" office:value="18.6">
            <text:p>18.6</text:p>
          </table:table-cell>
          <table:table-cell office:value-type="float" office:value="9.43">
            <text:p>9.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20">
            <text:p>120</text:p>
          </table:table-cell>
          <table:table-cell office:value-type="float" office:value="39.077">
            <text:p>39.08</text:p>
          </table:table-cell>
          <table:table-cell table:formula="of:=([.C9]-[.F$2])/[.B9]" office:value-type="float" office:value="0.1155583984375">
            <text:p>0.12</text:p>
          </table:table-cell>
          <table:table-cell table:number-columns-repeated="10"/>
          <table:table-cell table:formula="of:=48*48" office:value-type="float" office:value="2304">
            <text:p>2304</text:p>
          </table:table-cell>
          <table:table-cell office:value-type="float" office:value="25.99">
            <text:p>25.99</text:p>
          </table:table-cell>
          <table:table-cell office:value-type="float" office:value="4.19">
            <text:p>4.19</text:p>
          </table:table-cell>
          <table:table-cell table:number-columns-repeated="8"/>
        </table:table-row>
        <table:table-row table:style-name="ro1">
          <table:table-cell office:value-type="string">
            <text:p>2000 Schritte (SXCS)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11"/>
          <table:table-cell table:formula="of:=64*64" office:value-type="float" office:value="4096">
            <text:p>4096</text:p>
          </table:table-cell>
          <table:table-cell office:value-type="float" office:value="39.2">
            <text:p>39.2</text:p>
          </table:table-cell>
          <table:table-cell office:value-type="float" office:value="2.6">
            <text:p>2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3.9587">
            <text:p>13.96</text:p>
          </table:table-cell>
          <table:table-cell office:value-type="float" office:value="39.033">
            <text:p>39.03</text:p>
          </table:table-cell>
          <table:table-cell table:formula="of:=([.C11]-[.F$11])/[.B11]" office:value-type="float" office:value="0.9329">
            <text:p>0.93</text:p>
          </table:table-cell>
          <table:table-cell office:value-type="float" office:value="6.4955">
            <text:p>6.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4.6273">
            <text:p>14.63</text:p>
          </table:table-cell>
          <table:table-cell office:value-type="float" office:value="37.478">
            <text:p>37.48</text:p>
          </table:table-cell>
          <table:table-cell table:formula="of:=([.C12]-[.F$11])/[.B12]" office:value-type="float" office:value="0.5082375">
            <text:p>0.51</text:p>
          </table:table-cell>
          <table:table-cell>
            <draw:frame table:end-cell-address="Sheet1.L28" table:end-x="0.8264in" table:end-y="0.0906in" draw:z-index="11" draw:style-name="gr1" svg:width="6in" svg:height="2.7598in" svg:x="0.1606in" svg:y="0.1756in">
              <draw:object draw:notify-on-update-of-ranges="Sheet1.B2:Sheet1.E9 Sheet1.A1:Sheet1.A1 Sheet1.E2:Sheet1.E9 Sheet1.A10:Sheet1.A10 Sheet1.E11:Sheet1.E18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20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7.518">
            <text:p>17.52</text:p>
          </table:table-cell>
          <table:table-cell office:value-type="float" office:value="38.905">
            <text:p>38.91</text:p>
          </table:table-cell>
          <table:table-cell table:formula="of:=([.C13]-[.F$11])/[.B13]" office:value-type="float" office:value="0.344453125">
            <text:p>0.3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26.2995">
            <text:p>26.3</text:p>
          </table:table-cell>
          <table:table-cell office:value-type="float" office:value="39.828">
            <text:p>39.83</text:p>
          </table:table-cell>
          <table:table-cell table:formula="of:=([.C14]-[.F$11])/[.B14]" office:value-type="float" office:value="0.3094375">
            <text:p>0.31</text:p>
          </table:table-cell>
          <table:table-cell table:number-columns-repeated="9"/>
          <table:table-cell>
            <draw:frame table:end-cell-address="Sheet1.U29" table:end-x="0.4232in" table:end-y="0.1248in" draw:z-index="8" draw:style-name="gr1" svg:width="5in" svg:height="2.75in" svg:x="0.7575in" svg:y="0.0417in">
              <draw:object draw:notify-on-update-of-ranges="Sheet1.O1:Sheet1.O1 Sheet1.Q2:Sheet1.Q10 Sheet1.P2:Sheet1.P10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44.4248">
            <text:p>44.42</text:p>
          </table:table-cell>
          <table:table-cell office:value-type="float" office:value="39.558">
            <text:p>39.56</text:p>
          </table:table-cell>
          <table:table-cell table:formula="of:=([.C15]-[.F$11])/[.B15]" office:value-type="float" office:value="0.29632265625">
            <text:p>0.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81.5053">
            <text:p>81.51</text:p>
          </table:table-cell>
          <table:table-cell office:value-type="float" office:value="39.239">
            <text:p>39.24</text:p>
          </table:table-cell>
          <table:table-cell table:formula="of:=([.C16]-[.F$11])/[.B16]" office:value-type="float" office:value="0.29300703125">
            <text:p>0.2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156.1189">
            <text:p>156.12</text:p>
          </table:table-cell>
          <table:table-cell office:value-type="float" office:value="39.169">
            <text:p>39.17</text:p>
          </table:table-cell>
          <table:table-cell table:formula="of:=([.C17]-[.F$11])/[.B17]" office:value-type="float" office:value="0.292233203125">
            <text:p>0.2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316.6631">
            <text:p>316.66</text:p>
          </table:table-cell>
          <table:table-cell office:value-type="float" office:value="38.96149">
            <text:p>38.96</text:p>
          </table:table-cell>
          <table:table-cell table:formula="of:=([.C18]-[.F$11])/[.B18]" office:value-type="float" office:value="0.302898046875">
            <text:p>0.3</text:p>
          </table:table-cell>
          <table:table-cell table:number-columns-repeated="4"/>
          <table:table-cell>
            <draw:frame table:end-cell-address="Sheet1.O34" table:end-x="0.2461in" table:end-y="0.0307in" draw:z-index="1" draw:style-name="gr1" svg:width="4in" svg:height="2.75in" svg:x="0.6909in" svg:y="0.1256in">
              <draw:object draw:notify-on-update-of-ranges="Sheet1.B2:Sheet1.B18 Sheet1.A1:Sheet1.A1 Sheet1.D2:Sheet1.D9 Sheet1.A10:Sheet1.A10 Sheet1.D11:Sheet1.D1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6"/>
        </table:table-row>
        <table:table-row table:style-name="ro1">
          <table:table-cell office:value-type="string">
            <text:p>500 Schritte (zufälliger Algorithmus)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2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.7695">
            <text:p>1.77</text:p>
          </table:table-cell>
          <table:table-cell office:value-type="float" office:value="38.926">
            <text:p>38.9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.7695">
            <text:p>1.77</text:p>
          </table:table-cell>
          <table:table-cell office:value-type="float" office:value="38.578">
            <text:p>38.5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.7695">
            <text:p>1.77</text:p>
          </table:table-cell>
          <table:table-cell office:value-type="float" office:value="39.472">
            <text:p>39.47</text:p>
          </table:table-cell>
          <table:table-cell table:number-columns-repeated="22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.7695">
            <text:p>1.77</text:p>
          </table:table-cell>
          <table:table-cell office:value-type="float" office:value="39.324">
            <text:p>39.3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.7695">
            <text:p>1.77</text:p>
          </table:table-cell>
          <table:table-cell office:value-type="float" office:value="39.204">
            <text:p>39.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1.7695">
            <text:p>1.77</text:p>
          </table:table-cell>
          <table:table-cell office:value-type="float" office:value="39.164">
            <text:p>39.1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1.7695">
            <text:p>1.77</text:p>
          </table:table-cell>
          <table:table-cell office:value-type="float" office:value="40.062">
            <text:p>40.0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.7695">
            <text:p>1.77</text:p>
          </table:table-cell>
          <table:table-cell office:value-type="float" office:value="39.077">
            <text:p>39.08</text:p>
          </table:table-cell>
          <table:table-cell table:number-columns-repeated="22"/>
        </table:table-row>
        <table:table-row table:style-name="ro1">
          <table:table-cell office:value-type="string">
            <text:p>2000 Schritte (zufälliger Algorithmus)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2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.6515">
            <text:p>6.65</text:p>
          </table:table-cell>
          <table:table-cell office:value-type="float" office:value="39.033">
            <text:p>39.0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.6515">
            <text:p>6.65</text:p>
          </table:table-cell>
          <table:table-cell office:value-type="float" office:value="37.478">
            <text:p>37.4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.6515">
            <text:p>6.65</text:p>
          </table:table-cell>
          <table:table-cell office:value-type="float" office:value="38.905">
            <text:p>38.9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.6515">
            <text:p>6.65</text:p>
          </table:table-cell>
          <table:table-cell office:value-type="float" office:value="39.828">
            <text:p>39.8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6.6515">
            <text:p>6.65</text:p>
          </table:table-cell>
          <table:table-cell office:value-type="float" office:value="39.558">
            <text:p>39.5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6.6515">
            <text:p>6.65</text:p>
          </table:table-cell>
          <table:table-cell office:value-type="float" office:value="39.239">
            <text:p>39.24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6.6515">
            <text:p>6.65</text:p>
          </table:table-cell>
          <table:table-cell office:value-type="float" office:value="39.169">
            <text:p>39.17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6.6515">
            <text:p>6.65</text:p>
          </table:table-cell>
          <table:table-cell office:value-type="float" office:value="38.96149">
            <text:p>38.96</text:p>
          </table:table-cell>
          <table:table-cell table:number-columns-repeated="22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>
            <text:p>Säulenszenario, Lernrate, 8 Agenten</text:p>
          </table:table-cell>
          <table:table-cell table:number-columns-repeated="25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Lernrate</text:p>
          </table:table-cell>
          <table:table-cell/>
          <table:table-cell office:value-type="string">
            <text:p>Qualität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8.966">
            <text:p>38.97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8.422">
            <text:p>38.42</text:p>
          </table:table-cell>
          <table:table-cell table:number-columns-repeated="2"/>
          <table:table-cell>
            <draw:frame table:end-cell-address="Sheet1.K57" table:end-x="0.6264in" table:end-y="0.1425in" draw:z-index="2" draw:style-name="gr1" svg:width="4in" svg:height="2.7598in" svg:x="0.1827in" svg:y="0.05in">
              <draw:object draw:notify-on-update-of-ranges="Sheet1.B41:Sheet1.B58 Sheet1.A40:Sheet1.A40 Sheet1.D41:Sheet1.D48 Sheet1.A50:Sheet1.A50 Sheet1.D51:Sheet1.D5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9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94">
            <text:p>38.94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01">
            <text:p>0.01</text:p>
          </table:table-cell>
          <table:table-cell/>
          <table:table-cell office:value-type="float" office:value="38.48">
            <text:p>38.48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05">
            <text:p>0.05</text:p>
          </table:table-cell>
          <table:table-cell/>
          <table:table-cell office:value-type="float" office:value="38.38">
            <text:p>38.38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7.562">
            <text:p>37.56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7.056">
            <text:p>37.06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4">
            <text:p>0.4</text:p>
          </table:table-cell>
          <table:table-cell/>
          <table:table-cell office:value-type="float" office:value="36.538">
            <text:p>36.54</text:p>
          </table:table-cell>
          <table:table-cell table:number-columns-repeated="22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Lernrate</text:p>
          </table:table-cell>
          <table:table-cell/>
          <table:table-cell office:value-type="string">
            <text:p>Qualität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9.1323">
            <text:p>39.13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9.594">
            <text:p>39.59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6075">
            <text:p>38.61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01">
            <text:p>0.01</text:p>
          </table:table-cell>
          <table:table-cell/>
          <table:table-cell office:value-type="float" office:value="39.1735">
            <text:p>39.17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05">
            <text:p>0.05</text:p>
          </table:table-cell>
          <table:table-cell/>
          <table:table-cell office:value-type="float" office:value="38.175">
            <text:p>38.18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8.247">
            <text:p>38.25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433">
            <text:p>38.43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4">
            <text:p>0.4</text:p>
          </table:table-cell>
          <table:table-cell/>
          <table:table-cell office:value-type="float" office:value="37.3445">
            <text:p>37.34</text:p>
          </table:table-cell>
          <table:table-cell table:number-columns-repeated="22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>
            <text:p>Säulenszenario, Prediction Init, 8 Agenten</text:p>
          </table:table-cell>
          <table:table-cell table:number-columns-repeated="25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prediction init</text:p>
          </table:table-cell>
          <table:table-cell/>
          <table:table-cell office:value-type="string">
            <text:p>Qualität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2.77">
            <text:p>32.77</text:p>
          </table:table-cell>
          <table:table-cell>
            <draw:frame table:end-cell-address="Sheet1.J78" table:end-x="0.1866in" table:end-y="0.1461in" draw:z-index="3" draw:style-name="gr1" svg:width="3.9953in" svg:height="2.761in" svg:x="0.6366in" svg:y="0.0524in">
              <draw:object draw:notify-on-update-of-ranges="Sheet1.B63:Sheet1.D79 Sheet1.A62:Sheet1.A62 Sheet1.D63:Sheet1.D69 Sheet1.A72:Sheet1.A72 Sheet1.D73:Sheet1.D7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1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3.788">
            <text:p>33.7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5.698">
            <text:p>35.7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6.128">
            <text:p>36.13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7.442">
            <text:p>37.44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8.482">
            <text:p>38.48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/>
          <table:table-cell office:value-type="float" office:value="37.522">
            <text:p>37.52</text:p>
          </table:table-cell>
          <table:table-cell table:number-columns-repeated="22"/>
        </table:table-row>
        <table:table-row table:style-name="ro1">
          <table:table-cell/>
          <table:table-cell table:style-name="ce2"/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prediction init</text:p>
          </table:table-cell>
          <table:table-cell/>
          <table:table-cell office:value-type="string">
            <text:p>Qualität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4.497">
            <text:p>34.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6.471">
            <text:p>36.47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8.322">
            <text:p>38.32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8.751">
            <text:p>38.75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7315">
            <text:p>38.73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9.1735">
            <text:p>39.17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/>
          <table:table-cell office:value-type="float" office:value="38.433">
            <text:p>38.43</text:p>
          </table:table-cell>
          <table:table-cell table:number-columns-repeated="22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5"/>
          <table:table-cell>
            <draw:frame table:end-cell-address="Sheet1.J97" table:end-x="0.7358in" table:end-y="0.0063in" draw:z-index="4" draw:style-name="gr1" svg:width="4in" svg:height="2.7598in" svg:x="0.2921in" svg:y="0.0913in">
              <draw:object draw:notify-on-update-of-ranges="Sheet1.B83:Sheet1.B93 Sheet1.B82:Sheet1.B82 Sheet1.D83:Sheet1.D85 Sheet1.B86:Sheet1.B86 Sheet1.D87:Sheet1.D89 Sheet1.B90:Sheet1.B90 Sheet1.D91:Sheet1.D9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0"/>
        </table:table-row>
        <table:table-row table:style-name="ro1">
          <table:table-cell office:value-type="string">
            <text:p>Total Random</text:p>
          </table:table-cell>
          <table:table-cell office:value-type="string">
            <text:p>Zufälliger Algorithmus</text:p>
          </table:table-cell>
          <table:table-cell office:value-type="string">
            <text:p>Effektive Abdeckung ZA</text:p>
          </table:table-cell>
          <table:table-cell office:value-type="string">
            <text:p>Qualität</text:p>
          </table:table-cell>
          <table:table-cell table:number-columns-repeated="2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8.73">
            <text:p>68.73</text:p>
          </table:table-cell>
          <table:table-cell office:value-type="float" office:value="32.094">
            <text:p>32.0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4.38">
            <text:p>64.38</text:p>
          </table:table-cell>
          <table:table-cell office:value-type="float" office:value="43.9">
            <text:p>43.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59.55">
            <text:p>59.55</text:p>
          </table:table-cell>
          <table:table-cell office:value-type="float" office:value="54.37">
            <text:p>54.37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Einfache Heuristik</text:p>
          </table:table-cell>
          <table:table-cell office:value-type="string">
            <text:p>Effektive Abdeckung EH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8.47">
            <text:p>68.47</text:p>
          </table:table-cell>
          <table:table-cell office:value-type="float" office:value="33.01">
            <text:p>33.0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3.94">
            <text:p>63.94</text:p>
          </table:table-cell>
          <table:table-cell office:value-type="float" office:value="44.48">
            <text:p>44.4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59.14">
            <text:p>59.14</text:p>
          </table:table-cell>
          <table:table-cell office:value-type="float" office:value="55.31">
            <text:p>55.31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Intelligente Heuristik</text:p>
          </table:table-cell>
          <table:table-cell office:value-type="string">
            <text:p>Effektive Abdeckung IH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75.83">
            <text:p>75.83</text:p>
          </table:table-cell>
          <table:table-cell office:value-type="float" office:value="35.84">
            <text:p>35.84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72.21">
            <text:p>72.21</text:p>
          </table:table-cell>
          <table:table-cell office:value-type="float" office:value="50.56">
            <text:p>50.5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6.47">
            <text:p>66.47</text:p>
          </table:table-cell>
          <table:table-cell office:value-type="float" office:value="62.39">
            <text:p>62.39</text:p>
          </table:table-cell>
          <table:table-cell table:number-columns-repeated="22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5"/>
          <table:table-cell>
            <draw:frame table:end-cell-address="Sheet1.J114" table:end-x="0.7031in" table:end-y="0.0587in" draw:z-index="5" draw:style-name="gr1" svg:width="4in" svg:height="2.7598in" svg:x="0.2594in" svg:y="0.1437in">
              <draw:object draw:notify-on-update-of-ranges="Sheet1.B83:Sheet1.B93 Sheet1.B82:Sheet1.B82 Sheet1.C83:Sheet1.C85 Sheet1.B86:Sheet1.B86 Sheet1.C87:Sheet1.C89 Sheet1.B90:Sheet1.B90 Sheet1.C91:Sheet1.C9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20"/>
        </table:table-row>
        <table:table-row table:style-name="ro1" table:number-rows-repeated="18">
          <table:table-cell table:number-columns-repeated="26"/>
        </table:table-row>
        <table:table-row table:style-name="ro1">
          <table:table-cell office:value-type="string">
            <text:p>Leeres Szenario, Epsilon0, 16 Agenten</text:p>
          </table:table-cell>
          <table:table-cell table:number-columns-repeated="4"/>
          <table:table-cell>
            <draw:frame table:end-cell-address="Sheet1.I132" table:end-x="0.5378in" table:end-y="0.1362in" draw:z-index="6" draw:style-name="gr1" svg:width="3.15in" svg:height="2.7508in" svg:x="0.0551in" svg:y="0.0524in">
              <draw:object draw:notify-on-update-of-ranges="Sheet1.B119:Sheet1.B129 Sheet1.A118:Sheet1.A118 Sheet1.D119:Sheet1.D12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0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 office:value-type="float" office:value="58.5">
            <text:p>58.5</text:p>
          </table:table-cell>
          <table:table-cell office:value-type="float" office:value="63.98">
            <text:p>63.98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 office:value-type="float" office:value="58.41">
            <text:p>58.41</text:p>
          </table:table-cell>
          <table:table-cell office:value-type="float" office:value="63.71">
            <text:p>63.71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 office:value-type="float" office:value="58.51">
            <text:p>58.51</text:p>
          </table:table-cell>
          <table:table-cell office:value-type="float" office:value="63.17">
            <text:p>63.17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58.41">
            <text:p>58.41</text:p>
          </table:table-cell>
          <table:table-cell office:value-type="float" office:value="63.35">
            <text:p>63.35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15">
            <text:p>0.015</text:p>
          </table:table-cell>
          <table:table-cell office:value-type="float" office:value="58.41">
            <text:p>58.41</text:p>
          </table:table-cell>
          <table:table-cell office:value-type="float" office:value="63.92">
            <text:p>63.9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2">
            <text:p>0.02</text:p>
          </table:table-cell>
          <table:table-cell office:value-type="float" office:value="58.23">
            <text:p>58.23</text:p>
          </table:table-cell>
          <table:table-cell office:value-type="float" office:value="64.15">
            <text:p>64.1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3">
            <text:p>0.03</text:p>
          </table:table-cell>
          <table:table-cell office:value-type="float" office:value="58.29">
            <text:p>58.29</text:p>
          </table:table-cell>
          <table:table-cell office:value-type="float" office:value="63.36">
            <text:p>63.3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58.42">
            <text:p>58.42</text:p>
          </table:table-cell>
          <table:table-cell office:value-type="float" office:value="63.72">
            <text:p>63.7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58.35">
            <text:p>58.35</text:p>
          </table:table-cell>
          <table:table-cell office:value-type="float" office:value="63.12">
            <text:p>63.12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 office:value-type="float" office:value="58.52">
            <text:p>58.52</text:p>
          </table:table-cell>
          <table:table-cell office:value-type="float" office:value="63.43">
            <text:p>63.43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 office:value-type="float" office:value="58.31">
            <text:p>58.31</text:p>
          </table:table-cell>
          <table:table-cell office:value-type="float" office:value="63.84">
            <text:p>63.84</text:p>
          </table:table-cell>
          <table:table-cell table:number-columns-repeated="22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7.48">
            <text:p>37.48</text:p>
          </table:table-cell>
          <table:table-cell>
            <draw:frame table:end-cell-address="Sheet1.J150" table:end-x="0.3012in" table:end-y="0.1772in" draw:z-index="7" draw:style-name="gr1" svg:width="4in" svg:height="2.75in" svg:x="0.7465in" svg:y="0.0945in">
              <draw:object draw:notify-on-update-of-ranges="Sheet1.B135:Sheet1.B153 Sheet1.A134:Sheet1.A134 Sheet1.D135:Sheet1.D143 Sheet1.A144:Sheet1.A144 Sheet1.D145:Sheet1.D15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1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7.35">
            <text:p>37.35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11">
            <text:p>38.11</text:p>
          </table:table-cell>
          <table:table-cell table:number-columns-repeated="6"/>
          <table:table-cell>
            <draw:frame table:end-cell-address="Sheet1.R153" table:end-x="0.5413in" table:end-y="0.0063in" draw:z-index="9" draw:style-name="gr1" svg:width="6in" svg:height="2.7598in" svg:x="0.7646in" svg:y="0.0913in">
              <draw:object draw:notify-on-update-of-ranges="Sheet1.B170:Sheet1.B180 Sheet1.C157:Sheet1.C157 Sheet1.C170:Sheet1.C180 Sheet1.D157:Sheet1.D157 Sheet1.D170:Sheet1.D180 Sheet1.E157:Sheet1.E157 Sheet1.E170:Sheet1.E180 Sheet1.F157:Sheet1.F157 Sheet1.F170:Sheet1.F180 Sheet1.G157:Sheet1.G157 Sheet1.G170:Sheet1.G180 Sheet1.H157:Sheet1.H157 Sheet1.H170:Sheet1.H18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5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7.52">
            <text:p>37.5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7.466">
            <text:p>37.47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7.48">
            <text:p>37.4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1">
            <text:p>0.1</text:p>
          </table:table-cell>
          <table:table-cell/>
          <table:table-cell office:value-type="float" office:value="36.89">
            <text:p>36.89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02">
            <text:p>38.02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7.43">
            <text:p>37.43</text:p>
          </table:table-cell>
          <table:table-cell table:number-columns-repeated="22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8.8">
            <text:p>38.8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8.53">
            <text:p>38.53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55">
            <text:p>38.5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8.43">
            <text:p>38.4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8.65">
            <text:p>38.6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8.19">
            <text:p>38.1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1">
            <text:p>0.1</text:p>
          </table:table-cell>
          <table:table-cell/>
          <table:table-cell office:value-type="float" office:value="38.01">
            <text:p>38.01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43">
            <text:p>38.43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8.43">
            <text:p>38.43</text:p>
          </table:table-cell>
          <table:table-cell table:number-columns-repeated="22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9"/>
          <table:table-cell>
            <draw:frame table:end-cell-address="Sheet1.Q170" table:end-x="0.2665in" table:end-y="0.1531in" draw:z-index="10" draw:style-name="gr1" svg:width="6in" svg:height="2.7598in" svg:x="0.4898in" svg:y="0.0602in">
              <draw:object draw:notify-on-update-of-ranges="Sheet1.B170:Sheet1.B180 Sheet1.C157:Sheet1.C157 Sheet1.C170:Sheet1.C180 Sheet1.D157:Sheet1.D157 Sheet1.D170:Sheet1.D180 Sheet1.E157:Sheet1.E157 Sheet1.E170:Sheet1.E180 Sheet1.F157:Sheet1.F157 Sheet1.F170:Sheet1.F180 Sheet1.G157:Sheet1.G157 Sheet1.G170:Sheet1.G180 Sheet1.H157:Sheet1.H157 Sheet1.H170:Sheet1.H180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Random, one direction change, Speed compare, Pillar, 8 Agents</text:p>
          </table:table-cell>
          <table:table-cell office:value-type="string">
            <text:p>Speed</text:p>
          </table:table-cell>
          <table:table-cell office:value-type="string">
            <text:p>Randomized</text:p>
          </table:table-cell>
          <table:table-cell office:value-type="string">
            <text:p>Einfache Heuristik</text:p>
          </table:table-cell>
          <table:table-cell office:value-type="string">
            <text:p>Intelligente Heuristik</text:p>
          </table:table-cell>
          <table:table-cell office:value-type="string">
            <text:p>XCS (500)</text:p>
          </table:table-cell>
          <table:table-cell office:value-type="string">
            <text:p>SXCS (500)</text:p>
          </table:table-cell>
          <table:table-cell office:value-type="string">
            <text:p>SXCS (2000)</text:p>
          </table:table-cell>
          <table:table-cell office:value-type="string">
            <text:p>DSXCS </text:p>
          </table:table-cell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7"/>
          <table:table-cell office:value-type="string">
            <text:p>0.0-0.9 nur 1 experimen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5"/>
          <table:table-cell office:value-type="float" office:value="48.21">
            <text:p>48.2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1">
            <text:p>0.1</text:p>
          </table:table-cell>
          <table:table-cell table:number-columns-repeated="5"/>
          <table:table-cell office:value-type="float" office:value="43.39">
            <text:p>43.3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2">
            <text:p>0.2</text:p>
          </table:table-cell>
          <table:table-cell table:number-columns-repeated="5"/>
          <table:table-cell office:value-type="float" office:value="43.33">
            <text:p>43.3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3">
            <text:p>0.3</text:p>
          </table:table-cell>
          <table:table-cell table:number-columns-repeated="5"/>
          <table:table-cell office:value-type="float" office:value="43.33">
            <text:p>43.3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4">
            <text:p>0.4</text:p>
          </table:table-cell>
          <table:table-cell table:number-columns-repeated="5"/>
          <table:table-cell office:value-type="float" office:value="41.12">
            <text:p>41.1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5">
            <text:p>0.5</text:p>
          </table:table-cell>
          <table:table-cell table:number-columns-repeated="5"/>
          <table:table-cell office:value-type="float" office:value="38.42">
            <text:p>38.4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6">
            <text:p>0.6</text:p>
          </table:table-cell>
          <table:table-cell table:number-columns-repeated="5"/>
          <table:table-cell office:value-type="float" office:value="39.86">
            <text:p>39.8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7">
            <text:p>0.7</text:p>
          </table:table-cell>
          <table:table-cell table:number-columns-repeated="5"/>
          <table:table-cell office:value-type="float" office:value="38.31">
            <text:p>38.3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8">
            <text:p>0.8</text:p>
          </table:table-cell>
          <table:table-cell table:number-columns-repeated="5"/>
          <table:table-cell office:value-type="float" office:value="40.77">
            <text:p>40.7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9">
            <text:p>0.9</text:p>
          </table:table-cell>
          <table:table-cell table:number-columns-repeated="5"/>
          <table:table-cell office:value-type="float" office:value="39.82">
            <text:p>39.82</text:p>
          </table:table-cell>
          <table:table-cell table:number-columns-repeated="18"/>
        </table:table-row>
        <table:table-row table:style-name="ro1">
          <table:table-cell office:value-type="string">
            <text:p>Randomized</text:p>
          </table:table-cell>
          <table:table-cell office:value-type="float" office:value="1">
            <text:p>1</text:p>
          </table:table-cell>
          <table:table-cell office:value-type="float" office:value="32.93">
            <text:p>32.93</text:p>
          </table:table-cell>
          <table:table-cell office:value-type="float" office:value="91.07">
            <text:p>91.07</text:p>
          </table:table-cell>
          <table:table-cell office:value-type="float" office:value="92.1">
            <text:p>92.1</text:p>
          </table:table-cell>
          <table:table-cell office:value-type="float" office:value="32.414">
            <text:p>32.41</text:p>
          </table:table-cell>
          <table:table-cell office:value-type="float" office:value="39.64">
            <text:p>39.64</text:p>
          </table:table-cell>
          <table:table-cell office:value-type="float" office:value="40.15">
            <text:p>40.15</text:p>
          </table:table-cell>
          <table:table-cell office:value-type="float" office:value="39.93">
            <text:p>39.9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33.78">
            <text:p>33.78</text:p>
          </table:table-cell>
          <table:table-cell office:value-type="float" office:value="87.78">
            <text:p>87.78</text:p>
          </table:table-cell>
          <table:table-cell office:value-type="float" office:value="89.4">
            <text:p>89.4</text:p>
          </table:table-cell>
          <table:table-cell office:value-type="float" office:value="32.69">
            <text:p>32.69</text:p>
          </table:table-cell>
          <table:table-cell office:value-type="float" office:value="38.68">
            <text:p>38.68</text:p>
          </table:table-cell>
          <table:table-cell office:value-type="float" office:value="39.3">
            <text:p>39.3</text:p>
          </table:table-cell>
          <table:table-cell office:value-type="float" office:value="39.64">
            <text:p>39.6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33.14">
            <text:p>33.14</text:p>
          </table:table-cell>
          <table:table-cell office:value-type="float" office:value="84.85">
            <text:p>84.85</text:p>
          </table:table-cell>
          <table:table-cell office:value-type="float" office:value="86.64">
            <text:p>86.64</text:p>
          </table:table-cell>
          <table:table-cell office:value-type="float" office:value="32.54">
            <text:p>32.54</text:p>
          </table:table-cell>
          <table:table-cell office:value-type="float" office:value="38.23">
            <text:p>38.23</text:p>
          </table:table-cell>
          <table:table-cell office:value-type="float" office:value="39.15">
            <text:p>39.15</text:p>
          </table:table-cell>
          <table:table-cell office:value-type="float" office:value="39.35">
            <text:p>39.3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32.09">
            <text:p>32.09</text:p>
          </table:table-cell>
          <table:table-cell office:value-type="float" office:value="81.53">
            <text:p>81.53</text:p>
          </table:table-cell>
          <table:table-cell office:value-type="float" office:value="83.58">
            <text:p>83.58</text:p>
          </table:table-cell>
          <table:table-cell office:value-type="float" office:value="31.69">
            <text:p>31.69</text:p>
          </table:table-cell>
          <table:table-cell office:value-type="float" office:value="38.09">
            <text:p>38.09</text:p>
          </table:table-cell>
          <table:table-cell office:value-type="float" office:value="39.62">
            <text:p>39.62</text:p>
          </table:table-cell>
          <table:table-cell office:value-type="float" office:value="39.14">
            <text:p>39.1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32.23">
            <text:p>32.23</text:p>
          </table:table-cell>
          <table:table-cell office:value-type="float" office:value="78.84">
            <text:p>78.84</text:p>
          </table:table-cell>
          <table:table-cell office:value-type="float" office:value="80.99">
            <text:p>80.99</text:p>
          </table:table-cell>
          <table:table-cell office:value-type="float" office:value="32.16">
            <text:p>32.16</text:p>
          </table:table-cell>
          <table:table-cell office:value-type="float" office:value="37.68">
            <text:p>37.68</text:p>
          </table:table-cell>
          <table:table-cell office:value-type="float" office:value="38.82">
            <text:p>38.82</text:p>
          </table:table-cell>
          <table:table-cell office:value-type="float" office:value="39.05">
            <text:p>39.0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32.98">
            <text:p>32.98</text:p>
          </table:table-cell>
          <table:table-cell office:value-type="float" office:value="76.08">
            <text:p>76.08</text:p>
          </table:table-cell>
          <table:table-cell office:value-type="float" office:value="78.27">
            <text:p>78.27</text:p>
          </table:table-cell>
          <table:table-cell office:value-type="float" office:value="31.79">
            <text:p>31.79</text:p>
          </table:table-cell>
          <table:table-cell office:value-type="float" office:value="38.09">
            <text:p>38.09</text:p>
          </table:table-cell>
          <table:table-cell office:value-type="float" office:value="38.89">
            <text:p>38.89</text:p>
          </table:table-cell>
          <table:table-cell office:value-type="float" office:value="38.97">
            <text:p>38.9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32.81">
            <text:p>32.81</text:p>
          </table:table-cell>
          <table:table-cell office:value-type="float" office:value="73.91">
            <text:p>73.91</text:p>
          </table:table-cell>
          <table:table-cell office:value-type="float" office:value="76.77">
            <text:p>76.77</text:p>
          </table:table-cell>
          <table:table-cell office:value-type="float" office:value="33.19">
            <text:p>33.19</text:p>
          </table:table-cell>
          <table:table-cell office:value-type="float" office:value="37.76">
            <text:p>37.76</text:p>
          </table:table-cell>
          <table:table-cell office:value-type="float" office:value="38.18">
            <text:p>38.18</text:p>
          </table:table-cell>
          <table:table-cell office:value-type="float" office:value="39.01">
            <text:p>39.0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32.87">
            <text:p>32.87</text:p>
          </table:table-cell>
          <table:table-cell office:value-type="float" office:value="71.34">
            <text:p>71.34</text:p>
          </table:table-cell>
          <table:table-cell office:value-type="float" office:value="74.49">
            <text:p>74.49</text:p>
          </table:table-cell>
          <table:table-cell office:value-type="float" office:value="32.28">
            <text:p>32.28</text:p>
          </table:table-cell>
          <table:table-cell office:value-type="float" office:value="38.17">
            <text:p>38.17</text:p>
          </table:table-cell>
          <table:table-cell office:value-type="float" office:value="38.2">
            <text:p>38.2</text:p>
          </table:table-cell>
          <table:table-cell office:value-type="float" office:value="38.54">
            <text:p>38.5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33.26">
            <text:p>33.26</text:p>
          </table:table-cell>
          <table:table-cell office:value-type="float" office:value="69.49">
            <text:p>69.49</text:p>
          </table:table-cell>
          <table:table-cell office:value-type="float" office:value="72.63">
            <text:p>72.63</text:p>
          </table:table-cell>
          <table:table-cell office:value-type="float" office:value="32.62">
            <text:p>32.62</text:p>
          </table:table-cell>
          <table:table-cell office:value-type="float" office:value="38.12">
            <text:p>38.12</text:p>
          </table:table-cell>
          <table:table-cell office:value-type="float" office:value="38.32">
            <text:p>38.32</text:p>
          </table:table-cell>
          <table:table-cell office:value-type="float" office:value="38.25">
            <text:p>38.2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32.72">
            <text:p>32.72</text:p>
          </table:table-cell>
          <table:table-cell office:value-type="float" office:value="67.58">
            <text:p>67.58</text:p>
          </table:table-cell>
          <table:table-cell office:value-type="float" office:value="70.92">
            <text:p>70.92</text:p>
          </table:table-cell>
          <table:table-cell office:value-type="float" office:value="33.4">
            <text:p>33.4</text:p>
          </table:table-cell>
          <table:table-cell office:value-type="float" office:value="36.14">
            <text:p>36.14</text:p>
          </table:table-cell>
          <table:table-cell office:value-type="float" office:value="37.7">
            <text:p>37.7</text:p>
          </table:table-cell>
          <table:table-cell office:value-type="float" office:value="38.29">
            <text:p>38.2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3.08">
            <text:p>33.08</text:p>
          </table:table-cell>
          <table:table-cell office:value-type="float" office:value="64.77">
            <text:p>64.77</text:p>
          </table:table-cell>
          <table:table-cell office:value-type="float" office:value="68.55">
            <text:p>68.55</text:p>
          </table:table-cell>
          <table:table-cell office:value-type="float" office:value="31.94">
            <text:p>31.94</text:p>
          </table:table-cell>
          <table:table-cell office:value-type="float" office:value="35.96">
            <text:p>35.96</text:p>
          </table:table-cell>
          <table:table-cell office:value-type="float" office:value="37.71">
            <text:p>37.71</text:p>
          </table:table-cell>
          <table:table-cell office:value-type="float" office:value="37.65">
            <text:p>37.65</text:p>
          </table:table-cell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>
            <text:p>quadratisch</text:p>
          </table:table-cell>
          <table:table-cell office:value-type="string">
            <text:p>linear</text:p>
          </table:table-cell>
          <table:table-cell table:number-columns-repeated="23"/>
        </table:table-row>
        <table:table-row table:style-name="ro1">
          <table:table-cell office:value-type="string">
            <text:p>Vergleich reward</text:p>
          </table:table-cell>
          <table:table-cell office:value-type="float" office:value="37.71">
            <text:p>37.71</text:p>
          </table:table-cell>
          <table:table-cell office:value-type="float" office:value="37.32">
            <text:p>37.32</text:p>
          </table:table-cell>
          <table:table-cell office:value-type="string">
            <text:p>2000, pillar, direction change 2</text:p>
          </table:table-cell>
          <table:table-cell table:number-columns-repeated="22"/>
        </table:table-row>
        <table:table-row table:style-name="ro1" table:number-rows-repeated="8">
          <table:table-cell table:number-columns-repeated="26"/>
        </table:table-row>
        <table:table-row table:style-name="ro1">
          <table:table-cell office:value-type="string">
            <text:p>direction change, pillar, sxcs, prediction discount</text:p>
          </table:table-cell>
          <table:table-cell office:value-type="string">
            <text:p>prediction discount</text:p>
          </table:table-cell>
          <table:table-cell office:value-type="string">
            <text:p>SXCS (2000 Schritte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37.74">
            <text:p>37.7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37.86">
            <text:p>37.8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37.22">
            <text:p>37.2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37.74">
            <text:p>37.7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37.28">
            <text:p>37.2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37.75">
            <text:p>37.7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37.67">
            <text:p>37.6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1">
            <text:p>0.71</text:p>
          </table:table-cell>
          <table:table-cell office:value-type="float" office:value="37.71">
            <text:p>37.7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37.49">
            <text:p>37.4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37.36">
            <text:p>37.3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37.65">
            <text:p>37.6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7.44">
            <text:p>37.44</text:p>
          </table:table-cell>
          <table:table-cell table:number-columns-repeated="23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office:value-type="string">
            <text:p>Pillar, 8 Agenten, randomized, one direction change</text:p>
          </table:table-cell>
          <table:table-cell office:value-type="string">
            <text:p>Geschwindigkeit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/>
          <table:table-cell>
            <draw:frame table:end-cell-address="Sheet1.N225" table:end-x="0.3323in" table:end-y="0.0382in" draw:z-index="12" draw:style-name="gr1" svg:width="6in" svg:height="2.7598in" svg:x="0.5555in" svg:y="0.1232in">
              <draw:object draw:notify-on-update-of-ranges="Sheet1.B210:Sheet1.B230 Sheet1.C209:Sheet1.C209 Sheet1.C210:Sheet1.C230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2.64">
            <text:p>32.64</text:p>
          </table:table-cell>
          <table:table-cell office:value-type="float" office:value="96.5">
            <text:p>96.5</text:p>
          </table:table-cell>
          <table:table-cell office:value-type="float" office:value="97.8">
            <text:p>97.8</text:p>
          </table:table-cell>
          <table:table-cell table:formula="of:=[.E210]-[.D210]" office:value-type="float" office:value="1.3">
            <text:p>1.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30.05">
            <text:p>30.05</text:p>
          </table:table-cell>
          <table:table-cell office:value-type="float" office:value="96.46">
            <text:p>96.46</text:p>
          </table:table-cell>
          <table:table-cell office:value-type="float" office:value="97.63">
            <text:p>97.63</text:p>
          </table:table-cell>
          <table:table-cell table:formula="of:=[.E211]-[.D211]" office:value-type="float" office:value="1.17">
            <text:p>1.1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9.99">
            <text:p>29.99</text:p>
          </table:table-cell>
          <table:table-cell office:value-type="float" office:value="95.66">
            <text:p>95.66</text:p>
          </table:table-cell>
          <table:table-cell office:value-type="float" office:value="97.12">
            <text:p>97.12</text:p>
          </table:table-cell>
          <table:table-cell table:formula="of:=[.E212]-[.D212]" office:value-type="float" office:value="1.46000000000001">
            <text:p>1.4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30.06">
            <text:p>30.06</text:p>
          </table:table-cell>
          <table:table-cell office:value-type="float" office:value="95.14">
            <text:p>95.14</text:p>
          </table:table-cell>
          <table:table-cell office:value-type="float" office:value="96.42">
            <text:p>96.42</text:p>
          </table:table-cell>
          <table:table-cell table:formula="of:=[.E213]-[.D213]" office:value-type="float" office:value="1.28">
            <text:p>1.2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29.13">
            <text:p>29.13</text:p>
          </table:table-cell>
          <table:table-cell office:value-type="float" office:value="93.71">
            <text:p>93.71</text:p>
          </table:table-cell>
          <table:table-cell office:value-type="float" office:value="95.65">
            <text:p>95.65</text:p>
          </table:table-cell>
          <table:table-cell table:formula="of:=[.E214]-[.D214]" office:value-type="float" office:value="1.94000000000001">
            <text:p>1.9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29.29">
            <text:p>29.29</text:p>
          </table:table-cell>
          <table:table-cell office:value-type="float" office:value="92.92">
            <text:p>92.92</text:p>
          </table:table-cell>
          <table:table-cell office:value-type="float" office:value="94.64">
            <text:p>94.64</text:p>
          </table:table-cell>
          <table:table-cell table:formula="of:=[.E215]-[.D215]" office:value-type="float" office:value="1.72">
            <text:p>1.7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29.45">
            <text:p>29.45</text:p>
          </table:table-cell>
          <table:table-cell office:value-type="float" office:value="92.38">
            <text:p>92.38</text:p>
          </table:table-cell>
          <table:table-cell office:value-type="float" office:value="93.81">
            <text:p>93.81</text:p>
          </table:table-cell>
          <table:table-cell table:formula="of:=[.E216]-[.D216]" office:value-type="float" office:value="1.43000000000001">
            <text:p>1.4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28.62">
            <text:p>28.62</text:p>
          </table:table-cell>
          <table:table-cell office:value-type="float" office:value="90.56">
            <text:p>90.56</text:p>
          </table:table-cell>
          <table:table-cell office:value-type="float" office:value="92.51">
            <text:p>92.51</text:p>
          </table:table-cell>
          <table:table-cell table:formula="of:=[.E217]-[.D217]" office:value-type="float" office:value="1.95">
            <text:p>1.9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29.41">
            <text:p>29.41</text:p>
          </table:table-cell>
          <table:table-cell office:value-type="float" office:value="89.66">
            <text:p>89.66</text:p>
          </table:table-cell>
          <table:table-cell office:value-type="float" office:value="91.32">
            <text:p>91.32</text:p>
          </table:table-cell>
          <table:table-cell table:formula="of:=[.E218]-[.D218]" office:value-type="float" office:value="1.66">
            <text:p>1.6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29.33">
            <text:p>29.33</text:p>
          </table:table-cell>
          <table:table-cell office:value-type="float" office:value="87.08">
            <text:p>87.08</text:p>
          </table:table-cell>
          <table:table-cell office:value-type="float" office:value="89.18">
            <text:p>89.18</text:p>
          </table:table-cell>
          <table:table-cell table:formula="of:=[.E219]-[.D219]" office:value-type="float" office:value="2.10000000000001">
            <text:p>2.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9.05">
            <text:p>29.05</text:p>
          </table:table-cell>
          <table:table-cell office:value-type="float" office:value="86.11">
            <text:p>86.11</text:p>
          </table:table-cell>
          <table:table-cell office:value-type="float" office:value="87.47">
            <text:p>87.47</text:p>
          </table:table-cell>
          <table:table-cell table:formula="of:=[.E220]-[.D220]" office:value-type="float" office:value="1.36">
            <text:p>1.3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28.63">
            <text:p>28.63</text:p>
          </table:table-cell>
          <table:table-cell office:value-type="float" office:value="81.1">
            <text:p>81.1</text:p>
          </table:table-cell>
          <table:table-cell office:value-type="float" office:value="83.48">
            <text:p>83.48</text:p>
          </table:table-cell>
          <table:table-cell table:formula="of:=[.E221]-[.D221]" office:value-type="float" office:value="2.38000000000001">
            <text:p>2.3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29.64">
            <text:p>29.64</text:p>
          </table:table-cell>
          <table:table-cell office:value-type="float" office:value="76.88">
            <text:p>76.88</text:p>
          </table:table-cell>
          <table:table-cell office:value-type="float" office:value="79.86">
            <text:p>79.86</text:p>
          </table:table-cell>
          <table:table-cell table:formula="of:=[.E222]-[.D222]" office:value-type="float" office:value="2.98">
            <text:p>2.9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29.19">
            <text:p>29.19</text:p>
          </table:table-cell>
          <table:table-cell office:value-type="float" office:value="73.85">
            <text:p>73.85</text:p>
          </table:table-cell>
          <table:table-cell office:value-type="float" office:value="76.73">
            <text:p>76.73</text:p>
          </table:table-cell>
          <table:table-cell table:formula="of:=[.E223]-[.D223]" office:value-type="float" office:value="2.88000000000001">
            <text:p>2.8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29.86">
            <text:p>29.86</text:p>
          </table:table-cell>
          <table:table-cell office:value-type="float" office:value="70.3">
            <text:p>70.3</text:p>
          </table:table-cell>
          <table:table-cell office:value-type="float" office:value="73.86">
            <text:p>73.86</text:p>
          </table:table-cell>
          <table:table-cell table:formula="of:=[.E224]-[.D224]" office:value-type="float" office:value="3.56">
            <text:p>3.5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30.35">
            <text:p>30.35</text:p>
          </table:table-cell>
          <table:table-cell office:value-type="float" office:value="67.72">
            <text:p>67.72</text:p>
          </table:table-cell>
          <table:table-cell office:value-type="float" office:value="71.25">
            <text:p>71.25</text:p>
          </table:table-cell>
          <table:table-cell table:formula="of:=[.E225]-[.D225]" office:value-type="float" office:value="3.53">
            <text:p>3.5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29.99">
            <text:p>29.99</text:p>
          </table:table-cell>
          <table:table-cell office:value-type="float" office:value="65.75">
            <text:p>65.75</text:p>
          </table:table-cell>
          <table:table-cell office:value-type="float" office:value="68.49">
            <text:p>68.49</text:p>
          </table:table-cell>
          <table:table-cell table:formula="of:=[.E226]-[.D226]" office:value-type="float" office:value="2.73999999999999">
            <text:p>2.7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29.98">
            <text:p>29.98</text:p>
          </table:table-cell>
          <table:table-cell office:value-type="float" office:value="62.61">
            <text:p>62.61</text:p>
          </table:table-cell>
          <table:table-cell office:value-type="float" office:value="66.27">
            <text:p>66.27</text:p>
          </table:table-cell>
          <table:table-cell table:formula="of:=[.E227]-[.D227]" office:value-type="float" office:value="3.66">
            <text:p>3.6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29.5">
            <text:p>29.5</text:p>
          </table:table-cell>
          <table:table-cell office:value-type="float" office:value="60.32">
            <text:p>60.32</text:p>
          </table:table-cell>
          <table:table-cell office:value-type="float" office:value="64.24">
            <text:p>64.24</text:p>
          </table:table-cell>
          <table:table-cell table:formula="of:=[.E228]-[.D228]" office:value-type="float" office:value="3.91999999999999">
            <text:p>3.92</text:p>
          </table:table-cell>
          <table:table-cell>
            <draw:frame table:end-cell-address="Sheet1.N244" table:end-x="0.5626in" table:end-y="0.0378in" draw:z-index="13" draw:style-name="gr1" svg:width="6in" svg:height="2.7598in" svg:x="0.7858in" svg:y="0.1228in">
              <draw:object draw:notify-on-update-of-ranges="Sheet1.B210:Sheet1.B230 Sheet1.D209:Sheet1.D209 Sheet1.D210:Sheet1.D230 Sheet1.E209:Sheet1.E209 Sheet1.E210:Sheet1.E230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9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29.52">
            <text:p>29.52</text:p>
          </table:table-cell>
          <table:table-cell office:value-type="float" office:value="58.28">
            <text:p>58.28</text:p>
          </table:table-cell>
          <table:table-cell office:value-type="float" office:value="62.23">
            <text:p>62.23</text:p>
          </table:table-cell>
          <table:table-cell table:formula="of:=[.E229]-[.D229]" office:value-type="float" office:value="3.95">
            <text:p>3.9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9.17">
            <text:p>29.17</text:p>
          </table:table-cell>
          <table:table-cell office:value-type="float" office:value="56.19">
            <text:p>56.19</text:p>
          </table:table-cell>
          <table:table-cell office:value-type="float" office:value="60.41">
            <text:p>60.41</text:p>
          </table:table-cell>
          <table:table-cell table:formula="of:=[.E230]-[.D230]" office:value-type="float" office:value="4.22">
            <text:p>4.22</text:p>
          </table:table-cell>
          <table:table-cell table:number-columns-repeated="20"/>
        </table:table-row>
        <table:table-row table:style-name="ro1" table:number-rows-repeated="15">
          <table:table-cell table:number-columns-repeated="26"/>
        </table:table-row>
        <table:table-row table:style-name="ro1">
          <table:table-cell office:value-type="string">
            <text:p>Pillar, 8 Agenten, randomized, intelligent</text:p>
          </table:table-cell>
          <table:table-cell office:value-type="string">
            <text:p>Geschwindigkeit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>
            <draw:frame table:end-cell-address="Sheet1.L261" table:end-x="0.7055in" table:end-y="0.1323in" draw:z-index="14" draw:style-name="gr1" svg:width="6in" svg:height="2.7598in" svg:x="0.0398in" svg:y="0.0394in">
              <draw:object draw:notify-on-update-of-ranges="Sheet1.B247:Sheet1.B267 Sheet1.C246:Sheet1.C246 Sheet1.C247:Sheet1.C267 Sheet1.D246:Sheet1.D246 Sheet1.D247:Sheet1.D267 Sheet1.E246:Sheet1.E246 Sheet1.E247:Sheet1.E267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20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0.86">
            <text:p>30.86</text:p>
          </table:table-cell>
          <table:table-cell office:value-type="float" office:value="96.49">
            <text:p>96.49</text:p>
          </table:table-cell>
          <table:table-cell office:value-type="float" office:value="97.81">
            <text:p>97.8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24.87">
            <text:p>24.87</text:p>
          </table:table-cell>
          <table:table-cell office:value-type="float" office:value="96.62">
            <text:p>96.62</text:p>
          </table:table-cell>
          <table:table-cell office:value-type="float" office:value="97.72">
            <text:p>97.7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1.46">
            <text:p>21.46</text:p>
          </table:table-cell>
          <table:table-cell office:value-type="float" office:value="95.76">
            <text:p>95.76</text:p>
          </table:table-cell>
          <table:table-cell office:value-type="float" office:value="97.39">
            <text:p>97.3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18.7">
            <text:p>18.7</text:p>
          </table:table-cell>
          <table:table-cell office:value-type="float" office:value="95.12">
            <text:p>95.12</text:p>
          </table:table-cell>
          <table:table-cell office:value-type="float" office:value="96.21">
            <text:p>96.2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16.8">
            <text:p>16.8</text:p>
          </table:table-cell>
          <table:table-cell office:value-type="float" office:value="94.05">
            <text:p>94.05</text:p>
          </table:table-cell>
          <table:table-cell office:value-type="float" office:value="95.51">
            <text:p>95.5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5.73">
            <text:p>15.73</text:p>
          </table:table-cell>
          <table:table-cell office:value-type="float" office:value="92.1">
            <text:p>92.1</text:p>
          </table:table-cell>
          <table:table-cell office:value-type="float" office:value="94.26">
            <text:p>94.2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14.72">
            <text:p>14.72</text:p>
          </table:table-cell>
          <table:table-cell office:value-type="float" office:value="90.44">
            <text:p>90.44</text:p>
          </table:table-cell>
          <table:table-cell office:value-type="float" office:value="91.66">
            <text:p>91.6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13.46">
            <text:p>13.46</text:p>
          </table:table-cell>
          <table:table-cell office:value-type="float" office:value="88.39">
            <text:p>88.39</text:p>
          </table:table-cell>
          <table:table-cell office:value-type="float" office:value="90.18">
            <text:p>90.1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14.06">
            <text:p>14.06</text:p>
          </table:table-cell>
          <table:table-cell office:value-type="float" office:value="86.02">
            <text:p>86.02</text:p>
          </table:table-cell>
          <table:table-cell office:value-type="float" office:value="88.26">
            <text:p>88.2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13.48">
            <text:p>13.48</text:p>
          </table:table-cell>
          <table:table-cell office:value-type="float" office:value="83.54">
            <text:p>83.54</text:p>
          </table:table-cell>
          <table:table-cell office:value-type="float" office:value="86.57">
            <text:p>86.5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.84">
            <text:p>12.84</text:p>
          </table:table-cell>
          <table:table-cell office:value-type="float" office:value="81.59">
            <text:p>81.59</text:p>
          </table:table-cell>
          <table:table-cell office:value-type="float" office:value="84.54">
            <text:p>84.5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11.91">
            <text:p>11.91</text:p>
          </table:table-cell>
          <table:table-cell office:value-type="float" office:value="74.28">
            <text:p>74.28</text:p>
          </table:table-cell>
          <table:table-cell office:value-type="float" office:value="78.79">
            <text:p>78.7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11.63">
            <text:p>11.63</text:p>
          </table:table-cell>
          <table:table-cell office:value-type="float" office:value="68.53">
            <text:p>68.53</text:p>
          </table:table-cell>
          <table:table-cell office:value-type="float" office:value="73.13">
            <text:p>73.1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11.01">
            <text:p>11.01</text:p>
          </table:table-cell>
          <table:table-cell office:value-type="float" office:value="63.79">
            <text:p>63.79</text:p>
          </table:table-cell>
          <table:table-cell office:value-type="float" office:value="69.05">
            <text:p>69.0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10.89">
            <text:p>10.89</text:p>
          </table:table-cell>
          <table:table-cell office:value-type="float" office:value="59.32">
            <text:p>59.32</text:p>
          </table:table-cell>
          <table:table-cell office:value-type="float" office:value="64.91">
            <text:p>64.9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11.3">
            <text:p>11.3</text:p>
          </table:table-cell>
          <table:table-cell office:value-type="float" office:value="55.62">
            <text:p>55.62</text:p>
          </table:table-cell>
          <table:table-cell office:value-type="float" office:value="62.32">
            <text:p>62.3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10.61">
            <text:p>10.61</text:p>
          </table:table-cell>
          <table:table-cell office:value-type="float" office:value="51.71">
            <text:p>51.71</text:p>
          </table:table-cell>
          <table:table-cell office:value-type="float" office:value="58.19">
            <text:p>58.1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10.41">
            <text:p>10.41</text:p>
          </table:table-cell>
          <table:table-cell office:value-type="float" office:value="48.35">
            <text:p>48.35</text:p>
          </table:table-cell>
          <table:table-cell office:value-type="float" office:value="55.46">
            <text:p>55.4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10.48">
            <text:p>10.48</text:p>
          </table:table-cell>
          <table:table-cell office:value-type="float" office:value="45.22">
            <text:p>45.22</text:p>
          </table:table-cell>
          <table:table-cell office:value-type="float" office:value="52.6">
            <text:p>52.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9.9">
            <text:p>9.9</text:p>
          </table:table-cell>
          <table:table-cell office:value-type="float" office:value="42.66">
            <text:p>42.66</text:p>
          </table:table-cell>
          <table:table-cell office:value-type="float" office:value="50.35">
            <text:p>50.3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.5">
            <text:p>10.5</text:p>
          </table:table-cell>
          <table:table-cell office:value-type="float" office:value="40.11">
            <text:p>40.11</text:p>
          </table:table-cell>
          <table:table-cell office:value-type="float" office:value="48.26">
            <text:p>48.26</text:p>
          </table:table-cell>
          <table:table-cell table:number-columns-repeated="21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>
            <text:p>random02099, 8 Agenten, randomized, intelligent</text:p>
          </table:table-cell>
          <table:table-cell office:value-type="string">
            <text:p>Geschwindigkeit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>
            <draw:frame table:end-cell-address="Sheet1.L285" table:end-x="0.7055in" table:end-y="0.1323in" draw:z-index="15" draw:style-name="gr1" svg:width="6in" svg:height="2.7598in" svg:x="0.0398in" svg:y="0.0394in">
              <draw:object draw:notify-on-update-of-ranges="Sheet1.B271:Sheet1.B291 Sheet1.C270:Sheet1.C270 Sheet1.C271:Sheet1.C291 Sheet1.D270:Sheet1.D270 Sheet1.D271:Sheet1.D291 Sheet1.E270:Sheet1.E270 Sheet1.E271:Sheet1.E291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20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3.57">
            <text:p>33.57</text:p>
          </table:table-cell>
          <table:table-cell office:value-type="float" office:value="97.79">
            <text:p>97.79</text:p>
          </table:table-cell>
          <table:table-cell office:value-type="float" office:value="96.08">
            <text:p>96.0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28.11">
            <text:p>28.11</text:p>
          </table:table-cell>
          <table:table-cell office:value-type="float" office:value="94.75">
            <text:p>94.75</text:p>
          </table:table-cell>
          <table:table-cell office:value-type="float" office:value="95.98">
            <text:p>95.9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2.85">
            <text:p>22.85</text:p>
          </table:table-cell>
          <table:table-cell office:value-type="float" office:value="91.63">
            <text:p>91.63</text:p>
          </table:table-cell>
          <table:table-cell office:value-type="float" office:value="94.69">
            <text:p>94.6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20.81">
            <text:p>20.81</text:p>
          </table:table-cell>
          <table:table-cell office:value-type="float" office:value="90.31">
            <text:p>90.31</text:p>
          </table:table-cell>
          <table:table-cell office:value-type="float" office:value="93.21">
            <text:p>93.2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19.71">
            <text:p>19.71</text:p>
          </table:table-cell>
          <table:table-cell office:value-type="float" office:value="86.78">
            <text:p>86.78</text:p>
          </table:table-cell>
          <table:table-cell office:value-type="float" office:value="90.36">
            <text:p>90.3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7.95">
            <text:p>17.95</text:p>
          </table:table-cell>
          <table:table-cell office:value-type="float" office:value="85.02">
            <text:p>85.02</text:p>
          </table:table-cell>
          <table:table-cell office:value-type="float" office:value="87.17">
            <text:p>87.1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17.42">
            <text:p>17.42</text:p>
          </table:table-cell>
          <table:table-cell office:value-type="float" office:value="83.1">
            <text:p>83.1</text:p>
          </table:table-cell>
          <table:table-cell office:value-type="float" office:value="85.4">
            <text:p>85.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16.4">
            <text:p>16.4</text:p>
          </table:table-cell>
          <table:table-cell office:value-type="float" office:value="79.98">
            <text:p>79.98</text:p>
          </table:table-cell>
          <table:table-cell office:value-type="float" office:value="83.2">
            <text:p>83.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15.04">
            <text:p>15.04</text:p>
          </table:table-cell>
          <table:table-cell office:value-type="float" office:value="78.06">
            <text:p>78.06</text:p>
          </table:table-cell>
          <table:table-cell office:value-type="float" office:value="80.44">
            <text:p>80.4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14.48">
            <text:p>14.48</text:p>
          </table:table-cell>
          <table:table-cell office:value-type="float" office:value="74.48">
            <text:p>74.48</text:p>
          </table:table-cell>
          <table:table-cell office:value-type="float" office:value="78.35">
            <text:p>78.3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.56">
            <text:p>13.56</text:p>
          </table:table-cell>
          <table:table-cell office:value-type="float" office:value="72.34">
            <text:p>72.34</text:p>
          </table:table-cell>
          <table:table-cell office:value-type="float" office:value="75.59">
            <text:p>75.5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15.02">
            <text:p>15.02</text:p>
          </table:table-cell>
          <table:table-cell office:value-type="float" office:value="67.9">
            <text:p>67.9</text:p>
          </table:table-cell>
          <table:table-cell office:value-type="float" office:value="71.45">
            <text:p>71.4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15.26">
            <text:p>15.26</text:p>
          </table:table-cell>
          <table:table-cell office:value-type="float" office:value="63.77">
            <text:p>63.77</text:p>
          </table:table-cell>
          <table:table-cell office:value-type="float" office:value="69.89">
            <text:p>69.8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13.27">
            <text:p>13.27</text:p>
          </table:table-cell>
          <table:table-cell office:value-type="float" office:value="62.07">
            <text:p>62.07</text:p>
          </table:table-cell>
          <table:table-cell office:value-type="float" office:value="66.74">
            <text:p>66.7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13.68">
            <text:p>13.68</text:p>
          </table:table-cell>
          <table:table-cell office:value-type="float" office:value="59.41">
            <text:p>59.41</text:p>
          </table:table-cell>
          <table:table-cell office:value-type="float" office:value="65.62">
            <text:p>65.6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13.36">
            <text:p>13.36</text:p>
          </table:table-cell>
          <table:table-cell office:value-type="float" office:value="55.82">
            <text:p>55.82</text:p>
          </table:table-cell>
          <table:table-cell office:value-type="float" office:value="62.65">
            <text:p>62.6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13.3">
            <text:p>13.3</text:p>
          </table:table-cell>
          <table:table-cell office:value-type="float" office:value="56.95">
            <text:p>56.95</text:p>
          </table:table-cell>
          <table:table-cell office:value-type="float" office:value="59.48">
            <text:p>59.4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12.68">
            <text:p>12.68</text:p>
          </table:table-cell>
          <table:table-cell office:value-type="float" office:value="50.88">
            <text:p>50.88</text:p>
          </table:table-cell>
          <table:table-cell office:value-type="float" office:value="58.27">
            <text:p>58.2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12.51">
            <text:p>12.51</text:p>
          </table:table-cell>
          <table:table-cell office:value-type="float" office:value="49.65">
            <text:p>49.65</text:p>
          </table:table-cell>
          <table:table-cell office:value-type="float" office:value="55.03">
            <text:p>55.0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12.91">
            <text:p>12.91</text:p>
          </table:table-cell>
          <table:table-cell office:value-type="float" office:value="49.59">
            <text:p>49.59</text:p>
          </table:table-cell>
          <table:table-cell office:value-type="float" office:value="54.2">
            <text:p>54.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1.85">
            <text:p>11.85</text:p>
          </table:table-cell>
          <table:table-cell office:value-type="float" office:value="47.38">
            <text:p>47.38</text:p>
          </table:table-cell>
          <table:table-cell office:value-type="float" office:value="51.49">
            <text:p>51.49</text:p>
          </table:table-cell>
          <table:table-cell table:number-columns-repeated="3"/>
          <table:table-cell>
            <draw:frame table:end-cell-address="Sheet1.P306" table:end-x="0.1677in" table:end-y="0.1425in" draw:z-index="16" draw:style-name="gr1" svg:width="6in" svg:height="2.7598in" svg:x="0.3906in" svg:y="0.0496in">
              <draw:object draw:notify-on-update-of-ranges="Sheet1.B295:Sheet1.B300 Sheet1.C294:Sheet1.C294 Sheet1.C295:Sheet1.C300 Sheet1.D294:Sheet1.D294 Sheet1.D295:Sheet1.D300 Sheet1.E294:Sheet1.E294 Sheet1.E295:Sheet1.E300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1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>
            <text:p>Steps, always same direction, speed 2, difficult</text:p>
          </table:table-cell>
          <table:table-cell office:value-type="string">
            <text:p>Steps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.1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0.16">
            <text:p>0.16</text:p>
          </table:table-cell>
          <table:table-cell office:value-type="float" office:value="0.6">
            <text:p>0.6</text:p>
          </table:table-cell>
          <table:table-cell office:value-type="float" office:value="2.74">
            <text:p>2.7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.78">
            <text:p>1.78</text:p>
          </table:table-cell>
          <table:table-cell office:value-type="float" office:value="3.56">
            <text:p>3.56</text:p>
          </table:table-cell>
          <table:table-cell office:value-type="float" office:value="13.69">
            <text:p>13.6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7.38">
            <text:p>7.38</text:p>
          </table:table-cell>
          <table:table-cell office:value-type="float" office:value="14.71">
            <text:p>14.71</text:p>
          </table:table-cell>
          <table:table-cell office:value-type="float" office:value="31.39">
            <text:p>31.3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16.25">
            <text:p>16.25</text:p>
          </table:table-cell>
          <table:table-cell office:value-type="float" office:value="30.48">
            <text:p>30.48</text:p>
          </table:table-cell>
          <table:table-cell office:value-type="float" office:value="43.18">
            <text:p>43.1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4000">
            <text:p>4000</text:p>
          </table:table-cell>
          <table:table-cell office:value-type="float" office:value="24">
            <text:p>24</text:p>
          </table:table-cell>
          <table:table-cell office:value-type="float" office:value="40.33">
            <text:p>40.33</text:p>
          </table:table-cell>
          <table:table-cell office:value-type="float" office:value="49.41">
            <text:p>49.41</text:p>
          </table:table-cell>
          <table:table-cell table:number-columns-repeated="21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Steps, always same direction, speed 2, difficult</text:p>
          </table:table-cell>
          <table:table-cell office:value-type="string">
            <text:p>Steps</text:p>
          </table:table-cell>
          <table:table-cell office:value-type="string">
            <text:p>Qualität (XCS)</text:p>
          </table:table-cell>
          <table:table-cell office:value-type="string">
            <text:p>Qualität (SXCS)</text:p>
          </table:table-cell>
          <table:table-cell office:value-type="string">
            <text:p>Qualität (DXSCS)</text:p>
          </table:table-cell>
          <table:table-cell office:value-type="string">
            <text:p>Qualität DSXCS 2</text:p>
          </table:table-cell>
          <table:table-cell office:value-type="string">
            <text:p>Random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1.3">
            <text:p>1.3</text:p>
          </table:table-cell>
          <table:table-cell office:value-type="float" office:value="1.86">
            <text:p>1.86</text:p>
          </table:table-cell>
          <table:table-cell office:value-type="float" office:value="2">
            <text:p>2</text:p>
          </table:table-cell>
          <table:table-cell office:value-type="float" office:value="1.1">
            <text:p>1.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6.52">
            <text:p>6.52</text:p>
          </table:table-cell>
          <table:table-cell office:value-type="float" office:value="8.04">
            <text:p>8.04</text:p>
          </table:table-cell>
          <table:table-cell office:value-type="float" office:value="4.4">
            <text:p>4.4</text:p>
          </table:table-cell>
          <table:table-cell office:value-type="float" office:value="4.42">
            <text:p>4.4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5.18">
            <text:p>15.18</text:p>
          </table:table-cell>
          <table:table-cell office:value-type="float" office:value="17.51">
            <text:p>17.51</text:p>
          </table:table-cell>
          <table:table-cell office:value-type="float" office:value="13.68">
            <text:p>13.68</text:p>
          </table:table-cell>
          <table:table-cell office:value-type="float" office:value="9.73">
            <text:p>9.7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21.69">
            <text:p>21.69</text:p>
          </table:table-cell>
          <table:table-cell office:value-type="float" office:value="23.46">
            <text:p>23.46</text:p>
          </table:table-cell>
          <table:table-cell office:value-type="float" office:value="19.46">
            <text:p>19.46</text:p>
          </table:table-cell>
          <table:table-cell office:value-type="float" office:value="17.09">
            <text:p>17.0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25.24">
            <text:p>25.24</text:p>
          </table:table-cell>
          <table:table-cell office:value-type="float" office:value="25.42">
            <text:p>25.42</text:p>
          </table:table-cell>
          <table:table-cell office:value-type="float" office:value="20.9">
            <text:p>20.9</text:p>
          </table:table-cell>
          <table:table-cell office:value-type="float" office:value="18.88">
            <text:p>18.8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000">
            <text:p>4000</text:p>
          </table:table-cell>
          <table:table-cell office:value-type="float" office:value="26.14">
            <text:p>26.14</text:p>
          </table:table-cell>
          <table:table-cell office:value-type="float" office:value="25.58">
            <text:p>25.58</text:p>
          </table:table-cell>
          <table:table-cell office:value-type="float" office:value="20.33">
            <text:p>20.33</text:p>
          </table:table-cell>
          <table:table-cell office:value-type="float" office:value="17.71">
            <text:p>17.71</text:p>
          </table:table-cell>
          <table:table-cell table:number-columns-repeated="20"/>
        </table:table-row>
        <table:table-row table:style-name="ro1">
          <table:table-cell table:number-columns-repeated="8"/>
          <table:table-cell>
            <draw:frame table:end-cell-address="Sheet1.O324" table:end-x="0.8043in" table:end-y="0.1528in" draw:z-index="35" draw:style-name="gr1" svg:width="6in" svg:height="2.7598in" svg:x="0.1382in" svg:y="0.0602in">
              <draw:object draw:notify-on-update-of-ranges="Sheet1.B303:Sheet1.B308 Sheet1.C302:Sheet1.C302 Sheet1.C303:Sheet1.C308 Sheet1.D302:Sheet1.D302 Sheet1.D303:Sheet1.D308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7"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formula="of:=[.C303]-[.$C295]" office:value-type="float" office:value="1.3">
            <text:p>1.3</text:p>
          </table:table-cell>
          <table:table-cell table:formula="of:=[.D303]-[.$C295]" office:value-type="float" office:value="1.86">
            <text:p>1.86</text:p>
          </table:table-cell>
          <table:table-cell table:formula="of:=[.E303]-[.$C295]" office:value-type="float" office:value="2">
            <text:p>2</text:p>
          </table:table-cell>
          <table:table-cell table:formula="of:=[.F303]-[.$C295]" office:value-type="float" office:value="1.1">
            <text:p>1.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50">
            <text:p>250</text:p>
          </table:table-cell>
          <table:table-cell table:formula="of:=[.C304]-[.$C296]" office:value-type="float" office:value="6.36">
            <text:p>6.36</text:p>
          </table:table-cell>
          <table:table-cell table:formula="of:=[.D304]-[.$C296]" office:value-type="float" office:value="7.88">
            <text:p>7.88</text:p>
          </table:table-cell>
          <table:table-cell table:formula="of:=[.E304]-[.$C296]" office:value-type="float" office:value="4.24">
            <text:p>4.24</text:p>
          </table:table-cell>
          <table:table-cell table:formula="of:=[.F304]-[.$C296]" office:value-type="float" office:value="4.26">
            <text:p>4.2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00">
            <text:p>500</text:p>
          </table:table-cell>
          <table:table-cell table:formula="of:=[.C305]-[.$C297]" office:value-type="float" office:value="13.4">
            <text:p>13.4</text:p>
          </table:table-cell>
          <table:table-cell table:formula="of:=[.D305]-[.$C297]" office:value-type="float" office:value="15.73">
            <text:p>15.73</text:p>
          </table:table-cell>
          <table:table-cell table:formula="of:=[.E305]-[.$C297]" office:value-type="float" office:value="11.9">
            <text:p>11.9</text:p>
          </table:table-cell>
          <table:table-cell table:formula="of:=[.F305]-[.$C297]" office:value-type="float" office:value="7.95">
            <text:p>7.9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00">
            <text:p>1000</text:p>
          </table:table-cell>
          <table:table-cell table:formula="of:=[.C306]-[.$C298]" office:value-type="float" office:value="14.31">
            <text:p>14.31</text:p>
          </table:table-cell>
          <table:table-cell table:formula="of:=[.D306]-[.$C298]" office:value-type="float" office:value="16.08">
            <text:p>16.08</text:p>
          </table:table-cell>
          <table:table-cell table:formula="of:=[.E306]-[.$C298]" office:value-type="float" office:value="12.08">
            <text:p>12.08</text:p>
          </table:table-cell>
          <table:table-cell table:formula="of:=[.F306]-[.$C298]" office:value-type="float" office:value="9.71">
            <text:p>9.7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000">
            <text:p>2000</text:p>
          </table:table-cell>
          <table:table-cell table:formula="of:=[.C307]-[.$C299]" office:value-type="float" office:value="8.99">
            <text:p>8.99</text:p>
          </table:table-cell>
          <table:table-cell table:formula="of:=[.D307]-[.$C299]" office:value-type="float" office:value="9.17">
            <text:p>9.17</text:p>
          </table:table-cell>
          <table:table-cell table:formula="of:=[.E307]-[.$C299]" office:value-type="float" office:value="4.65">
            <text:p>4.65</text:p>
          </table:table-cell>
          <table:table-cell table:formula="of:=[.F307]-[.$C299]" office:value-type="float" office:value="2.63">
            <text:p>2.6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000">
            <text:p>4000</text:p>
          </table:table-cell>
          <table:table-cell table:formula="of:=[.C308]-[.$C300]" office:value-type="float" office:value="2.14">
            <text:p>2.14</text:p>
          </table:table-cell>
          <table:table-cell table:formula="of:=[.D308]-[.$C300]" office:value-type="float" office:value="1.58">
            <text:p>1.58</text:p>
          </table:table-cell>
          <table:table-cell table:formula="of:=[.E308]-[.$C300]" office:value-type="float" office:value="-3.67">
            <text:p>-3.67</text:p>
          </table:table-cell>
          <table:table-cell table:formula="of:=[.F308]-[.$C300]" office:value-type="float" office:value="-6.29">
            <text:p>-6.29</text:p>
          </table:table-cell>
          <table:table-cell table:number-columns-repeated="20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>
            <text:p>Steps * problems = 8000</text:p>
          </table:table-cell>
          <table:table-cell office:value-type="string">
            <text:p>Problems</text:p>
          </table:table-cell>
          <table:table-cell office:value-type="string">
            <text:p>Intelligente Heuristik</text:p>
          </table:table-cell>
          <table:table-cell office:value-type="string">
            <text:p>SXCS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4.21">
            <text:p>54.21</text:p>
          </table:table-cell>
          <table:table-cell office:value-type="float" office:value="24.54">
            <text:p>24.54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8.21">
            <text:p>48.21</text:p>
          </table:table-cell>
          <table:table-cell office:value-type="float" office:value="25.86">
            <text:p>25.8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42.2">
            <text:p>42.2</text:p>
          </table:table-cell>
          <table:table-cell office:value-type="float" office:value="23.83">
            <text:p>23.8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1.79">
            <text:p>31.79</text:p>
          </table:table-cell>
          <table:table-cell office:value-type="float" office:value="22.23">
            <text:p>22.2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3.8">
            <text:p>13.8</text:p>
          </table:table-cell>
          <table:table-cell office:value-type="float" office:value="17.87">
            <text:p>17.87</text:p>
          </table:table-cell>
          <table:table-cell table:number-columns-repeated="22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.51">
            <text:p>2.51</text:p>
          </table:table-cell>
          <table:table-cell office:value-type="float" office:value="7.77">
            <text:p>7.77</text:p>
          </table:table-cell>
          <table:table-cell table:number-columns-repeated="22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0.11">
            <text:p>0.11</text:p>
          </table:table-cell>
          <table:table-cell office:value-type="float" office:value="1.69">
            <text:p>1.69</text:p>
          </table:table-cell>
          <table:table-cell table:number-columns-repeated="8"/>
          <table:table-cell>
            <draw:frame table:end-cell-address="Sheet1.T340" table:end-x="0.0142in" table:end-y="0.1531in" draw:z-index="36" draw:style-name="gr1" svg:width="6in" svg:height="2.7598in" svg:x="0.2374in" svg:y="0.0606in">
              <draw:object draw:notify-on-update-of-ranges="Sheet1.B319:Sheet1.B325 Sheet1.C318:Sheet1.C318 Sheet1.C319:Sheet1.C325 Sheet1.D318:Sheet1.D318 Sheet1.D319:Sheet1.D325" xlink:href="./Object 37" xlink:type="simple" xlink:show="embed" xlink:actuate="onLoad"/>
              <draw:image xlink:href="./ObjectReplacements/Object 37" xlink:type="simple" xlink:show="embed" xlink:actuate="onLoad"/>
            </draw:frame>
          </table:table-cell>
          <table:table-cell table:number-columns-repeated="13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4"/>
          <table:table-cell>
            <draw:frame table:end-cell-address="Sheet1.K345" table:end-x="0.7382in" table:end-y="0.0594in" draw:z-index="17" draw:style-name="gr1" svg:width="6in" svg:height="2.7598in" svg:x="0.0724in" svg:y="0.1445in">
              <draw:object draw:notify-on-update-of-ranges="Sheet1.B333:Sheet1.B341 Sheet1.C332:Sheet1.C332 Sheet1.C333:Sheet1.C341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21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>
            <text:p>Pillar, 8 Agenten, direction change, tournament exploit, sxcs</text:p>
          </table:table-cell>
          <table:table-cell office:value-type="string">
            <text:p>Tournament factor</text:p>
          </table:table-cell>
          <table:table-cell office:value-type="string">
            <text:p>Qualität (SXCS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30">
            <text:p>30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30.66">
            <text:p>30.6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31.87">
            <text:p>31.8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5">
            <text:p>0.75</text:p>
          </table:table-cell>
          <table:table-cell office:value-type="float" office:value="32.55">
            <text:p>32.5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33.39">
            <text:p>33.3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5">
            <text:p>0.85</text:p>
          </table:table-cell>
          <table:table-cell office:value-type="float" office:value="32.09">
            <text:p>32.0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31.75">
            <text:p>31.7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32.12">
            <text:p>32.1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29.59">
            <text:p>29.59</text:p>
          </table:table-cell>
          <table:table-cell table:number-columns-repeated="7"/>
          <table:table-cell>
            <draw:frame table:end-cell-address="Sheet1.R356" table:end-x="0.624in" table:end-y="0.1in" draw:z-index="18" draw:style-name="gr1" svg:width="6in" svg:height="2.7598in" svg:x="0.8472in" svg:y="0.0075in">
              <draw:object draw:notify-on-update-of-ranges="Sheet1.B348:Sheet1.B357 Sheet1.C347:Sheet1.C347 Sheet1.C348:Sheet1.C357 Sheet1.D347:Sheet1.D347 Sheet1.D348:Sheet1.D357 Sheet1.E347:Sheet1.E347 Sheet1.E348:Sheet1.E357 Sheet1.F347:Sheet1.F347 Sheet1.F348:Sheet1.F357 Sheet1.G347:Sheet1.G347 Sheet1.G348:Sheet1.G357 Sheet1.H347:Sheet1.H347 Sheet1.H348:Sheet1.H357 Sheet1.I347:Sheet1.I347 Sheet1.I348:Sheet1.I357 Sheet1.J347:Sheet1.J347 Sheet1.J348:Sheet1.J357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number-columns-repeated="15"/>
        </table:table-row>
        <table:table-row table:style-name="ro1" table:number-rows-repeated="5">
          <table:table-cell table:number-columns-repeated="26"/>
        </table:table-row>
        <table:table-row table:style-name="ro1">
          <table:table-cell office:value-type="string">
            <text:p>Pillar, 8 Agenten, direction change, switch exploit, sxcs</text:p>
          </table:table-cell>
          <table:table-cell office:value-type="string">
            <text:p>Schrittzahl (in hundert)</text:p>
          </table:table-cell>
          <table:table-cell office:value-type="string">
            <text:p>Max pop. 8</text:p>
          </table:table-cell>
          <table:table-cell office:value-type="string">
            <text:p>Max pop. 16</text:p>
          </table:table-cell>
          <table:table-cell office:value-type="string">
            <text:p>Max pop. 32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7937.1">
            <text:p>17937.1</text:p>
          </table:table-cell>
          <table:table-cell office:value-type="float" office:value="17504.6">
            <text:p>17504.6</text:p>
          </table:table-cell>
          <table:table-cell office:value-type="float" office:value="16665.3">
            <text:p>16665.3</text:p>
          </table:table-cell>
          <table:table-cell office:value-type="float" office:value="14807.3">
            <text:p>14807.3</text:p>
          </table:table-cell>
          <table:table-cell office:value-type="float" office:value="10708">
            <text:p>10708</text:p>
          </table:table-cell>
          <table:table-cell office:value-type="float" office:value="5867.4">
            <text:p>5867.4</text:p>
          </table:table-cell>
          <table:table-cell office:value-type="float" office:value="3166.2">
            <text:p>3166.2</text:p>
          </table:table-cell>
          <table:table-cell office:value-type="float" office:value="1960.3">
            <text:p>1960.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8020.1">
            <text:p>18020.1</text:p>
          </table:table-cell>
          <table:table-cell office:value-type="float" office:value="17247.8">
            <text:p>17247.8</text:p>
          </table:table-cell>
          <table:table-cell office:value-type="float" office:value="16615.2">
            <text:p>16615.2</text:p>
          </table:table-cell>
          <table:table-cell office:value-type="float" office:value="13603.8">
            <text:p>13603.8</text:p>
          </table:table-cell>
          <table:table-cell office:value-type="float" office:value="6170.9">
            <text:p>6170.9</text:p>
          </table:table-cell>
          <table:table-cell office:value-type="float" office:value="1652.7">
            <text:p>1652.7</text:p>
          </table:table-cell>
          <table:table-cell office:value-type="float" office:value="395.3">
            <text:p>395.3</text:p>
          </table:table-cell>
          <table:table-cell office:value-type="float" office:value="97.3">
            <text:p>97.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8032.9">
            <text:p>18032.9</text:p>
          </table:table-cell>
          <table:table-cell office:value-type="float" office:value="17383.1">
            <text:p>17383.1</text:p>
          </table:table-cell>
          <table:table-cell office:value-type="float" office:value="16714.5">
            <text:p>16714.5</text:p>
          </table:table-cell>
          <table:table-cell office:value-type="float" office:value="13137.1">
            <text:p>13137.1</text:p>
          </table:table-cell>
          <table:table-cell office:value-type="float" office:value="4311.6">
            <text:p>4311.6</text:p>
          </table:table-cell>
          <table:table-cell office:value-type="float" office:value="502.3">
            <text:p>502.3</text:p>
          </table:table-cell>
          <table:table-cell office:value-type="float" office:value="73.8">
            <text:p>73.8</text:p>
          </table:table-cell>
          <table:table-cell office:value-type="float" office:value="16">
            <text:p>1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7978.3">
            <text:p>17978.3</text:p>
          </table:table-cell>
          <table:table-cell office:value-type="float" office:value="17218">
            <text:p>17218</text:p>
          </table:table-cell>
          <table:table-cell office:value-type="float" office:value="16607.4">
            <text:p>16607.4</text:p>
          </table:table-cell>
          <table:table-cell office:value-type="float" office:value="13229.9">
            <text:p>13229.9</text:p>
          </table:table-cell>
          <table:table-cell office:value-type="float" office:value="3207.1">
            <text:p>3207.1</text:p>
          </table:table-cell>
          <table:table-cell office:value-type="float" office:value="191.8">
            <text:p>191.8</text:p>
          </table:table-cell>
          <table:table-cell office:value-type="float" office:value="16.6">
            <text:p>16.6</text:p>
          </table:table-cell>
          <table:table-cell office:value-type="float" office:value="2.4">
            <text:p>2.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7963.6">
            <text:p>17963.6</text:p>
          </table:table-cell>
          <table:table-cell office:value-type="float" office:value="17239.6">
            <text:p>17239.6</text:p>
          </table:table-cell>
          <table:table-cell office:value-type="float" office:value="16486.8">
            <text:p>16486.8</text:p>
          </table:table-cell>
          <table:table-cell office:value-type="float" office:value="13292.4">
            <text:p>13292.4</text:p>
          </table:table-cell>
          <table:table-cell office:value-type="float" office:value="2591.7">
            <text:p>2591.7</text:p>
          </table:table-cell>
          <table:table-cell office:value-type="float" office:value="87.5">
            <text:p>87.5</text:p>
          </table:table-cell>
          <table:table-cell office:value-type="float" office:value="7.2">
            <text:p>7.2</text:p>
          </table:table-cell>
          <table:table-cell office:value-type="float" office:value="0.7">
            <text:p>0.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7892.5">
            <text:p>17892.5</text:p>
          </table:table-cell>
          <table:table-cell office:value-type="float" office:value="16996.8">
            <text:p>16996.8</text:p>
          </table:table-cell>
          <table:table-cell office:value-type="float" office:value="16590.5">
            <text:p>16590.5</text:p>
          </table:table-cell>
          <table:table-cell office:value-type="float" office:value="13874.4">
            <text:p>13874.4</text:p>
          </table:table-cell>
          <table:table-cell office:value-type="float" office:value="2006.4">
            <text:p>2006.4</text:p>
          </table:table-cell>
          <table:table-cell office:value-type="float" office:value="43.3">
            <text:p>43.3</text:p>
          </table:table-cell>
          <table:table-cell office:value-type="float" office:value="2.8">
            <text:p>2.8</text:p>
          </table:table-cell>
          <table:table-cell office:value-type="float" office:value="0.3">
            <text:p>0.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8056.8">
            <text:p>18056.8</text:p>
          </table:table-cell>
          <table:table-cell office:value-type="float" office:value="17352.3">
            <text:p>17352.3</text:p>
          </table:table-cell>
          <table:table-cell office:value-type="float" office:value="16237.6">
            <text:p>16237.6</text:p>
          </table:table-cell>
          <table:table-cell office:value-type="float" office:value="13739.2">
            <text:p>13739.2</text:p>
          </table:table-cell>
          <table:table-cell office:value-type="float" office:value="1943.4">
            <text:p>1943.4</text:p>
          </table:table-cell>
          <table:table-cell office:value-type="float" office:value="34.5">
            <text:p>34.5</text:p>
          </table:table-cell>
          <table:table-cell office:value-type="float" office:value="1.9">
            <text:p>1.9</text:p>
          </table:table-cell>
          <table:table-cell office:value-type="float" office:value="0.3">
            <text:p>0.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8182.7">
            <text:p>18182.7</text:p>
          </table:table-cell>
          <table:table-cell office:value-type="float" office:value="17217.8">
            <text:p>17217.8</text:p>
          </table:table-cell>
          <table:table-cell office:value-type="float" office:value="16491.8">
            <text:p>16491.8</text:p>
          </table:table-cell>
          <table:table-cell office:value-type="float" office:value="13587.7">
            <text:p>13587.7</text:p>
          </table:table-cell>
          <table:table-cell office:value-type="float" office:value="1839.7">
            <text:p>1839.7</text:p>
          </table:table-cell>
          <table:table-cell office:value-type="float" office:value="16">
            <text:p>16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791.4">
            <text:p>17791.4</text:p>
          </table:table-cell>
          <table:table-cell office:value-type="float" office:value="17236.8">
            <text:p>17236.8</text:p>
          </table:table-cell>
          <table:table-cell office:value-type="float" office:value="16669.2">
            <text:p>16669.2</text:p>
          </table:table-cell>
          <table:table-cell office:value-type="float" office:value="14145.2">
            <text:p>14145.2</text:p>
          </table:table-cell>
          <table:table-cell office:value-type="float" office:value="2166.9">
            <text:p>2166.9</text:p>
          </table:table-cell>
          <table:table-cell office:value-type="float" office:value="9.6">
            <text:p>9.6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7905.1">
            <text:p>17905.1</text:p>
          </table:table-cell>
          <table:table-cell office:value-type="float" office:value="17122.7">
            <text:p>17122.7</text:p>
          </table:table-cell>
          <table:table-cell office:value-type="float" office:value="16506.3">
            <text:p>16506.3</text:p>
          </table:table-cell>
          <table:table-cell office:value-type="float" office:value="14058.9">
            <text:p>14058.9</text:p>
          </table:table-cell>
          <table:table-cell office:value-type="float" office:value="1864.2">
            <text:p>1864.2</text:p>
          </table:table-cell>
          <table:table-cell office:value-type="float" office:value="7.2">
            <text:p>7.2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0"/>
          <table:table-cell>
            <draw:frame table:end-cell-address="Sheet1.R373" table:end-x="0.6618in" table:end-y="0.174in" draw:z-index="19" draw:style-name="gr1" svg:width="6in" svg:height="2.7598in" svg:x="0.885in" svg:y="0.0811in">
              <draw:object draw:notify-on-update-of-ranges="Sheet1.B360:Sheet1.B369 Sheet1.C359:Sheet1.C359 Sheet1.C360:Sheet1.C369 Sheet1.D359:Sheet1.D359 Sheet1.D360:Sheet1.D369 Sheet1.E359:Sheet1.E359 Sheet1.E360:Sheet1.E369 Sheet1.F359:Sheet1.F359 Sheet1.F360:Sheet1.F369 Sheet1.G359:Sheet1.G359 Sheet1.G360:Sheet1.G369 Sheet1.H359:Sheet1.H359 Sheet1.H360:Sheet1.H369 Sheet1.I359:Sheet1.I359 Sheet1.I360:Sheet1.I369 Sheet1.J359:Sheet1.J359 Sheet1.J360:Sheet1.J369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5"/>
        </table:table-row>
        <table:table-row table:style-name="ro1">
          <table:table-cell office:value-type="string">
            <text:p>Empty, 8 Agenten, direction change, switch exploit, sxcs</text:p>
          </table:table-cell>
          <table:table-cell office:value-type="string">
            <text:p>Schrittzahl (in hundert)</text:p>
          </table:table-cell>
          <table:table-cell office:value-type="string">
            <text:p>Max pop. 8</text:p>
          </table:table-cell>
          <table:table-cell office:value-type="string">
            <text:p>Max pop. 16</text:p>
          </table:table-cell>
          <table:table-cell office:value-type="string">
            <text:p>Max pop. 32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3685.8">
            <text:p>13685.8</text:p>
          </table:table-cell>
          <table:table-cell office:value-type="float" office:value="11809">
            <text:p>11809</text:p>
          </table:table-cell>
          <table:table-cell office:value-type="float" office:value="10007.8">
            <text:p>10007.8</text:p>
          </table:table-cell>
          <table:table-cell office:value-type="float" office:value="6484.3">
            <text:p>6484.3</text:p>
          </table:table-cell>
          <table:table-cell office:value-type="float" office:value="3129.5">
            <text:p>3129.5</text:p>
          </table:table-cell>
          <table:table-cell office:value-type="float" office:value="1462.3">
            <text:p>1462.3</text:p>
          </table:table-cell>
          <table:table-cell office:value-type="float" office:value="846.4">
            <text:p>846.4</text:p>
          </table:table-cell>
          <table:table-cell office:value-type="float" office:value="716.6">
            <text:p>716.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3625.4">
            <text:p>13625.4</text:p>
          </table:table-cell>
          <table:table-cell office:value-type="float" office:value="11803.6">
            <text:p>11803.6</text:p>
          </table:table-cell>
          <table:table-cell office:value-type="float" office:value="9334.6">
            <text:p>9334.6</text:p>
          </table:table-cell>
          <table:table-cell office:value-type="float" office:value="4291.2">
            <text:p>4291.2</text:p>
          </table:table-cell>
          <table:table-cell office:value-type="float" office:value="1130.2">
            <text:p>1130.2</text:p>
          </table:table-cell>
          <table:table-cell office:value-type="float" office:value="159.3">
            <text:p>159.3</text:p>
          </table:table-cell>
          <table:table-cell office:value-type="float" office:value="25.3">
            <text:p>25.3</text:p>
          </table:table-cell>
          <table:table-cell office:value-type="float" office:value="8.2">
            <text:p>8.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3586.6">
            <text:p>13586.6</text:p>
          </table:table-cell>
          <table:table-cell office:value-type="float" office:value="12035.6">
            <text:p>12035.6</text:p>
          </table:table-cell>
          <table:table-cell office:value-type="float" office:value="9311">
            <text:p>9311</text:p>
          </table:table-cell>
          <table:table-cell office:value-type="float" office:value="3763.4">
            <text:p>3763.4</text:p>
          </table:table-cell>
          <table:table-cell office:value-type="float" office:value="472.5">
            <text:p>472.5</text:p>
          </table:table-cell>
          <table:table-cell office:value-type="float" office:value="41">
            <text:p>41</text:p>
          </table:table-cell>
          <table:table-cell office:value-type="float" office:value="8.5">
            <text:p>8.5</text:p>
          </table:table-cell>
          <table:table-cell office:value-type="float" office:value="0.5">
            <text:p>0.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3713.5">
            <text:p>13713.5</text:p>
          </table:table-cell>
          <table:table-cell office:value-type="float" office:value="11989.6">
            <text:p>11989.6</text:p>
          </table:table-cell>
          <table:table-cell office:value-type="float" office:value="9236.1">
            <text:p>9236.1</text:p>
          </table:table-cell>
          <table:table-cell office:value-type="float" office:value="3852">
            <text:p>3852</text:p>
          </table:table-cell>
          <table:table-cell office:value-type="float" office:value="214">
            <text:p>214</text:p>
          </table:table-cell>
          <table:table-cell office:value-type="float" office:value="12.5">
            <text:p>12.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3403.9">
            <text:p>13403.9</text:p>
          </table:table-cell>
          <table:table-cell office:value-type="float" office:value="11972">
            <text:p>11972</text:p>
          </table:table-cell>
          <table:table-cell office:value-type="float" office:value="9867.5">
            <text:p>9867.5</text:p>
          </table:table-cell>
          <table:table-cell office:value-type="float" office:value="4225.2">
            <text:p>4225.2</text:p>
          </table:table-cell>
          <table:table-cell office:value-type="float" office:value="101.9">
            <text:p>101.9</text:p>
          </table:table-cell>
          <table:table-cell office:value-type="float" office:value="3.9">
            <text:p>3.9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3328">
            <text:p>13328</text:p>
          </table:table-cell>
          <table:table-cell office:value-type="float" office:value="12104.3">
            <text:p>12104.3</text:p>
          </table:table-cell>
          <table:table-cell office:value-type="float" office:value="9676.9">
            <text:p>9676.9</text:p>
          </table:table-cell>
          <table:table-cell office:value-type="float" office:value="3942.7">
            <text:p>3942.7</text:p>
          </table:table-cell>
          <table:table-cell office:value-type="float" office:value="60">
            <text:p>60</text:p>
          </table:table-cell>
          <table:table-cell office:value-type="float" office:value="1.2">
            <text:p>1.2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3659">
            <text:p>13659</text:p>
          </table:table-cell>
          <table:table-cell office:value-type="float" office:value="12258.5">
            <text:p>12258.5</text:p>
          </table:table-cell>
          <table:table-cell office:value-type="float" office:value="9798.8">
            <text:p>9798.8</text:p>
          </table:table-cell>
          <table:table-cell office:value-type="float" office:value="4268.6">
            <text:p>4268.6</text:p>
          </table:table-cell>
          <table:table-cell office:value-type="float" office:value="25.3">
            <text:p>25.3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3825.2">
            <text:p>13825.2</text:p>
          </table:table-cell>
          <table:table-cell office:value-type="float" office:value="12046.6">
            <text:p>12046.6</text:p>
          </table:table-cell>
          <table:table-cell office:value-type="float" office:value="9566">
            <text:p>9566</text:p>
          </table:table-cell>
          <table:table-cell office:value-type="float" office:value="4039.5">
            <text:p>4039.5</text:p>
          </table:table-cell>
          <table:table-cell office:value-type="float" office:value="24.6">
            <text:p>24.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3587.7">
            <text:p>13587.7</text:p>
          </table:table-cell>
          <table:table-cell office:value-type="float" office:value="12070.4">
            <text:p>12070.4</text:p>
          </table:table-cell>
          <table:table-cell office:value-type="float" office:value="9653.8">
            <text:p>9653.8</text:p>
          </table:table-cell>
          <table:table-cell office:value-type="float" office:value="4489.1">
            <text:p>4489.1</text:p>
          </table:table-cell>
          <table:table-cell office:value-type="float" office:value="14.9">
            <text:p>14.9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3713.3">
            <text:p>13713.3</text:p>
          </table:table-cell>
          <table:table-cell office:value-type="float" office:value="12206.7">
            <text:p>12206.7</text:p>
          </table:table-cell>
          <table:table-cell office:value-type="float" office:value="9623.2">
            <text:p>9623.2</text:p>
          </table:table-cell>
          <table:table-cell office:value-type="float" office:value="4426.7">
            <text:p>4426.7</text:p>
          </table:table-cell>
          <table:table-cell office:value-type="float" office:value="11.2">
            <text:p>11.2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>
            <text:p>Pillar, 8 Agenten, direction change, switch exploit, sxcs</text:p>
          </table:table-cell>
          <table:table-cell office:value-type="string">
            <text:p>Schrittzahl (in hundert)</text:p>
          </table:table-cell>
          <table:table-cell office:value-type="string">
            <text:p>Max pop. 8</text:p>
          </table:table-cell>
          <table:table-cell office:value-type="string">
            <text:p>Max pop. 16</text:p>
          </table:table-cell>
          <table:table-cell office:value-type="string">
            <text:p>Max pop. 32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8895">
            <text:p>18895</text:p>
          </table:table-cell>
          <table:table-cell office:value-type="float" office:value="18495.9">
            <text:p>18495.9</text:p>
          </table:table-cell>
          <table:table-cell office:value-type="float" office:value="18024.3">
            <text:p>18024.3</text:p>
          </table:table-cell>
          <table:table-cell office:value-type="float" office:value="16373.4">
            <text:p>16373.4</text:p>
          </table:table-cell>
          <table:table-cell office:value-type="float" office:value="12728.7">
            <text:p>12728.7</text:p>
          </table:table-cell>
          <table:table-cell office:value-type="float" office:value="7864.9">
            <text:p>7864.9</text:p>
          </table:table-cell>
          <table:table-cell office:value-type="float" office:value="4196.1">
            <text:p>4196.1</text:p>
          </table:table-cell>
          <table:table-cell office:value-type="float" office:value="2347.6">
            <text:p>2347.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8994.9">
            <text:p>18994.9</text:p>
          </table:table-cell>
          <table:table-cell office:value-type="float" office:value="18477.4">
            <text:p>18477.4</text:p>
          </table:table-cell>
          <table:table-cell office:value-type="float" office:value="17777.4">
            <text:p>17777.4</text:p>
          </table:table-cell>
          <table:table-cell office:value-type="float" office:value="14272.1">
            <text:p>14272.1</text:p>
          </table:table-cell>
          <table:table-cell office:value-type="float" office:value="5539.6">
            <text:p>5539.6</text:p>
          </table:table-cell>
          <table:table-cell office:value-type="float" office:value="1806.6">
            <text:p>1806.6</text:p>
          </table:table-cell>
          <table:table-cell office:value-type="float" office:value="578.3">
            <text:p>578.3</text:p>
          </table:table-cell>
          <table:table-cell office:value-type="float" office:value="180.9">
            <text:p>180.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8841.5">
            <text:p>18841.5</text:p>
          </table:table-cell>
          <table:table-cell office:value-type="float" office:value="18375.5">
            <text:p>18375.5</text:p>
          </table:table-cell>
          <table:table-cell office:value-type="float" office:value="17779.7">
            <text:p>17779.7</text:p>
          </table:table-cell>
          <table:table-cell office:value-type="float" office:value="12868.2">
            <text:p>12868.2</text:p>
          </table:table-cell>
          <table:table-cell office:value-type="float" office:value="2382">
            <text:p>2382</text:p>
          </table:table-cell>
          <table:table-cell office:value-type="float" office:value="426.6">
            <text:p>426.6</text:p>
          </table:table-cell>
          <table:table-cell office:value-type="float" office:value="96.5">
            <text:p>96.5</text:p>
          </table:table-cell>
          <table:table-cell office:value-type="float" office:value="23.9">
            <text:p>23.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8884.9">
            <text:p>18884.9</text:p>
          </table:table-cell>
          <table:table-cell office:value-type="float" office:value="18409.1">
            <text:p>18409.1</text:p>
          </table:table-cell>
          <table:table-cell office:value-type="float" office:value="17702.9">
            <text:p>17702.9</text:p>
          </table:table-cell>
          <table:table-cell office:value-type="float" office:value="11622.6">
            <text:p>11622.6</text:p>
          </table:table-cell>
          <table:table-cell office:value-type="float" office:value="1026.9">
            <text:p>1026.9</text:p>
          </table:table-cell>
          <table:table-cell office:value-type="float" office:value="136.6">
            <text:p>136.6</text:p>
          </table:table-cell>
          <table:table-cell office:value-type="float" office:value="24.9">
            <text:p>24.9</text:p>
          </table:table-cell>
          <table:table-cell office:value-type="float" office:value="6.9">
            <text:p>6.9</text:p>
          </table:table-cell>
          <table:table-cell>
            <draw:frame table:end-cell-address="Sheet1.R392" table:end-x="0.65in" table:end-y="0.0173in" draw:z-index="20" draw:style-name="gr1" svg:width="6in" svg:height="2.7598in" svg:x="0.8732in" svg:y="0.1024in">
              <draw:object draw:notify-on-update-of-ranges="Sheet1.B373:Sheet1.B382 Sheet1.C372:Sheet1.C372 Sheet1.C373:Sheet1.C382 Sheet1.D372:Sheet1.D372 Sheet1.D373:Sheet1.D382 Sheet1.E372:Sheet1.E372 Sheet1.E373:Sheet1.E382 Sheet1.F372:Sheet1.F372 Sheet1.F373:Sheet1.F382 Sheet1.G372:Sheet1.G372 Sheet1.G373:Sheet1.G382 Sheet1.H372:Sheet1.H372 Sheet1.H373:Sheet1.H382 Sheet1.I372:Sheet1.I372 Sheet1.I373:Sheet1.I382 Sheet1.J372:Sheet1.J372 Sheet1.J373:Sheet1.J382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5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9061.3">
            <text:p>19061.3</text:p>
          </table:table-cell>
          <table:table-cell office:value-type="float" office:value="18231.2">
            <text:p>18231.2</text:p>
          </table:table-cell>
          <table:table-cell office:value-type="float" office:value="17494.5">
            <text:p>17494.5</text:p>
          </table:table-cell>
          <table:table-cell office:value-type="float" office:value="11224.3">
            <text:p>11224.3</text:p>
          </table:table-cell>
          <table:table-cell office:value-type="float" office:value="546.5">
            <text:p>546.5</text:p>
          </table:table-cell>
          <table:table-cell office:value-type="float" office:value="49.7">
            <text:p>49.7</text:p>
          </table:table-cell>
          <table:table-cell office:value-type="float" office:value="9.8">
            <text:p>9.8</text:p>
          </table:table-cell>
          <table:table-cell office:value-type="float" office:value="1.4">
            <text:p>1.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8757.8">
            <text:p>18757.8</text:p>
          </table:table-cell>
          <table:table-cell office:value-type="float" office:value="18416.6">
            <text:p>18416.6</text:p>
          </table:table-cell>
          <table:table-cell office:value-type="float" office:value="17981.9">
            <text:p>17981.9</text:p>
          </table:table-cell>
          <table:table-cell office:value-type="float" office:value="10742.4">
            <text:p>10742.4</text:p>
          </table:table-cell>
          <table:table-cell office:value-type="float" office:value="337.9">
            <text:p>337.9</text:p>
          </table:table-cell>
          <table:table-cell office:value-type="float" office:value="26.4">
            <text:p>26.4</text:p>
          </table:table-cell>
          <table:table-cell office:value-type="float" office:value="2.7">
            <text:p>2.7</text:p>
          </table:table-cell>
          <table:table-cell office:value-type="float" office:value="0.4">
            <text:p>0.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8862.1">
            <text:p>18862.1</text:p>
          </table:table-cell>
          <table:table-cell office:value-type="float" office:value="18405.6">
            <text:p>18405.6</text:p>
          </table:table-cell>
          <table:table-cell office:value-type="float" office:value="17789.6">
            <text:p>17789.6</text:p>
          </table:table-cell>
          <table:table-cell office:value-type="float" office:value="9367.7">
            <text:p>9367.7</text:p>
          </table:table-cell>
          <table:table-cell office:value-type="float" office:value="234.3">
            <text:p>234.3</text:p>
          </table:table-cell>
          <table:table-cell office:value-type="float" office:value="17.2">
            <text:p>17.2</text:p>
          </table:table-cell>
          <table:table-cell office:value-type="float" office:value="1.7">
            <text:p>1.7</text:p>
          </table:table-cell>
          <table:table-cell office:value-type="float" office:value="0.2">
            <text:p>0.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9122.8">
            <text:p>19122.8</text:p>
          </table:table-cell>
          <table:table-cell office:value-type="float" office:value="18484.7">
            <text:p>18484.7</text:p>
          </table:table-cell>
          <table:table-cell office:value-type="float" office:value="17906.3">
            <text:p>17906.3</text:p>
          </table:table-cell>
          <table:table-cell office:value-type="float" office:value="8963.4">
            <text:p>8963.4</text:p>
          </table:table-cell>
          <table:table-cell office:value-type="float" office:value="150.2">
            <text:p>150.2</text:p>
          </table:table-cell>
          <table:table-cell office:value-type="float" office:value="8.1">
            <text:p>8.1</text:p>
          </table:table-cell>
          <table:table-cell office:value-type="float" office:value="1.1">
            <text:p>1.1</text:p>
          </table:table-cell>
          <table:table-cell office:value-type="float" office:value="0.2">
            <text:p>0.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991.9">
            <text:p>18991.9</text:p>
          </table:table-cell>
          <table:table-cell office:value-type="float" office:value="18358.7">
            <text:p>18358.7</text:p>
          </table:table-cell>
          <table:table-cell office:value-type="float" office:value="18016.5">
            <text:p>18016.5</text:p>
          </table:table-cell>
          <table:table-cell office:value-type="float" office:value="8686.9">
            <text:p>8686.9</text:p>
          </table:table-cell>
          <table:table-cell office:value-type="float" office:value="109.1">
            <text:p>109.1</text:p>
          </table:table-cell>
          <table:table-cell office:value-type="float" office:value="9.1">
            <text:p>9.1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8936.7">
            <text:p>18936.7</text:p>
          </table:table-cell>
          <table:table-cell office:value-type="float" office:value="18372.5">
            <text:p>18372.5</text:p>
          </table:table-cell>
          <table:table-cell office:value-type="float" office:value="17735">
            <text:p>17735</text:p>
          </table:table-cell>
          <table:table-cell office:value-type="float" office:value="7856.4">
            <text:p>7856.4</text:p>
          </table:table-cell>
          <table:table-cell office:value-type="float" office:value="83.1">
            <text:p>83.1</text:p>
          </table:table-cell>
          <table:table-cell office:value-type="float" office:value="4.2">
            <text:p>4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number-columns-repeated="23"/>
        </table:table-row>
        <table:table-row table:style-name="ro1" table:number-rows-repeated="10">
          <table:table-cell table:number-columns-repeated="26"/>
        </table:table-row>
        <table:table-row table:style-name="ro1">
          <table:table-cell office:value-type="string">
            <text:p>Empty, one direction change, Learning, 8 Agents, SXCS</text:p>
          </table:table-cell>
          <table:table-cell office:value-type="string">
            <text:p>Lernrate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Lernrate</text:p>
          </table:table-cell>
          <table:table-cell office:value-type="string">
            <text:p>Qualität (SXCS)</text:p>
          </table:table-cell>
          <table:table-cell table:number-columns-repeated="4"/>
          <table:table-cell>
            <draw:frame table:end-cell-address="Sheet1.O412" table:end-x="0.3874in" table:end-y="0.1319in" draw:z-index="21" draw:style-name="gr1" svg:width="6in" svg:height="2.7598in" svg:x="0.6106in" svg:y="0.0394in">
              <draw:object draw:notify-on-update-of-ranges="Sheet1.B398:Sheet1.B415 Sheet1.C397:Sheet1.C397 Sheet1.C398:Sheet1.C415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number-columns-repeated="18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35.41">
            <text:p>35.41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1">
            <text:p>0.011</text:p>
          </table:table-cell>
          <table:table-cell office:value-type="float" office:value="35.26">
            <text:p>35.26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2">
            <text:p>0.012</text:p>
          </table:table-cell>
          <table:table-cell office:value-type="float" office:value="35.67">
            <text:p>35.67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3">
            <text:p>0.013</text:p>
          </table:table-cell>
          <table:table-cell office:value-type="float" office:value="35.77">
            <text:p>35.77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4">
            <text:p>0.014</text:p>
          </table:table-cell>
          <table:table-cell office:value-type="float" office:value="35.83">
            <text:p>35.83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5">
            <text:p>0.015</text:p>
          </table:table-cell>
          <table:table-cell office:value-type="float" office:value="35.08">
            <text:p>35.08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6">
            <text:p>0.016</text:p>
          </table:table-cell>
          <table:table-cell office:value-type="float" office:value="35.86">
            <text:p>35.86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7">
            <text:p>0.017</text:p>
          </table:table-cell>
          <table:table-cell office:value-type="float" office:value="36.43">
            <text:p>36.43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8">
            <text:p>0.018</text:p>
          </table:table-cell>
          <table:table-cell office:value-type="float" office:value="35.73">
            <text:p>35.73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9">
            <text:p>0.019</text:p>
          </table:table-cell>
          <table:table-cell office:value-type="float" office:value="36.65">
            <text:p>36.6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2">
            <text:p>0.02</text:p>
          </table:table-cell>
          <table:table-cell office:value-type="float" office:value="35.87">
            <text:p>35.8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3">
            <text:p>0.03</text:p>
          </table:table-cell>
          <table:table-cell office:value-type="float" office:value="35.94">
            <text:p>35.9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4">
            <text:p>0.04</text:p>
          </table:table-cell>
          <table:table-cell office:value-type="float" office:value="35.23">
            <text:p>35.2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35.87">
            <text:p>35.87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75">
            <text:p>0.075</text:p>
          </table:table-cell>
          <table:table-cell office:value-type="float" office:value="34.78">
            <text:p>34.7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35.72">
            <text:p>35.7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5">
            <text:p>0.15</text:p>
          </table:table-cell>
          <table:table-cell office:value-type="float" office:value="34.76">
            <text:p>34.7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34.85">
            <text:p>34.85</text:p>
          </table:table-cell>
          <table:table-cell table:number-columns-repeated="23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>
            <text:p>Pillar, 8 Agenten, direction change, switch exploit, sxcs</text:p>
          </table:table-cell>
          <table:table-cell table:number-columns-repeated="5"/>
          <table:table-cell>
            <draw:frame table:end-cell-address="Sheet1.N436" table:end-x="0.2996in" table:end-y="0.1114in" draw:z-index="22" draw:style-name="gr1" svg:width="6in" svg:height="3.2937in" svg:x="0.5228in" svg:y="0.0185in">
              <draw:object draw:notify-on-update-of-ranges="Sheet1.B423:Sheet1.B446 Sheet1.C419:Sheet1.C419 Sheet1.C423:Sheet1.C446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9"/>
        </table:table-row>
        <table:table-row table:style-name="ro1">
          <table:table-cell/>
          <table:table-cell office:value-type="string">
            <text:p>Tournament factor</text:p>
          </table:table-cell>
          <table:table-cell office:value-type="string">
            <text:p>Qualität (SXCS)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1">
            <text:p>1.000</text:p>
          </table:table-cell>
          <table:table-cell office:value-type="float" office:value="33.23">
            <text:p>33.23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999">
            <text:p>0.999</text:p>
          </table:table-cell>
          <table:table-cell office:value-type="float" office:value="33.04">
            <text:p>33.04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995">
            <text:p>0.995</text:p>
          </table:table-cell>
          <table:table-cell office:value-type="float" office:value="32.67">
            <text:p>32.6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33.27">
            <text:p>33.2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32.93">
            <text:p>32.9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33.37">
            <text:p>33.3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34.13">
            <text:p>34.1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34.22">
            <text:p>34.2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35.04">
            <text:p>35.0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35.12">
            <text:p>35.1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34.15">
            <text:p>34.1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34.42">
            <text:p>34.4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34.27">
            <text:p>34.2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5">
            <text:p>0.85</text:p>
          </table:table-cell>
          <table:table-cell office:value-type="float" office:value="34.96">
            <text:p>34.9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4">
            <text:p>0.84</text:p>
          </table:table-cell>
          <table:table-cell office:value-type="float" office:value="35.52">
            <text:p>35.5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3">
            <text:p>0.83</text:p>
          </table:table-cell>
          <table:table-cell office:value-type="float" office:value="34.87">
            <text:p>34.87</text:p>
          </table:table-cell>
          <table:table-cell/>
          <table:table-cell>
            <draw:frame table:end-cell-address="Sheet1.K450" table:end-x="0.7496in" table:end-y="0.1421in" draw:z-index="23" draw:style-name="gr1" svg:width="6in" svg:height="2.7598in" svg:x="0.0839in" svg:y="0.0496in">
              <draw:object draw:notify-on-update-of-ranges="Sheet1.B420:Sheet1.B446 Sheet1.C419:Sheet1.C419 Sheet1.C420:Sheet1.C446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21"/>
        </table:table-row>
        <table:table-row table:style-name="ro1">
          <table:table-cell/>
          <table:table-cell office:value-type="float" office:value="0.82">
            <text:p>0.82</text:p>
          </table:table-cell>
          <table:table-cell office:value-type="float" office:value="34.95">
            <text:p>34.9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1">
            <text:p>0.81</text:p>
          </table:table-cell>
          <table:table-cell office:value-type="float" office:value="34.12">
            <text:p>34.1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34.8">
            <text:p>34.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9">
            <text:p>0.79</text:p>
          </table:table-cell>
          <table:table-cell office:value-type="float" office:value="34.48">
            <text:p>34.4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8">
            <text:p>0.78</text:p>
          </table:table-cell>
          <table:table-cell office:value-type="float" office:value="33.89">
            <text:p>33.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7">
            <text:p>0.77</text:p>
          </table:table-cell>
          <table:table-cell office:value-type="float" office:value="34.51">
            <text:p>34.5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6">
            <text:p>0.76</text:p>
          </table:table-cell>
          <table:table-cell office:value-type="float" office:value="34.28">
            <text:p>34.2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5">
            <text:p>0.75</text:p>
          </table:table-cell>
          <table:table-cell office:value-type="float" office:value="34.83">
            <text:p>34.8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34.39">
            <text:p>34.3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33.1">
            <text:p>33.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31.71">
            <text:p>31.71</text:p>
          </table:table-cell>
          <table:table-cell table:number-columns-repeated="23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office:value-type="string">
            <text:p>intelligent, speed 1, säulenszenario, sxcs</text:p>
          </table:table-cell>
          <table:table-cell office:value-type="string">
            <text:p>Tournament factor</text:p>
          </table:table-cell>
          <table:table-cell office:value-type="string">
            <text:p>Qualität (SXCS, 2000 Schritte)</text:p>
          </table:table-cell>
          <table:table-cell>
            <draw:frame table:end-cell-address="Sheet1.J466" table:end-x="0.7055in" table:end-y="0.1319in" draw:z-index="24" draw:style-name="gr1" svg:width="6in" svg:height="2.7598in" svg:x="0.0398in" svg:y="0.0394in">
              <draw:object draw:notify-on-update-of-ranges="Sheet1.B452:Sheet1.B473 Sheet1.C451:Sheet1.C451 Sheet1.C452:Sheet1.C473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22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18.08">
            <text:p>18.0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62">
            <text:p>0.62</text:p>
          </table:table-cell>
          <table:table-cell office:value-type="float" office:value="18.7">
            <text:p>18.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64">
            <text:p>0.64</text:p>
          </table:table-cell>
          <table:table-cell office:value-type="float" office:value="19.03">
            <text:p>19.0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66">
            <text:p>0.66</text:p>
          </table:table-cell>
          <table:table-cell office:value-type="float" office:value="19.38">
            <text:p>19.3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68">
            <text:p>0.68</text:p>
          </table:table-cell>
          <table:table-cell office:value-type="float" office:value="20.06">
            <text:p>20.0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19.96">
            <text:p>19.9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2">
            <text:p>0.72</text:p>
          </table:table-cell>
          <table:table-cell office:value-type="float" office:value="19.99">
            <text:p>19.9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4">
            <text:p>0.74</text:p>
          </table:table-cell>
          <table:table-cell office:value-type="float" office:value="19.42">
            <text:p>19.4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6">
            <text:p>0.76</text:p>
          </table:table-cell>
          <table:table-cell office:value-type="float" office:value="19.96">
            <text:p>19.9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8">
            <text:p>0.78</text:p>
          </table:table-cell>
          <table:table-cell office:value-type="float" office:value="20.22">
            <text:p>20.2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19.52">
            <text:p>19.5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2">
            <text:p>0.82</text:p>
          </table:table-cell>
          <table:table-cell office:value-type="float" office:value="20.14">
            <text:p>20.1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4">
            <text:p>0.84</text:p>
          </table:table-cell>
          <table:table-cell office:value-type="float" office:value="20.32">
            <text:p>20.3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6">
            <text:p>0.86</text:p>
          </table:table-cell>
          <table:table-cell office:value-type="float" office:value="20.05">
            <text:p>20.0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19.54">
            <text:p>19.5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19.65">
            <text:p>19.6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18.97">
            <text:p>18.9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18.29">
            <text:p>18.2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17.8">
            <text:p>17.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16.27">
            <text:p>16.2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14.84">
            <text:p>14.8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.71">
            <text:p>13.71</text:p>
          </table:table-cell>
          <table:table-cell table:number-columns-repeated="23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>
            <text:p>Lernrate beta</text:p>
          </table:table-cell>
          <table:table-cell office:value-type="string">
            <text:p>Qualität (SXCS Agent)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float" office:value="0.00001">
            <text:p>0.00001</text:p>
          </table:table-cell>
          <table:table-cell office:value-type="float" office:value="18.08">
            <text:p>18.08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 office:value-type="float" office:value="19.57">
            <text:p>19.57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06">
            <text:p>0.006</text:p>
          </table:table-cell>
          <table:table-cell office:value-type="float" office:value="19.95">
            <text:p>19.95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07">
            <text:p>0.007</text:p>
          </table:table-cell>
          <table:table-cell office:value-type="float" office:value="20.04">
            <text:p>20.04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08">
            <text:p>0.008</text:p>
          </table:table-cell>
          <table:table-cell office:value-type="float" office:value="19.73">
            <text:p>19.73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09">
            <text:p>0.009</text:p>
          </table:table-cell>
          <table:table-cell office:value-type="float" office:value="19.81">
            <text:p>19.8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20.32">
            <text:p>20.32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1">
            <text:p>0.011</text:p>
          </table:table-cell>
          <table:table-cell office:value-type="float" office:value="19.49">
            <text:p>19.49</text:p>
          </table:table-cell>
          <table:table-cell>
            <draw:frame table:end-cell-address="Sheet1.J498" table:end-x="0.7055in" table:end-y="0.1327in" draw:z-index="25" draw:style-name="gr1" svg:width="6in" svg:height="2.7598in" svg:x="0.0398in" svg:y="0.0402in">
              <draw:object draw:notify-on-update-of-ranges="Sheet1.B476:Sheet1.B511 Sheet1.C475:Sheet1.C475 Sheet1.C476:Sheet1.C511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12">
            <text:p>0.012</text:p>
          </table:table-cell>
          <table:table-cell office:value-type="float" office:value="20.09">
            <text:p>20.09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3">
            <text:p>0.013</text:p>
          </table:table-cell>
          <table:table-cell office:value-type="float" office:value="19.99">
            <text:p>19.99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4">
            <text:p>0.014</text:p>
          </table:table-cell>
          <table:table-cell office:value-type="float" office:value="20.29">
            <text:p>20.29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5">
            <text:p>0.015</text:p>
          </table:table-cell>
          <table:table-cell office:value-type="float" office:value="20.56">
            <text:p>20.56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6">
            <text:p>0.016</text:p>
          </table:table-cell>
          <table:table-cell office:value-type="float" office:value="20.69">
            <text:p>20.69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7">
            <text:p>0.017</text:p>
          </table:table-cell>
          <table:table-cell office:value-type="float" office:value="20.27">
            <text:p>20.27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8">
            <text:p>0.018</text:p>
          </table:table-cell>
          <table:table-cell office:value-type="float" office:value="20.14">
            <text:p>20.14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9">
            <text:p>0.019</text:p>
          </table:table-cell>
          <table:table-cell office:value-type="float" office:value="20.09">
            <text:p>20.0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2">
            <text:p>0.02</text:p>
          </table:table-cell>
          <table:table-cell office:value-type="float" office:value="19.76">
            <text:p>19.7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3">
            <text:p>0.03</text:p>
          </table:table-cell>
          <table:table-cell office:value-type="float" office:value="19.75">
            <text:p>19.7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4">
            <text:p>0.04</text:p>
          </table:table-cell>
          <table:table-cell office:value-type="float" office:value="19.56">
            <text:p>19.5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19.83">
            <text:p>19.8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6">
            <text:p>0.06</text:p>
          </table:table-cell>
          <table:table-cell office:value-type="float" office:value="19.49">
            <text:p>19.4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7">
            <text:p>0.07</text:p>
          </table:table-cell>
          <table:table-cell office:value-type="float" office:value="19.68">
            <text:p>19.6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8">
            <text:p>0.08</text:p>
          </table:table-cell>
          <table:table-cell office:value-type="float" office:value="19.54">
            <text:p>19.5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9">
            <text:p>0.09</text:p>
          </table:table-cell>
          <table:table-cell office:value-type="float" office:value="19.87">
            <text:p>19.8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19.85">
            <text:p>19.8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1">
            <text:p>0.11</text:p>
          </table:table-cell>
          <table:table-cell office:value-type="float" office:value="19.36">
            <text:p>19.3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2">
            <text:p>0.12</text:p>
          </table:table-cell>
          <table:table-cell office:value-type="float" office:value="19.65">
            <text:p>19.6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3">
            <text:p>0.13</text:p>
          </table:table-cell>
          <table:table-cell office:value-type="float" office:value="19.37">
            <text:p>19.3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4">
            <text:p>0.14</text:p>
          </table:table-cell>
          <table:table-cell office:value-type="float" office:value="19.55">
            <text:p>19.5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5">
            <text:p>0.15</text:p>
          </table:table-cell>
          <table:table-cell office:value-type="float" office:value="19.58">
            <text:p>19.5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6">
            <text:p>0.16</text:p>
          </table:table-cell>
          <table:table-cell office:value-type="float" office:value="19.44">
            <text:p>19.4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7">
            <text:p>0.17</text:p>
          </table:table-cell>
          <table:table-cell office:value-type="float" office:value="19.75">
            <text:p>19.7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8">
            <text:p>0.18</text:p>
          </table:table-cell>
          <table:table-cell office:value-type="float" office:value="19.07">
            <text:p>19.0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9">
            <text:p>0.19</text:p>
          </table:table-cell>
          <table:table-cell office:value-type="float" office:value="19.42">
            <text:p>19.4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19.4">
            <text:p>19.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9.33">
            <text:p>19.33</text:p>
          </table:table-cell>
          <table:table-cell table:number-columns-repeated="23"/>
        </table:table-row>
        <table:table-row table:style-name="ro1">
          <table:table-cell table:number-columns-repeated="8"/>
          <table:table-cell>
            <draw:frame table:end-cell-address="Sheet1.P528" table:end-x="0.5626in" table:end-y="0.0906in" draw:z-index="30" draw:style-name="gr1" svg:width="6in" svg:height="2.7598in" svg:x="0.7854in" svg:y="0.1756in">
              <draw:object draw:notify-on-update-of-ranges="Sheet1.B516:Sheet1.B523 Sheet1.C515:Sheet1.C515 Sheet1.C516:Sheet1.C523 Sheet1.D515:Sheet1.D515 Sheet1.D516:Sheet1.D523 Sheet1.E515:Sheet1.E515 Sheet1.E516:Sheet1.E523 Sheet1.F515:Sheet1.F515 Sheet1.F516:Sheet1.F523 Sheet1.G515:Sheet1.G515 Sheet1.G516:Sheet1.G523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>
            <text:p>2000 Schritte, Geschwindigkeit 2</text:p>
          </table:table-cell>
          <table:table-cell office:value-type="string">
            <text:p>Stack Size</text:p>
          </table:table-cell>
          <table:table-cell office:value-type="string">
            <text:p>Säulenszenario 16x16, einfache Richtungsänderung</text:p>
          </table:table-cell>
          <table:table-cell office:value-type="string">
            <text:p>Säulenszenario 32x32, einfache Richtungsänderung</text:p>
          </table:table-cell>
          <table:table-cell office:value-type="string">
            <text:p>Schwieriges Szenario, ohne Richtungsänderung</text:p>
          </table:table-cell>
          <table:table-cell office:value-type="string">
            <text:p>Säulenszenario, intelligentes Zielobjekt (Geschwindigkeit 1)</text:p>
          </table:table-cell>
          <table:table-cell office:value-type="string">
            <text:p>Säulenszenario, intelligentes Zielobjekt</text:p>
          </table:table-cell>
          <table:table-cell office:value-type="string">
            <text:p>Szenario mit Hindernissen, einfache Richtungsänderu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C525]-[.C$524]" office:value-type="float" office:value="3.44">
            <text:p>3.44</text:p>
          </table:table-cell>
          <table:table-cell table:formula="of:=[.D525]-[.D$524]" office:value-type="float" office:value="1.66">
            <text:p>1.66</text:p>
          </table:table-cell>
          <table:table-cell table:formula="of:=[.E525]-[.E$524]" office:value-type="float" office:value="3.44">
            <text:p>3.44</text:p>
          </table:table-cell>
          <table:table-cell table:formula="of:=[.F525]-[.F$524]" office:value-type="float" office:value="10.24">
            <text:p>10.24</text:p>
          </table:table-cell>
          <table:table-cell table:formula="of:=[.G525]-[.G$524]" office:value-type="float" office:value="5.09">
            <text:p>5.09</text:p>
          </table:table-cell>
          <table:table-cell table:formula="of:=[.H525]-[.H$524]" office:value-type="float" office:value="-2.28">
            <text:p>-2.2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C526]-[.C$524]" office:value-type="float" office:value="3.94">
            <text:p>3.94</text:p>
          </table:table-cell>
          <table:table-cell table:formula="of:=[.D526]-[.D$524]" office:value-type="float" office:value="2.2">
            <text:p>2.2</text:p>
          </table:table-cell>
          <table:table-cell table:formula="of:=[.E526]-[.E$524]" office:value-type="float" office:value="2.61">
            <text:p>2.61</text:p>
          </table:table-cell>
          <table:table-cell table:formula="of:=[.F526]-[.F$524]" office:value-type="float" office:value="10.11">
            <text:p>10.11</text:p>
          </table:table-cell>
          <table:table-cell table:formula="of:=[.G526]-[.G$524]" office:value-type="float" office:value="5.34">
            <text:p>5.34</text:p>
          </table:table-cell>
          <table:table-cell table:formula="of:=[.H526]-[.H$524]" office:value-type="float" office:value="-3.11">
            <text:p>-3.1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527]-[.C$524]" office:value-type="float" office:value="4.03">
            <text:p>4.03</text:p>
          </table:table-cell>
          <table:table-cell table:formula="of:=[.D527]-[.D$524]" office:value-type="float" office:value="2.43">
            <text:p>2.43</text:p>
          </table:table-cell>
          <table:table-cell table:formula="of:=[.E527]-[.E$524]" office:value-type="float" office:value="2.85">
            <text:p>2.85</text:p>
          </table:table-cell>
          <table:table-cell table:formula="of:=[.F527]-[.F$524]" office:value-type="float" office:value="10.03">
            <text:p>10.03</text:p>
          </table:table-cell>
          <table:table-cell table:formula="of:=[.G527]-[.G$524]" office:value-type="float" office:value="5.12">
            <text:p>5.12</text:p>
          </table:table-cell>
          <table:table-cell table:formula="of:=[.H527]-[.H$524]" office:value-type="float" office:value="-4.61">
            <text:p>-4.6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[.C528]-[.C$524]" office:value-type="float" office:value="3.84">
            <text:p>3.84</text:p>
          </table:table-cell>
          <table:table-cell table:formula="of:=[.D528]-[.D$524]" office:value-type="float" office:value="3.01">
            <text:p>3.01</text:p>
          </table:table-cell>
          <table:table-cell table:formula="of:=[.E528]-[.E$524]" office:value-type="float" office:value="3.1">
            <text:p>3.1</text:p>
          </table:table-cell>
          <table:table-cell table:formula="of:=[.F528]-[.F$524]" office:value-type="float" office:value="9.27">
            <text:p>9.27</text:p>
          </table:table-cell>
          <table:table-cell table:formula="of:=[.G528]-[.G$524]" office:value-type="float" office:value="4.93">
            <text:p>4.93</text:p>
          </table:table-cell>
          <table:table-cell table:formula="of:=[.H528]-[.H$524]" office:value-type="float" office:value="-5.76">
            <text:p>-5.7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f:=[.C529]-[.C$524]" office:value-type="float" office:value="4.06">
            <text:p>4.06</text:p>
          </table:table-cell>
          <table:table-cell table:formula="of:=[.D529]-[.D$524]" office:value-type="float" office:value="3">
            <text:p>3</text:p>
          </table:table-cell>
          <table:table-cell table:formula="of:=[.E529]-[.E$524]" office:value-type="float" office:value="2.54">
            <text:p>2.54</text:p>
          </table:table-cell>
          <table:table-cell table:formula="of:=[.F529]-[.F$524]" office:value-type="float" office:value="9.66">
            <text:p>9.66</text:p>
          </table:table-cell>
          <table:table-cell table:formula="of:=[.G529]-[.G$524]" office:value-type="float" office:value="4.91">
            <text:p>4.91</text:p>
          </table:table-cell>
          <table:table-cell table:formula="of:=[.H529]-[.H$524]" office:value-type="float" office:value="-6.26">
            <text:p>-6.2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28">
            <text:p>128</text:p>
          </table:table-cell>
          <table:table-cell table:formula="of:=[.C530]-[.C$524]" office:value-type="float" office:value="3.69">
            <text:p>3.69</text:p>
          </table:table-cell>
          <table:table-cell table:formula="of:=[.D530]-[.D$524]" office:value-type="float" office:value="2.79">
            <text:p>2.79</text:p>
          </table:table-cell>
          <table:table-cell table:formula="of:=[.E530]-[.E$524]" office:value-type="float" office:value="1.41">
            <text:p>1.41</text:p>
          </table:table-cell>
          <table:table-cell table:formula="of:=[.F530]-[.F$524]" office:value-type="float" office:value="9.59">
            <text:p>9.59</text:p>
          </table:table-cell>
          <table:table-cell table:formula="of:=[.G530]-[.G$524]" office:value-type="float" office:value="4.69">
            <text:p>4.69</text:p>
          </table:table-cell>
          <table:table-cell table:formula="of:=[.H530]-[.H$524]" office:value-type="float" office:value="-6.37">
            <text:p>-6.3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60">
            <text:p>160</text:p>
          </table:table-cell>
          <table:table-cell table:formula="of:=[.C531]-[.C$524]" office:value-type="float" office:value="3.71">
            <text:p>3.71</text:p>
          </table:table-cell>
          <table:table-cell table:formula="of:=[.D531]-[.D$524]" office:value-type="float" office:value="2.96">
            <text:p>2.96</text:p>
          </table:table-cell>
          <table:table-cell table:formula="of:=[.E531]-[.E$524]" office:value-type="float" office:value="1.64">
            <text:p>1.64</text:p>
          </table:table-cell>
          <table:table-cell table:formula="of:=[.F531]-[.F$524]" office:value-type="float" office:value="9">
            <text:p>9</text:p>
          </table:table-cell>
          <table:table-cell table:formula="of:=[.G531]-[.G$524]" office:value-type="float" office:value="4.89">
            <text:p>4.89</text:p>
          </table:table-cell>
          <table:table-cell table:formula="of:=[.H531]-[.H$524]" office:value-type="float" office:value="-6.85">
            <text:p>-6.8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56">
            <text:p>256</text:p>
          </table:table-cell>
          <table:table-cell table:formula="of:=[.C532]-[.C$524]" office:value-type="float" office:value="3.83">
            <text:p>3.83</text:p>
          </table:table-cell>
          <table:table-cell table:formula="of:=[.D532]-[.D$524]" office:value-type="float" office:value="2.78">
            <text:p>2.78</text:p>
          </table:table-cell>
          <table:table-cell table:formula="of:=[.E532]-[.E$524]" office:value-type="float" office:value="-0.0100000000000016">
            <text:p>-0.01</text:p>
          </table:table-cell>
          <table:table-cell table:formula="of:=[.F532]-[.F$524]" office:value-type="float" office:value="9.69">
            <text:p>9.69</text:p>
          </table:table-cell>
          <table:table-cell table:formula="of:=[.G532]-[.G$524]" office:value-type="float" office:value="4.3">
            <text:p>4.3</text:p>
          </table:table-cell>
          <table:table-cell table:formula="of:=[.H532]-[.H$524]" office:value-type="float" office:value="-6.95">
            <text:p>-6.95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Random</text:p>
          </table:table-cell>
          <table:table-cell office:value-type="float" office:value="29.91">
            <text:p>29.91</text:p>
          </table:table-cell>
          <table:table-cell office:value-type="float" office:value="8.12">
            <text:p>8.12</text:p>
          </table:table-cell>
          <table:table-cell office:value-type="float" office:value="16.25">
            <text:p>16.25</text:p>
          </table:table-cell>
          <table:table-cell office:value-type="float" office:value="12.78">
            <text:p>12.78</text:p>
          </table:table-cell>
          <table:table-cell office:value-type="float" office:value="10.49">
            <text:p>10.49</text:p>
          </table:table-cell>
          <table:table-cell office:value-type="float" office:value="33.24">
            <text:p>33.24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3.35">
            <text:p>33.35</text:p>
          </table:table-cell>
          <table:table-cell office:value-type="float" office:value="9.78">
            <text:p>9.78</text:p>
          </table:table-cell>
          <table:table-cell office:value-type="float" office:value="19.69">
            <text:p>19.69</text:p>
          </table:table-cell>
          <table:table-cell office:value-type="float" office:value="23.02">
            <text:p>23.02</text:p>
          </table:table-cell>
          <table:table-cell office:value-type="float" office:value="15.58">
            <text:p>15.58</text:p>
          </table:table-cell>
          <table:table-cell office:value-type="float" office:value="30.96">
            <text:p>30.96</text:p>
          </table:table-cell>
          <table:table-cell table:number-columns-repeated="18"/>
        </table:table-row>
        <table:table-row table:style-name="ro1">
          <table:table-cell/>
          <table:table-cell table:style-name="ce4"/>
          <table:table-cell office:value-type="float" office:value="33.85">
            <text:p>33.85</text:p>
          </table:table-cell>
          <table:table-cell office:value-type="float" office:value="10.32">
            <text:p>10.32</text:p>
          </table:table-cell>
          <table:table-cell office:value-type="float" office:value="18.86">
            <text:p>18.86</text:p>
          </table:table-cell>
          <table:table-cell office:value-type="float" office:value="22.89">
            <text:p>22.89</text:p>
          </table:table-cell>
          <table:table-cell office:value-type="float" office:value="15.83">
            <text:p>15.83</text:p>
          </table:table-cell>
          <table:table-cell office:value-type="float" office:value="30.13">
            <text:p>30.13</text:p>
          </table:table-cell>
          <table:table-cell table:number-columns-repeated="18"/>
        </table:table-row>
        <table:table-row table:style-name="ro1">
          <table:table-cell/>
          <table:table-cell table:style-name="ce4"/>
          <table:table-cell office:value-type="float" office:value="33.94">
            <text:p>33.94</text:p>
          </table:table-cell>
          <table:table-cell office:value-type="float" office:value="10.55">
            <text:p>10.55</text:p>
          </table:table-cell>
          <table:table-cell office:value-type="float" office:value="19.1">
            <text:p>19.1</text:p>
          </table:table-cell>
          <table:table-cell office:value-type="float" office:value="22.81">
            <text:p>22.81</text:p>
          </table:table-cell>
          <table:table-cell office:value-type="float" office:value="15.61">
            <text:p>15.61</text:p>
          </table:table-cell>
          <table:table-cell office:value-type="float" office:value="28.63">
            <text:p>28.63</text:p>
          </table:table-cell>
          <table:table-cell table:number-columns-repeated="18"/>
        </table:table-row>
        <table:table-row table:style-name="ro1">
          <table:table-cell/>
          <table:table-cell table:style-name="ce1"/>
          <table:table-cell office:value-type="float" office:value="33.75">
            <text:p>33.75</text:p>
          </table:table-cell>
          <table:table-cell office:value-type="float" office:value="11.13">
            <text:p>11.13</text:p>
          </table:table-cell>
          <table:table-cell office:value-type="float" office:value="19.35">
            <text:p>19.35</text:p>
          </table:table-cell>
          <table:table-cell office:value-type="float" office:value="22.05">
            <text:p>22.05</text:p>
          </table:table-cell>
          <table:table-cell office:value-type="float" office:value="15.42">
            <text:p>15.42</text:p>
          </table:table-cell>
          <table:table-cell office:value-type="float" office:value="27.48">
            <text:p>27.48</text:p>
          </table:table-cell>
          <table:table-cell table:number-columns-repeated="18"/>
        </table:table-row>
        <table:table-row table:style-name="ro1">
          <table:table-cell/>
          <table:table-cell table:style-name="ce1"/>
          <table:table-cell office:value-type="float" office:value="33.97">
            <text:p>33.97</text:p>
          </table:table-cell>
          <table:table-cell office:value-type="float" office:value="11.12">
            <text:p>11.12</text:p>
          </table:table-cell>
          <table:table-cell office:value-type="float" office:value="18.79">
            <text:p>18.79</text:p>
          </table:table-cell>
          <table:table-cell office:value-type="float" office:value="22.44">
            <text:p>22.44</text:p>
          </table:table-cell>
          <table:table-cell office:value-type="float" office:value="15.4">
            <text:p>15.4</text:p>
          </table:table-cell>
          <table:table-cell office:value-type="float" office:value="26.98">
            <text:p>26.98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3.6">
            <text:p>33.6</text:p>
          </table:table-cell>
          <table:table-cell office:value-type="float" office:value="10.91">
            <text:p>10.91</text:p>
          </table:table-cell>
          <table:table-cell office:value-type="float" office:value="17.66">
            <text:p>17.66</text:p>
          </table:table-cell>
          <table:table-cell office:value-type="float" office:value="22.37">
            <text:p>22.37</text:p>
          </table:table-cell>
          <table:table-cell office:value-type="float" office:value="15.18">
            <text:p>15.18</text:p>
          </table:table-cell>
          <table:table-cell office:value-type="float" office:value="26.87">
            <text:p>26.87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3.62">
            <text:p>33.62</text:p>
          </table:table-cell>
          <table:table-cell office:value-type="float" office:value="11.08">
            <text:p>11.08</text:p>
          </table:table-cell>
          <table:table-cell office:value-type="float" office:value="17.89">
            <text:p>17.89</text:p>
          </table:table-cell>
          <table:table-cell office:value-type="float" office:value="21.78">
            <text:p>21.78</text:p>
          </table:table-cell>
          <table:table-cell office:value-type="float" office:value="15.38">
            <text:p>15.38</text:p>
          </table:table-cell>
          <table:table-cell office:value-type="float" office:value="26.39">
            <text:p>26.39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3.74">
            <text:p>33.74</text:p>
          </table:table-cell>
          <table:table-cell office:value-type="float" office:value="10.9">
            <text:p>10.9</text:p>
          </table:table-cell>
          <table:table-cell office:value-type="float" office:value="16.24">
            <text:p>16.24</text:p>
          </table:table-cell>
          <table:table-cell office:value-type="float" office:value="22.47">
            <text:p>22.47</text:p>
          </table:table-cell>
          <table:table-cell office:value-type="float" office:value="14.79">
            <text:p>14.79</text:p>
          </table:table-cell>
          <table:table-cell office:value-type="float" office:value="26.29">
            <text:p>26.29</text:p>
          </table:table-cell>
          <table:table-cell table:number-columns-repeated="18"/>
        </table:table-row>
        <table:table-row table:style-name="ro1" table:number-rows-repeated="7">
          <table:table-cell table:number-columns-repeated="26"/>
        </table:table-row>
        <table:table-row table:style-name="ro1">
          <table:table-cell table:number-columns-repeated="2"/>
          <table:table-cell table:number-columns-repeated="2" office:value-type="string">
            <text:p>ges1</text:p>
          </table:table-cell>
          <table:table-cell table:number-columns-repeated="2" office:value-type="string">
            <text:p>ges2</text:p>
          </table:table-cell>
          <table:table-cell office:value-type="string">
            <text:p>ges1</text:p>
          </table:table-cell>
          <table:table-cell office:value-type="string">
            <text:p>ges2</text:p>
          </table:table-cell>
          <table:table-cell table:number-columns-repeated="2"/>
          <table:table-cell table:number-columns-repeated="2" office:value-type="string">
            <text:p>ges1</text:p>
          </table:table-cell>
          <table:table-cell table:number-columns-repeated="2" office:value-type="string">
            <text:p>ges2</text:p>
          </table:table-cell>
          <table:table-cell office:value-type="string">
            <text:p>ges1</text:p>
          </table:table-cell>
          <table:table-cell office:value-type="string">
            <text:p>ges2</text:p>
          </table:table-cell>
          <table:table-cell table:number-columns-repeated="10"/>
        </table:table-row>
        <table:table-row table:style-name="ro1">
          <table:table-cell office:value-type="string">
            <text:p>Pillar, 8 Agenten, 2000 Schritte, direction change</text:p>
          </table:table-cell>
          <table:table-cell office:value-type="string">
            <text:p>Tournament factor</text:p>
          </table:table-cell>
          <table:table-cell office:value-type="string">
            <text:p>SXCS, andauernd exploit</text:p>
          </table:table-cell>
          <table:table-cell office:value-type="string">
            <text:p>SXCS, abwechselnd explore/exploit</text:p>
          </table:table-cell>
          <table:table-cell office:value-type="string">
            <text:p>SXCS, andauernd exploit</text:p>
          </table:table-cell>
          <table:table-cell office:value-type="string">
            <text:p>SXCS, abwechselnd explore/exploit</text:p>
          </table:table-cell>
          <table:table-cell table:number-columns-repeated="2" office:value-type="string">
            <text:p>XCS, andauernd exploit</text:p>
          </table:table-cell>
          <table:table-cell office:value-type="string">
            <text:p>Pillar, 8 Agenten, 2000 Schritte, intelligent</text:p>
          </table:table-cell>
          <table:table-cell office:value-type="string">
            <text:p>Tournament factor</text:p>
          </table:table-cell>
          <table:table-cell office:value-type="string">
            <text:p>SXCS, andauernd exploit</text:p>
          </table:table-cell>
          <table:table-cell office:value-type="string">
            <text:p>SXCS, abwechselnd explore/exploit</text:p>
          </table:table-cell>
          <table:table-cell office:value-type="string">
            <text:p>SXCS, andauernd exploit</text:p>
          </table:table-cell>
          <table:table-cell office:value-type="string">
            <text:p>SXCS, abwechselnd explore/exploit</text:p>
          </table:table-cell>
          <table:table-cell office:value-type="string">
            <text:p>XCS, <text:s/>andauernd exploit</text:p>
          </table:table-cell>
          <table:table-cell office:value-type="string">
            <text:p>XCS, andauernd exploit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6">
            <text:p>0.6</text:p>
          </table:table-cell>
          <table:table-cell table:formula="of:=[.C554] - [.C$553]" office:value-type="float" office:value="3.22">
            <text:p>3.22</text:p>
          </table:table-cell>
          <table:table-cell table:formula="of:=[.D554] - [.D$553]" office:value-type="float" office:value="5.84">
            <text:p>5.84</text:p>
          </table:table-cell>
          <table:table-cell table:formula="of:=[.E554] - [.E$553]" office:value-type="float" office:value="2.03">
            <text:p>2.03</text:p>
          </table:table-cell>
          <table:table-cell table:formula="of:=[.F554] - [.F$553]" office:value-type="float" office:value="3.11">
            <text:p>3.11</text:p>
          </table:table-cell>
          <table:table-cell table:formula="of:=[.G554] - [.G$553]" office:value-type="float" office:value="1.33">
            <text:p>1.33</text:p>
          </table:table-cell>
          <table:table-cell table:formula="of:=[.H554] - [.H$553]" office:value-type="float" office:value="0.579999999999998">
            <text:p>0.58</text:p>
          </table:table-cell>
          <table:table-cell/>
          <table:table-cell office:value-type="float" office:value="0.6">
            <text:p>0.6</text:p>
          </table:table-cell>
          <table:table-cell table:formula="of:=[.K554] - [.K$553]" office:value-type="float" office:value="7.13">
            <text:p>7.13</text:p>
          </table:table-cell>
          <table:table-cell table:formula="of:=[.L554] - [.L$553]" office:value-type="float" office:value="5.53">
            <text:p>5.53</text:p>
          </table:table-cell>
          <table:table-cell table:formula="of:=[.M554] - [.M$553]" office:value-type="float" office:value="3.42">
            <text:p>3.42</text:p>
          </table:table-cell>
          <table:table-cell table:formula="of:=[.N554] - [.N$553]" office:value-type="float" office:value="2.53">
            <text:p>2.53</text:p>
          </table:table-cell>
          <table:table-cell table:formula="of:=[.O554] - [.O$553]" office:value-type="float" office:value="4.94">
            <text:p>4.94</text:p>
          </table:table-cell>
          <table:table-cell table:formula="of:=[.P554] - [.P$553]" office:value-type="float" office:value="2.53">
            <text:p>2.5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64">
            <text:p>0.64</text:p>
          </table:table-cell>
          <table:table-cell table:formula="of:=[.C555] - [.C$553]" office:value-type="float" office:value="3.3">
            <text:p>3.3</text:p>
          </table:table-cell>
          <table:table-cell table:formula="of:=[.D555] - [.D$553]" office:value-type="float" office:value="6.24">
            <text:p>6.24</text:p>
          </table:table-cell>
          <table:table-cell table:formula="of:=[.E555] - [.E$553]" office:value-type="float" office:value="0.969999999999999">
            <text:p>0.97</text:p>
          </table:table-cell>
          <table:table-cell table:formula="of:=[.F555] - [.F$553]" office:value-type="float" office:value="3.47">
            <text:p>3.47</text:p>
          </table:table-cell>
          <table:table-cell table:formula="of:=[.G555] - [.G$553]" office:value-type="float" office:value="1.24">
            <text:p>1.24</text:p>
          </table:table-cell>
          <table:table-cell table:formula="of:=[.H555] - [.H$553]" office:value-type="float" office:value="0.469999999999999">
            <text:p>0.47</text:p>
          </table:table-cell>
          <table:table-cell/>
          <table:table-cell office:value-type="float" office:value="0.64">
            <text:p>0.64</text:p>
          </table:table-cell>
          <table:table-cell table:formula="of:=[.K555] - [.K$553]" office:value-type="float" office:value="8.43">
            <text:p>8.43</text:p>
          </table:table-cell>
          <table:table-cell table:formula="of:=[.L555] - [.L$553]" office:value-type="float" office:value="6.21">
            <text:p>6.21</text:p>
          </table:table-cell>
          <table:table-cell table:formula="of:=[.M555] - [.M$553]" office:value-type="float" office:value="3.89">
            <text:p>3.89</text:p>
          </table:table-cell>
          <table:table-cell table:formula="of:=[.N555] - [.N$553]" office:value-type="float" office:value="2.97">
            <text:p>2.97</text:p>
          </table:table-cell>
          <table:table-cell table:formula="of:=[.O555] - [.O$553]" office:value-type="float" office:value="5.74">
            <text:p>5.74</text:p>
          </table:table-cell>
          <table:table-cell table:formula="of:=[.P555] - [.P$553]" office:value-type="float" office:value="2.73">
            <text:p>2.7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68">
            <text:p>0.68</text:p>
          </table:table-cell>
          <table:table-cell table:formula="of:=[.C556] - [.C$553]" office:value-type="float" office:value="3.3">
            <text:p>3.3</text:p>
          </table:table-cell>
          <table:table-cell table:formula="of:=[.D556] - [.D$553]" office:value-type="float" office:value="6.41">
            <text:p>6.41</text:p>
          </table:table-cell>
          <table:table-cell table:formula="of:=[.E556] - [.E$553]" office:value-type="float" office:value="1.21">
            <text:p>1.21</text:p>
          </table:table-cell>
          <table:table-cell table:formula="of:=[.F556] - [.F$553]" office:value-type="float" office:value="3.64">
            <text:p>3.64</text:p>
          </table:table-cell>
          <table:table-cell table:formula="of:=[.G556] - [.G$553]" office:value-type="float" office:value="1.81">
            <text:p>1.81</text:p>
          </table:table-cell>
          <table:table-cell table:formula="of:=[.H556] - [.H$553]" office:value-type="float" office:value="0.629999999999999">
            <text:p>0.63</text:p>
          </table:table-cell>
          <table:table-cell/>
          <table:table-cell office:value-type="float" office:value="0.68">
            <text:p>0.68</text:p>
          </table:table-cell>
          <table:table-cell table:formula="of:=[.K556] - [.K$553]" office:value-type="float" office:value="9.28">
            <text:p>9.28</text:p>
          </table:table-cell>
          <table:table-cell table:formula="of:=[.L556] - [.L$553]" office:value-type="float" office:value="6.54">
            <text:p>6.54</text:p>
          </table:table-cell>
          <table:table-cell table:formula="of:=[.M556] - [.M$553]" office:value-type="float" office:value="4.04">
            <text:p>4.04</text:p>
          </table:table-cell>
          <table:table-cell table:formula="of:=[.N556] - [.N$553]" office:value-type="float" office:value="3.16">
            <text:p>3.16</text:p>
          </table:table-cell>
          <table:table-cell table:formula="of:=[.O556] - [.O$553]" office:value-type="float" office:value="6.83">
            <text:p>6.83</text:p>
          </table:table-cell>
          <table:table-cell table:formula="of:=[.P556] - [.P$553]" office:value-type="float" office:value="3.03">
            <text:p>3.0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72">
            <text:p>0.72</text:p>
          </table:table-cell>
          <table:table-cell table:formula="of:=[.C557] - [.C$553]" office:value-type="float" office:value="3.45">
            <text:p>3.45</text:p>
          </table:table-cell>
          <table:table-cell table:formula="of:=[.D557] - [.D$553]" office:value-type="float" office:value="7.1">
            <text:p>7.1</text:p>
          </table:table-cell>
          <table:table-cell table:formula="of:=[.E557] - [.E$553]" office:value-type="float" office:value="1.62">
            <text:p>1.62</text:p>
          </table:table-cell>
          <table:table-cell table:formula="of:=[.F557] - [.F$553]" office:value-type="float" office:value="3.94">
            <text:p>3.94</text:p>
          </table:table-cell>
          <table:table-cell table:formula="of:=[.G557] - [.G$553]" office:value-type="float" office:value="2.3">
            <text:p>2.3</text:p>
          </table:table-cell>
          <table:table-cell table:formula="of:=[.H557] - [.H$553]" office:value-type="float" office:value="0.829999999999998">
            <text:p>0.83</text:p>
          </table:table-cell>
          <table:table-cell/>
          <table:table-cell office:value-type="float" office:value="0.72">
            <text:p>0.72</text:p>
          </table:table-cell>
          <table:table-cell table:formula="of:=[.K557] - [.K$553]" office:value-type="float" office:value="9.27">
            <text:p>9.27</text:p>
          </table:table-cell>
          <table:table-cell table:formula="of:=[.L557] - [.L$553]" office:value-type="float" office:value="7.47">
            <text:p>7.47</text:p>
          </table:table-cell>
          <table:table-cell table:formula="of:=[.M557] - [.M$553]" office:value-type="float" office:value="4.61">
            <text:p>4.61</text:p>
          </table:table-cell>
          <table:table-cell table:formula="of:=[.N557] - [.N$553]" office:value-type="float" office:value="3.12">
            <text:p>3.12</text:p>
          </table:table-cell>
          <table:table-cell table:formula="of:=[.O557] - [.O$553]" office:value-type="float" office:value="7.67">
            <text:p>7.67</text:p>
          </table:table-cell>
          <table:table-cell table:formula="of:=[.P557] - [.P$553]" office:value-type="float" office:value="3.54">
            <text:p>3.5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76">
            <text:p>0.76</text:p>
          </table:table-cell>
          <table:table-cell table:formula="of:=[.C558] - [.C$553]" office:value-type="float" office:value="3.84">
            <text:p>3.84</text:p>
          </table:table-cell>
          <table:table-cell table:formula="of:=[.D558] - [.D$553]" office:value-type="float" office:value="7.29">
            <text:p>7.29</text:p>
          </table:table-cell>
          <table:table-cell table:formula="of:=[.E558] - [.E$553]" office:value-type="float" office:value="1.3">
            <text:p>1.3</text:p>
          </table:table-cell>
          <table:table-cell table:formula="of:=[.F558] - [.F$553]" office:value-type="float" office:value="4.08">
            <text:p>4.08</text:p>
          </table:table-cell>
          <table:table-cell table:formula="of:=[.G558] - [.G$553]" office:value-type="float" office:value="2.22">
            <text:p>2.22</text:p>
          </table:table-cell>
          <table:table-cell table:formula="of:=[.H558] - [.H$553]" office:value-type="float" office:value="0.649999999999999">
            <text:p>0.65</text:p>
          </table:table-cell>
          <table:table-cell/>
          <table:table-cell office:value-type="float" office:value="0.76">
            <text:p>0.76</text:p>
          </table:table-cell>
          <table:table-cell table:formula="of:=[.K558] - [.K$553]" office:value-type="float" office:value="9.26">
            <text:p>9.26</text:p>
          </table:table-cell>
          <table:table-cell table:formula="of:=[.L558] - [.L$553]" office:value-type="float" office:value="6.82">
            <text:p>6.82</text:p>
          </table:table-cell>
          <table:table-cell table:formula="of:=[.M558] - [.M$553]" office:value-type="float" office:value="5.01">
            <text:p>5.01</text:p>
          </table:table-cell>
          <table:table-cell table:formula="of:=[.N558] - [.N$553]" office:value-type="float" office:value="3.41">
            <text:p>3.41</text:p>
          </table:table-cell>
          <table:table-cell table:formula="of:=[.O558] - [.O$553]" office:value-type="float" office:value="8.1">
            <text:p>8.1</text:p>
          </table:table-cell>
          <table:table-cell table:formula="of:=[.P558] - [.P$553]" office:value-type="float" office:value="3.72">
            <text:p>3.7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8">
            <text:p>0.8</text:p>
          </table:table-cell>
          <table:table-cell table:formula="of:=[.C559] - [.C$553]" office:value-type="float" office:value="4.18">
            <text:p>4.18</text:p>
          </table:table-cell>
          <table:table-cell table:formula="of:=[.D559] - [.D$553]" office:value-type="float" office:value="7.17">
            <text:p>7.17</text:p>
          </table:table-cell>
          <table:table-cell table:formula="of:=[.E559] - [.E$553]" office:value-type="float" office:value="1.11">
            <text:p>1.11</text:p>
          </table:table-cell>
          <table:table-cell table:formula="of:=[.F559] - [.F$553]" office:value-type="float" office:value="4.43">
            <text:p>4.43</text:p>
          </table:table-cell>
          <table:table-cell table:formula="of:=[.G559] - [.G$553]" office:value-type="float" office:value="2.99">
            <text:p>2.99</text:p>
          </table:table-cell>
          <table:table-cell table:formula="of:=[.H559] - [.H$553]" office:value-type="float" office:value="1.07">
            <text:p>1.07</text:p>
          </table:table-cell>
          <table:table-cell/>
          <table:table-cell office:value-type="float" office:value="0.8">
            <text:p>0.8</text:p>
          </table:table-cell>
          <table:table-cell table:formula="of:=[.K559] - [.K$553]" office:value-type="float" office:value="9.87">
            <text:p>9.87</text:p>
          </table:table-cell>
          <table:table-cell table:formula="of:=[.L559] - [.L$553]" office:value-type="float" office:value="6.9">
            <text:p>6.9</text:p>
          </table:table-cell>
          <table:table-cell table:formula="of:=[.M559] - [.M$553]" office:value-type="float" office:value="4.67">
            <text:p>4.67</text:p>
          </table:table-cell>
          <table:table-cell table:formula="of:=[.N559] - [.N$553]" office:value-type="float" office:value="3.56">
            <text:p>3.56</text:p>
          </table:table-cell>
          <table:table-cell table:formula="of:=[.O559] - [.O$553]" office:value-type="float" office:value="8.33">
            <text:p>8.33</text:p>
          </table:table-cell>
          <table:table-cell table:formula="of:=[.P559] - [.P$553]" office:value-type="float" office:value="4.06">
            <text:p>4.0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84">
            <text:p>0.84</text:p>
          </table:table-cell>
          <table:table-cell table:formula="of:=[.C560] - [.C$553]" office:value-type="float" office:value="4.28">
            <text:p>4.28</text:p>
          </table:table-cell>
          <table:table-cell table:formula="of:=[.D560] - [.D$553]" office:value-type="float" office:value="7.06">
            <text:p>7.06</text:p>
          </table:table-cell>
          <table:table-cell table:formula="of:=[.E560] - [.E$553]" office:value-type="float" office:value="1.34">
            <text:p>1.34</text:p>
          </table:table-cell>
          <table:table-cell table:formula="of:=[.F560] - [.F$553]" office:value-type="float" office:value="4.45">
            <text:p>4.45</text:p>
          </table:table-cell>
          <table:table-cell table:formula="of:=[.G560] - [.G$553]" office:value-type="float" office:value="3.71">
            <text:p>3.71</text:p>
          </table:table-cell>
          <table:table-cell table:formula="of:=[.H560] - [.H$553]" office:value-type="float" office:value="0.899999999999999">
            <text:p>0.9</text:p>
          </table:table-cell>
          <table:table-cell/>
          <table:table-cell office:value-type="float" office:value="0.84">
            <text:p>0.84</text:p>
          </table:table-cell>
          <table:table-cell table:formula="of:=[.K560] - [.K$553]" office:value-type="float" office:value="9.53">
            <text:p>9.53</text:p>
          </table:table-cell>
          <table:table-cell table:formula="of:=[.L560] - [.L$553]" office:value-type="float" office:value="7.75">
            <text:p>7.75</text:p>
          </table:table-cell>
          <table:table-cell table:formula="of:=[.M560] - [.M$553]" office:value-type="float" office:value="4.68">
            <text:p>4.68</text:p>
          </table:table-cell>
          <table:table-cell table:formula="of:=[.N560] - [.N$553]" office:value-type="float" office:value="3.08">
            <text:p>3.08</text:p>
          </table:table-cell>
          <table:table-cell table:formula="of:=[.O560] - [.O$553]" office:value-type="float" office:value="8.25">
            <text:p>8.25</text:p>
          </table:table-cell>
          <table:table-cell table:formula="of:=[.P560] - [.P$553]" office:value-type="float" office:value="4.06">
            <text:p>4.0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88">
            <text:p>0.88</text:p>
          </table:table-cell>
          <table:table-cell table:formula="of:=[.C561] - [.C$553]" office:value-type="float" office:value="4.1">
            <text:p>4.1</text:p>
          </table:table-cell>
          <table:table-cell table:formula="of:=[.D561] - [.D$553]" office:value-type="float" office:value="7.14">
            <text:p>7.14</text:p>
          </table:table-cell>
          <table:table-cell table:formula="of:=[.E561] - [.E$553]" office:value-type="float" office:value="0.649999999999999">
            <text:p>0.65</text:p>
          </table:table-cell>
          <table:table-cell table:formula="of:=[.F561] - [.F$553]" office:value-type="float" office:value="4.58">
            <text:p>4.58</text:p>
          </table:table-cell>
          <table:table-cell table:formula="of:=[.G561] - [.G$553]" office:value-type="float" office:value="3.98">
            <text:p>3.98</text:p>
          </table:table-cell>
          <table:table-cell table:formula="of:=[.H561] - [.H$553]" office:value-type="float" office:value="0.77">
            <text:p>0.77</text:p>
          </table:table-cell>
          <table:table-cell/>
          <table:table-cell office:value-type="float" office:value="0.88">
            <text:p>0.88</text:p>
          </table:table-cell>
          <table:table-cell table:formula="of:=[.K561] - [.K$553]" office:value-type="float" office:value="8.77">
            <text:p>8.77</text:p>
          </table:table-cell>
          <table:table-cell table:formula="of:=[.L561] - [.L$553]" office:value-type="float" office:value="6.79">
            <text:p>6.79</text:p>
          </table:table-cell>
          <table:table-cell table:formula="of:=[.M561] - [.M$553]" office:value-type="float" office:value="4.32">
            <text:p>4.32</text:p>
          </table:table-cell>
          <table:table-cell table:formula="of:=[.N561] - [.N$553]" office:value-type="float" office:value="3.11">
            <text:p>3.11</text:p>
          </table:table-cell>
          <table:table-cell table:formula="of:=[.O561] - [.O$553]" office:value-type="float" office:value="8.16">
            <text:p>8.16</text:p>
          </table:table-cell>
          <table:table-cell table:formula="of:=[.P561] - [.P$553]" office:value-type="float" office:value="4.63">
            <text:p>4.6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92">
            <text:p>0.92</text:p>
          </table:table-cell>
          <table:table-cell table:formula="of:=[.C562] - [.C$553]" office:value-type="float" office:value="4.3">
            <text:p>4.3</text:p>
          </table:table-cell>
          <table:table-cell table:formula="of:=[.D562] - [.D$553]" office:value-type="float" office:value="6.24">
            <text:p>6.24</text:p>
          </table:table-cell>
          <table:table-cell table:formula="of:=[.E562] - [.E$553]" office:value-type="float" office:value="0.509999999999998">
            <text:p>0.51</text:p>
          </table:table-cell>
          <table:table-cell table:formula="of:=[.F562] - [.F$553]" office:value-type="float" office:value="4.81">
            <text:p>4.81</text:p>
          </table:table-cell>
          <table:table-cell table:formula="of:=[.G562] - [.G$553]" office:value-type="float" office:value="3.78">
            <text:p>3.78</text:p>
          </table:table-cell>
          <table:table-cell table:formula="of:=[.H562] - [.H$553]" office:value-type="float" office:value="0.529999999999998">
            <text:p>0.53</text:p>
          </table:table-cell>
          <table:table-cell/>
          <table:table-cell office:value-type="float" office:value="0.92">
            <text:p>0.92</text:p>
          </table:table-cell>
          <table:table-cell table:formula="of:=[.K562] - [.K$553]" office:value-type="float" office:value="7.69">
            <text:p>7.69</text:p>
          </table:table-cell>
          <table:table-cell table:formula="of:=[.L562] - [.L$553]" office:value-type="float" office:value="6.05">
            <text:p>6.05</text:p>
          </table:table-cell>
          <table:table-cell table:formula="of:=[.M562] - [.M$553]" office:value-type="float" office:value="4.6">
            <text:p>4.6</text:p>
          </table:table-cell>
          <table:table-cell table:formula="of:=[.N562] - [.N$553]" office:value-type="float" office:value="3.12">
            <text:p>3.12</text:p>
          </table:table-cell>
          <table:table-cell table:formula="of:=[.O562] - [.O$553]" office:value-type="float" office:value="8.11">
            <text:p>8.11</text:p>
          </table:table-cell>
          <table:table-cell table:formula="of:=[.P562] - [.P$553]" office:value-type="float" office:value="4.61">
            <text:p>4.6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96">
            <text:p>0.96</text:p>
          </table:table-cell>
          <table:table-cell table:formula="of:=[.C563] - [.C$553]" office:value-type="float" office:value="3.31">
            <text:p>3.31</text:p>
          </table:table-cell>
          <table:table-cell table:formula="of:=[.D563] - [.D$553]" office:value-type="float" office:value="5.9">
            <text:p>5.9</text:p>
          </table:table-cell>
          <table:table-cell table:formula="of:=[.E563] - [.E$553]" office:value-type="float" office:value="0.0499999999999972">
            <text:p>0.05</text:p>
          </table:table-cell>
          <table:table-cell table:formula="of:=[.F563] - [.F$553]" office:value-type="float" office:value="4.57">
            <text:p>4.57</text:p>
          </table:table-cell>
          <table:table-cell table:formula="of:=[.G563] - [.G$553]" office:value-type="float" office:value="3.05">
            <text:p>3.05</text:p>
          </table:table-cell>
          <table:table-cell table:formula="of:=[.H563] - [.H$553]" office:value-type="float" office:value="0.319999999999997">
            <text:p>0.32</text:p>
          </table:table-cell>
          <table:table-cell/>
          <table:table-cell office:value-type="float" office:value="0.96">
            <text:p>0.96</text:p>
          </table:table-cell>
          <table:table-cell table:formula="of:=[.K563] - [.K$553]" office:value-type="float" office:value="6.56">
            <text:p>6.56</text:p>
          </table:table-cell>
          <table:table-cell table:formula="of:=[.L563] - [.L$553]" office:value-type="float" office:value="4.55">
            <text:p>4.55</text:p>
          </table:table-cell>
          <table:table-cell table:formula="of:=[.M563] - [.M$553]" office:value-type="float" office:value="3.47">
            <text:p>3.47</text:p>
          </table:table-cell>
          <table:table-cell table:formula="of:=[.N563] - [.N$553]" office:value-type="float" office:value="2.2">
            <text:p>2.2</text:p>
          </table:table-cell>
          <table:table-cell table:formula="of:=[.O563] - [.O$553]" office:value-type="float" office:value="7.11">
            <text:p>7.11</text:p>
          </table:table-cell>
          <table:table-cell table:formula="of:=[.P563] - [.P$553]" office:value-type="float" office:value="4.68">
            <text:p>4.6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C564] - [.C$553]" office:value-type="float" office:value="2.22">
            <text:p>2.22</text:p>
          </table:table-cell>
          <table:table-cell table:formula="of:=[.D564] - [.D$553]" office:value-type="float" office:value="5.07">
            <text:p>5.07</text:p>
          </table:table-cell>
          <table:table-cell table:formula="of:=[.E564] - [.E$553]" office:value-type="float" office:value="-1.04">
            <text:p>-1.04</text:p>
          </table:table-cell>
          <table:table-cell table:formula="of:=[.F564] - [.F$553]" office:value-type="float" office:value="3.94">
            <text:p>3.94</text:p>
          </table:table-cell>
          <table:table-cell table:formula="of:=[.G564] - [.G$553]" office:value-type="float" office:value="2.8">
            <text:p>2.8</text:p>
          </table:table-cell>
          <table:table-cell table:formula="of:=[.H564] - [.H$553]" office:value-type="float" office:value="-0.150000000000002">
            <text:p>-0.15</text:p>
          </table:table-cell>
          <table:table-cell/>
          <table:table-cell office:value-type="float" office:value="1">
            <text:p>1</text:p>
          </table:table-cell>
          <table:table-cell table:formula="of:=[.K564] - [.K$553]" office:value-type="float" office:value="1.94">
            <text:p>1.94</text:p>
          </table:table-cell>
          <table:table-cell table:formula="of:=[.L564] - [.L$553]" office:value-type="float" office:value="1.12">
            <text:p>1.12</text:p>
          </table:table-cell>
          <table:table-cell table:formula="of:=[.M564] - [.M$553]" office:value-type="float" office:value="2.07">
            <text:p>2.07</text:p>
          </table:table-cell>
          <table:table-cell table:formula="of:=[.N564] - [.N$553]" office:value-type="float" office:value="0.210000000000001">
            <text:p>0.21</text:p>
          </table:table-cell>
          <table:table-cell table:formula="of:=[.O564] - [.O$553]" office:value-type="float" office:value="3.18">
            <text:p>3.18</text:p>
          </table:table-cell>
          <table:table-cell table:formula="of:=[.P564] - [.P$553]" office:value-type="float" office:value="5.52">
            <text:p>5.5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andom</text:p>
          </table:table-cell>
          <table:table-cell table:number-columns-repeated="2" office:value-type="float" office:value="29.05">
            <text:p>29.05</text:p>
          </table:table-cell>
          <table:table-cell table:number-columns-repeated="2" office:value-type="float" office:value="29.17">
            <text:p>29.17</text:p>
          </table:table-cell>
          <table:table-cell office:value-type="float" office:value="29.05">
            <text:p>29.05</text:p>
          </table:table-cell>
          <table:table-cell office:value-type="float" office:value="29.17">
            <text:p>29.17</text:p>
          </table:table-cell>
          <table:table-cell/>
          <table:table-cell office:value-type="string">
            <text:p>Random</text:p>
          </table:table-cell>
          <table:table-cell table:number-columns-repeated="2" office:value-type="float" office:value="12.84">
            <text:p>12.84</text:p>
          </table:table-cell>
          <table:table-cell table:number-columns-repeated="2" office:value-type="float" office:value="10.5">
            <text:p>10.5</text:p>
          </table:table-cell>
          <table:table-cell office:value-type="float" office:value="12.84">
            <text:p>12.84</text:p>
          </table:table-cell>
          <table:table-cell office:value-type="float" office:value="10.5">
            <text:p>10.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2.27">
            <text:p>32.27</text:p>
          </table:table-cell>
          <table:table-cell office:value-type="float" office:value="34.89">
            <text:p>34.89</text:p>
          </table:table-cell>
          <table:table-cell office:value-type="float" office:value="31.2">
            <text:p>31.2</text:p>
          </table:table-cell>
          <table:table-cell office:value-type="float" office:value="32.28">
            <text:p>32.28</text:p>
          </table:table-cell>
          <table:table-cell office:value-type="float" office:value="30.38">
            <text:p>30.38</text:p>
          </table:table-cell>
          <table:table-cell office:value-type="float" office:value="29.75">
            <text:p>29.75</text:p>
          </table:table-cell>
          <table:table-cell table:number-columns-repeated="2"/>
          <table:table-cell office:value-type="float" office:value="19.97">
            <text:p>19.97</text:p>
          </table:table-cell>
          <table:table-cell office:value-type="float" office:value="18.37">
            <text:p>18.37</text:p>
          </table:table-cell>
          <table:table-cell office:value-type="float" office:value="13.92">
            <text:p>13.92</text:p>
          </table:table-cell>
          <table:table-cell office:value-type="float" office:value="13.03">
            <text:p>13.03</text:p>
          </table:table-cell>
          <table:table-cell office:value-type="float" office:value="17.78">
            <text:p>17.78</text:p>
          </table:table-cell>
          <table:table-cell office:value-type="float" office:value="13.03">
            <text:p>13.0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2.35">
            <text:p>32.35</text:p>
          </table:table-cell>
          <table:table-cell office:value-type="float" office:value="35.29">
            <text:p>35.29</text:p>
          </table:table-cell>
          <table:table-cell office:value-type="float" office:value="30.14">
            <text:p>30.14</text:p>
          </table:table-cell>
          <table:table-cell office:value-type="float" office:value="32.64">
            <text:p>32.64</text:p>
          </table:table-cell>
          <table:table-cell office:value-type="float" office:value="30.29">
            <text:p>30.29</text:p>
          </table:table-cell>
          <table:table-cell office:value-type="float" office:value="29.64">
            <text:p>29.64</text:p>
          </table:table-cell>
          <table:table-cell table:number-columns-repeated="2"/>
          <table:table-cell office:value-type="float" office:value="21.27">
            <text:p>21.27</text:p>
          </table:table-cell>
          <table:table-cell office:value-type="float" office:value="19.05">
            <text:p>19.05</text:p>
          </table:table-cell>
          <table:table-cell office:value-type="float" office:value="14.39">
            <text:p>14.39</text:p>
          </table:table-cell>
          <table:table-cell office:value-type="float" office:value="13.47">
            <text:p>13.47</text:p>
          </table:table-cell>
          <table:table-cell office:value-type="float" office:value="18.58">
            <text:p>18.58</text:p>
          </table:table-cell>
          <table:table-cell office:value-type="float" office:value="13.23">
            <text:p>13.2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2.35">
            <text:p>32.35</text:p>
          </table:table-cell>
          <table:table-cell office:value-type="float" office:value="35.46">
            <text:p>35.46</text:p>
          </table:table-cell>
          <table:table-cell office:value-type="float" office:value="30.38">
            <text:p>30.38</text:p>
          </table:table-cell>
          <table:table-cell office:value-type="float" office:value="32.81">
            <text:p>32.81</text:p>
          </table:table-cell>
          <table:table-cell office:value-type="float" office:value="30.86">
            <text:p>30.86</text:p>
          </table:table-cell>
          <table:table-cell office:value-type="float" office:value="29.8">
            <text:p>29.8</text:p>
          </table:table-cell>
          <table:table-cell table:number-columns-repeated="2"/>
          <table:table-cell office:value-type="float" office:value="22.12">
            <text:p>22.12</text:p>
          </table:table-cell>
          <table:table-cell office:value-type="float" office:value="19.38">
            <text:p>19.38</text:p>
          </table:table-cell>
          <table:table-cell office:value-type="float" office:value="14.54">
            <text:p>14.54</text:p>
          </table:table-cell>
          <table:table-cell office:value-type="float" office:value="13.66">
            <text:p>13.66</text:p>
          </table:table-cell>
          <table:table-cell office:value-type="float" office:value="19.67">
            <text:p>19.67</text:p>
          </table:table-cell>
          <table:table-cell office:value-type="float" office:value="13.53">
            <text:p>13.5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2.5">
            <text:p>32.5</text:p>
          </table:table-cell>
          <table:table-cell office:value-type="float" office:value="36.15">
            <text:p>36.15</text:p>
          </table:table-cell>
          <table:table-cell office:value-type="float" office:value="30.79">
            <text:p>30.79</text:p>
          </table:table-cell>
          <table:table-cell office:value-type="float" office:value="33.11">
            <text:p>33.11</text:p>
          </table:table-cell>
          <table:table-cell office:value-type="float" office:value="31.35">
            <text:p>31.35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22.11">
            <text:p>22.11</text:p>
          </table:table-cell>
          <table:table-cell office:value-type="float" office:value="20.31">
            <text:p>20.31</text:p>
          </table:table-cell>
          <table:table-cell office:value-type="float" office:value="15.11">
            <text:p>15.11</text:p>
          </table:table-cell>
          <table:table-cell office:value-type="float" office:value="13.62">
            <text:p>13.62</text:p>
          </table:table-cell>
          <table:table-cell office:value-type="float" office:value="20.51">
            <text:p>20.51</text:p>
          </table:table-cell>
          <table:table-cell office:value-type="float" office:value="14.04">
            <text:p>14.0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2.89">
            <text:p>32.89</text:p>
          </table:table-cell>
          <table:table-cell office:value-type="float" office:value="36.34">
            <text:p>36.34</text:p>
          </table:table-cell>
          <table:table-cell office:value-type="float" office:value="30.47">
            <text:p>30.47</text:p>
          </table:table-cell>
          <table:table-cell office:value-type="float" office:value="33.25">
            <text:p>33.25</text:p>
          </table:table-cell>
          <table:table-cell office:value-type="float" office:value="31.27">
            <text:p>31.27</text:p>
          </table:table-cell>
          <table:table-cell office:value-type="float" office:value="29.82">
            <text:p>29.82</text:p>
          </table:table-cell>
          <table:table-cell table:number-columns-repeated="2"/>
          <table:table-cell office:value-type="float" office:value="22.1">
            <text:p>22.1</text:p>
          </table:table-cell>
          <table:table-cell office:value-type="float" office:value="19.66">
            <text:p>19.66</text:p>
          </table:table-cell>
          <table:table-cell office:value-type="float" office:value="15.51">
            <text:p>15.51</text:p>
          </table:table-cell>
          <table:table-cell office:value-type="float" office:value="13.91">
            <text:p>13.91</text:p>
          </table:table-cell>
          <table:table-cell office:value-type="float" office:value="20.94">
            <text:p>20.94</text:p>
          </table:table-cell>
          <table:table-cell office:value-type="float" office:value="14.22">
            <text:p>14.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3.23">
            <text:p>33.23</text:p>
          </table:table-cell>
          <table:table-cell office:value-type="float" office:value="36.22">
            <text:p>36.22</text:p>
          </table:table-cell>
          <table:table-cell office:value-type="float" office:value="30.28">
            <text:p>30.28</text:p>
          </table:table-cell>
          <table:table-cell office:value-type="float" office:value="33.6">
            <text:p>33.6</text:p>
          </table:table-cell>
          <table:table-cell office:value-type="float" office:value="32.04">
            <text:p>32.04</text:p>
          </table:table-cell>
          <table:table-cell office:value-type="float" office:value="30.24">
            <text:p>30.24</text:p>
          </table:table-cell>
          <table:table-cell table:number-columns-repeated="2"/>
          <table:table-cell office:value-type="float" office:value="22.71">
            <text:p>22.71</text:p>
          </table:table-cell>
          <table:table-cell office:value-type="float" office:value="19.74">
            <text:p>19.74</text:p>
          </table:table-cell>
          <table:table-cell office:value-type="float" office:value="15.17">
            <text:p>15.17</text:p>
          </table:table-cell>
          <table:table-cell office:value-type="float" office:value="14.06">
            <text:p>14.06</text:p>
          </table:table-cell>
          <table:table-cell office:value-type="float" office:value="21.17">
            <text:p>21.17</text:p>
          </table:table-cell>
          <table:table-cell office:value-type="float" office:value="14.56">
            <text:p>14.5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3.33">
            <text:p>33.33</text:p>
          </table:table-cell>
          <table:table-cell office:value-type="float" office:value="36.11">
            <text:p>36.11</text:p>
          </table:table-cell>
          <table:table-cell office:value-type="float" office:value="30.51">
            <text:p>30.51</text:p>
          </table:table-cell>
          <table:table-cell office:value-type="float" office:value="33.62">
            <text:p>33.62</text:p>
          </table:table-cell>
          <table:table-cell office:value-type="float" office:value="32.76">
            <text:p>32.76</text:p>
          </table:table-cell>
          <table:table-cell office:value-type="float" office:value="30.07">
            <text:p>30.07</text:p>
          </table:table-cell>
          <table:table-cell table:number-columns-repeated="2"/>
          <table:table-cell office:value-type="float" office:value="22.37">
            <text:p>22.37</text:p>
          </table:table-cell>
          <table:table-cell office:value-type="float" office:value="20.59">
            <text:p>20.59</text:p>
          </table:table-cell>
          <table:table-cell office:value-type="float" office:value="15.18">
            <text:p>15.18</text:p>
          </table:table-cell>
          <table:table-cell office:value-type="float" office:value="13.58">
            <text:p>13.58</text:p>
          </table:table-cell>
          <table:table-cell office:value-type="float" office:value="21.09">
            <text:p>21.09</text:p>
          </table:table-cell>
          <table:table-cell office:value-type="float" office:value="14.56">
            <text:p>14.5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3.15">
            <text:p>33.15</text:p>
          </table:table-cell>
          <table:table-cell office:value-type="float" office:value="36.19">
            <text:p>36.19</text:p>
          </table:table-cell>
          <table:table-cell office:value-type="float" office:value="29.82">
            <text:p>29.82</text:p>
          </table:table-cell>
          <table:table-cell office:value-type="float" office:value="33.75">
            <text:p>33.75</text:p>
          </table:table-cell>
          <table:table-cell office:value-type="float" office:value="33.03">
            <text:p>33.03</text:p>
          </table:table-cell>
          <table:table-cell office:value-type="float" office:value="29.94">
            <text:p>29.94</text:p>
          </table:table-cell>
          <table:table-cell table:number-columns-repeated="2"/>
          <table:table-cell office:value-type="float" office:value="21.61">
            <text:p>21.61</text:p>
          </table:table-cell>
          <table:table-cell office:value-type="float" office:value="19.63">
            <text:p>19.63</text:p>
          </table:table-cell>
          <table:table-cell office:value-type="float" office:value="14.82">
            <text:p>14.82</text:p>
          </table:table-cell>
          <table:table-cell office:value-type="float" office:value="13.61">
            <text:p>13.61</text:p>
          </table:table-cell>
          <table:table-cell office:value-type="float" office:value="21">
            <text:p>21</text:p>
          </table:table-cell>
          <table:table-cell office:value-type="float" office:value="15.13">
            <text:p>15.1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3.35">
            <text:p>33.35</text:p>
          </table:table-cell>
          <table:table-cell office:value-type="float" office:value="35.29">
            <text:p>35.29</text:p>
          </table:table-cell>
          <table:table-cell office:value-type="float" office:value="29.68">
            <text:p>29.68</text:p>
          </table:table-cell>
          <table:table-cell office:value-type="float" office:value="33.98">
            <text:p>33.98</text:p>
          </table:table-cell>
          <table:table-cell office:value-type="float" office:value="32.83">
            <text:p>32.83</text:p>
          </table:table-cell>
          <table:table-cell office:value-type="float" office:value="29.7">
            <text:p>29.7</text:p>
          </table:table-cell>
          <table:table-cell table:number-columns-repeated="2"/>
          <table:table-cell office:value-type="float" office:value="20.53">
            <text:p>20.53</text:p>
          </table:table-cell>
          <table:table-cell office:value-type="float" office:value="18.89">
            <text:p>18.89</text:p>
          </table:table-cell>
          <table:table-cell office:value-type="float" office:value="15.1">
            <text:p>15.1</text:p>
          </table:table-cell>
          <table:table-cell office:value-type="float" office:value="13.62">
            <text:p>13.62</text:p>
          </table:table-cell>
          <table:table-cell office:value-type="float" office:value="20.95">
            <text:p>20.95</text:p>
          </table:table-cell>
          <table:table-cell office:value-type="float" office:value="15.11">
            <text:p>15.1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2.36">
            <text:p>32.36</text:p>
          </table:table-cell>
          <table:table-cell office:value-type="float" office:value="34.95">
            <text:p>34.95</text:p>
          </table:table-cell>
          <table:table-cell office:value-type="float" office:value="29.22">
            <text:p>29.22</text:p>
          </table:table-cell>
          <table:table-cell office:value-type="float" office:value="33.74">
            <text:p>33.74</text:p>
          </table:table-cell>
          <table:table-cell office:value-type="float" office:value="32.1">
            <text:p>32.1</text:p>
          </table:table-cell>
          <table:table-cell office:value-type="float" office:value="29.49">
            <text:p>29.49</text:p>
          </table:table-cell>
          <table:table-cell table:number-columns-repeated="2"/>
          <table:table-cell office:value-type="float" office:value="19.4">
            <text:p>19.4</text:p>
          </table:table-cell>
          <table:table-cell office:value-type="float" office:value="17.39">
            <text:p>17.39</text:p>
          </table:table-cell>
          <table:table-cell office:value-type="float" office:value="13.97">
            <text:p>13.97</text:p>
          </table:table-cell>
          <table:table-cell office:value-type="float" office:value="12.7">
            <text:p>12.7</text:p>
          </table:table-cell>
          <table:table-cell office:value-type="float" office:value="19.95">
            <text:p>19.95</text:p>
          </table:table-cell>
          <table:table-cell office:value-type="float" office:value="15.18">
            <text:p>15.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1.27">
            <text:p>31.27</text:p>
          </table:table-cell>
          <table:table-cell office:value-type="float" office:value="34.12">
            <text:p>34.12</text:p>
          </table:table-cell>
          <table:table-cell office:value-type="float" office:value="28.13">
            <text:p>28.13</text:p>
          </table:table-cell>
          <table:table-cell office:value-type="float" office:value="33.11">
            <text:p>33.11</text:p>
          </table:table-cell>
          <table:table-cell office:value-type="float" office:value="31.85">
            <text:p>31.85</text:p>
          </table:table-cell>
          <table:table-cell office:value-type="float" office:value="29.02">
            <text:p>29.02</text:p>
          </table:table-cell>
          <table:table-cell table:number-columns-repeated="2"/>
          <table:table-cell office:value-type="float" office:value="14.78">
            <text:p>14.78</text:p>
          </table:table-cell>
          <table:table-cell office:value-type="float" office:value="13.96">
            <text:p>13.96</text:p>
          </table:table-cell>
          <table:table-cell office:value-type="float" office:value="12.57">
            <text:p>12.57</text:p>
          </table:table-cell>
          <table:table-cell office:value-type="float" office:value="10.71">
            <text:p>10.71</text:p>
          </table:table-cell>
          <table:table-cell table:number-columns-repeated="2" office:value-type="float" office:value="16.02">
            <text:p>16.02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/>
          <table:table-cell>
            <draw:frame table:end-cell-address="Sheet1.H581" table:end-x="0.826in" table:end-y="0.1429in" draw:z-index="26" draw:style-name="gr1" svg:width="6in" svg:height="2.7598in" svg:x="0.1598in" svg:y="0.05in">
              <draw:object draw:notify-on-update-of-ranges="Sheet1.B542:Sheet1.B552 Sheet1.C541:Sheet1.C541 Sheet1.C542:Sheet1.C552 Sheet1.D541:Sheet1.D541 Sheet1.D542:Sheet1.D552 Sheet1.G541:Sheet1.G541 Sheet1.G542:Sheet1.G552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7"/>
          <table:table-cell>
            <draw:frame table:end-cell-address="Sheet1.Q581" table:end-x="0.3764in" table:end-y="0.1634in" draw:z-index="28" draw:style-name="gr1" svg:width="6in" svg:height="2.7598in" svg:x="0.5996in" svg:y="0.0705in">
              <draw:object draw:notify-on-update-of-ranges="Sheet1.J542:Sheet1.J552 Sheet1.K541:Sheet1.K541 Sheet1.K542:Sheet1.K552 Sheet1.L541:Sheet1.L541 Sheet1.L542:Sheet1.L552 Sheet1.O541:Sheet1.O541 Sheet1.O542:Sheet1.O552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table:number-columns-repeated="16"/>
        </table:table-row>
        <table:table-row table:style-name="ro1" table:number-rows-repeated="17">
          <table:table-cell table:number-columns-repeated="26"/>
        </table:table-row>
        <table:table-row table:style-name="ro1">
          <table:table-cell/>
          <table:table-cell>
            <draw:frame table:end-cell-address="Sheet1.H599" table:end-x="0.7283in" table:end-y="0.1425in" draw:z-index="27" draw:style-name="gr1" svg:width="6in" svg:height="2.7598in" svg:x="0.0622in" svg:y="0.05in">
              <draw:object draw:notify-on-update-of-ranges="Sheet1.B542:Sheet1.B552 Sheet1.E541:Sheet1.E541 Sheet1.E542:Sheet1.E552 Sheet1.F541:Sheet1.F541 Sheet1.F542:Sheet1.F552 Sheet1.H541:Sheet1.H541 Sheet1.H542:Sheet1.H552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table:number-columns-repeated="24"/>
        </table:table-row>
        <table:table-row table:style-name="ro1">
          <table:table-cell table:number-columns-repeated="9"/>
          <table:table-cell>
            <draw:frame table:end-cell-address="Sheet1.Q600" table:end-x="0.2118in" table:end-y="0.122in" draw:z-index="29" draw:style-name="gr1" svg:width="6in" svg:height="2.7598in" svg:x="0.435in" svg:y="0.0291in">
              <draw:object draw:notify-on-update-of-ranges="Sheet1.J542:Sheet1.J552 Sheet1.M541:Sheet1.M541 Sheet1.M542:Sheet1.M552 Sheet1.N541:Sheet1.N541 Sheet1.N542:Sheet1.N552 Sheet1.P541:Sheet1.P541 Sheet1.P542:Sheet1.P552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table:number-columns-repeated="16"/>
        </table:table-row>
        <table:table-row table:style-name="ro1" table:number-rows-repeated="17">
          <table:table-cell table:number-columns-repeated="26"/>
        </table:table-row>
        <table:table-row table:style-name="ro1">
          <table:table-cell office:value-type="string">
            <text:p>Varianz</text:p>
          </table:table-cell>
          <table:table-cell office:value-type="string">
            <text:p>Anzahl Experimente</text:p>
          </table:table-cell>
          <table:table-cell office:value-type="string">
            <text:p>1. Lauf</text:p>
          </table:table-cell>
          <table:table-cell office:value-type="string">
            <text:p>2. Lauf</text:p>
          </table:table-cell>
          <table:table-cell office:value-type="string">
            <text:p>3. Lauf</text:p>
          </table:table-cell>
          <table:table-cell office:value-type="string">
            <text:p>4. Lauf</text:p>
          </table:table-cell>
          <table:table-cell office:value-type="string">
            <text:p>5. Lauf</text:p>
          </table:table-cell>
          <table:table-cell office:value-type="string">
            <text:p>6. Lauf</text:p>
          </table:table-cell>
          <table:table-cell office:value-type="string">
            <text:p>7. Lauf</text:p>
          </table:table-cell>
          <table:table-cell office:value-type="string">
            <text:p>8. Lauf</text:p>
          </table:table-cell>
          <table:table-cell office:value-type="string">
            <text:p>9. Lauf</text:p>
          </table:table-cell>
          <table:table-cell office:value-type="string">
            <text:p>10. Lauf</text:p>
          </table:table-cell>
          <table:table-cell table:number-columns-repeated="13"/>
          <table:table-cell office:value-type="string">
            <text:p>Sich zufällig bewegende Agenten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0.48">
            <text:p>30.48</text:p>
          </table:table-cell>
          <table:table-cell office:value-type="float" office:value="29.6">
            <text:p>29.6</text:p>
          </table:table-cell>
          <table:table-cell office:value-type="float" office:value="27.3">
            <text:p>27.3</text:p>
          </table:table-cell>
          <table:table-cell office:value-type="float" office:value="29.78">
            <text:p>29.78</text:p>
          </table:table-cell>
          <table:table-cell office:value-type="float" office:value="29.14">
            <text:p>29.14</text:p>
          </table:table-cell>
          <table:table-cell office:value-type="float" office:value="29.96">
            <text:p>29.96</text:p>
          </table:table-cell>
          <table:table-cell office:value-type="float" office:value="28.6">
            <text:p>28.6</text:p>
          </table:table-cell>
          <table:table-cell office:value-type="float" office:value="31.38">
            <text:p>31.38</text:p>
          </table:table-cell>
          <table:table-cell office:value-type="float" office:value="30.86">
            <text:p>30.86</text:p>
          </table:table-cell>
          <table:table-cell office:value-type="float" office:value="30.14">
            <text:p>30.14</text:p>
          </table:table-cell>
          <table:table-cell table:style-name="ce4" table:formula="of:=SUM([.C604:.L604])/1000" office:value-type="float" office:value="0.29724">
            <text:p>0.2972</text:p>
          </table:table-cell>
          <table:table-cell table:formula="of:=VARA([.C604:.L604])" office:value-type="float" office:value="1.37020444444444">
            <text:p>1.37</text:p>
          </table:table-cell>
          <table:table-cell table:formula="of:=SUM([.C604:.L604])/10" office:value-type="float" office:value="29.724">
            <text:p>29.72</text:p>
          </table:table-cell>
          <table:table-cell table:formula="of:=([.C604]-[.$O604])*([.C604]-[.$O604])" office:value-type="float" office:value="0.571536">
            <text:p>0.57</text:p>
          </table:table-cell>
          <table:table-cell table:formula="of:=([.D604]-[.$O604])*([.D604]-[.$O604])" office:value-type="float" office:value="0.0153759999999997">
            <text:p>0.02</text:p>
          </table:table-cell>
          <table:table-cell table:formula="of:=([.E604]-[.$O604])*([.E604]-[.$O604])" office:value-type="float" office:value="5.875776">
            <text:p>5.88</text:p>
          </table:table-cell>
          <table:table-cell table:formula="of:=([.F604]-[.$O604])*([.F604]-[.$O604])" office:value-type="float" office:value="0.0031360000000001">
            <text:p>0</text:p>
          </table:table-cell>
          <table:table-cell table:formula="of:=([.G604]-[.$O604])*([.G604]-[.$O604])" office:value-type="float" office:value="0.341056">
            <text:p>0.34</text:p>
          </table:table-cell>
          <table:table-cell table:formula="of:=([.H604]-[.$O604])*([.H604]-[.$O604])" office:value-type="float" office:value="0.0556960000000003">
            <text:p>0.06</text:p>
          </table:table-cell>
          <table:table-cell table:formula="of:=([.I604]-[.$O604])*([.I604]-[.$O604])" office:value-type="float" office:value="1.263376">
            <text:p>1.26</text:p>
          </table:table-cell>
          <table:table-cell table:formula="of:=([.J604]-[.$O604])*([.J604]-[.$O604])" office:value-type="float" office:value="2.742336">
            <text:p>2.74</text:p>
          </table:table-cell>
          <table:table-cell table:formula="of:=([.K604]-[.$O604])*([.K604]-[.$O604])" office:value-type="float" office:value="1.290496">
            <text:p>1.29</text:p>
          </table:table-cell>
          <table:table-cell table:formula="of:=([.L604]-[.$O604])*([.L604]-[.$O604])" office:value-type="float" office:value="0.173056">
            <text:p>0.17</text:p>
          </table:table-cell>
          <table:table-cell table:formula="of:=SUM([.P604:.Y604])" office:value-type="float" office:value="12.33184">
            <text:p>12.3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0.16">
            <text:p>30.16</text:p>
          </table:table-cell>
          <table:table-cell office:value-type="float" office:value="28.77">
            <text:p>28.77</text:p>
          </table:table-cell>
          <table:table-cell office:value-type="float" office:value="30.83">
            <text:p>30.83</text:p>
          </table:table-cell>
          <table:table-cell office:value-type="float" office:value="29.8">
            <text:p>29.8</text:p>
          </table:table-cell>
          <table:table-cell office:value-type="float" office:value="30.16">
            <text:p>30.16</text:p>
          </table:table-cell>
          <table:table-cell office:value-type="float" office:value="29.74">
            <text:p>29.74</text:p>
          </table:table-cell>
          <table:table-cell office:value-type="float" office:value="31.38">
            <text:p>31.38</text:p>
          </table:table-cell>
          <table:table-cell office:value-type="float" office:value="28.95">
            <text:p>28.95</text:p>
          </table:table-cell>
          <table:table-cell office:value-type="float" office:value="28.82">
            <text:p>28.82</text:p>
          </table:table-cell>
          <table:table-cell office:value-type="float" office:value="28.76">
            <text:p>28.76</text:p>
          </table:table-cell>
          <table:table-cell table:style-name="ce4" table:formula="of:=SUM([.C605:.L605])/1000" office:value-type="float" office:value="0.29737">
            <text:p>0.2974</text:p>
          </table:table-cell>
          <table:table-cell table:formula="of:=VARA([.C605:.L605])" office:value-type="float" office:value="0.845089999999999">
            <text:p>0.85</text:p>
          </table:table-cell>
          <table:table-cell table:formula="of:=SUM([.C605:.L605])/10" office:value-type="float" office:value="29.737">
            <text:p>29.74</text:p>
          </table:table-cell>
          <table:table-cell table:formula="of:=([.C605]-[.$O605])*([.C605]-[.$O605])" office:value-type="float" office:value="0.178928999999999">
            <text:p>0.18</text:p>
          </table:table-cell>
          <table:table-cell table:formula="of:=([.D605]-[.$O605])*([.D605]-[.$O605])" office:value-type="float" office:value="0.935089000000004">
            <text:p>0.94</text:p>
          </table:table-cell>
          <table:table-cell table:formula="of:=([.E605]-[.$O605])*([.E605]-[.$O605])" office:value-type="float" office:value="1.19464899999999">
            <text:p>1.19</text:p>
          </table:table-cell>
          <table:table-cell table:formula="of:=([.F605]-[.$O605])*([.F605]-[.$O605])" office:value-type="float" office:value="0.00396899999999985">
            <text:p>0</text:p>
          </table:table-cell>
          <table:table-cell table:formula="of:=([.G605]-[.$O605])*([.G605]-[.$O605])" office:value-type="float" office:value="0.178928999999999">
            <text:p>0.18</text:p>
          </table:table-cell>
          <table:table-cell table:formula="of:=([.H605]-[.$O605])*([.H605]-[.$O605])" office:value-type="float" office:value="0.00000899999999997937">
            <text:p>0</text:p>
          </table:table-cell>
          <table:table-cell table:formula="of:=([.I605]-[.$O605])*([.I605]-[.$O605])" office:value-type="float" office:value="2.69944899999999">
            <text:p>2.7</text:p>
          </table:table-cell>
          <table:table-cell table:formula="of:=([.J605]-[.$O605])*([.J605]-[.$O605])" office:value-type="float" office:value="0.619369000000004">
            <text:p>0.62</text:p>
          </table:table-cell>
          <table:table-cell table:formula="of:=([.K605]-[.$O605])*([.K605]-[.$O605])" office:value-type="float" office:value="0.840889000000003">
            <text:p>0.84</text:p>
          </table:table-cell>
          <table:table-cell table:formula="of:=([.L605]-[.$O605])*([.L605]-[.$O605])" office:value-type="float" office:value="0.954529000000001">
            <text:p>0.95</text:p>
          </table:table-cell>
          <table:table-cell table:formula="of:=SUM([.P605:.Y605])" office:value-type="float" office:value="7.60580999999999">
            <text:p>7.6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9.84">
            <text:p>29.84</text:p>
          </table:table-cell>
          <table:table-cell office:value-type="float" office:value="29.09">
            <text:p>29.09</text:p>
          </table:table-cell>
          <table:table-cell office:value-type="float" office:value="29.89">
            <text:p>29.89</text:p>
          </table:table-cell>
          <table:table-cell office:value-type="float" office:value="30.42">
            <text:p>30.42</text:p>
          </table:table-cell>
          <table:table-cell office:value-type="float" office:value="30.02">
            <text:p>30.02</text:p>
          </table:table-cell>
          <table:table-cell office:value-type="float" office:value="29.39">
            <text:p>29.39</text:p>
          </table:table-cell>
          <table:table-cell office:value-type="float" office:value="29.76">
            <text:p>29.76</text:p>
          </table:table-cell>
          <table:table-cell office:value-type="float" office:value="29.56">
            <text:p>29.56</text:p>
          </table:table-cell>
          <table:table-cell office:value-type="float" office:value="29.13">
            <text:p>29.13</text:p>
          </table:table-cell>
          <table:table-cell office:value-type="float" office:value="29.65">
            <text:p>29.65</text:p>
          </table:table-cell>
          <table:table-cell table:style-name="ce4" table:formula="of:=SUM([.C606:.L606])/1000" office:value-type="float" office:value="0.29675">
            <text:p>0.2968</text:p>
          </table:table-cell>
          <table:table-cell table:formula="of:=VARA([.C606:.L606])" office:value-type="float" office:value="0.16545">
            <text:p>0.17</text:p>
          </table:table-cell>
          <table:table-cell table:formula="of:=SUM([.C606:.L606])/10" office:value-type="float" office:value="29.675">
            <text:p>29.68</text:p>
          </table:table-cell>
          <table:table-cell table:formula="of:=([.C606]-[.$O606])*([.C606]-[.$O606])" office:value-type="float" office:value="0.0272250000000021">
            <text:p>0.03</text:p>
          </table:table-cell>
          <table:table-cell table:formula="of:=([.D606]-[.$O606])*([.D606]-[.$O606])" office:value-type="float" office:value="0.342224999999993">
            <text:p>0.34</text:p>
          </table:table-cell>
          <table:table-cell table:formula="of:=([.E606]-[.$O606])*([.E606]-[.$O606])" office:value-type="float" office:value="0.046225000000003">
            <text:p>0.05</text:p>
          </table:table-cell>
          <table:table-cell table:formula="of:=([.F606]-[.$O606])*([.F606]-[.$O606])" office:value-type="float" office:value="0.555025000000012">
            <text:p>0.56</text:p>
          </table:table-cell>
          <table:table-cell table:formula="of:=([.G606]-[.$O606])*([.G606]-[.$O606])" office:value-type="float" office:value="0.119025000000004">
            <text:p>0.12</text:p>
          </table:table-cell>
          <table:table-cell table:formula="of:=([.H606]-[.$O606])*([.H606]-[.$O606])" office:value-type="float" office:value="0.081224999999996">
            <text:p>0.08</text:p>
          </table:table-cell>
          <table:table-cell table:formula="of:=([.I606]-[.$O606])*([.I606]-[.$O606])" office:value-type="float" office:value="0.00722500000000135">
            <text:p>0.01</text:p>
          </table:table-cell>
          <table:table-cell table:formula="of:=([.J606]-[.$O606])*([.J606]-[.$O606])" office:value-type="float" office:value="0.0132249999999988">
            <text:p>0.01</text:p>
          </table:table-cell>
          <table:table-cell table:formula="of:=([.K606]-[.$O606])*([.K606]-[.$O606])" office:value-type="float" office:value="0.297024999999994">
            <text:p>0.3</text:p>
          </table:table-cell>
          <table:table-cell table:formula="of:=([.L606]-[.$O606])*([.L606]-[.$O606])" office:value-type="float" office:value="0.000624999999999751">
            <text:p>0</text:p>
          </table:table-cell>
          <table:table-cell table:formula="of:=SUM([.P606:.Y606])" office:value-type="float" office:value="1.48905">
            <text:p>1.49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9.69">
            <text:p>29.69</text:p>
          </table:table-cell>
          <table:table-cell office:value-type="float" office:value="29.05">
            <text:p>29.05</text:p>
          </table:table-cell>
          <table:table-cell office:value-type="float" office:value="30.51">
            <text:p>30.51</text:p>
          </table:table-cell>
          <table:table-cell office:value-type="float" office:value="29.74">
            <text:p>29.74</text:p>
          </table:table-cell>
          <table:table-cell office:value-type="float" office:value="30.36">
            <text:p>30.36</text:p>
          </table:table-cell>
          <table:table-cell office:value-type="float" office:value="29.6">
            <text:p>29.6</text:p>
          </table:table-cell>
          <table:table-cell office:value-type="float" office:value="28.75">
            <text:p>28.75</text:p>
          </table:table-cell>
          <table:table-cell office:value-type="float" office:value="28.82">
            <text:p>28.82</text:p>
          </table:table-cell>
          <table:table-cell office:value-type="float" office:value="29.42">
            <text:p>29.42</text:p>
          </table:table-cell>
          <table:table-cell office:value-type="float" office:value="29.09">
            <text:p>29.09</text:p>
          </table:table-cell>
          <table:table-cell table:style-name="ce4" table:formula="of:=SUM([.C607:.L607])/1000" office:value-type="float" office:value="0.29503">
            <text:p>0.2950</text:p>
          </table:table-cell>
          <table:table-cell table:formula="of:=VARA([.C607:.L607])" office:value-type="float" office:value="0.362801111111111">
            <text:p>0.36</text:p>
          </table:table-cell>
          <table:table-cell table:formula="of:=SUM([.C607:.L607])/10" office:value-type="float" office:value="29.503">
            <text:p>29.5</text:p>
          </table:table-cell>
          <table:table-cell table:formula="of:=([.C607]-[.$O607])*([.C607]-[.$O607])" office:value-type="float" office:value="0.0349690000000018">
            <text:p>0.03</text:p>
          </table:table-cell>
          <table:table-cell table:formula="of:=([.D607]-[.$O607])*([.D607]-[.$O607])" office:value-type="float" office:value="0.205208999999996">
            <text:p>0.21</text:p>
          </table:table-cell>
          <table:table-cell table:formula="of:=([.E607]-[.$O607])*([.E607]-[.$O607])" office:value-type="float" office:value="1.01404900000001">
            <text:p>1.01</text:p>
          </table:table-cell>
          <table:table-cell table:formula="of:=([.F607]-[.$O607])*([.F607]-[.$O607])" office:value-type="float" office:value="0.0561690000000009">
            <text:p>0.06</text:p>
          </table:table-cell>
          <table:table-cell table:formula="of:=([.G607]-[.$O607])*([.G607]-[.$O607])" office:value-type="float" office:value="0.734449000000005">
            <text:p>0.73</text:p>
          </table:table-cell>
          <table:table-cell table:formula="of:=([.H607]-[.$O607])*([.H607]-[.$O607])" office:value-type="float" office:value="0.00940900000000094">
            <text:p>0.01</text:p>
          </table:table-cell>
          <table:table-cell table:formula="of:=([.I607]-[.$O607])*([.I607]-[.$O607])" office:value-type="float" office:value="0.567008999999995">
            <text:p>0.57</text:p>
          </table:table-cell>
          <table:table-cell table:formula="of:=([.J607]-[.$O607])*([.J607]-[.$O607])" office:value-type="float" office:value="0.466488999999995">
            <text:p>0.47</text:p>
          </table:table-cell>
          <table:table-cell table:formula="of:=([.K607]-[.$O607])*([.K607]-[.$O607])" office:value-type="float" office:value="0.00688899999999915">
            <text:p>0.01</text:p>
          </table:table-cell>
          <table:table-cell table:formula="of:=([.L607]-[.$O607])*([.L607]-[.$O607])" office:value-type="float" office:value="0.170568999999997">
            <text:p>0.17</text:p>
          </table:table-cell>
          <table:table-cell table:formula="of:=SUM([.P607:.Y607])" office:value-type="float" office:value="3.26521">
            <text:p>3.27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0.33">
            <text:p>30.33</text:p>
          </table:table-cell>
          <table:table-cell office:value-type="float" office:value="29.57">
            <text:p>29.57</text:p>
          </table:table-cell>
          <table:table-cell office:value-type="float" office:value="30.84">
            <text:p>30.84</text:p>
          </table:table-cell>
          <table:table-cell office:value-type="float" office:value="30.61">
            <text:p>30.61</text:p>
          </table:table-cell>
          <table:table-cell office:value-type="float" office:value="30.3">
            <text:p>30.3</text:p>
          </table:table-cell>
          <table:table-cell office:value-type="float" office:value="29.28">
            <text:p>29.28</text:p>
          </table:table-cell>
          <table:table-cell office:value-type="float" office:value="30.65">
            <text:p>30.65</text:p>
          </table:table-cell>
          <table:table-cell office:value-type="float" office:value="29.59">
            <text:p>29.59</text:p>
          </table:table-cell>
          <table:table-cell office:value-type="float" office:value="28.29">
            <text:p>28.29</text:p>
          </table:table-cell>
          <table:table-cell office:value-type="float" office:value="29.88">
            <text:p>29.88</text:p>
          </table:table-cell>
          <table:table-cell table:style-name="ce4" table:formula="of:=SUM([.C608:.L608])/1000" office:value-type="float" office:value="0.29934">
            <text:p>0.2993</text:p>
          </table:table-cell>
          <table:table-cell table:formula="of:=VARA([.C608:.L608])" office:value-type="float" office:value="0.607271111111111">
            <text:p>0.61</text:p>
          </table:table-cell>
          <table:table-cell table:formula="of:=SUM([.C608:.L608])/10" office:value-type="float" office:value="29.934">
            <text:p>29.93</text:p>
          </table:table-cell>
          <table:table-cell table:formula="of:=([.C608]-[.$O608])*([.C608]-[.$O608])" office:value-type="float" office:value="0.156816000000001">
            <text:p>0.16</text:p>
          </table:table-cell>
          <table:table-cell table:formula="of:=([.D608]-[.$O608])*([.D608]-[.$O608])" office:value-type="float" office:value="0.132495999999998">
            <text:p>0.13</text:p>
          </table:table-cell>
          <table:table-cell table:formula="of:=([.E608]-[.$O608])*([.E608]-[.$O608])" office:value-type="float" office:value="0.820836000000004">
            <text:p>0.82</text:p>
          </table:table-cell>
          <table:table-cell table:formula="of:=([.F608]-[.$O608])*([.F608]-[.$O608])" office:value-type="float" office:value="0.456976000000003">
            <text:p>0.46</text:p>
          </table:table-cell>
          <table:table-cell table:formula="of:=([.G608]-[.$O608])*([.G608]-[.$O608])" office:value-type="float" office:value="0.133956000000002">
            <text:p>0.13</text:p>
          </table:table-cell>
          <table:table-cell table:formula="of:=([.H608]-[.$O608])*([.H608]-[.$O608])" office:value-type="float" office:value="0.427715999999995">
            <text:p>0.43</text:p>
          </table:table-cell>
          <table:table-cell table:formula="of:=([.I608]-[.$O608])*([.I608]-[.$O608])" office:value-type="float" office:value="0.512656000000002">
            <text:p>0.51</text:p>
          </table:table-cell>
          <table:table-cell table:formula="of:=([.J608]-[.$O608])*([.J608]-[.$O608])" office:value-type="float" office:value="0.118335999999998">
            <text:p>0.12</text:p>
          </table:table-cell>
          <table:table-cell table:formula="of:=([.K608]-[.$O608])*([.K608]-[.$O608])" office:value-type="float" office:value="2.70273599999999">
            <text:p>2.7</text:p>
          </table:table-cell>
          <table:table-cell table:formula="of:=([.L608]-[.$O608])*([.L608]-[.$O608])" office:value-type="float" office:value="0.00291599999999984">
            <text:p>0</text:p>
          </table:table-cell>
          <table:table-cell table:formula="of:=SUM([.P608:.Y608])" office:value-type="float" office:value="5.46544">
            <text:p>5.47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0.32">
            <text:p>30.32</text:p>
          </table:table-cell>
          <table:table-cell office:value-type="float" office:value="30.06">
            <text:p>30.06</text:p>
          </table:table-cell>
          <table:table-cell office:value-type="float" office:value="29.43">
            <text:p>29.43</text:p>
          </table:table-cell>
          <table:table-cell office:value-type="float" office:value="29.07">
            <text:p>29.07</text:p>
          </table:table-cell>
          <table:table-cell table:number-columns-repeated="2" office:value-type="float" office:value="29.7">
            <text:p>29.7</text:p>
          </table:table-cell>
          <table:table-cell office:value-type="float" office:value="29.52">
            <text:p>29.52</text:p>
          </table:table-cell>
          <table:table-cell office:value-type="float" office:value="29.04">
            <text:p>29.04</text:p>
          </table:table-cell>
          <table:table-cell office:value-type="float" office:value="29.54">
            <text:p>29.54</text:p>
          </table:table-cell>
          <table:table-cell office:value-type="float" office:value="29.49">
            <text:p>29.49</text:p>
          </table:table-cell>
          <table:table-cell table:style-name="ce4" table:formula="of:=SUM([.C609:.L609])/1000" office:value-type="float" office:value="0.29587">
            <text:p>0.2959</text:p>
          </table:table-cell>
          <table:table-cell table:formula="of:=VARA([.C609:.L609])" office:value-type="float" office:value="0.154867777777778">
            <text:p>0.15</text:p>
          </table:table-cell>
          <table:table-cell table:formula="of:=SUM([.C609:.L609])/10" office:value-type="float" office:value="29.587">
            <text:p>29.59</text:p>
          </table:table-cell>
          <table:table-cell table:formula="of:=([.C609]-[.$O609])*([.C609]-[.$O609])" office:value-type="float" office:value="0.537289000000001">
            <text:p>0.54</text:p>
          </table:table-cell>
          <table:table-cell table:formula="of:=([.D609]-[.$O609])*([.D609]-[.$O609])" office:value-type="float" office:value="0.223728999999999">
            <text:p>0.22</text:p>
          </table:table-cell>
          <table:table-cell table:formula="of:=([.E609]-[.$O609])*([.E609]-[.$O609])" office:value-type="float" office:value="0.024649">
            <text:p>0.02</text:p>
          </table:table-cell>
          <table:table-cell table:formula="of:=([.F609]-[.$O609])*([.F609]-[.$O609])" office:value-type="float" office:value="0.267288999999999">
            <text:p>0.27</text:p>
          </table:table-cell>
          <table:table-cell table:formula="of:=([.G609]-[.$O609])*([.G609]-[.$O609])" office:value-type="float" office:value="0.0127689999999999">
            <text:p>0.01</text:p>
          </table:table-cell>
          <table:table-cell table:formula="of:=([.H609]-[.$O609])*([.H609]-[.$O609])" office:value-type="float" office:value="0.0127689999999999">
            <text:p>0.01</text:p>
          </table:table-cell>
          <table:table-cell table:formula="of:=([.I609]-[.$O609])*([.I609]-[.$O609])" office:value-type="float" office:value="0.00448900000000002">
            <text:p>0</text:p>
          </table:table-cell>
          <table:table-cell table:formula="of:=([.J609]-[.$O609])*([.J609]-[.$O609])" office:value-type="float" office:value="0.299209000000001">
            <text:p>0.3</text:p>
          </table:table-cell>
          <table:table-cell table:formula="of:=([.K609]-[.$O609])*([.K609]-[.$O609])" office:value-type="float" office:value="0.00220900000000006">
            <text:p>0</text:p>
          </table:table-cell>
          <table:table-cell table:formula="of:=([.L609]-[.$O609])*([.L609]-[.$O609])" office:value-type="float" office:value="0.00940900000000025">
            <text:p>0.01</text:p>
          </table:table-cell>
          <table:table-cell table:formula="of:=SUM([.P609:.Y609])" office:value-type="float" office:value="1.39381">
            <text:p>1.39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9.33">
            <text:p>29.33</text:p>
          </table:table-cell>
          <table:table-cell office:value-type="float" office:value="29.43">
            <text:p>29.43</text:p>
          </table:table-cell>
          <table:table-cell office:value-type="float" office:value="30.3">
            <text:p>30.3</text:p>
          </table:table-cell>
          <table:table-cell office:value-type="float" office:value="29.44">
            <text:p>29.44</text:p>
          </table:table-cell>
          <table:table-cell office:value-type="float" office:value="30.15">
            <text:p>30.15</text:p>
          </table:table-cell>
          <table:table-cell office:value-type="float" office:value="29.94">
            <text:p>29.94</text:p>
          </table:table-cell>
          <table:table-cell office:value-type="float" office:value="30.27">
            <text:p>30.27</text:p>
          </table:table-cell>
          <table:table-cell office:value-type="float" office:value="29.33">
            <text:p>29.33</text:p>
          </table:table-cell>
          <table:table-cell office:value-type="float" office:value="30.54">
            <text:p>30.54</text:p>
          </table:table-cell>
          <table:table-cell office:value-type="float" office:value="29.27">
            <text:p>29.27</text:p>
          </table:table-cell>
          <table:table-cell table:style-name="ce4" table:formula="of:=SUM([.C610:.L610])/1000" office:value-type="float" office:value="0.298">
            <text:p>0.2980</text:p>
          </table:table-cell>
          <table:table-cell table:formula="of:=VARA([.C610:.L610])" office:value-type="float" office:value="0.238866666666667">
            <text:p>0.24</text:p>
          </table:table-cell>
          <table:table-cell table:formula="of:=SUM([.C610:.L610])/10" office:value-type="float" office:value="29.8">
            <text:p>29.8</text:p>
          </table:table-cell>
          <table:table-cell table:formula="of:=([.C610]-[.$O610])*([.C610]-[.$O610])" office:value-type="float" office:value="0.220900000000002">
            <text:p>0.22</text:p>
          </table:table-cell>
          <table:table-cell table:formula="of:=([.D610]-[.$O610])*([.D610]-[.$O610])" office:value-type="float" office:value="0.136900000000001">
            <text:p>0.14</text:p>
          </table:table-cell>
          <table:table-cell table:formula="of:=([.E610]-[.$O610])*([.E610]-[.$O610])" office:value-type="float" office:value="0.25">
            <text:p>0.25</text:p>
          </table:table-cell>
          <table:table-cell table:formula="of:=([.F610]-[.$O610])*([.F610]-[.$O610])" office:value-type="float" office:value="0.1296">
            <text:p>0.13</text:p>
          </table:table-cell>
          <table:table-cell table:formula="of:=([.G610]-[.$O610])*([.G610]-[.$O610])" office:value-type="float" office:value="0.122499999999999">
            <text:p>0.12</text:p>
          </table:table-cell>
          <table:table-cell table:formula="of:=([.H610]-[.$O610])*([.H610]-[.$O610])" office:value-type="float" office:value="0.0196000000000002">
            <text:p>0.02</text:p>
          </table:table-cell>
          <table:table-cell table:formula="of:=([.I610]-[.$O610])*([.I610]-[.$O610])" office:value-type="float" office:value="0.220899999999999">
            <text:p>0.22</text:p>
          </table:table-cell>
          <table:table-cell table:formula="of:=([.J610]-[.$O610])*([.J610]-[.$O610])" office:value-type="float" office:value="0.220900000000002">
            <text:p>0.22</text:p>
          </table:table-cell>
          <table:table-cell table:formula="of:=([.K610]-[.$O610])*([.K610]-[.$O610])" office:value-type="float" office:value="0.547599999999998">
            <text:p>0.55</text:p>
          </table:table-cell>
          <table:table-cell table:formula="of:=([.L610]-[.$O610])*([.L610]-[.$O610])" office:value-type="float" office:value="0.280900000000001">
            <text:p>0.28</text:p>
          </table:table-cell>
          <table:table-cell table:formula="of:=SUM([.P610:.Y610])" office:value-type="float" office:value="2.1498">
            <text:p>2.1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0.19">
            <text:p>30.19</text:p>
          </table:table-cell>
          <table:table-cell office:value-type="float" office:value="29.7">
            <text:p>29.7</text:p>
          </table:table-cell>
          <table:table-cell office:value-type="float" office:value="29.84">
            <text:p>29.84</text:p>
          </table:table-cell>
          <table:table-cell office:value-type="float" office:value="29.73">
            <text:p>29.73</text:p>
          </table:table-cell>
          <table:table-cell office:value-type="float" office:value="29.66">
            <text:p>29.66</text:p>
          </table:table-cell>
          <table:table-cell office:value-type="float" office:value="29.65">
            <text:p>29.65</text:p>
          </table:table-cell>
          <table:table-cell office:value-type="float" office:value="29.64">
            <text:p>29.64</text:p>
          </table:table-cell>
          <table:table-cell office:value-type="float" office:value="29.73">
            <text:p>29.73</text:p>
          </table:table-cell>
          <table:table-cell office:value-type="float" office:value="29.34">
            <text:p>29.34</text:p>
          </table:table-cell>
          <table:table-cell office:value-type="float" office:value="30.1">
            <text:p>30.1</text:p>
          </table:table-cell>
          <table:table-cell table:style-name="ce4" table:formula="of:=SUM([.C611:.L611])/1000" office:value-type="float" office:value="0.29758">
            <text:p>0.2976</text:p>
          </table:table-cell>
          <table:table-cell table:formula="of:=VARA([.C611:.L611])" office:value-type="float" office:value="0.0583511111111114">
            <text:p>0.06</text:p>
          </table:table-cell>
          <table:table-cell table:formula="of:=SUM([.C611:.L611])/10" office:value-type="float" office:value="29.758">
            <text:p>29.76</text:p>
          </table:table-cell>
          <table:table-cell table:formula="of:=([.C611]-[.$O611])*([.C611]-[.$O611])" office:value-type="float" office:value="0.186624000000002">
            <text:p>0.19</text:p>
          </table:table-cell>
          <table:table-cell table:formula="of:=([.D611]-[.$O611])*([.D611]-[.$O611])" office:value-type="float" office:value="0.00336399999999998">
            <text:p>0</text:p>
          </table:table-cell>
          <table:table-cell table:formula="of:=([.E611]-[.$O611])*([.E611]-[.$O611])" office:value-type="float" office:value="0.00672400000000012">
            <text:p>0.01</text:p>
          </table:table-cell>
          <table:table-cell table:formula="of:=([.F611]-[.$O611])*([.F611]-[.$O611])" office:value-type="float" office:value="0.000783999999999927">
            <text:p>0</text:p>
          </table:table-cell>
          <table:table-cell table:formula="of:=([.G611]-[.$O611])*([.G611]-[.$O611])" office:value-type="float" office:value="0.0096039999999998">
            <text:p>0.01</text:p>
          </table:table-cell>
          <table:table-cell table:formula="of:=([.H611]-[.$O611])*([.H611]-[.$O611])" office:value-type="float" office:value="0.0116640000000001">
            <text:p>0.01</text:p>
          </table:table-cell>
          <table:table-cell table:formula="of:=([.I611]-[.$O611])*([.I611]-[.$O611])" office:value-type="float" office:value="0.0139239999999997">
            <text:p>0.01</text:p>
          </table:table-cell>
          <table:table-cell table:formula="of:=([.J611]-[.$O611])*([.J611]-[.$O611])" office:value-type="float" office:value="0.000783999999999927">
            <text:p>0</text:p>
          </table:table-cell>
          <table:table-cell table:formula="of:=([.K611]-[.$O611])*([.K611]-[.$O611])" office:value-type="float" office:value="0.174723999999999">
            <text:p>0.17</text:p>
          </table:table-cell>
          <table:table-cell table:formula="of:=([.L611]-[.$O611])*([.L611]-[.$O611])" office:value-type="float" office:value="0.116964000000002">
            <text:p>0.12</text:p>
          </table:table-cell>
          <table:table-cell table:formula="of:=SUM([.P611:.Y611])" office:value-type="float" office:value="0.525160000000002">
            <text:p>0.53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9.64">
            <text:p>29.64</text:p>
          </table:table-cell>
          <table:table-cell office:value-type="float" office:value="29.95">
            <text:p>29.95</text:p>
          </table:table-cell>
          <table:table-cell office:value-type="float" office:value="29.67">
            <text:p>29.67</text:p>
          </table:table-cell>
          <table:table-cell office:value-type="float" office:value="29.4">
            <text:p>29.4</text:p>
          </table:table-cell>
          <table:table-cell office:value-type="float" office:value="30.34">
            <text:p>30.34</text:p>
          </table:table-cell>
          <table:table-cell office:value-type="float" office:value="29.64">
            <text:p>29.64</text:p>
          </table:table-cell>
          <table:table-cell office:value-type="float" office:value="30">
            <text:p>30</text:p>
          </table:table-cell>
          <table:table-cell office:value-type="float" office:value="29.78">
            <text:p>29.78</text:p>
          </table:table-cell>
          <table:table-cell office:value-type="float" office:value="29.7">
            <text:p>29.7</text:p>
          </table:table-cell>
          <table:table-cell office:value-type="float" office:value="29.89">
            <text:p>29.89</text:p>
          </table:table-cell>
          <table:table-cell table:style-name="ce4" table:formula="of:=SUM([.C612:.L612])/1000" office:value-type="float" office:value="0.29801">
            <text:p>0.2980</text:p>
          </table:table-cell>
          <table:table-cell table:formula="of:=VARA([.C612:.L612])" office:value-type="float" office:value="0.0667433333333334">
            <text:p>0.07</text:p>
          </table:table-cell>
          <table:table-cell table:formula="of:=SUM([.C612:.L612])/10" office:value-type="float" office:value="29.801">
            <text:p>29.8</text:p>
          </table:table-cell>
          <table:table-cell table:formula="of:=([.C612]-[.$O612])*([.C612]-[.$O612])" office:value-type="float" office:value="0.0259209999999993">
            <text:p>0.03</text:p>
          </table:table-cell>
          <table:table-cell table:formula="of:=([.D612]-[.$O612])*([.D612]-[.$O612])" office:value-type="float" office:value="0.0222010000000003">
            <text:p>0.02</text:p>
          </table:table-cell>
          <table:table-cell table:formula="of:=([.E612]-[.$O612])*([.E612]-[.$O612])" office:value-type="float" office:value="0.0171609999999991">
            <text:p>0.02</text:p>
          </table:table-cell>
          <table:table-cell table:formula="of:=([.F612]-[.$O612])*([.F612]-[.$O612])" office:value-type="float" office:value="0.160801">
            <text:p>0.16</text:p>
          </table:table-cell>
          <table:table-cell table:formula="of:=([.G612]-[.$O612])*([.G612]-[.$O612])" office:value-type="float" office:value="0.290521000000002">
            <text:p>0.29</text:p>
          </table:table-cell>
          <table:table-cell table:formula="of:=([.H612]-[.$O612])*([.H612]-[.$O612])" office:value-type="float" office:value="0.0259209999999993">
            <text:p>0.03</text:p>
          </table:table-cell>
          <table:table-cell table:formula="of:=([.I612]-[.$O612])*([.I612]-[.$O612])" office:value-type="float" office:value="0.0396010000000006">
            <text:p>0.04</text:p>
          </table:table-cell>
          <table:table-cell table:formula="of:=([.J612]-[.$O612])*([.J612]-[.$O612])" office:value-type="float" office:value="0.000440999999999884">
            <text:p>0</text:p>
          </table:table-cell>
          <table:table-cell table:formula="of:=([.K612]-[.$O612])*([.K612]-[.$O612])" office:value-type="float" office:value="0.0102009999999998">
            <text:p>0.01</text:p>
          </table:table-cell>
          <table:table-cell table:formula="of:=([.L612]-[.$O612])*([.L612]-[.$O612])" office:value-type="float" office:value="0.00792100000000039">
            <text:p>0.01</text:p>
          </table:table-cell>
          <table:table-cell table:formula="of:=SUM([.P612:.Y612])" office:value-type="float" office:value="0.60069">
            <text:p>0.6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0.17">
            <text:p>30.17</text:p>
          </table:table-cell>
          <table:table-cell office:value-type="float" office:value="29.84">
            <text:p>29.84</text:p>
          </table:table-cell>
          <table:table-cell office:value-type="float" office:value="29.98">
            <text:p>29.98</text:p>
          </table:table-cell>
          <table:table-cell office:value-type="float" office:value="29.49">
            <text:p>29.49</text:p>
          </table:table-cell>
          <table:table-cell office:value-type="float" office:value="29.72">
            <text:p>29.72</text:p>
          </table:table-cell>
          <table:table-cell office:value-type="float" office:value="29.85">
            <text:p>29.85</text:p>
          </table:table-cell>
          <table:table-cell office:value-type="float" office:value="29.51">
            <text:p>29.51</text:p>
          </table:table-cell>
          <table:table-cell office:value-type="float" office:value="29.14">
            <text:p>29.14</text:p>
          </table:table-cell>
          <table:table-cell office:value-type="float" office:value="29.53">
            <text:p>29.53</text:p>
          </table:table-cell>
          <table:table-cell office:value-type="float" office:value="29.68">
            <text:p>29.68</text:p>
          </table:table-cell>
          <table:table-cell table:style-name="ce4" table:formula="of:=SUM([.C613:.L613])/1000" office:value-type="float" office:value="0.29691">
            <text:p>0.2969</text:p>
          </table:table-cell>
          <table:table-cell table:formula="of:=VARA([.C613:.L613])" office:value-type="float" office:value="0.084898888888889">
            <text:p>0.08</text:p>
          </table:table-cell>
          <table:table-cell table:formula="of:=SUM([.C613:.L613])/10" office:value-type="float" office:value="29.691">
            <text:p>29.69</text:p>
          </table:table-cell>
          <table:table-cell table:formula="of:=([.C613]-[.$O613])*([.C613]-[.$O613])" office:value-type="float" office:value="0.229441000000006">
            <text:p>0.23</text:p>
          </table:table-cell>
          <table:table-cell table:formula="of:=([.D613]-[.$O613])*([.D613]-[.$O613])" office:value-type="float" office:value="0.0222010000000013">
            <text:p>0.02</text:p>
          </table:table-cell>
          <table:table-cell table:formula="of:=([.E613]-[.$O613])*([.E613]-[.$O613])" office:value-type="float" office:value="0.0835210000000029">
            <text:p>0.08</text:p>
          </table:table-cell>
          <table:table-cell table:formula="of:=([.F613]-[.$O613])*([.F613]-[.$O613])" office:value-type="float" office:value="0.0404009999999988">
            <text:p>0.04</text:p>
          </table:table-cell>
          <table:table-cell table:formula="of:=([.G613]-[.$O613])*([.G613]-[.$O613])" office:value-type="float" office:value="0.000841000000000201">
            <text:p>0</text:p>
          </table:table-cell>
          <table:table-cell table:formula="of:=([.H613]-[.$O613])*([.H613]-[.$O613])" office:value-type="float" office:value="0.0252810000000019">
            <text:p>0.03</text:p>
          </table:table-cell>
          <table:table-cell table:formula="of:=([.I613]-[.$O613])*([.I613]-[.$O613])" office:value-type="float" office:value="0.0327609999999978">
            <text:p>0.03</text:p>
          </table:table-cell>
          <table:table-cell table:formula="of:=([.J613]-[.$O613])*([.J613]-[.$O613])" office:value-type="float" office:value="0.303600999999994">
            <text:p>0.3</text:p>
          </table:table-cell>
          <table:table-cell table:formula="of:=([.K613]-[.$O613])*([.K613]-[.$O613])" office:value-type="float" office:value="0.0259209999999981">
            <text:p>0.03</text:p>
          </table:table-cell>
          <table:table-cell table:formula="of:=([.L613]-[.$O613])*([.L613]-[.$O613])" office:value-type="float" office:value="0.000120999999999905">
            <text:p>0</text:p>
          </table:table-cell>
          <table:table-cell table:formula="of:=SUM([.P613:.Y613])" office:value-type="float" office:value="0.764090000000001">
            <text:p>0.76</text:p>
          </table:table-cell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4"/>
          <table:table-cell>
            <draw:frame table:end-cell-address="Sheet1.L634" table:end-x="0.1453in" table:end-y="0.0697in" draw:z-index="31" draw:style-name="gr1" svg:width="6in" svg:height="2.7598in" svg:x="0.3685in" svg:y="0.1547in">
              <draw:object draw:notify-on-update-of-ranges="Sheet1.B604:Sheet1.B613 Sheet1.Z603:Sheet1.Z603 Sheet1.Z604:Sheet1.Z613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table:number-columns-repeated="21"/>
        </table:table-row>
        <table:table-row table:style-name="ro1" table:number-rows-repeated="18">
          <table:table-cell table:number-columns-repeated="26"/>
        </table:table-row>
        <table:table-row table:style-name="ro1">
          <table:table-cell table:number-columns-repeated="2"/>
          <table:table-cell office:value-type="string">
            <text:p>Pillar, 2000, intelligent, exploit</text:p>
          </table:table-cell>
          <table:table-cell office:value-type="string">
            <text:p>direction, switch</text:p>
          </table:table-cell>
          <table:table-cell table:number-columns-repeated="3"/>
          <table:table-cell>
            <draw:frame table:end-cell-address="Sheet1.O653" table:end-x="0.4969in" table:end-y="0.0795in" draw:z-index="32" draw:style-name="gr1" svg:width="6in" svg:height="2.7598in" svg:x="0.7201in" svg:y="0.1646in">
              <draw:object draw:notify-on-update-of-ranges="Sheet1.B639:Sheet1.B651 Sheet1.C638:Sheet1.C638 Sheet1.C639:Sheet1.C651 Sheet1.D638:Sheet1.D638 Sheet1.D639:Sheet1.D651 Sheet1.E638:Sheet1.E638 Sheet1.E639:Sheet1.E651 Sheet1.F638:Sheet1.F638 Sheet1.F639:Sheet1.F651" xlink:href="./Object 34" xlink:type="simple" xlink:show="embed" xlink:actuate="onLoad"/>
              <draw:image xlink:href="./ObjectReplacements/Object 34" xlink:type="simple" xlink:show="embed" xlink:actuate="onLoad"/>
            </draw:frame>
          </table:table-cell>
          <table:table-cell table:number-columns-repeated="18"/>
        </table:table-row>
        <table:table-row table:style-name="ro1">
          <table:table-cell/>
          <table:table-cell office:value-type="string">
            <text:p>Lernrate beta</text:p>
          </table:table-cell>
          <table:table-cell office:value-type="string">
            <text:p>SXCS, intelligent</text:p>
          </table:table-cell>
          <table:table-cell office:value-type="string">
            <text:p>SXCS, einfache Richtungsänderung</text:p>
          </table:table-cell>
          <table:table-cell office:value-type="string">
            <text:p>XCS, einfache Richtungsänderung</text:p>
          </table:table-cell>
          <table:table-cell office:value-type="string">
            <text:p>XCS, intelligent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float" office:value="0.00001">
            <text:p>0.00001</text:p>
          </table:table-cell>
          <table:table-cell table:formula="of:=[.C653]-[.C$652]" office:value-type="float" office:value="7.81">
            <text:p>7.81</text:p>
          </table:table-cell>
          <table:table-cell table:formula="of:=[.D653]-[.D$652]" office:value-type="float" office:value="6.14">
            <text:p>6.14</text:p>
          </table:table-cell>
          <table:table-cell table:formula="of:=[.E653]-[.E$652]" office:value-type="float" office:value="2.72">
            <text:p>2.72</text:p>
          </table:table-cell>
          <table:table-cell table:formula="of:=[.F653]-[.F$652]" office:value-type="float" office:value="7.85">
            <text:p>7.85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float" office:value="0.00005">
            <text:p>0.00005</text:p>
          </table:table-cell>
          <table:table-cell table:formula="of:=[.C654]-[.C$652]" office:value-type="float" office:value="8.13">
            <text:p>8.13</text:p>
          </table:table-cell>
          <table:table-cell table:formula="of:=[.D654]-[.D$652]" office:value-type="float" office:value="6.46">
            <text:p>6.46</text:p>
          </table:table-cell>
          <table:table-cell table:formula="of:=[.E654]-[.E$652]" office:value-type="float" office:value="3.26">
            <text:p>3.26</text:p>
          </table:table-cell>
          <table:table-cell table:formula="of:=[.F654]-[.F$652]" office:value-type="float" office:value="7.81">
            <text:p>7.81</text:p>
          </table:table-cell>
          <table:table-cell table:number-columns-repeated="20"/>
        </table:table-row>
        <table:table-row table:style-name="ro1">
          <table:table-cell/>
          <table:table-cell table:style-name="ce4" office:value-type="float" office:value="0.0001">
            <text:p>0.0001</text:p>
          </table:table-cell>
          <table:table-cell table:formula="of:=[.C655]-[.C$652]" office:value-type="float" office:value="7.63">
            <text:p>7.63</text:p>
          </table:table-cell>
          <table:table-cell table:formula="of:=[.D655]-[.D$652]" office:value-type="float" office:value="6.11">
            <text:p>6.11</text:p>
          </table:table-cell>
          <table:table-cell table:formula="of:=[.E655]-[.E$652]" office:value-type="float" office:value="3.3">
            <text:p>3.3</text:p>
          </table:table-cell>
          <table:table-cell table:formula="of:=[.F655]-[.F$652]" office:value-type="float" office:value="7.45">
            <text:p>7.45</text:p>
          </table:table-cell>
          <table:table-cell table:number-columns-repeated="20"/>
        </table:table-row>
        <table:table-row table:style-name="ro1">
          <table:table-cell/>
          <table:table-cell table:style-name="ce4" office:value-type="float" office:value="0.0005">
            <text:p>0.0005</text:p>
          </table:table-cell>
          <table:table-cell table:formula="of:=[.C656]-[.C$652]" office:value-type="float" office:value="8.08">
            <text:p>8.08</text:p>
          </table:table-cell>
          <table:table-cell table:formula="of:=[.D656]-[.D$652]" office:value-type="float" office:value="6.65">
            <text:p>6.65</text:p>
          </table:table-cell>
          <table:table-cell table:formula="of:=[.E656]-[.E$652]" office:value-type="float" office:value="3.35">
            <text:p>3.35</text:p>
          </table:table-cell>
          <table:table-cell table:formula="of:=[.F656]-[.F$652]" office:value-type="float" office:value="8.32">
            <text:p>8.32</text:p>
          </table:table-cell>
          <table:table-cell table:number-columns-repeated="20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 table:formula="of:=[.C657]-[.C$652]" office:value-type="float" office:value="8.43">
            <text:p>8.43</text:p>
          </table:table-cell>
          <table:table-cell table:formula="of:=[.D657]-[.D$652]" office:value-type="float" office:value="6.29">
            <text:p>6.29</text:p>
          </table:table-cell>
          <table:table-cell table:formula="of:=[.E657]-[.E$652]" office:value-type="float" office:value="2.82">
            <text:p>2.82</text:p>
          </table:table-cell>
          <table:table-cell table:formula="of:=[.F657]-[.F$652]" office:value-type="float" office:value="8.75">
            <text:p>8.75</text:p>
          </table:table-cell>
          <table:table-cell table:number-columns-repeated="20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 table:formula="of:=[.C658]-[.C$652]" office:value-type="float" office:value="9.46">
            <text:p>9.46</text:p>
          </table:table-cell>
          <table:table-cell table:formula="of:=[.D658]-[.D$652]" office:value-type="float" office:value="6.61">
            <text:p>6.61</text:p>
          </table:table-cell>
          <table:table-cell table:formula="of:=[.E658]-[.E$652]" office:value-type="float" office:value="2.86">
            <text:p>2.86</text:p>
          </table:table-cell>
          <table:table-cell table:formula="of:=[.F658]-[.F$652]" office:value-type="float" office:value="8.49">
            <text:p>8.4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01">
            <text:p>0.01</text:p>
          </table:table-cell>
          <table:table-cell table:formula="of:=[.C659]-[.C$652]" office:value-type="float" office:value="9.59">
            <text:p>9.59</text:p>
          </table:table-cell>
          <table:table-cell table:formula="of:=[.D659]-[.D$652]" office:value-type="float" office:value="6.74">
            <text:p>6.74</text:p>
          </table:table-cell>
          <table:table-cell table:formula="of:=[.E659]-[.E$652]" office:value-type="float" office:value="3.39">
            <text:p>3.39</text:p>
          </table:table-cell>
          <table:table-cell table:formula="of:=[.F659]-[.F$652]" office:value-type="float" office:value="8.31">
            <text:p>8.3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05">
            <text:p>0.05</text:p>
          </table:table-cell>
          <table:table-cell table:formula="of:=[.C660]-[.C$652]" office:value-type="float" office:value="8.82">
            <text:p>8.82</text:p>
          </table:table-cell>
          <table:table-cell table:formula="of:=[.D660]-[.D$652]" office:value-type="float" office:value="6.94">
            <text:p>6.94</text:p>
          </table:table-cell>
          <table:table-cell table:formula="of:=[.E660]-[.E$652]" office:value-type="float" office:value="2.5">
            <text:p>2.5</text:p>
          </table:table-cell>
          <table:table-cell table:formula="of:=[.F660]-[.F$652]" office:value-type="float" office:value="8.65">
            <text:p>8.6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1">
            <text:p>0.1</text:p>
          </table:table-cell>
          <table:table-cell table:formula="of:=[.C661]-[.C$652]" office:value-type="float" office:value="9.12">
            <text:p>9.12</text:p>
          </table:table-cell>
          <table:table-cell table:formula="of:=[.D661]-[.D$652]" office:value-type="float" office:value="6.06">
            <text:p>6.06</text:p>
          </table:table-cell>
          <table:table-cell table:formula="of:=[.E661]-[.E$652]" office:value-type="float" office:value="2.34">
            <text:p>2.34</text:p>
          </table:table-cell>
          <table:table-cell table:formula="of:=[.F661]-[.F$652]" office:value-type="float" office:value="8.62">
            <text:p>8.6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2">
            <text:p>0.2</text:p>
          </table:table-cell>
          <table:table-cell table:formula="of:=[.C662]-[.C$652]" office:value-type="float" office:value="8.96">
            <text:p>8.96</text:p>
          </table:table-cell>
          <table:table-cell table:formula="of:=[.D662]-[.D$652]" office:value-type="float" office:value="5.28">
            <text:p>5.28</text:p>
          </table:table-cell>
          <table:table-cell table:formula="of:=[.E662]-[.E$652]" office:value-type="float" office:value="1.69">
            <text:p>1.69</text:p>
          </table:table-cell>
          <table:table-cell table:formula="of:=[.F662]-[.F$652]" office:value-type="float" office:value="7.78">
            <text:p>7.7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3">
            <text:p>0.3</text:p>
          </table:table-cell>
          <table:table-cell table:formula="of:=[.C663]-[.C$652]" office:value-type="float" office:value="8.06">
            <text:p>8.06</text:p>
          </table:table-cell>
          <table:table-cell table:formula="of:=[.D663]-[.D$652]" office:value-type="float" office:value="5.14">
            <text:p>5.14</text:p>
          </table:table-cell>
          <table:table-cell table:formula="of:=[.E663]-[.E$652]" office:value-type="float" office:value="0.25">
            <text:p>0.25</text:p>
          </table:table-cell>
          <table:table-cell table:formula="of:=[.F663]-[.F$652]" office:value-type="float" office:value="7.42">
            <text:p>7.4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4">
            <text:p>0.4</text:p>
          </table:table-cell>
          <table:table-cell table:formula="of:=[.C664]-[.C$652]" office:value-type="float" office:value="7.42">
            <text:p>7.42</text:p>
          </table:table-cell>
          <table:table-cell table:formula="of:=[.D664]-[.D$652]" office:value-type="float" office:value="4.74">
            <text:p>4.74</text:p>
          </table:table-cell>
          <table:table-cell table:formula="of:=[.E664]-[.E$652]" office:value-type="float" office:value="-1.13">
            <text:p>-1.13</text:p>
          </table:table-cell>
          <table:table-cell table:formula="of:=[.F664]-[.F$652]" office:value-type="float" office:value="5.71">
            <text:p>5.7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5">
            <text:p>0.5</text:p>
          </table:table-cell>
          <table:table-cell table:formula="of:=[.C665]-[.C$652]" office:value-type="float" office:value="6.46">
            <text:p>6.46</text:p>
          </table:table-cell>
          <table:table-cell table:formula="of:=[.D665]-[.D$652]" office:value-type="float" office:value="3.53">
            <text:p>3.53</text:p>
          </table:table-cell>
          <table:table-cell table:formula="of:=[.E665]-[.E$652]" office:value-type="float" office:value="-2.6">
            <text:p>-2.6</text:p>
          </table:table-cell>
          <table:table-cell table:formula="of:=[.F665]-[.F$652]" office:value-type="float" office:value="4.58">
            <text:p>4.58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Random</text:p>
          </table:table-cell>
          <table:table-cell office:value-type="float" office:value="12.78">
            <text:p>12.78</text:p>
          </table:table-cell>
          <table:table-cell table:number-columns-repeated="2" office:value-type="float" office:value="29.37">
            <text:p>29.37</text:p>
          </table:table-cell>
          <table:table-cell office:value-type="float" office:value="12.78">
            <text:p>12.78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float" office:value="0.00001">
            <text:p>0.00001</text:p>
          </table:table-cell>
          <table:table-cell office:value-type="float" office:value="20.59">
            <text:p>20.59</text:p>
          </table:table-cell>
          <table:table-cell office:value-type="float" office:value="35.51">
            <text:p>35.51</text:p>
          </table:table-cell>
          <table:table-cell office:value-type="float" office:value="32.09">
            <text:p>32.09</text:p>
          </table:table-cell>
          <table:table-cell office:value-type="float" office:value="20.63">
            <text:p>20.63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float" office:value="0.00005">
            <text:p>0.00005</text:p>
          </table:table-cell>
          <table:table-cell office:value-type="float" office:value="20.91">
            <text:p>20.91</text:p>
          </table:table-cell>
          <table:table-cell office:value-type="float" office:value="35.83">
            <text:p>35.83</text:p>
          </table:table-cell>
          <table:table-cell office:value-type="float" office:value="32.63">
            <text:p>32.63</text:p>
          </table:table-cell>
          <table:table-cell office:value-type="float" office:value="20.59">
            <text:p>20.59</text:p>
          </table:table-cell>
          <table:table-cell table:number-columns-repeated="20"/>
        </table:table-row>
        <table:table-row table:style-name="ro1">
          <table:table-cell/>
          <table:table-cell table:style-name="ce4" office:value-type="float" office:value="0.0001">
            <text:p>0.0001</text:p>
          </table:table-cell>
          <table:table-cell office:value-type="float" office:value="20.41">
            <text:p>20.41</text:p>
          </table:table-cell>
          <table:table-cell office:value-type="float" office:value="35.48">
            <text:p>35.48</text:p>
          </table:table-cell>
          <table:table-cell office:value-type="float" office:value="32.67">
            <text:p>32.67</text:p>
          </table:table-cell>
          <table:table-cell office:value-type="float" office:value="20.23">
            <text:p>20.23</text:p>
          </table:table-cell>
          <table:table-cell table:number-columns-repeated="20"/>
        </table:table-row>
        <table:table-row table:style-name="ro1">
          <table:table-cell/>
          <table:table-cell table:style-name="ce4" office:value-type="float" office:value="0.0005">
            <text:p>0.0005</text:p>
          </table:table-cell>
          <table:table-cell office:value-type="float" office:value="20.86">
            <text:p>20.86</text:p>
          </table:table-cell>
          <table:table-cell office:value-type="float" office:value="36.02">
            <text:p>36.02</text:p>
          </table:table-cell>
          <table:table-cell office:value-type="float" office:value="32.72">
            <text:p>32.72</text:p>
          </table:table-cell>
          <table:table-cell office:value-type="float" office:value="21.1">
            <text:p>21.1</text:p>
          </table:table-cell>
          <table:table-cell table:number-columns-repeated="20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 office:value-type="float" office:value="21.21">
            <text:p>21.21</text:p>
          </table:table-cell>
          <table:table-cell office:value-type="float" office:value="35.66">
            <text:p>35.66</text:p>
          </table:table-cell>
          <table:table-cell office:value-type="float" office:value="32.19">
            <text:p>32.19</text:p>
          </table:table-cell>
          <table:table-cell office:value-type="float" office:value="21.53">
            <text:p>21.53</text:p>
          </table:table-cell>
          <table:table-cell table:number-columns-repeated="20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 office:value-type="float" office:value="22.24">
            <text:p>22.24</text:p>
          </table:table-cell>
          <table:table-cell office:value-type="float" office:value="35.98">
            <text:p>35.98</text:p>
          </table:table-cell>
          <table:table-cell office:value-type="float" office:value="32.23">
            <text:p>32.23</text:p>
          </table:table-cell>
          <table:table-cell office:value-type="float" office:value="21.27">
            <text:p>21.2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22.37">
            <text:p>22.37</text:p>
          </table:table-cell>
          <table:table-cell office:value-type="float" office:value="36.11">
            <text:p>36.11</text:p>
          </table:table-cell>
          <table:table-cell office:value-type="float" office:value="32.76">
            <text:p>32.76</text:p>
          </table:table-cell>
          <table:table-cell office:value-type="float" office:value="21.09">
            <text:p>21.0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21.6">
            <text:p>21.6</text:p>
          </table:table-cell>
          <table:table-cell office:value-type="float" office:value="36.31">
            <text:p>36.31</text:p>
          </table:table-cell>
          <table:table-cell office:value-type="float" office:value="31.87">
            <text:p>31.87</text:p>
          </table:table-cell>
          <table:table-cell office:value-type="float" office:value="21.43">
            <text:p>21.4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21.9">
            <text:p>21.9</text:p>
          </table:table-cell>
          <table:table-cell office:value-type="float" office:value="35.43">
            <text:p>35.43</text:p>
          </table:table-cell>
          <table:table-cell office:value-type="float" office:value="31.71">
            <text:p>31.71</text:p>
          </table:table-cell>
          <table:table-cell office:value-type="float" office:value="21.4">
            <text:p>21.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1.74">
            <text:p>21.74</text:p>
          </table:table-cell>
          <table:table-cell office:value-type="float" office:value="34.65">
            <text:p>34.65</text:p>
          </table:table-cell>
          <table:table-cell office:value-type="float" office:value="31.06">
            <text:p>31.06</text:p>
          </table:table-cell>
          <table:table-cell office:value-type="float" office:value="20.56">
            <text:p>20.5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20.84">
            <text:p>20.84</text:p>
          </table:table-cell>
          <table:table-cell office:value-type="float" office:value="34.51">
            <text:p>34.51</text:p>
          </table:table-cell>
          <table:table-cell office:value-type="float" office:value="29.62">
            <text:p>29.62</text:p>
          </table:table-cell>
          <table:table-cell office:value-type="float" office:value="20.2">
            <text:p>20.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20.2">
            <text:p>20.2</text:p>
          </table:table-cell>
          <table:table-cell office:value-type="float" office:value="34.11">
            <text:p>34.11</text:p>
          </table:table-cell>
          <table:table-cell office:value-type="float" office:value="28.24">
            <text:p>28.24</text:p>
          </table:table-cell>
          <table:table-cell office:value-type="float" office:value="18.49">
            <text:p>18.4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9.24">
            <text:p>19.24</text:p>
          </table:table-cell>
          <table:table-cell office:value-type="float" office:value="32.9">
            <text:p>32.9</text:p>
          </table:table-cell>
          <table:table-cell office:value-type="float" office:value="26.77">
            <text:p>26.77</text:p>
          </table:table-cell>
          <table:table-cell office:value-type="float" office:value="17.36">
            <text:p>17.36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/>
          <table:table-cell office:value-type="string">
            <text:p>64 maxStackSize</text:p>
          </table:table-cell>
          <table:table-cell table:number-columns-repeated="24"/>
        </table:table-row>
        <table:table-row table:style-name="ro1">
          <table:table-cell office:value-type="string">
            <text:p>Difficult, Geschwindigkeit 2, one direction</text:p>
          </table:table-cell>
          <table:table-cell office:value-type="string">
            <text:p>Lernrate beta</text:p>
          </table:table-cell>
          <table:table-cell office:value-type="string">
            <text:p>SXCS, andauernd exploit</text:p>
          </table:table-cell>
          <table:table-cell office:value-type="string">
            <text:p>SXCS, abwechselnd explore/exploit</text:p>
          </table:table-cell>
          <table:table-cell office:value-type="string">
            <text:p>XCS</text:p>
          </table:table-cell>
          <table:table-cell office:value-type="string">
            <text:p>DSXCS</text:p>
          </table:table-cell>
          <table:table-cell office:value-type="string">
            <text:p>DSXCS (einzelne Gruppe)</text:p>
          </table:table-cell>
          <table:table-cell office:value-type="string">
            <text:p>DSXCS (egoistische Relation)</text:p>
          </table:table-cell>
          <table:table-cell office:value-type="string">
            <text:p>DSXCS (maxPrediction)</text:p>
          </table:table-cell>
          <table:table-cell office:value-type="string">
            <text:p>DSXCS (maxPrediction, einzelne Gruppe)</text:p>
          </table:table-cell>
          <table:table-cell office:value-type="string">
            <text:p>DSXCS (maxPrediction, egoistische Relation)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float" office:value="0.00001">
            <text:p>0.00001</text:p>
          </table:table-cell>
          <table:table-cell table:formula="of:=[.C685]-[.C$684]" office:value-type="float" office:value="1.01">
            <text:p>1.01</text:p>
          </table:table-cell>
          <table:table-cell table:formula="of:=[.D685]-[.D$684]" office:value-type="float" office:value="0.149999999999999">
            <text:p>0.15</text:p>
          </table:table-cell>
          <table:table-cell table:formula="of:=[.E685]-[.E$684]" office:value-type="float" office:value="0.899999999999999">
            <text:p>0.9</text:p>
          </table:table-cell>
          <table:table-cell table:formula="of:=[.F685]-[.F$684]" office:value-type="float" office:value="-16.25">
            <text:p>-16.25</text:p>
          </table:table-cell>
          <table:table-cell table:formula="of:=[.G685]-[.G$684]" office:value-type="float" office:value="-16.25">
            <text:p>-16.25</text:p>
          </table:table-cell>
          <table:table-cell table:formula="of:=[.H685]-[.H$684]" office:value-type="float" office:value="-16.25">
            <text:p>-16.25</text:p>
          </table:table-cell>
          <table:table-cell table:formula="of:=[.I685]-[.I$684]" office:value-type="float" office:value="0.34">
            <text:p>0.34</text:p>
          </table:table-cell>
          <table:table-cell table:formula="of:=[.J685]-[.J$684]" office:value-type="float" office:value="1.74">
            <text:p>1.74</text:p>
          </table:table-cell>
          <table:table-cell table:formula="of:=[.K685]-[.K$684]" office:value-type="float" office:value="4.11">
            <text:p>4.11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float" office:value="0.00005">
            <text:p>0.00005</text:p>
          </table:table-cell>
          <table:table-cell table:formula="of:=[.C686]-[.C$684]" office:value-type="float" office:value="0.640000000000001">
            <text:p>0.64</text:p>
          </table:table-cell>
          <table:table-cell table:formula="of:=[.D686]-[.D$684]" office:value-type="float" office:value="0.989999999999998">
            <text:p>0.99</text:p>
          </table:table-cell>
          <table:table-cell table:formula="of:=[.E686]-[.E$684]" office:value-type="float" office:value="1.42">
            <text:p>1.42</text:p>
          </table:table-cell>
          <table:table-cell table:formula="of:=[.F686]-[.F$684]" office:value-type="float" office:value="-16.25">
            <text:p>-16.25</text:p>
          </table:table-cell>
          <table:table-cell table:formula="of:=[.G686]-[.G$684]" office:value-type="float" office:value="-16.25">
            <text:p>-16.25</text:p>
          </table:table-cell>
          <table:table-cell table:formula="of:=[.H686]-[.H$684]" office:value-type="float" office:value="-16.25">
            <text:p>-16.25</text:p>
          </table:table-cell>
          <table:table-cell table:formula="of:=[.I686]-[.I$684]" office:value-type="float" office:value="0.920000000000002">
            <text:p>0.92</text:p>
          </table:table-cell>
          <table:table-cell table:formula="of:=[.J686]-[.J$684]" office:value-type="float" office:value="0.949999999999999">
            <text:p>0.95</text:p>
          </table:table-cell>
          <table:table-cell table:formula="of:=[.K686]-[.K$684]" office:value-type="float" office:value="0.649999999999999">
            <text:p>0.65</text:p>
          </table:table-cell>
          <table:table-cell table:number-columns-repeated="2"/>
          <table:table-cell>
            <draw:frame table:end-cell-address="Sheet1.U687" table:end-x="0.1504in" table:end-y="0.1043in" draw:z-index="33" draw:style-name="gr1" svg:width="6in" svg:height="2.75in" svg:x="0.3736in" svg:y="0.0217in">
              <draw:object draw:notify-on-update-of-ranges="Sheet1.B671:Sheet1.B683 Sheet1.C670:Sheet1.C670 Sheet1.C671:Sheet1.C683 Sheet1.D670:Sheet1.D670 Sheet1.D671:Sheet1.D683 Sheet1.E670:Sheet1.E670 Sheet1.E671:Sheet1.E683" xlink:href="./Object 35" xlink:type="simple" xlink:show="embed" xlink:actuate="onLoad"/>
              <draw:image xlink:href="./ObjectReplacements/Object 35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/>
          <table:table-cell table:style-name="ce4" office:value-type="float" office:value="0.0001">
            <text:p>0.0001</text:p>
          </table:table-cell>
          <table:table-cell table:formula="of:=[.C687]-[.C$684]" office:value-type="float" office:value="2.5">
            <text:p>2.5</text:p>
          </table:table-cell>
          <table:table-cell table:formula="of:=[.D687]-[.D$684]" office:value-type="float" office:value="0.0500000000000007">
            <text:p>0.05</text:p>
          </table:table-cell>
          <table:table-cell table:formula="of:=[.E687]-[.E$684]" office:value-type="float" office:value="1.26">
            <text:p>1.26</text:p>
          </table:table-cell>
          <table:table-cell table:formula="of:=[.F687]-[.F$684]" office:value-type="float" office:value="-16.25">
            <text:p>-16.25</text:p>
          </table:table-cell>
          <table:table-cell table:formula="of:=[.G687]-[.G$684]" office:value-type="float" office:value="-16.25">
            <text:p>-16.25</text:p>
          </table:table-cell>
          <table:table-cell table:formula="of:=[.H687]-[.H$684]" office:value-type="float" office:value="-16.25">
            <text:p>-16.25</text:p>
          </table:table-cell>
          <table:table-cell table:formula="of:=[.I687]-[.I$684]" office:value-type="float" office:value="1.96">
            <text:p>1.96</text:p>
          </table:table-cell>
          <table:table-cell table:formula="of:=[.J687]-[.J$684]" office:value-type="float" office:value="3.44">
            <text:p>3.44</text:p>
          </table:table-cell>
          <table:table-cell table:formula="of:=[.K687]-[.K$684]" office:value-type="float" office:value="-0.49">
            <text:p>-0.49</text:p>
          </table:table-cell>
          <table:table-cell table:number-columns-repeated="15"/>
        </table:table-row>
        <table:table-row table:style-name="ro1">
          <table:table-cell/>
          <table:table-cell table:style-name="ce4" office:value-type="float" office:value="0.0005">
            <text:p>0.0005</text:p>
          </table:table-cell>
          <table:table-cell table:formula="of:=[.C688]-[.C$684]" office:value-type="float" office:value="2.02">
            <text:p>2.02</text:p>
          </table:table-cell>
          <table:table-cell table:formula="of:=[.D688]-[.D$684]" office:value-type="float" office:value="-0.149999999999999">
            <text:p>-0.15</text:p>
          </table:table-cell>
          <table:table-cell table:formula="of:=[.E688]-[.E$684]" office:value-type="float" office:value="0.800000000000001">
            <text:p>0.8</text:p>
          </table:table-cell>
          <table:table-cell table:formula="of:=[.F688]-[.F$684]" office:value-type="float" office:value="-16.25">
            <text:p>-16.25</text:p>
          </table:table-cell>
          <table:table-cell table:formula="of:=[.G688]-[.G$684]" office:value-type="float" office:value="-16.25">
            <text:p>-16.25</text:p>
          </table:table-cell>
          <table:table-cell table:formula="of:=[.H688]-[.H$684]" office:value-type="float" office:value="-16.25">
            <text:p>-16.25</text:p>
          </table:table-cell>
          <table:table-cell table:formula="of:=[.I688]-[.I$684]" office:value-type="float" office:value="-0.279999999999999">
            <text:p>-0.28</text:p>
          </table:table-cell>
          <table:table-cell table:formula="of:=[.J688]-[.J$684]" office:value-type="float" office:value="0.100000000000001">
            <text:p>0.1</text:p>
          </table:table-cell>
          <table:table-cell table:formula="of:=[.K688]-[.K$684]" office:value-type="float" office:value="0.739999999999998">
            <text:p>0.74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 table:formula="of:=[.C689]-[.C$684]" office:value-type="float" office:value="0.0500000000000007">
            <text:p>0.05</text:p>
          </table:table-cell>
          <table:table-cell table:formula="of:=[.D689]-[.D$684]" office:value-type="float" office:value="0.77">
            <text:p>0.77</text:p>
          </table:table-cell>
          <table:table-cell table:formula="of:=[.E689]-[.E$684]" office:value-type="float" office:value="1.56">
            <text:p>1.56</text:p>
          </table:table-cell>
          <table:table-cell table:formula="of:=[.F689]-[.F$684]" office:value-type="float" office:value="-16.25">
            <text:p>-16.25</text:p>
          </table:table-cell>
          <table:table-cell table:formula="of:=[.G689]-[.G$684]" office:value-type="float" office:value="-16.25">
            <text:p>-16.25</text:p>
          </table:table-cell>
          <table:table-cell table:formula="of:=[.H689]-[.H$684]" office:value-type="float" office:value="-16.25">
            <text:p>-16.25</text:p>
          </table:table-cell>
          <table:table-cell table:formula="of:=[.I689]-[.I$684]" office:value-type="float" office:value="-0.289999999999999">
            <text:p>-0.29</text:p>
          </table:table-cell>
          <table:table-cell table:formula="of:=[.J689]-[.J$684]" office:value-type="float" office:value="2.01">
            <text:p>2.01</text:p>
          </table:table-cell>
          <table:table-cell table:formula="of:=[.K689]-[.K$684]" office:value-type="float" office:value="1.82">
            <text:p>1.82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 table:formula="of:=[.C690]-[.C$684]" office:value-type="float" office:value="1.93">
            <text:p>1.93</text:p>
          </table:table-cell>
          <table:table-cell table:formula="of:=[.D690]-[.D$684]" office:value-type="float" office:value="1.12">
            <text:p>1.12</text:p>
          </table:table-cell>
          <table:table-cell table:formula="of:=[.E690]-[.E$684]" office:value-type="float" office:value="0.41">
            <text:p>0.41</text:p>
          </table:table-cell>
          <table:table-cell table:formula="of:=[.F690]-[.F$684]" office:value-type="float" office:value="-16.25">
            <text:p>-16.25</text:p>
          </table:table-cell>
          <table:table-cell table:formula="of:=[.G690]-[.G$684]" office:value-type="float" office:value="-16.25">
            <text:p>-16.25</text:p>
          </table:table-cell>
          <table:table-cell table:formula="of:=[.H690]-[.H$684]" office:value-type="float" office:value="-16.25">
            <text:p>-16.25</text:p>
          </table:table-cell>
          <table:table-cell table:formula="of:=[.I690]-[.I$684]" office:value-type="float" office:value="2.04">
            <text:p>2.04</text:p>
          </table:table-cell>
          <table:table-cell table:formula="of:=[.J690]-[.J$684]" office:value-type="float" office:value="0.390000000000001">
            <text:p>0.39</text:p>
          </table:table-cell>
          <table:table-cell table:formula="of:=[.K690]-[.K$684]" office:value-type="float" office:value="-0.720000000000001">
            <text:p>-0.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1">
            <text:p>0.01</text:p>
          </table:table-cell>
          <table:table-cell table:formula="of:=[.C691]-[.C$684]" office:value-type="float" office:value="3.7">
            <text:p>3.7</text:p>
          </table:table-cell>
          <table:table-cell table:formula="of:=[.D691]-[.D$684]" office:value-type="float" office:value="3.1">
            <text:p>3.1</text:p>
          </table:table-cell>
          <table:table-cell table:formula="of:=[.E691]-[.E$684]" office:value-type="float" office:value="-1">
            <text:p>-1</text:p>
          </table:table-cell>
          <table:table-cell table:formula="of:=[.F691]-[.F$684]" office:value-type="float" office:value="-16.25">
            <text:p>-16.25</text:p>
          </table:table-cell>
          <table:table-cell table:formula="of:=[.G691]-[.G$684]" office:value-type="float" office:value="-16.25">
            <text:p>-16.25</text:p>
          </table:table-cell>
          <table:table-cell table:formula="of:=[.H691]-[.H$684]" office:value-type="float" office:value="-16.25">
            <text:p>-16.25</text:p>
          </table:table-cell>
          <table:table-cell table:formula="of:=[.I691]-[.I$684]" office:value-type="float" office:value="0.219999999999999">
            <text:p>0.22</text:p>
          </table:table-cell>
          <table:table-cell table:formula="of:=[.J691]-[.J$684]" office:value-type="float" office:value="1.82">
            <text:p>1.82</text:p>
          </table:table-cell>
          <table:table-cell table:formula="of:=[.K691]-[.K$684]" office:value-type="float" office:value="-3.68">
            <text:p>-3.6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5">
            <text:p>0.05</text:p>
          </table:table-cell>
          <table:table-cell table:formula="of:=[.C692]-[.C$684]" office:value-type="float" office:value="8.18">
            <text:p>8.18</text:p>
          </table:table-cell>
          <table:table-cell table:formula="of:=[.D692]-[.D$684]" office:value-type="float" office:value="5.3">
            <text:p>5.3</text:p>
          </table:table-cell>
          <table:table-cell table:formula="of:=[.E692]-[.E$684]" office:value-type="float" office:value="-1.92">
            <text:p>-1.92</text:p>
          </table:table-cell>
          <table:table-cell table:formula="of:=[.F692]-[.F$684]" office:value-type="float" office:value="-16.25">
            <text:p>-16.25</text:p>
          </table:table-cell>
          <table:table-cell table:formula="of:=[.G692]-[.G$684]" office:value-type="float" office:value="-16.25">
            <text:p>-16.25</text:p>
          </table:table-cell>
          <table:table-cell table:formula="of:=[.H692]-[.H$684]" office:value-type="float" office:value="-16.25">
            <text:p>-16.25</text:p>
          </table:table-cell>
          <table:table-cell table:formula="of:=[.I692]-[.I$684]" office:value-type="float" office:value="-2.75">
            <text:p>-2.75</text:p>
          </table:table-cell>
          <table:table-cell table:formula="of:=[.J692]-[.J$684]" office:value-type="float" office:value="3.82">
            <text:p>3.82</text:p>
          </table:table-cell>
          <table:table-cell table:formula="of:=[.K692]-[.K$684]" office:value-type="float" office:value="-6.81">
            <text:p>-6.8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">
            <text:p>0.1</text:p>
          </table:table-cell>
          <table:table-cell table:formula="of:=[.C693]-[.C$684]" office:value-type="float" office:value="9.01">
            <text:p>9.01</text:p>
          </table:table-cell>
          <table:table-cell table:formula="of:=[.D693]-[.D$684]" office:value-type="float" office:value="6.45">
            <text:p>6.45</text:p>
          </table:table-cell>
          <table:table-cell table:formula="of:=[.E693]-[.E$684]" office:value-type="float" office:value="0.690000000000001">
            <text:p>0.69</text:p>
          </table:table-cell>
          <table:table-cell table:formula="of:=[.F693]-[.F$684]" office:value-type="float" office:value="-16.25">
            <text:p>-16.25</text:p>
          </table:table-cell>
          <table:table-cell table:formula="of:=[.G693]-[.G$684]" office:value-type="float" office:value="-16.25">
            <text:p>-16.25</text:p>
          </table:table-cell>
          <table:table-cell table:formula="of:=[.H693]-[.H$684]" office:value-type="float" office:value="-16.25">
            <text:p>-16.25</text:p>
          </table:table-cell>
          <table:table-cell table:formula="of:=[.I693]-[.I$684]" office:value-type="float" office:value="-6.57">
            <text:p>-6.57</text:p>
          </table:table-cell>
          <table:table-cell table:formula="of:=[.J693]-[.J$684]" office:value-type="float" office:value="3.74">
            <text:p>3.74</text:p>
          </table:table-cell>
          <table:table-cell table:formula="of:=[.K693]-[.K$684]" office:value-type="float" office:value="-5.6">
            <text:p>-5.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2">
            <text:p>0.2</text:p>
          </table:table-cell>
          <table:table-cell table:formula="of:=[.C694]-[.C$684]" office:value-type="float" office:value="8.69">
            <text:p>8.69</text:p>
          </table:table-cell>
          <table:table-cell table:formula="of:=[.D694]-[.D$684]" office:value-type="float" office:value="6.2">
            <text:p>6.2</text:p>
          </table:table-cell>
          <table:table-cell table:formula="of:=[.E694]-[.E$684]" office:value-type="float" office:value="-3">
            <text:p>-3</text:p>
          </table:table-cell>
          <table:table-cell table:formula="of:=[.F694]-[.F$684]" office:value-type="float" office:value="-16.25">
            <text:p>-16.25</text:p>
          </table:table-cell>
          <table:table-cell table:formula="of:=[.G694]-[.G$684]" office:value-type="float" office:value="-16.25">
            <text:p>-16.25</text:p>
          </table:table-cell>
          <table:table-cell table:formula="of:=[.H694]-[.H$684]" office:value-type="float" office:value="-16.25">
            <text:p>-16.25</text:p>
          </table:table-cell>
          <table:table-cell table:formula="of:=[.I694]-[.I$684]" office:value-type="float" office:value="-5.53">
            <text:p>-5.53</text:p>
          </table:table-cell>
          <table:table-cell table:formula="of:=[.J694]-[.J$684]" office:value-type="float" office:value="5.68">
            <text:p>5.68</text:p>
          </table:table-cell>
          <table:table-cell table:formula="of:=[.K694]-[.K$684]" office:value-type="float" office:value="-3.84">
            <text:p>-3.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3">
            <text:p>0.3</text:p>
          </table:table-cell>
          <table:table-cell table:formula="of:=[.C695]-[.C$684]" office:value-type="float" office:value="7.22">
            <text:p>7.22</text:p>
          </table:table-cell>
          <table:table-cell table:formula="of:=[.D695]-[.D$684]" office:value-type="float" office:value="4.96">
            <text:p>4.96</text:p>
          </table:table-cell>
          <table:table-cell table:formula="of:=[.E695]-[.E$684]" office:value-type="float" office:value="-2.28">
            <text:p>-2.28</text:p>
          </table:table-cell>
          <table:table-cell table:formula="of:=[.F695]-[.F$684]" office:value-type="float" office:value="-16.25">
            <text:p>-16.25</text:p>
          </table:table-cell>
          <table:table-cell table:formula="of:=[.G695]-[.G$684]" office:value-type="float" office:value="-16.25">
            <text:p>-16.25</text:p>
          </table:table-cell>
          <table:table-cell table:formula="of:=[.H695]-[.H$684]" office:value-type="float" office:value="-16.25">
            <text:p>-16.25</text:p>
          </table:table-cell>
          <table:table-cell table:formula="of:=[.I695]-[.I$684]" office:value-type="float" office:value="-4.39">
            <text:p>-4.39</text:p>
          </table:table-cell>
          <table:table-cell table:formula="of:=[.J695]-[.J$684]" office:value-type="float" office:value="6.71">
            <text:p>6.71</text:p>
          </table:table-cell>
          <table:table-cell table:formula="of:=[.K695]-[.K$684]" office:value-type="float" office:value="-0.390000000000001">
            <text:p>-0.3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">
            <text:p>0.4</text:p>
          </table:table-cell>
          <table:table-cell table:formula="of:=[.C696]-[.C$684]" office:value-type="float" office:value="6.73">
            <text:p>6.73</text:p>
          </table:table-cell>
          <table:table-cell table:formula="of:=[.D696]-[.D$684]" office:value-type="float" office:value="5.55">
            <text:p>5.55</text:p>
          </table:table-cell>
          <table:table-cell table:formula="of:=[.E696]-[.E$684]" office:value-type="float" office:value="-3.8">
            <text:p>-3.8</text:p>
          </table:table-cell>
          <table:table-cell table:formula="of:=[.F696]-[.F$684]" office:value-type="float" office:value="-16.25">
            <text:p>-16.25</text:p>
          </table:table-cell>
          <table:table-cell table:formula="of:=[.G696]-[.G$684]" office:value-type="float" office:value="-16.25">
            <text:p>-16.25</text:p>
          </table:table-cell>
          <table:table-cell table:formula="of:=[.H696]-[.H$684]" office:value-type="float" office:value="-16.25">
            <text:p>-16.25</text:p>
          </table:table-cell>
          <table:table-cell table:formula="of:=[.I696]-[.I$684]" office:value-type="float" office:value="-6.8">
            <text:p>-6.8</text:p>
          </table:table-cell>
          <table:table-cell table:formula="of:=[.J696]-[.J$684]" office:value-type="float" office:value="7.09">
            <text:p>7.09</text:p>
          </table:table-cell>
          <table:table-cell table:formula="of:=[.K696]-[.K$684]" office:value-type="float" office:value="0.699999999999999">
            <text:p>0.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">
            <text:p>0.5</text:p>
          </table:table-cell>
          <table:table-cell table:formula="of:=[.C697]-[.C$684]" office:value-type="float" office:value="7.96">
            <text:p>7.96</text:p>
          </table:table-cell>
          <table:table-cell table:formula="of:=[.D697]-[.D$684]" office:value-type="float" office:value="5.78">
            <text:p>5.78</text:p>
          </table:table-cell>
          <table:table-cell table:formula="of:=[.E697]-[.E$684]" office:value-type="float" office:value="-4.73">
            <text:p>-4.73</text:p>
          </table:table-cell>
          <table:table-cell table:formula="of:=[.F697]-[.F$684]" office:value-type="float" office:value="-16.25">
            <text:p>-16.25</text:p>
          </table:table-cell>
          <table:table-cell table:formula="of:=[.G697]-[.G$684]" office:value-type="float" office:value="-16.25">
            <text:p>-16.25</text:p>
          </table:table-cell>
          <table:table-cell table:formula="of:=[.H697]-[.H$684]" office:value-type="float" office:value="-16.25">
            <text:p>-16.25</text:p>
          </table:table-cell>
          <table:table-cell table:formula="of:=[.I697]-[.I$684]" office:value-type="float" office:value="-6.1">
            <text:p>-6.1</text:p>
          </table:table-cell>
          <table:table-cell table:formula="of:=[.J697]-[.J$684]" office:value-type="float" office:value="8.14">
            <text:p>8.14</text:p>
          </table:table-cell>
          <table:table-cell table:formula="of:=[.K697]-[.K$684]" office:value-type="float" office:value="4.04">
            <text:p>4.04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andom</text:p>
          </table:table-cell>
          <table:table-cell table:number-columns-repeated="9" office:value-type="float" office:value="16.25">
            <text:p>16.25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float" office:value="0.00001">
            <text:p>0.00001</text:p>
          </table:table-cell>
          <table:table-cell office:value-type="float" office:value="17.26">
            <text:p>17.26</text:p>
          </table:table-cell>
          <table:table-cell office:value-type="float" office:value="16.4">
            <text:p>16.4</text:p>
          </table:table-cell>
          <table:table-cell office:value-type="float" office:value="17.15">
            <text:p>17.15</text:p>
          </table:table-cell>
          <table:table-cell table:number-columns-repeated="3"/>
          <table:table-cell office:value-type="float" office:value="16.59">
            <text:p>16.59</text:p>
          </table:table-cell>
          <table:table-cell office:value-type="float" office:value="17.99">
            <text:p>17.99</text:p>
          </table:table-cell>
          <table:table-cell office:value-type="float" office:value="20.36">
            <text:p>20.36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float" office:value="0.00005">
            <text:p>0.00005</text:p>
          </table:table-cell>
          <table:table-cell office:value-type="float" office:value="16.89">
            <text:p>16.89</text:p>
          </table:table-cell>
          <table:table-cell office:value-type="float" office:value="17.24">
            <text:p>17.24</text:p>
          </table:table-cell>
          <table:table-cell office:value-type="float" office:value="17.67">
            <text:p>17.67</text:p>
          </table:table-cell>
          <table:table-cell table:number-columns-repeated="3"/>
          <table:table-cell office:value-type="float" office:value="17.17">
            <text:p>17.17</text:p>
          </table:table-cell>
          <table:table-cell office:value-type="float" office:value="17.2">
            <text:p>17.2</text:p>
          </table:table-cell>
          <table:table-cell office:value-type="float" office:value="16.9">
            <text:p>16.9</text:p>
          </table:table-cell>
          <table:table-cell table:number-columns-repeated="15"/>
        </table:table-row>
        <table:table-row table:style-name="ro1">
          <table:table-cell/>
          <table:table-cell table:style-name="ce4" office:value-type="float" office:value="0.0001">
            <text:p>0.0001</text:p>
          </table:table-cell>
          <table:table-cell office:value-type="float" office:value="18.75">
            <text:p>18.75</text:p>
          </table:table-cell>
          <table:table-cell office:value-type="float" office:value="16.3">
            <text:p>16.3</text:p>
          </table:table-cell>
          <table:table-cell office:value-type="float" office:value="17.51">
            <text:p>17.51</text:p>
          </table:table-cell>
          <table:table-cell table:number-columns-repeated="3"/>
          <table:table-cell office:value-type="float" office:value="18.21">
            <text:p>18.21</text:p>
          </table:table-cell>
          <table:table-cell office:value-type="float" office:value="19.69">
            <text:p>19.69</text:p>
          </table:table-cell>
          <table:table-cell office:value-type="float" office:value="15.76">
            <text:p>15.76</text:p>
          </table:table-cell>
          <table:table-cell table:number-columns-repeated="15"/>
        </table:table-row>
        <table:table-row table:style-name="ro1">
          <table:table-cell/>
          <table:table-cell table:style-name="ce4" office:value-type="float" office:value="0.0005">
            <text:p>0.0005</text:p>
          </table:table-cell>
          <table:table-cell office:value-type="float" office:value="18.27">
            <text:p>18.27</text:p>
          </table:table-cell>
          <table:table-cell office:value-type="float" office:value="16.1">
            <text:p>16.1</text:p>
          </table:table-cell>
          <table:table-cell office:value-type="float" office:value="17.05">
            <text:p>17.05</text:p>
          </table:table-cell>
          <table:table-cell table:number-columns-repeated="3"/>
          <table:table-cell office:value-type="float" office:value="15.97">
            <text:p>15.97</text:p>
          </table:table-cell>
          <table:table-cell office:value-type="float" office:value="16.35">
            <text:p>16.35</text:p>
          </table:table-cell>
          <table:table-cell office:value-type="float" office:value="16.99">
            <text:p>16.99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 office:value-type="float" office:value="16.3">
            <text:p>16.3</text:p>
          </table:table-cell>
          <table:table-cell office:value-type="float" office:value="17.02">
            <text:p>17.02</text:p>
          </table:table-cell>
          <table:table-cell office:value-type="float" office:value="17.81">
            <text:p>17.81</text:p>
          </table:table-cell>
          <table:table-cell table:number-columns-repeated="3"/>
          <table:table-cell office:value-type="float" office:value="15.96">
            <text:p>15.96</text:p>
          </table:table-cell>
          <table:table-cell office:value-type="float" office:value="18.26">
            <text:p>18.26</text:p>
          </table:table-cell>
          <table:table-cell office:value-type="float" office:value="18.07">
            <text:p>18.07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 office:value-type="float" office:value="18.18">
            <text:p>18.18</text:p>
          </table:table-cell>
          <table:table-cell office:value-type="float" office:value="17.37">
            <text:p>17.37</text:p>
          </table:table-cell>
          <table:table-cell office:value-type="float" office:value="16.66">
            <text:p>16.66</text:p>
          </table:table-cell>
          <table:table-cell table:number-columns-repeated="3"/>
          <table:table-cell office:value-type="float" office:value="18.29">
            <text:p>18.29</text:p>
          </table:table-cell>
          <table:table-cell office:value-type="float" office:value="16.64">
            <text:p>16.64</text:p>
          </table:table-cell>
          <table:table-cell office:value-type="float" office:value="15.53">
            <text:p>15.5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19.95">
            <text:p>19.95</text:p>
          </table:table-cell>
          <table:table-cell office:value-type="float" office:value="19.35">
            <text:p>19.35</text:p>
          </table:table-cell>
          <table:table-cell office:value-type="float" office:value="15.25">
            <text:p>15.25</text:p>
          </table:table-cell>
          <table:table-cell table:number-columns-repeated="3"/>
          <table:table-cell office:value-type="float" office:value="16.47">
            <text:p>16.47</text:p>
          </table:table-cell>
          <table:table-cell office:value-type="float" office:value="18.07">
            <text:p>18.07</text:p>
          </table:table-cell>
          <table:table-cell office:value-type="float" office:value="12.57">
            <text:p>12.5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24.43">
            <text:p>24.43</text:p>
          </table:table-cell>
          <table:table-cell office:value-type="float" office:value="21.55">
            <text:p>21.55</text:p>
          </table:table-cell>
          <table:table-cell office:value-type="float" office:value="14.33">
            <text:p>14.33</text:p>
          </table:table-cell>
          <table:table-cell table:number-columns-repeated="3"/>
          <table:table-cell office:value-type="float" office:value="13.5">
            <text:p>13.5</text:p>
          </table:table-cell>
          <table:table-cell office:value-type="float" office:value="20.07">
            <text:p>20.07</text:p>
          </table:table-cell>
          <table:table-cell office:value-type="float" office:value="9.44">
            <text:p>9.4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25.26">
            <text:p>25.26</text:p>
          </table:table-cell>
          <table:table-cell office:value-type="float" office:value="22.7">
            <text:p>22.7</text:p>
          </table:table-cell>
          <table:table-cell office:value-type="float" office:value="16.94">
            <text:p>16.94</text:p>
          </table:table-cell>
          <table:table-cell table:number-columns-repeated="3"/>
          <table:table-cell office:value-type="float" office:value="9.68">
            <text:p>9.68</text:p>
          </table:table-cell>
          <table:table-cell office:value-type="float" office:value="19.99">
            <text:p>19.99</text:p>
          </table:table-cell>
          <table:table-cell office:value-type="float" office:value="10.65">
            <text:p>10.6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4.94">
            <text:p>24.94</text:p>
          </table:table-cell>
          <table:table-cell office:value-type="float" office:value="22.45">
            <text:p>22.45</text:p>
          </table:table-cell>
          <table:table-cell office:value-type="float" office:value="13.25">
            <text:p>13.25</text:p>
          </table:table-cell>
          <table:table-cell table:number-columns-repeated="3"/>
          <table:table-cell office:value-type="float" office:value="10.72">
            <text:p>10.72</text:p>
          </table:table-cell>
          <table:table-cell office:value-type="float" office:value="21.93">
            <text:p>21.93</text:p>
          </table:table-cell>
          <table:table-cell office:value-type="float" office:value="12.41">
            <text:p>12.4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23.47">
            <text:p>23.47</text:p>
          </table:table-cell>
          <table:table-cell office:value-type="float" office:value="21.21">
            <text:p>21.21</text:p>
          </table:table-cell>
          <table:table-cell office:value-type="float" office:value="13.97">
            <text:p>13.97</text:p>
          </table:table-cell>
          <table:table-cell table:number-columns-repeated="3"/>
          <table:table-cell office:value-type="float" office:value="11.86">
            <text:p>11.86</text:p>
          </table:table-cell>
          <table:table-cell office:value-type="float" office:value="22.96">
            <text:p>22.96</text:p>
          </table:table-cell>
          <table:table-cell office:value-type="float" office:value="15.86">
            <text:p>15.8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22.98">
            <text:p>22.98</text:p>
          </table:table-cell>
          <table:table-cell office:value-type="float" office:value="21.8">
            <text:p>21.8</text:p>
          </table:table-cell>
          <table:table-cell office:value-type="float" office:value="12.45">
            <text:p>12.45</text:p>
          </table:table-cell>
          <table:table-cell table:number-columns-repeated="3"/>
          <table:table-cell office:value-type="float" office:value="9.45">
            <text:p>9.45</text:p>
          </table:table-cell>
          <table:table-cell office:value-type="float" office:value="23.34">
            <text:p>23.34</text:p>
          </table:table-cell>
          <table:table-cell office:value-type="float" office:value="16.95">
            <text:p>16.9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24.21">
            <text:p>24.21</text:p>
          </table:table-cell>
          <table:table-cell office:value-type="float" office:value="22.03">
            <text:p>22.03</text:p>
          </table:table-cell>
          <table:table-cell office:value-type="float" office:value="11.52">
            <text:p>11.52</text:p>
          </table:table-cell>
          <table:table-cell table:number-columns-repeated="3"/>
          <table:table-cell office:value-type="float" office:value="10.15">
            <text:p>10.15</text:p>
          </table:table-cell>
          <table:table-cell office:value-type="float" office:value="24.39">
            <text:p>24.39</text:p>
          </table:table-cell>
          <table:table-cell office:value-type="float" office:value="20.29">
            <text:p>20.29</text:p>
          </table:table-cell>
          <table:table-cell table:number-columns-repeated="1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3"/>
          <table:table-cell office:value-type="string">
            <text:p>halbzeitqualitäten vergleichen!</text:p>
          </table:table-cell>
          <table:table-cell table:number-columns-repeated="22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2"/>
          <table:table-cell office:value-type="string">
            <text:p>Speed 2</text:p>
          </table:table-cell>
          <table:table-cell office:value-type="string">
            <text:p>Speed 1</text:p>
          </table:table-cell>
          <table:table-cell office:value-type="string">
            <text:p>rand speed 1</text:p>
          </table:table-cell>
          <table:table-cell office:value-type="string">
            <text:p>rand speed 2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prediction discount, speed 2, intelligent, säulenszenario</text:p>
          </table:table-cell>
          <table:table-cell office:value-type="string">
            <text:p>Intelligent, Geschwindigkeit 2</text:p>
          </table:table-cell>
          <table:table-cell office:value-type="string">
            <text:p>Intelligent, Geschwindigkeit 1</text:p>
          </table:table-cell>
          <table:table-cell office:value-type="string">
            <text:p>einfache Richtungsänderung, Geschwindigkeit 1</text:p>
          </table:table-cell>
          <table:table-cell office:value-type="string">
            <text:p>einfache Richtungsänderung, Geschwindigkeit 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C724]-[.C$723]" office:value-type="float" office:value="4.55">
            <text:p>4.55</text:p>
          </table:table-cell>
          <table:table-cell table:formula="of:=[.D724]-[.D$723]" office:value-type="float" office:value="8.18">
            <text:p>8.18</text:p>
          </table:table-cell>
          <table:table-cell table:formula="of:=[.E724]-[.E$723]" office:value-type="float" office:value="3.16">
            <text:p>3.16</text:p>
          </table:table-cell>
          <table:table-cell table:formula="of:=[.F724]-[.F$723]" office:value-type="float" office:value="-0.0500000000000007">
            <text:p>-0.0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1">
            <text:p>0.1</text:p>
          </table:table-cell>
          <table:table-cell table:formula="of:=[.C725]-[.C$723]" office:value-type="float" office:value="4.32">
            <text:p>4.32</text:p>
          </table:table-cell>
          <table:table-cell table:formula="of:=[.D725]-[.D$723]" office:value-type="float" office:value="9.04">
            <text:p>9.04</text:p>
          </table:table-cell>
          <table:table-cell table:formula="of:=[.E725]-[.E$723]" office:value-type="float" office:value="2.99">
            <text:p>2.99</text:p>
          </table:table-cell>
          <table:table-cell table:formula="of:=[.F725]-[.F$723]" office:value-type="float" office:value="0.48">
            <text:p>0.4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2">
            <text:p>0.2</text:p>
          </table:table-cell>
          <table:table-cell table:formula="of:=[.C726]-[.C$723]" office:value-type="float" office:value="4.46">
            <text:p>4.46</text:p>
          </table:table-cell>
          <table:table-cell table:formula="of:=[.D726]-[.D$723]" office:value-type="float" office:value="8.72">
            <text:p>8.72</text:p>
          </table:table-cell>
          <table:table-cell table:formula="of:=[.E726]-[.E$723]" office:value-type="float" office:value="3.05">
            <text:p>3.05</text:p>
          </table:table-cell>
          <table:table-cell table:formula="of:=[.F726]-[.F$723]" office:value-type="float" office:value="0.449999999999999">
            <text:p>0.45</text:p>
          </table:table-cell>
          <table:table-cell/>
          <table:table-cell>
            <draw:frame table:end-cell-address="Sheet1.N723" table:end-x="0.6724in" table:end-y="0.1114in" draw:z-index="34" draw:style-name="gr1" svg:width="6in" svg:height="2.7598in" svg:x="0.0067in" svg:y="0.0185in">
              <draw:object draw:notify-on-update-of-ranges="Sheet1.B706:Sheet1.B722 Sheet1.C705:Sheet1.C705 Sheet1.C706:Sheet1.C722 Sheet1.D705:Sheet1.D705 Sheet1.D706:Sheet1.D722 Sheet1.E705:Sheet1.E705 Sheet1.E706:Sheet1.E722 Sheet1.F705:Sheet1.F705 Sheet1.F706:Sheet1.F722" xlink:href="./Object 36" xlink:type="simple" xlink:show="embed" xlink:actuate="onLoad"/>
              <draw:image xlink:href="./ObjectReplacements/Object 36" xlink:type="simple" xlink:show="embed" xlink:actuate="onLoad"/>
            </draw:frame>
          </table:table-cell>
          <table:table-cell table:number-columns-repeated="18"/>
        </table:table-row>
        <table:table-row table:style-name="ro1">
          <table:table-cell/>
          <table:table-cell office:value-type="float" office:value="0.3">
            <text:p>0.3</text:p>
          </table:table-cell>
          <table:table-cell table:formula="of:=[.C727]-[.C$723]" office:value-type="float" office:value="4.63">
            <text:p>4.63</text:p>
          </table:table-cell>
          <table:table-cell table:formula="of:=[.D727]-[.D$723]" office:value-type="float" office:value="8.74">
            <text:p>8.74</text:p>
          </table:table-cell>
          <table:table-cell table:formula="of:=[.E727]-[.E$723]" office:value-type="float" office:value="3.45">
            <text:p>3.45</text:p>
          </table:table-cell>
          <table:table-cell table:formula="of:=[.F727]-[.F$723]" office:value-type="float" office:value="0.280000000000001">
            <text:p>0.2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4">
            <text:p>0.4</text:p>
          </table:table-cell>
          <table:table-cell table:formula="of:=[.C728]-[.C$723]" office:value-type="float" office:value="4.65">
            <text:p>4.65</text:p>
          </table:table-cell>
          <table:table-cell table:formula="of:=[.D728]-[.D$723]" office:value-type="float" office:value="8.57">
            <text:p>8.57</text:p>
          </table:table-cell>
          <table:table-cell table:formula="of:=[.E728]-[.E$723]" office:value-type="float" office:value="2.85">
            <text:p>2.85</text:p>
          </table:table-cell>
          <table:table-cell table:formula="of:=[.F728]-[.F$723]" office:value-type="float" office:value="0.0500000000000007">
            <text:p>0.0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5">
            <text:p>0.5</text:p>
          </table:table-cell>
          <table:table-cell table:formula="of:=[.C729]-[.C$723]" office:value-type="float" office:value="4.84">
            <text:p>4.84</text:p>
          </table:table-cell>
          <table:table-cell table:formula="of:=[.D729]-[.D$723]" office:value-type="float" office:value="8.85">
            <text:p>8.85</text:p>
          </table:table-cell>
          <table:table-cell table:formula="of:=[.E729]-[.E$723]" office:value-type="float" office:value="2.87">
            <text:p>2.87</text:p>
          </table:table-cell>
          <table:table-cell table:formula="of:=[.F729]-[.F$723]" office:value-type="float" office:value="0.109999999999999">
            <text:p>0.1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6">
            <text:p>0.6</text:p>
          </table:table-cell>
          <table:table-cell table:formula="of:=[.C730]-[.C$723]" office:value-type="float" office:value="4.43">
            <text:p>4.43</text:p>
          </table:table-cell>
          <table:table-cell table:formula="of:=[.D730]-[.D$723]" office:value-type="float" office:value="8.74">
            <text:p>8.74</text:p>
          </table:table-cell>
          <table:table-cell table:formula="of:=[.E730]-[.E$723]" office:value-type="float" office:value="2.55">
            <text:p>2.55</text:p>
          </table:table-cell>
          <table:table-cell table:formula="of:=[.F730]-[.F$723]" office:value-type="float" office:value="0.469999999999999">
            <text:p>0.4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65">
            <text:p>0.65</text:p>
          </table:table-cell>
          <table:table-cell table:formula="of:=[.C731]-[.C$723]" office:value-type="float" office:value="4.62">
            <text:p>4.62</text:p>
          </table:table-cell>
          <table:table-cell table:formula="of:=[.D731]-[.D$723]" office:value-type="float" office:value="8.77">
            <text:p>8.77</text:p>
          </table:table-cell>
          <table:table-cell table:formula="of:=[.E731]-[.E$723]" office:value-type="float" office:value="2.79">
            <text:p>2.79</text:p>
          </table:table-cell>
          <table:table-cell table:formula="of:=[.F731]-[.F$723]" office:value-type="float" office:value="0.0399999999999991">
            <text:p>0.0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7">
            <text:p>0.7</text:p>
          </table:table-cell>
          <table:table-cell table:formula="of:=[.C732]-[.C$723]" office:value-type="float" office:value="4.58">
            <text:p>4.58</text:p>
          </table:table-cell>
          <table:table-cell table:formula="of:=[.D732]-[.D$723]" office:value-type="float" office:value="8.81">
            <text:p>8.81</text:p>
          </table:table-cell>
          <table:table-cell table:formula="of:=[.E732]-[.E$723]" office:value-type="float" office:value="3.43">
            <text:p>3.43</text:p>
          </table:table-cell>
          <table:table-cell table:formula="of:=[.F732]-[.F$723]" office:value-type="float" office:value="0.23">
            <text:p>0.2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71">
            <text:p>0.71</text:p>
          </table:table-cell>
          <table:table-cell table:formula="of:=[.C733]-[.C$723]" office:value-type="float" office:value="4.62">
            <text:p>4.62</text:p>
          </table:table-cell>
          <table:table-cell table:formula="of:=[.D733]-[.D$723]" office:value-type="float" office:value="9.21">
            <text:p>9.21</text:p>
          </table:table-cell>
          <table:table-cell table:formula="of:=[.E733]-[.E$723]" office:value-type="float" office:value="2.51">
            <text:p>2.51</text:p>
          </table:table-cell>
          <table:table-cell table:formula="of:=[.F733]-[.F$723]" office:value-type="float" office:value="0.41">
            <text:p>0.4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72">
            <text:p>0.72</text:p>
          </table:table-cell>
          <table:table-cell table:formula="of:=[.C734]-[.C$723]" office:value-type="float" office:value="4.6">
            <text:p>4.6</text:p>
          </table:table-cell>
          <table:table-cell table:formula="of:=[.D734]-[.D$723]" office:value-type="float" office:value="9.07">
            <text:p>9.07</text:p>
          </table:table-cell>
          <table:table-cell table:formula="of:=[.E734]-[.E$723]" office:value-type="float" office:value="3.4">
            <text:p>3.4</text:p>
          </table:table-cell>
          <table:table-cell table:formula="of:=[.F734]-[.F$723]" office:value-type="float" office:value="-0.120000000000001">
            <text:p>-0.1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75">
            <text:p>0.75</text:p>
          </table:table-cell>
          <table:table-cell table:formula="of:=[.C735]-[.C$723]" office:value-type="float" office:value="4.37">
            <text:p>4.37</text:p>
          </table:table-cell>
          <table:table-cell table:formula="of:=[.D735]-[.D$723]" office:value-type="float" office:value="8.49">
            <text:p>8.49</text:p>
          </table:table-cell>
          <table:table-cell table:formula="of:=[.E735]-[.E$723]" office:value-type="float" office:value="3.3">
            <text:p>3.3</text:p>
          </table:table-cell>
          <table:table-cell table:formula="of:=[.F735]-[.F$723]" office:value-type="float" office:value="0.609999999999999">
            <text:p>0.6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8">
            <text:p>0.8</text:p>
          </table:table-cell>
          <table:table-cell table:formula="of:=[.C736]-[.C$723]" office:value-type="float" office:value="4.66">
            <text:p>4.66</text:p>
          </table:table-cell>
          <table:table-cell table:formula="of:=[.D736]-[.D$723]" office:value-type="float" office:value="8.51">
            <text:p>8.51</text:p>
          </table:table-cell>
          <table:table-cell table:formula="of:=[.E736]-[.E$723]" office:value-type="float" office:value="3.14">
            <text:p>3.14</text:p>
          </table:table-cell>
          <table:table-cell table:formula="of:=[.F736]-[.F$723]" office:value-type="float" office:value="0.600000000000001">
            <text:p>0.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85">
            <text:p>0.85</text:p>
          </table:table-cell>
          <table:table-cell table:formula="of:=[.C737]-[.C$723]" office:value-type="float" office:value="4.21">
            <text:p>4.21</text:p>
          </table:table-cell>
          <table:table-cell table:formula="of:=[.D737]-[.D$723]" office:value-type="float" office:value="9.03">
            <text:p>9.03</text:p>
          </table:table-cell>
          <table:table-cell table:formula="of:=[.E737]-[.E$723]" office:value-type="float" office:value="2.64">
            <text:p>2.64</text:p>
          </table:table-cell>
          <table:table-cell table:formula="of:=[.F737]-[.F$723]" office:value-type="float" office:value="0.5">
            <text:p>0.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9">
            <text:p>0.9</text:p>
          </table:table-cell>
          <table:table-cell table:formula="of:=[.C738]-[.C$723]" office:value-type="float" office:value="4.2">
            <text:p>4.2</text:p>
          </table:table-cell>
          <table:table-cell table:formula="of:=[.D738]-[.D$723]" office:value-type="float" office:value="8.92">
            <text:p>8.92</text:p>
          </table:table-cell>
          <table:table-cell table:formula="of:=[.E738]-[.E$723]" office:value-type="float" office:value="3.48">
            <text:p>3.48</text:p>
          </table:table-cell>
          <table:table-cell table:formula="of:=[.F738]-[.F$723]" office:value-type="float" office:value="0.210000000000001">
            <text:p>0.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95">
            <text:p>0.95</text:p>
          </table:table-cell>
          <table:table-cell table:formula="of:=[.C739]-[.C$723]" office:value-type="float" office:value="4.84">
            <text:p>4.84</text:p>
          </table:table-cell>
          <table:table-cell table:formula="of:=[.D739]-[.D$723]" office:value-type="float" office:value="8.78">
            <text:p>8.78</text:p>
          </table:table-cell>
          <table:table-cell table:formula="of:=[.E739]-[.E$723]" office:value-type="float" office:value="3.2">
            <text:p>3.2</text:p>
          </table:table-cell>
          <table:table-cell table:formula="of:=[.F739]-[.F$723]" office:value-type="float" office:value="0.57">
            <text:p>0.5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C740]-[.C$723]" office:value-type="float" office:value="4.77">
            <text:p>4.77</text:p>
          </table:table-cell>
          <table:table-cell table:formula="of:=[.D740]-[.D$723]" office:value-type="float" office:value="7.45">
            <text:p>7.45</text:p>
          </table:table-cell>
          <table:table-cell table:formula="of:=[.E740]-[.E$723]" office:value-type="float" office:value="3.57">
            <text:p>3.57</text:p>
          </table:table-cell>
          <table:table-cell table:formula="of:=[.F740]-[.F$723]" office:value-type="float" office:value="0.620000000000001">
            <text:p>0.62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Random</text:p>
          </table:table-cell>
          <table:table-cell office:value-type="float" office:value="10.49">
            <text:p>10.49</text:p>
          </table:table-cell>
          <table:table-cell office:value-type="float" office:value="12.78">
            <text:p>12.78</text:p>
          </table:table-cell>
          <table:table-cell office:value-type="float" office:value="29.37">
            <text:p>29.37</text:p>
          </table:table-cell>
          <table:table-cell office:value-type="float" office:value="29.91">
            <text:p>29.9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5.04">
            <text:p>15.04</text:p>
          </table:table-cell>
          <table:table-cell office:value-type="float" office:value="20.96">
            <text:p>20.96</text:p>
          </table:table-cell>
          <table:table-cell office:value-type="float" office:value="32.53">
            <text:p>32.53</text:p>
          </table:table-cell>
          <table:table-cell office:value-type="float" office:value="29.86">
            <text:p>29.8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14.81">
            <text:p>14.81</text:p>
          </table:table-cell>
          <table:table-cell office:value-type="float" office:value="21.82">
            <text:p>21.82</text:p>
          </table:table-cell>
          <table:table-cell office:value-type="float" office:value="32.36">
            <text:p>32.36</text:p>
          </table:table-cell>
          <table:table-cell office:value-type="float" office:value="30.39">
            <text:p>30.3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14.95">
            <text:p>14.95</text:p>
          </table:table-cell>
          <table:table-cell office:value-type="float" office:value="21.5">
            <text:p>21.5</text:p>
          </table:table-cell>
          <table:table-cell office:value-type="float" office:value="32.42">
            <text:p>32.42</text:p>
          </table:table-cell>
          <table:table-cell office:value-type="float" office:value="30.36">
            <text:p>30.3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15.12">
            <text:p>15.12</text:p>
          </table:table-cell>
          <table:table-cell office:value-type="float" office:value="21.52">
            <text:p>21.52</text:p>
          </table:table-cell>
          <table:table-cell office:value-type="float" office:value="32.82">
            <text:p>32.82</text:p>
          </table:table-cell>
          <table:table-cell office:value-type="float" office:value="30.19">
            <text:p>30.1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15.14">
            <text:p>15.14</text:p>
          </table:table-cell>
          <table:table-cell office:value-type="float" office:value="21.35">
            <text:p>21.35</text:p>
          </table:table-cell>
          <table:table-cell office:value-type="float" office:value="32.22">
            <text:p>32.22</text:p>
          </table:table-cell>
          <table:table-cell office:value-type="float" office:value="29.96">
            <text:p>29.9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5.33">
            <text:p>15.33</text:p>
          </table:table-cell>
          <table:table-cell office:value-type="float" office:value="21.63">
            <text:p>21.63</text:p>
          </table:table-cell>
          <table:table-cell office:value-type="float" office:value="32.24">
            <text:p>32.24</text:p>
          </table:table-cell>
          <table:table-cell office:value-type="float" office:value="30.02">
            <text:p>30.0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14.92">
            <text:p>14.92</text:p>
          </table:table-cell>
          <table:table-cell office:value-type="float" office:value="21.52">
            <text:p>21.52</text:p>
          </table:table-cell>
          <table:table-cell office:value-type="float" office:value="31.92">
            <text:p>31.92</text:p>
          </table:table-cell>
          <table:table-cell office:value-type="float" office:value="30.38">
            <text:p>30.3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65">
            <text:p>0.65</text:p>
          </table:table-cell>
          <table:table-cell office:value-type="float" office:value="15.11">
            <text:p>15.11</text:p>
          </table:table-cell>
          <table:table-cell office:value-type="float" office:value="21.55">
            <text:p>21.55</text:p>
          </table:table-cell>
          <table:table-cell office:value-type="float" office:value="32.16">
            <text:p>32.16</text:p>
          </table:table-cell>
          <table:table-cell office:value-type="float" office:value="29.95">
            <text:p>29.9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15.07">
            <text:p>15.07</text:p>
          </table:table-cell>
          <table:table-cell office:value-type="float" office:value="21.59">
            <text:p>21.59</text:p>
          </table:table-cell>
          <table:table-cell office:value-type="float" office:value="32.8">
            <text:p>32.8</text:p>
          </table:table-cell>
          <table:table-cell office:value-type="float" office:value="30.14">
            <text:p>30.1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71">
            <text:p>0.71</text:p>
          </table:table-cell>
          <table:table-cell office:value-type="float" office:value="15.11">
            <text:p>15.11</text:p>
          </table:table-cell>
          <table:table-cell office:value-type="float" office:value="21.99">
            <text:p>21.99</text:p>
          </table:table-cell>
          <table:table-cell office:value-type="float" office:value="31.88">
            <text:p>31.88</text:p>
          </table:table-cell>
          <table:table-cell office:value-type="float" office:value="30.32">
            <text:p>30.3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72">
            <text:p>0.72</text:p>
          </table:table-cell>
          <table:table-cell office:value-type="float" office:value="15.09">
            <text:p>15.09</text:p>
          </table:table-cell>
          <table:table-cell office:value-type="float" office:value="21.85">
            <text:p>21.85</text:p>
          </table:table-cell>
          <table:table-cell office:value-type="float" office:value="32.77">
            <text:p>32.77</text:p>
          </table:table-cell>
          <table:table-cell office:value-type="float" office:value="29.79">
            <text:p>29.7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75">
            <text:p>0.75</text:p>
          </table:table-cell>
          <table:table-cell office:value-type="float" office:value="14.86">
            <text:p>14.86</text:p>
          </table:table-cell>
          <table:table-cell office:value-type="float" office:value="21.27">
            <text:p>21.27</text:p>
          </table:table-cell>
          <table:table-cell office:value-type="float" office:value="32.67">
            <text:p>32.67</text:p>
          </table:table-cell>
          <table:table-cell office:value-type="float" office:value="30.52">
            <text:p>30.5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15.15">
            <text:p>15.15</text:p>
          </table:table-cell>
          <table:table-cell office:value-type="float" office:value="21.29">
            <text:p>21.29</text:p>
          </table:table-cell>
          <table:table-cell office:value-type="float" office:value="32.51">
            <text:p>32.51</text:p>
          </table:table-cell>
          <table:table-cell office:value-type="float" office:value="30.51">
            <text:p>30.5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85">
            <text:p>0.85</text:p>
          </table:table-cell>
          <table:table-cell office:value-type="float" office:value="14.7">
            <text:p>14.7</text:p>
          </table:table-cell>
          <table:table-cell office:value-type="float" office:value="21.81">
            <text:p>21.81</text:p>
          </table:table-cell>
          <table:table-cell office:value-type="float" office:value="32.01">
            <text:p>32.01</text:p>
          </table:table-cell>
          <table:table-cell office:value-type="float" office:value="30.41">
            <text:p>30.4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14.69">
            <text:p>14.69</text:p>
          </table:table-cell>
          <table:table-cell office:value-type="float" office:value="21.7">
            <text:p>21.7</text:p>
          </table:table-cell>
          <table:table-cell office:value-type="float" office:value="32.85">
            <text:p>32.85</text:p>
          </table:table-cell>
          <table:table-cell office:value-type="float" office:value="30.12">
            <text:p>30.1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15.33">
            <text:p>15.33</text:p>
          </table:table-cell>
          <table:table-cell office:value-type="float" office:value="21.56">
            <text:p>21.56</text:p>
          </table:table-cell>
          <table:table-cell office:value-type="float" office:value="32.57">
            <text:p>32.57</text:p>
          </table:table-cell>
          <table:table-cell office:value-type="float" office:value="30.48">
            <text:p>30.4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.26">
            <text:p>15.26</text:p>
          </table:table-cell>
          <table:table-cell office:value-type="float" office:value="20.23">
            <text:p>20.23</text:p>
          </table:table-cell>
          <table:table-cell office:value-type="float" office:value="32.94">
            <text:p>32.94</text:p>
          </table:table-cell>
          <table:table-cell office:value-type="float" office:value="30.53">
            <text:p>30.53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office:value-type="string">
            <text:p>Qualität/Ausbreitung</text:p>
          </table:table-cell>
          <table:table-cell office:value-type="string">
            <text:p>Leeres Szenario</text:p>
          </table:table-cell>
          <table:table-cell office:value-type="float" office:value="73.78">
            <text:p>73.78</text:p>
          </table:table-cell>
          <table:table-cell office:value-type="float" office:value="32.36">
            <text:p>32.36</text:p>
          </table:table-cell>
          <table:table-cell>
            <draw:frame table:end-cell-address="Sheet1.K759" table:end-x="0.7055in" table:end-y="0.1323in" draw:z-index="37" draw:style-name="gr1" svg:width="6in" svg:height="2.7598in" svg:x="0.0398in" svg:y="0.0394in">
              <draw:object draw:notify-on-update-of-ranges="Sheet1.A744:Sheet1.A770 Sheet1.B744:Sheet1.B744 Sheet1.D744:Sheet1.D746 Sheet1.C744:Sheet1.C746 Sheet1.B753:Sheet1.B753 Sheet1.D753:Sheet1.D755 Sheet1.C753:Sheet1.C755 Sheet1.B762:Sheet1.B762 Sheet1.D762:Sheet1.D764 Sheet1.C762:Sheet1.C764 Sheet1.B765:Sheet1.B765 Sheet1.D765:Sheet1.D767 Sheet1.C765:Sheet1.C767 Sheet1.B768:Sheet1.B768 Sheet1.D768:Sheet1.D770 Sheet1.C768:Sheet1.C770" xlink:href="./Object 38" xlink:type="simple" xlink:show="embed" xlink:actuate="onLoad"/>
              <draw:image xlink:href="./ObjectReplacements/Object 38" xlink:type="simple" xlink:show="embed" xlink:actuate="onLoad"/>
            </draw:frame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73.22">
            <text:p>73.22</text:p>
          </table:table-cell>
          <table:table-cell office:value-type="float" office:value="32.1">
            <text:p>32.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81.26">
            <text:p>81.26</text:p>
          </table:table-cell>
          <table:table-cell office:value-type="float" office:value="35.91">
            <text:p>35.9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69.55">
            <text:p>69.55</text:p>
          </table:table-cell>
          <table:table-cell office:value-type="float" office:value="44.75">
            <text:p>44.75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68.88">
            <text:p>68.88</text:p>
          </table:table-cell>
          <table:table-cell office:value-type="float" office:value="43.86">
            <text:p>43.86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77.6">
            <text:p>77.6</text:p>
          </table:table-cell>
          <table:table-cell office:value-type="float" office:value="49.49">
            <text:p>49.49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64.28">
            <text:p>64.28</text:p>
          </table:table-cell>
          <table:table-cell office:value-type="float" office:value="54.55">
            <text:p>54.55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63.65">
            <text:p>63.65</text:p>
          </table:table-cell>
          <table:table-cell office:value-type="float" office:value="53.99">
            <text:p>53.99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71.44">
            <text:p>71.44</text:p>
          </table:table-cell>
          <table:table-cell office:value-type="float" office:value="60.73">
            <text:p>60.73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Säulenszenario</text:p>
          </table:table-cell>
          <table:table-cell office:value-type="float" office:value="72.11">
            <text:p>72.11</text:p>
          </table:table-cell>
          <table:table-cell office:value-type="float" office:value="32.13">
            <text:p>32.13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71.7">
            <text:p>71.7</text:p>
          </table:table-cell>
          <table:table-cell office:value-type="float" office:value="31.99">
            <text:p>31.99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79.61">
            <text:p>79.61</text:p>
          </table:table-cell>
          <table:table-cell office:value-type="float" office:value="35.29">
            <text:p>35.29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67.72">
            <text:p>67.72</text:p>
          </table:table-cell>
          <table:table-cell office:value-type="float" office:value="44.44">
            <text:p>44.44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67.23">
            <text:p>67.23</text:p>
          </table:table-cell>
          <table:table-cell office:value-type="float" office:value="43.81">
            <text:p>43.8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75.86">
            <text:p>75.86</text:p>
          </table:table-cell>
          <table:table-cell office:value-type="float" office:value="49.34">
            <text:p>49.34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62.53">
            <text:p>62.53</text:p>
          </table:table-cell>
          <table:table-cell office:value-type="float" office:value="54.26">
            <text:p>54.26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office:value-type="float" office:value="53.58">
            <text:p>53.58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69.91">
            <text:p>69.91</text:p>
          </table:table-cell>
          <table:table-cell office:value-type="float" office:value="60.43">
            <text:p>60.43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Szenario mit Hindernissen, h = 0,2; p = 0,99</text:p>
          </table:table-cell>
          <table:table-cell office:value-type="float" office:value="62.5">
            <text:p>62.5</text:p>
          </table:table-cell>
          <table:table-cell office:value-type="float" office:value="34.54">
            <text:p>34.54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63.02">
            <text:p>63.02</text:p>
          </table:table-cell>
          <table:table-cell office:value-type="float" office:value="34.48">
            <text:p>34.48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68.22">
            <text:p>68.22</text:p>
          </table:table-cell>
          <table:table-cell office:value-type="float" office:value="37.89">
            <text:p>37.89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Szenario mit Hindernissen, h = 0,1; p = 0,99</text:p>
          </table:table-cell>
          <table:table-cell office:value-type="float" office:value="68.33">
            <text:p>68.33</text:p>
          </table:table-cell>
          <table:table-cell office:value-type="float" office:value="32.81">
            <text:p>32.8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68.49">
            <text:p>68.49</text:p>
          </table:table-cell>
          <table:table-cell office:value-type="float" office:value="33.36">
            <text:p>33.36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74.81">
            <text:p>74.81</text:p>
          </table:table-cell>
          <table:table-cell office:value-type="float" office:value="36.29">
            <text:p>36.29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Szenario mit Hindernissen, h = 0,1; p = 0,5</text:p>
          </table:table-cell>
          <table:table-cell office:value-type="float" office:value="66.01">
            <text:p>66.01</text:p>
          </table:table-cell>
          <table:table-cell office:value-type="float" office:value="32.03">
            <text:p>32.03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66.52">
            <text:p>66.52</text:p>
          </table:table-cell>
          <table:table-cell office:value-type="float" office:value="32.38">
            <text:p>32.38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72.63">
            <text:p>72.63</text:p>
          </table:table-cell>
          <table:table-cell office:value-type="float" office:value="35.12">
            <text:p>35.12</text:p>
          </table:table-cell>
          <table:table-cell table:number-columns-repeated="22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3"/>
          <table:table-cell office:value-type="string">
            <text:p>XCS, Geschwindigkeit 1, einfache Richtungsänderung</text:p>
          </table:table-cell>
          <table:table-cell office:value-type="string">
            <text:p>XCS, Geschwindigkeit 2, einfache Richtungsänderung</text:p>
          </table:table-cell>
          <table:table-cell office:value-type="string">
            <text:p>XCS, Geschwindigkeit 1, intelligentes Verhalten</text:p>
          </table:table-cell>
          <table:table-cell office:value-type="string">
            <text:p>XCS, Geschwindigkeit 2, intelligentes Verhalten</text:p>
          </table:table-cell>
          <table:table-cell office:value-type="string">
            <text:p>SXCS, Geschwindigkeit 1, einfache Richtungsänderung</text:p>
          </table:table-cell>
          <table:table-cell office:value-type="string">
            <text:p>SXCS, Geschwindigkeit 2, einfache Richtungsänderung</text:p>
          </table:table-cell>
          <table:table-cell office:value-type="string">
            <text:p>SXCS, Geschwindigkeit 1, intelligentes Verhalten</text:p>
          </table:table-cell>
          <table:table-cell office:value-type="string">
            <text:p>SXCS, Geschwindigkeit 2, intelligentes Verhalten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oulette wheel selection</text:p>
          </table:table-cell>
          <table:table-cell table:style-name="ce5" office:value-type="string">
            <text:p>[1]</text:p>
          </table:table-cell>
          <table:table-cell table:formula="of:=[.D784]-[.D$783]" office:value-type="float" office:value="-0.440000000000001">
            <text:p>-0.44</text:p>
          </table:table-cell>
          <table:table-cell table:formula="of:=[.E784]-[.E$783]" office:value-type="float" office:value="0.440000000000001">
            <text:p>0.44</text:p>
          </table:table-cell>
          <table:table-cell table:formula="of:=[.F784]-[.F$783]" office:value-type="float" office:value="-0.0899999999999999">
            <text:p>-0.09</text:p>
          </table:table-cell>
          <table:table-cell table:formula="of:=[.G784]-[.G$783]" office:value-type="float" office:value="-0.0600000000000005">
            <text:p>-0.06</text:p>
          </table:table-cell>
          <table:table-cell table:formula="of:=[.H784]-[.H$783]" office:value-type="float" office:value="0.0399999999999991">
            <text:p>0.04</text:p>
          </table:table-cell>
          <table:table-cell table:formula="of:=[.I784]-[.I$783]" office:value-type="float" office:value="0.539999999999999">
            <text:p>0.54</text:p>
          </table:table-cell>
          <table:table-cell table:formula="of:=[.J784]-[.J$783]" office:value-type="float" office:value="0.66">
            <text:p>0.66</text:p>
          </table:table-cell>
          <table:table-cell table:formula="of:=[.K784]-[.K$783]" office:value-type="float" office:value="0.18">
            <text:p>0.18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andom selection</text:p>
          </table:table-cell>
          <table:table-cell office:value-type="string">
            <text:p>[2]</text:p>
          </table:table-cell>
          <table:table-cell table:formula="of:=[.D785]-[.D$783]" office:value-type="float" office:value="0.0899999999999999">
            <text:p>0.09</text:p>
          </table:table-cell>
          <table:table-cell table:formula="of:=[.E785]-[.E$783]" office:value-type="float" office:value="0.41">
            <text:p>0.41</text:p>
          </table:table-cell>
          <table:table-cell table:formula="of:=[.F785]-[.F$783]" office:value-type="float" office:value="0.0200000000000013">
            <text:p>0.02</text:p>
          </table:table-cell>
          <table:table-cell table:formula="of:=[.G785]-[.G$783]" office:value-type="float" office:value="-0.0600000000000005">
            <text:p>-0.06</text:p>
          </table:table-cell>
          <table:table-cell table:formula="of:=[.H785]-[.H$783]" office:value-type="float" office:value="0.0399999999999991">
            <text:p>0.04</text:p>
          </table:table-cell>
          <table:table-cell table:formula="of:=[.I785]-[.I$783]" office:value-type="float" office:value="0.419999999999998">
            <text:p>0.42</text:p>
          </table:table-cell>
          <table:table-cell table:formula="of:=[.J785]-[.J$783]" office:value-type="float" office:value="-0.319999999999998">
            <text:p>-0.32</text:p>
          </table:table-cell>
          <table:table-cell table:formula="of:=[.K785]-[.K$783]" office:value-type="float" office:value="-0.370000000000001">
            <text:p>-0.37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tournament selection</text:p>
          </table:table-cell>
          <table:table-cell office:value-type="string">
            <text:p>[3]</text:p>
          </table:table-cell>
          <table:table-cell table:formula="of:=[.D786]-[.D$783]" office:value-type="float" office:value="2.51">
            <text:p>2.51</text:p>
          </table:table-cell>
          <table:table-cell table:formula="of:=[.E786]-[.E$783]" office:value-type="float" office:value="0.41">
            <text:p>0.41</text:p>
          </table:table-cell>
          <table:table-cell table:formula="of:=[.F786]-[.F$783]" office:value-type="float" office:value="9.22">
            <text:p>9.22</text:p>
          </table:table-cell>
          <table:table-cell table:formula="of:=[.G786]-[.G$783]" office:value-type="float" office:value="4.62">
            <text:p>4.62</text:p>
          </table:table-cell>
          <table:table-cell table:formula="of:=[.H786]-[.H$783]" office:value-type="float" office:value="3.84">
            <text:p>3.84</text:p>
          </table:table-cell>
          <table:table-cell table:formula="of:=[.I786]-[.I$783]" office:value-type="float" office:value="0.859999999999999">
            <text:p>0.86</text:p>
          </table:table-cell>
          <table:table-cell table:formula="of:=[.J786]-[.J$783]" office:value-type="float" office:value="8.88">
            <text:p>8.88</text:p>
          </table:table-cell>
          <table:table-cell table:formula="of:=[.K786]-[.K$783]" office:value-type="float" office:value="4.56">
            <text:p>4.56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best selection</text:p>
          </table:table-cell>
          <table:table-cell office:value-type="string">
            <text:p>[4]</text:p>
          </table:table-cell>
          <table:table-cell table:formula="of:=[.D787]-[.D$783]" office:value-type="float" office:value="3.55">
            <text:p>3.55</text:p>
          </table:table-cell>
          <table:table-cell table:formula="of:=[.E787]-[.E$783]" office:value-type="float" office:value="0.0899999999999999">
            <text:p>0.09</text:p>
          </table:table-cell>
          <table:table-cell table:formula="of:=[.F787]-[.F$783]" office:value-type="float" office:value="7.28">
            <text:p>7.28</text:p>
          </table:table-cell>
          <table:table-cell table:formula="of:=[.G787]-[.G$783]" office:value-type="float" office:value="5.93">
            <text:p>5.93</text:p>
          </table:table-cell>
          <table:table-cell table:formula="of:=[.H787]-[.H$783]" office:value-type="float" office:value="2.36">
            <text:p>2.36</text:p>
          </table:table-cell>
          <table:table-cell table:formula="of:=[.I787]-[.I$783]" office:value-type="float" office:value="-0.739999999999998">
            <text:p>-0.74</text:p>
          </table:table-cell>
          <table:table-cell table:formula="of:=[.J787]-[.J$783]" office:value-type="float" office:value="2.91">
            <text:p>2.91</text:p>
          </table:table-cell>
          <table:table-cell table:formula="of:=[.K787]-[.K$783]" office:value-type="float" office:value="2.72">
            <text:p>2.72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explore/exploit</text:p>
          </table:table-cell>
          <table:table-cell office:value-type="string">
            <text:p>[5]</text:p>
          </table:table-cell>
          <table:table-cell table:formula="of:=[.D788]-[.D$783]" office:value-type="float" office:value="0.109999999999999">
            <text:p>0.11</text:p>
          </table:table-cell>
          <table:table-cell table:formula="of:=[.E788]-[.E$783]" office:value-type="float" office:value="0.399999999999999">
            <text:p>0.4</text:p>
          </table:table-cell>
          <table:table-cell table:formula="of:=[.F788]-[.F$783]" office:value-type="float" office:value="3.25">
            <text:p>3.25</text:p>
          </table:table-cell>
          <table:table-cell table:formula="of:=[.G788]-[.G$783]" office:value-type="float" office:value="1.29">
            <text:p>1.29</text:p>
          </table:table-cell>
          <table:table-cell table:formula="of:=[.H788]-[.H$783]" office:value-type="float" office:value="-2.13">
            <text:p>-2.13</text:p>
          </table:table-cell>
          <table:table-cell table:formula="of:=[.I788]-[.I$783]" office:value-type="float" office:value="-1.89">
            <text:p>-1.89</text:p>
          </table:table-cell>
          <table:table-cell table:formula="of:=[.J788]-[.J$783]" office:value-type="float" office:value="3.08">
            <text:p>3.08</text:p>
          </table:table-cell>
          <table:table-cell table:formula="of:=[.K788]-[.K$783]" office:value-type="float" office:value="0.91">
            <text:p>0.91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exploit/explore</text:p>
          </table:table-cell>
          <table:table-cell office:value-type="string">
            <text:p>[6]</text:p>
          </table:table-cell>
          <table:table-cell table:formula="of:=[.D789]-[.D$783]" office:value-type="float" office:value="0.00999999999999801">
            <text:p>0.01</text:p>
          </table:table-cell>
          <table:table-cell table:formula="of:=[.E789]-[.E$783]" office:value-type="float" office:value="0.449999999999999">
            <text:p>0.45</text:p>
          </table:table-cell>
          <table:table-cell table:formula="of:=[.F789]-[.F$783]" office:value-type="float" office:value="3.25">
            <text:p>3.25</text:p>
          </table:table-cell>
          <table:table-cell table:formula="of:=[.G789]-[.G$783]" office:value-type="float" office:value="1.47">
            <text:p>1.47</text:p>
          </table:table-cell>
          <table:table-cell table:formula="of:=[.H789]-[.H$783]" office:value-type="float" office:value="6.25">
            <text:p>6.25</text:p>
          </table:table-cell>
          <table:table-cell table:formula="of:=[.I789]-[.I$783]" office:value-type="float" office:value="3.6">
            <text:p>3.6</text:p>
          </table:table-cell>
          <table:table-cell table:formula="of:=[.J789]-[.J$783]" office:value-type="float" office:value="6.85">
            <text:p>6.85</text:p>
          </table:table-cell>
          <table:table-cell table:formula="of:=[.K789]-[.K$783]" office:value-type="float" office:value="3.73">
            <text:p>3.73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zufällig explore/exploit</text:p>
          </table:table-cell>
          <table:table-cell office:value-type="string">
            <text:p>[7]</text:p>
          </table:table-cell>
          <table:table-cell table:formula="of:=[.D790]-[.D$783]" office:value-type="float" office:value="0.309999999999999">
            <text:p>0.31</text:p>
          </table:table-cell>
          <table:table-cell table:formula="of:=[.E790]-[.E$783]" office:value-type="float" office:value="-0.0500000000000007">
            <text:p>-0.05</text:p>
          </table:table-cell>
          <table:table-cell table:formula="of:=[.F790]-[.F$783]" office:value-type="float" office:value="3.19">
            <text:p>3.19</text:p>
          </table:table-cell>
          <table:table-cell table:formula="of:=[.G790]-[.G$783]" office:value-type="float" office:value="1.42">
            <text:p>1.42</text:p>
          </table:table-cell>
          <table:table-cell table:formula="of:=[.H790]-[.H$783]" office:value-type="float" office:value="2.05">
            <text:p>2.05</text:p>
          </table:table-cell>
          <table:table-cell table:formula="of:=[.I790]-[.I$783]" office:value-type="float" office:value="0.780000000000001">
            <text:p>0.78</text:p>
          </table:table-cell>
          <table:table-cell table:formula="of:=[.J790]-[.J$783]" office:value-type="float" office:value="5.43">
            <text:p>5.43</text:p>
          </table:table-cell>
          <table:table-cell table:formula="of:=[.K790]-[.K$783]" office:value-type="float" office:value="2.42">
            <text:p>2.4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random</text:p>
          </table:table-cell>
          <table:table-cell office:value-type="float" office:value="29.37">
            <text:p>29.37</text:p>
          </table:table-cell>
          <table:table-cell office:value-type="float" office:value="29.91">
            <text:p>29.91</text:p>
          </table:table-cell>
          <table:table-cell office:value-type="float" office:value="12.78">
            <text:p>12.78</text:p>
          </table:table-cell>
          <table:table-cell office:value-type="float" office:value="10.49">
            <text:p>10.49</text:p>
          </table:table-cell>
          <table:table-cell office:value-type="float" office:value="29.37">
            <text:p>29.37</text:p>
          </table:table-cell>
          <table:table-cell office:value-type="float" office:value="29.91">
            <text:p>29.91</text:p>
          </table:table-cell>
          <table:table-cell office:value-type="float" office:value="12.78">
            <text:p>12.78</text:p>
          </table:table-cell>
          <table:table-cell office:value-type="float" office:value="10.49">
            <text:p>10.49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oulette wheel selection</text:p>
          </table:table-cell>
          <table:table-cell table:style-name="ce5" office:value-type="string">
            <text:p>[1]</text:p>
          </table:table-cell>
          <table:table-cell office:value-type="float" office:value="28.93">
            <text:p>28.93</text:p>
          </table:table-cell>
          <table:table-cell office:value-type="float" office:value="30.35">
            <text:p>30.35</text:p>
          </table:table-cell>
          <table:table-cell office:value-type="float" office:value="12.69">
            <text:p>12.69</text:p>
          </table:table-cell>
          <table:table-cell office:value-type="float" office:value="10.43">
            <text:p>10.43</text:p>
          </table:table-cell>
          <table:table-cell office:value-type="float" office:value="29.41">
            <text:p>29.41</text:p>
          </table:table-cell>
          <table:table-cell office:value-type="float" office:value="30.45">
            <text:p>30.45</text:p>
          </table:table-cell>
          <table:table-cell office:value-type="float" office:value="13.44">
            <text:p>13.44</text:p>
          </table:table-cell>
          <table:table-cell office:value-type="float" office:value="10.67">
            <text:p>10.67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andom selection</text:p>
          </table:table-cell>
          <table:table-cell office:value-type="string">
            <text:p>[2]</text:p>
          </table:table-cell>
          <table:table-cell office:value-type="float" office:value="29.46">
            <text:p>29.46</text:p>
          </table:table-cell>
          <table:table-cell office:value-type="float" office:value="30.32">
            <text:p>30.32</text:p>
          </table:table-cell>
          <table:table-cell office:value-type="float" office:value="12.8">
            <text:p>12.8</text:p>
          </table:table-cell>
          <table:table-cell office:value-type="float" office:value="10.43">
            <text:p>10.43</text:p>
          </table:table-cell>
          <table:table-cell office:value-type="float" office:value="29.41">
            <text:p>29.41</text:p>
          </table:table-cell>
          <table:table-cell office:value-type="float" office:value="30.33">
            <text:p>30.33</text:p>
          </table:table-cell>
          <table:table-cell office:value-type="float" office:value="12.46">
            <text:p>12.46</text:p>
          </table:table-cell>
          <table:table-cell office:value-type="float" office:value="10.12">
            <text:p>10.12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tournament selection</text:p>
          </table:table-cell>
          <table:table-cell office:value-type="string">
            <text:p>[3]</text:p>
          </table:table-cell>
          <table:table-cell office:value-type="float" office:value="31.88">
            <text:p>31.88</text:p>
          </table:table-cell>
          <table:table-cell office:value-type="float" office:value="30.32">
            <text:p>30.32</text:p>
          </table:table-cell>
          <table:table-cell office:value-type="float" office:value="22">
            <text:p>22</text:p>
          </table:table-cell>
          <table:table-cell office:value-type="float" office:value="15.11">
            <text:p>15.11</text:p>
          </table:table-cell>
          <table:table-cell office:value-type="float" office:value="33.21">
            <text:p>33.21</text:p>
          </table:table-cell>
          <table:table-cell office:value-type="float" office:value="30.77">
            <text:p>30.77</text:p>
          </table:table-cell>
          <table:table-cell office:value-type="float" office:value="21.66">
            <text:p>21.66</text:p>
          </table:table-cell>
          <table:table-cell office:value-type="float" office:value="15.05">
            <text:p>15.05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best selection</text:p>
          </table:table-cell>
          <table:table-cell office:value-type="string">
            <text:p>[4]</text:p>
          </table:table-cell>
          <table:table-cell office:value-type="float" office:value="32.92">
            <text:p>32.92</text:p>
          </table:table-cell>
          <table:table-cell office:value-type="float" office:value="30">
            <text:p>30</text:p>
          </table:table-cell>
          <table:table-cell office:value-type="float" office:value="20.06">
            <text:p>20.06</text:p>
          </table:table-cell>
          <table:table-cell office:value-type="float" office:value="16.42">
            <text:p>16.42</text:p>
          </table:table-cell>
          <table:table-cell office:value-type="float" office:value="31.73">
            <text:p>31.73</text:p>
          </table:table-cell>
          <table:table-cell office:value-type="float" office:value="29.17">
            <text:p>29.17</text:p>
          </table:table-cell>
          <table:table-cell office:value-type="float" office:value="15.69">
            <text:p>15.69</text:p>
          </table:table-cell>
          <table:table-cell office:value-type="float" office:value="13.21">
            <text:p>13.21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explore/exploit</text:p>
          </table:table-cell>
          <table:table-cell office:value-type="string">
            <text:p>[5]</text:p>
          </table:table-cell>
          <table:table-cell office:value-type="float" office:value="29.48">
            <text:p>29.48</text:p>
          </table:table-cell>
          <table:table-cell office:value-type="float" office:value="30.31">
            <text:p>30.31</text:p>
          </table:table-cell>
          <table:table-cell office:value-type="float" office:value="16.03">
            <text:p>16.03</text:p>
          </table:table-cell>
          <table:table-cell office:value-type="float" office:value="11.78">
            <text:p>11.78</text:p>
          </table:table-cell>
          <table:table-cell office:value-type="float" office:value="27.24">
            <text:p>27.24</text:p>
          </table:table-cell>
          <table:table-cell office:value-type="float" office:value="28.02">
            <text:p>28.02</text:p>
          </table:table-cell>
          <table:table-cell office:value-type="float" office:value="15.86">
            <text:p>15.86</text:p>
          </table:table-cell>
          <table:table-cell office:value-type="float" office:value="11.4">
            <text:p>11.4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exploit/explore</text:p>
          </table:table-cell>
          <table:table-cell office:value-type="string">
            <text:p>[6]</text:p>
          </table:table-cell>
          <table:table-cell office:value-type="float" office:value="29.38">
            <text:p>29.38</text:p>
          </table:table-cell>
          <table:table-cell office:value-type="float" office:value="30.36">
            <text:p>30.36</text:p>
          </table:table-cell>
          <table:table-cell office:value-type="float" office:value="16.03">
            <text:p>16.03</text:p>
          </table:table-cell>
          <table:table-cell office:value-type="float" office:value="11.96">
            <text:p>11.96</text:p>
          </table:table-cell>
          <table:table-cell office:value-type="float" office:value="35.62">
            <text:p>35.62</text:p>
          </table:table-cell>
          <table:table-cell office:value-type="float" office:value="33.51">
            <text:p>33.51</text:p>
          </table:table-cell>
          <table:table-cell office:value-type="float" office:value="19.63">
            <text:p>19.63</text:p>
          </table:table-cell>
          <table:table-cell office:value-type="float" office:value="14.22">
            <text:p>14.22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zufällig explore/exploit</text:p>
          </table:table-cell>
          <table:table-cell office:value-type="string">
            <text:p>[7]</text:p>
          </table:table-cell>
          <table:table-cell office:value-type="float" office:value="29.68">
            <text:p>29.68</text:p>
          </table:table-cell>
          <table:table-cell office:value-type="float" office:value="29.86">
            <text:p>29.86</text:p>
          </table:table-cell>
          <table:table-cell office:value-type="float" office:value="15.97">
            <text:p>15.97</text:p>
          </table:table-cell>
          <table:table-cell office:value-type="float" office:value="11.91">
            <text:p>11.91</text:p>
          </table:table-cell>
          <table:table-cell office:value-type="float" office:value="31.42">
            <text:p>31.42</text:p>
          </table:table-cell>
          <table:table-cell office:value-type="float" office:value="30.69">
            <text:p>30.69</text:p>
          </table:table-cell>
          <table:table-cell office:value-type="float" office:value="18.21">
            <text:p>18.21</text:p>
          </table:table-cell>
          <table:table-cell office:value-type="float" office:value="12.91">
            <text:p>12.91</text:p>
          </table:table-cell>
          <table:table-cell table:number-columns-repeated="15"/>
        </table:table-row>
        <table:table-row table:style-name="ro1" table:number-rows-repeated="3">
          <table:table-cell table:number-columns-repeated="26"/>
        </table:table-row>
        <table:table-row table:style-name="ro1">
          <table:table-cell/>
          <table:table-cell>
            <draw:frame table:end-cell-address="Sheet1.I823" table:end-x="0.0138in" table:end-y="0.0189in" draw:z-index="39" draw:style-name="gr1" svg:width="6in" svg:height="5in" svg:x="0.237in" svg:y="0.1752in">
              <draw:object draw:notify-on-update-of-ranges="Sheet1.D775:Sheet1.K775 Sheet1.C776:Sheet1.C776 Sheet1.D776:Sheet1.K776 Sheet1.C777:Sheet1.C777 Sheet1.D777:Sheet1.K777 Sheet1.C778:Sheet1.C778 Sheet1.D778:Sheet1.K778 Sheet1.C779:Sheet1.C779 Sheet1.D779:Sheet1.K779 Sheet1.C780:Sheet1.C780 Sheet1.D780:Sheet1.K780 Sheet1.C781:Sheet1.C781 Sheet1.D781:Sheet1.K781 Sheet1.C782:Sheet1.C782 Sheet1.D782:Sheet1.K782" xlink:href="./Object 40" xlink:type="simple" xlink:show="embed" xlink:actuate="onLoad"/>
              <draw:image xlink:href="./ObjectReplacements/Object 40" xlink:type="simple" xlink:show="embed" xlink:actuate="onLoad"/>
            </draw:frame>
          </table:table-cell>
          <table:table-cell table:number-columns-repeated="6"/>
          <table:table-cell>
            <draw:frame table:end-cell-address="Sheet1.P809" table:end-x="0.4748in" table:end-y="0.1012in" draw:z-index="38" draw:style-name="gr1" svg:width="6in" svg:height="2.7598in" svg:x="0.6976in" svg:y="0.0083in">
              <draw:object draw:notify-on-update-of-ranges="Sheet1.D775:Sheet1.G775 Sheet1.C776:Sheet1.C776 Sheet1.D776:Sheet1.G776 Sheet1.C777:Sheet1.C777 Sheet1.D777:Sheet1.G777 Sheet1.C778:Sheet1.C778 Sheet1.D778:Sheet1.G778 Sheet1.C779:Sheet1.C779 Sheet1.D779:Sheet1.G779 Sheet1.C780:Sheet1.C780 Sheet1.D780:Sheet1.G780 Sheet1.C781:Sheet1.C781 Sheet1.D781:Sheet1.G781 Sheet1.C782:Sheet1.C782 Sheet1.D782:Sheet1.G782" xlink:href="./Object 39" xlink:type="simple" xlink:show="embed" xlink:actuate="onLoad"/>
              <draw:image xlink:href="./ObjectReplacements/Object 39" xlink:type="simple" xlink:show="embed" xlink:actuate="onLoad"/>
            </draw:frame>
          </table:table-cell>
          <table:table-cell table:number-columns-repeated="17"/>
        </table:table-row>
        <table:table-row table:style-name="ro1" table:number-rows-repeated="31">
          <table:table-cell table:number-columns-repeated="26"/>
        </table:table-row>
        <table:table-row table:style-name="ro1">
          <table:table-cell table:number-columns-repeated="3"/>
          <table:table-cell office:value-type="string">
            <text:p>vielleicht noch 500 Schritte?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string">
            <text:p>Konvergenzgeschwindigkeit?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string">
            <text:p>Speed 1 intelligent... neu machen... nicht always exploit!</text:p>
          </table:table-cell>
          <table:table-cell table:number-columns-repeated="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B419:Sheet1.C44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decimal-replacement=""/>
    </number:number-style>
    <number:number-style style:name="N120">
      <number:number number:decimal-places="4" number:min-integer-digits="1"/>
    </number:number-style>
    <number:number-style style:name="N121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9">03/19/2009</text:date>, <text:time>15:4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lemens Lode</meta:initial-creator>
    <meta:creation-date>2009-02-20T10:32:06.68</meta:creation-date>
    <dc:date>2009-03-19T15:42:14.24</dc:date>
    <dc:creator>Clemens Lode</dc:creator>
    <meta:editing-duration>PT131H42M51S</meta:editing-duration>
    <meta:editing-cycles>29</meta:editing-cycles>
    <meta:generator>OpenOffice.org/3.0$Win32 OpenOffice.org_project/300m9$Build-9358</meta:generator>
    <meta:document-statistic meta:table-count="3" meta:cell-count="2993" meta:object-count="4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614cm" svg:y="2.984cm" chart:style-name="ch2"/>
        <chart:plot-area chart:style-name="ch3" table:cell-range-address="Sheet1.B41:Sheet1.B58 Sheet1.A40:Sheet1.A40 Sheet1.D41:Sheet1.D48 Sheet1.A50:Sheet1.A50 Sheet1.D51:Sheet1.D58" chart:data-source-has-labels="both" svg:x="0.205cm" svg:y="0.14cm" svg:width="7.208cm" svg:height="6.652cm">
          <chart:axis chart:dimension="x" chart:name="primary-x" chart:style-name="ch4">
            <chart:title svg:x="3.499cm" svg:y="6.357cm" chart:style-name="ch5">
              <text:p>Lernrate</text:p>
            </chart:title>
            <chart:categories table:cell-range-address="Sheet1.B41:Sheet1.B58"/>
          </chart:axis>
          <chart:axis chart:dimension="y" chart:name="primary-y" chart:style-name="ch4">
            <chart:title svg:x="0.209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D41:Sheet1.D48" chart:label-cell-address="Sheet1.A40:Sheet1.A40" chart:class="chart:line">
            <chart:data-point chart:repeated="8"/>
          </chart:series>
          <chart:series chart:style-name="ch9" chart:values-cell-range-address="Sheet1.D51:Sheet1.D58" chart:label-cell-address="Sheet1.A50:Sheet1.A5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40:Sheet1.A40">500 Schritte</text:p>
              </table:table-cell>
              <table:table-cell office:value-type="string">
                <text:p text:id="Sheet1.A50:Sheet1.A5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41:Sheet1.B58">0.001</text:p>
              </table:table-cell>
              <table:table-cell office:value-type="float" office:value="38.966">
                <text:p text:id="Sheet1.D41:Sheet1.D48">38.966</text:p>
              </table:table-cell>
              <table:table-cell office:value-type="float" office:value="39.1323">
                <text:p text:id="Sheet1.D51:Sheet1.D58">39.1323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38.422">
                <text:p>38.422</text:p>
              </table:table-cell>
              <table:table-cell office:value-type="float" office:value="39.594">
                <text:p>39.594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38.94">
                <text:p>38.94</text:p>
              </table:table-cell>
              <table:table-cell office:value-type="float" office:value="38.6075">
                <text:p>38.6075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38.48">
                <text:p>38.48</text:p>
              </table:table-cell>
              <table:table-cell office:value-type="float" office:value="39.1735">
                <text:p>39.1735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8.38">
                <text:p>38.38</text:p>
              </table:table-cell>
              <table:table-cell office:value-type="float" office:value="38.175">
                <text:p>38.175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7.562">
                <text:p>37.562</text:p>
              </table:table-cell>
              <table:table-cell office:value-type="float" office:value="38.247">
                <text:p>38.247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7.056">
                <text:p>37.056</text:p>
              </table:table-cell>
              <table:table-cell office:value-type="float" office:value="38.433">
                <text:p>38.433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36.538">
                <text:p>36.538</text:p>
              </table:table-cell>
              <table:table-cell office:value-type="float" office:value="37.3445">
                <text:p>37.3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Lernrate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104cm" svg:y="1.76cm" chart:style-name="ch2"/>
        <chart:plot-area chart:style-name="ch3" table:cell-range-address="Sheet1.B170:Sheet1.H180 Sheet1.C157:Sheet1.H157" chart:data-source-has-labels="both" svg:x="0.307cm" svg:y="0.14cm" svg:width="10.493cm" svg:height="6.652cm">
          <chart:axis chart:dimension="x" chart:name="primary-x" chart:style-name="ch4">
            <chart:title svg:x="3.085cm" svg:y="6.353cm" chart:style-name="ch5">
              <text:p>Geschwindigkeit Zielobjekt</text:p>
            </chart:title>
            <chart:categories table:cell-range-address="Sheet1.B170:Sheet1.B180"/>
          </chart:axis>
          <chart:axis chart:dimension="y" chart:name="primary-y" chart:style-name="ch4">
            <chart:title svg:x="0.318cm" svg:y="3.721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170:Sheet1.C180" chart:label-cell-address="Sheet1.C157:Sheet1.C157" chart:class="chart:line">
            <chart:data-point chart:repeated="11"/>
          </chart:series>
          <chart:series chart:style-name="ch9" chart:values-cell-range-address="Sheet1.D170:Sheet1.D180" chart:label-cell-address="Sheet1.D157:Sheet1.D157" chart:class="chart:line">
            <chart:data-point chart:repeated="11"/>
          </chart:series>
          <chart:series chart:style-name="ch10" chart:values-cell-range-address="Sheet1.E170:Sheet1.E180" chart:label-cell-address="Sheet1.E157:Sheet1.E157" chart:class="chart:line">
            <chart:data-point chart:repeated="11"/>
          </chart:series>
          <chart:series chart:style-name="ch11" chart:values-cell-range-address="Sheet1.F170:Sheet1.F180" chart:label-cell-address="Sheet1.F157:Sheet1.F157" chart:class="chart:line">
            <chart:data-point chart:repeated="11"/>
          </chart:series>
          <chart:series chart:style-name="ch12" chart:values-cell-range-address="Sheet1.G170:Sheet1.G180" chart:label-cell-address="Sheet1.G157:Sheet1.G157" chart:class="chart:line">
            <chart:data-point chart:repeated="11"/>
          </chart:series>
          <chart:series chart:style-name="ch13" chart:values-cell-range-address="Sheet1.H170:Sheet1.H180" chart:label-cell-address="Sheet1.H157:Sheet1.H157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57:Sheet1.C157">Randomized</text:p>
              </table:table-cell>
              <table:table-cell office:value-type="string">
                <text:p text:id="Sheet1.D157:Sheet1.D157">Einfache Heuristik</text:p>
              </table:table-cell>
              <table:table-cell office:value-type="string">
                <text:p text:id="Sheet1.E157:Sheet1.E157">Intelligente Heuristik</text:p>
              </table:table-cell>
              <table:table-cell office:value-type="string">
                <text:p text:id="Sheet1.F157:Sheet1.F157">XCS (500)</text:p>
              </table:table-cell>
              <table:table-cell office:value-type="string">
                <text:p text:id="Sheet1.G157:Sheet1.G157">SXCS (500)</text:p>
              </table:table-cell>
              <table:table-cell office:value-type="string">
                <text:p text:id="Sheet1.H157:Sheet1.H157">SXCS (2000)</text:p>
              </table:table-cell>
            </table:table-row>
          </table:table-header-rows>
          <table:table-rows>
            <table:table-row>
              <table:table-cell office:value-type="string">
                <text:p text:id="Sheet1.B170:Sheet1.B180">1</text:p>
              </table:table-cell>
              <table:table-cell office:value-type="float" office:value="32.93">
                <text:p text:id="Sheet1.C170:Sheet1.C180">32.93</text:p>
              </table:table-cell>
              <table:table-cell office:value-type="float" office:value="91.07">
                <text:p text:id="Sheet1.D170:Sheet1.D180">91.07</text:p>
              </table:table-cell>
              <table:table-cell office:value-type="float" office:value="92.1">
                <text:p text:id="Sheet1.E170:Sheet1.E180">92.1</text:p>
              </table:table-cell>
              <table:table-cell office:value-type="float" office:value="32.414">
                <text:p text:id="Sheet1.F170:Sheet1.F180">32.414</text:p>
              </table:table-cell>
              <table:table-cell office:value-type="float" office:value="39.64">
                <text:p text:id="Sheet1.G170:Sheet1.G180">39.64</text:p>
              </table:table-cell>
              <table:table-cell office:value-type="float" office:value="40.15">
                <text:p text:id="Sheet1.H170:Sheet1.H180">40.15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33.78">
                <text:p>33.78</text:p>
              </table:table-cell>
              <table:table-cell office:value-type="float" office:value="87.78">
                <text:p>87.78</text:p>
              </table:table-cell>
              <table:table-cell office:value-type="float" office:value="89.4">
                <text:p>89.4</text:p>
              </table:table-cell>
              <table:table-cell office:value-type="float" office:value="32.69">
                <text:p>32.69</text:p>
              </table:table-cell>
              <table:table-cell office:value-type="float" office:value="38.68">
                <text:p>38.68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33.14">
                <text:p>33.14</text:p>
              </table:table-cell>
              <table:table-cell office:value-type="float" office:value="84.85">
                <text:p>84.85</text:p>
              </table:table-cell>
              <table:table-cell office:value-type="float" office:value="86.64">
                <text:p>86.64</text:p>
              </table:table-cell>
              <table:table-cell office:value-type="float" office:value="32.54">
                <text:p>32.54</text:p>
              </table:table-cell>
              <table:table-cell office:value-type="float" office:value="38.23">
                <text:p>38.23</text:p>
              </table:table-cell>
              <table:table-cell office:value-type="float" office:value="39.15">
                <text:p>39.15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32.09">
                <text:p>32.09</text:p>
              </table:table-cell>
              <table:table-cell office:value-type="float" office:value="81.53">
                <text:p>81.53</text:p>
              </table:table-cell>
              <table:table-cell office:value-type="float" office:value="83.58">
                <text:p>83.58</text:p>
              </table:table-cell>
              <table:table-cell office:value-type="float" office:value="31.69">
                <text:p>31.69</text:p>
              </table:table-cell>
              <table:table-cell office:value-type="float" office:value="38.09">
                <text:p>38.09</text:p>
              </table:table-cell>
              <table:table-cell office:value-type="float" office:value="39.62">
                <text:p>39.62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32.23">
                <text:p>32.23</text:p>
              </table:table-cell>
              <table:table-cell office:value-type="float" office:value="78.84">
                <text:p>78.84</text:p>
              </table:table-cell>
              <table:table-cell office:value-type="float" office:value="80.99">
                <text:p>80.99</text:p>
              </table:table-cell>
              <table:table-cell office:value-type="float" office:value="32.16">
                <text:p>32.16</text:p>
              </table:table-cell>
              <table:table-cell office:value-type="float" office:value="37.68">
                <text:p>37.68</text:p>
              </table:table-cell>
              <table:table-cell office:value-type="float" office:value="38.82">
                <text:p>38.82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2.98">
                <text:p>32.98</text:p>
              </table:table-cell>
              <table:table-cell office:value-type="float" office:value="76.08">
                <text:p>76.08</text:p>
              </table:table-cell>
              <table:table-cell office:value-type="float" office:value="78.27">
                <text:p>78.27</text:p>
              </table:table-cell>
              <table:table-cell office:value-type="float" office:value="31.79">
                <text:p>31.79</text:p>
              </table:table-cell>
              <table:table-cell office:value-type="float" office:value="38.09">
                <text:p>38.09</text:p>
              </table:table-cell>
              <table:table-cell office:value-type="float" office:value="38.89">
                <text:p>38.89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32.81">
                <text:p>32.81</text:p>
              </table:table-cell>
              <table:table-cell office:value-type="float" office:value="73.91">
                <text:p>73.91</text:p>
              </table:table-cell>
              <table:table-cell office:value-type="float" office:value="76.77">
                <text:p>76.77</text:p>
              </table:table-cell>
              <table:table-cell office:value-type="float" office:value="33.19">
                <text:p>33.19</text:p>
              </table:table-cell>
              <table:table-cell office:value-type="float" office:value="37.76">
                <text:p>37.76</text:p>
              </table:table-cell>
              <table:table-cell office:value-type="float" office:value="38.18">
                <text:p>38.18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32.87">
                <text:p>32.87</text:p>
              </table:table-cell>
              <table:table-cell office:value-type="float" office:value="71.34">
                <text:p>71.34</text:p>
              </table:table-cell>
              <table:table-cell office:value-type="float" office:value="74.49">
                <text:p>74.49</text:p>
              </table:table-cell>
              <table:table-cell office:value-type="float" office:value="32.28">
                <text:p>32.28</text:p>
              </table:table-cell>
              <table:table-cell office:value-type="float" office:value="38.17">
                <text:p>38.17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33.26">
                <text:p>33.26</text:p>
              </table:table-cell>
              <table:table-cell office:value-type="float" office:value="69.49">
                <text:p>69.49</text:p>
              </table:table-cell>
              <table:table-cell office:value-type="float" office:value="72.63">
                <text:p>72.63</text:p>
              </table:table-cell>
              <table:table-cell office:value-type="float" office:value="32.62">
                <text:p>32.62</text:p>
              </table:table-cell>
              <table:table-cell office:value-type="float" office:value="38.12">
                <text:p>38.12</text:p>
              </table:table-cell>
              <table:table-cell office:value-type="float" office:value="38.32">
                <text:p>38.32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32.72">
                <text:p>32.72</text:p>
              </table:table-cell>
              <table:table-cell office:value-type="float" office:value="67.58">
                <text:p>67.58</text:p>
              </table:table-cell>
              <table:table-cell office:value-type="float" office:value="70.92">
                <text:p>70.92</text:p>
              </table:table-cell>
              <table:table-cell office:value-type="float" office:value="33.4">
                <text:p>33.4</text:p>
              </table:table-cell>
              <table:table-cell office:value-type="float" office:value="36.14">
                <text:p>36.14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08">
                <text:p>33.08</text:p>
              </table:table-cell>
              <table:table-cell office:value-type="float" office:value="64.77">
                <text:p>64.77</text:p>
              </table:table-cell>
              <table:table-cell office:value-type="float" office:value="68.55">
                <text:p>68.55</text:p>
              </table:table-cell>
              <table:table-cell office:value-type="float" office:value="31.94">
                <text:p>31.94</text:p>
              </table:table-cell>
              <table:table-cell office:value-type="float" office:value="35.96">
                <text:p>35.96</text:p>
              </table:table-cell>
              <table:table-cell office:value-type="float" office:value="37.71">
                <text:p>37.7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104cm" svg:y="1.76cm" chart:style-name="ch2"/>
        <chart:plot-area chart:style-name="ch3" table:cell-range-address="Sheet1.B170:Sheet1.H180 Sheet1.C157:Sheet1.H157" chart:data-source-has-labels="both" svg:x="0.307cm" svg:y="0.14cm" svg:width="10.493cm" svg:height="6.652cm">
          <chart:axis chart:dimension="x" chart:name="primary-x" chart:style-name="ch4">
            <chart:title svg:x="3.085cm" svg:y="6.353cm" chart:style-name="ch5">
              <text:p>Geschwindigkeit Zielobjekt</text:p>
            </chart:title>
            <chart:categories table:cell-range-address="Sheet1.B170:Sheet1.B180"/>
          </chart:axis>
          <chart:axis chart:dimension="y" chart:name="primary-y" chart:style-name="ch4">
            <chart:title svg:x="0.318cm" svg:y="3.721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170:Sheet1.C180" chart:label-cell-address="Sheet1.C157:Sheet1.C157" chart:class="chart:line">
            <chart:data-point chart:repeated="11"/>
          </chart:series>
          <chart:series chart:style-name="ch9" chart:values-cell-range-address="Sheet1.D170:Sheet1.D180" chart:label-cell-address="Sheet1.D157:Sheet1.D157" chart:class="chart:line">
            <chart:data-point chart:repeated="11"/>
          </chart:series>
          <chart:series chart:style-name="ch10" chart:values-cell-range-address="Sheet1.E170:Sheet1.E180" chart:label-cell-address="Sheet1.E157:Sheet1.E157" chart:class="chart:line">
            <chart:data-point chart:repeated="11"/>
          </chart:series>
          <chart:series chart:style-name="ch11" chart:values-cell-range-address="Sheet1.F170:Sheet1.F180" chart:label-cell-address="Sheet1.F157:Sheet1.F157" chart:class="chart:line">
            <chart:data-point chart:repeated="11"/>
          </chart:series>
          <chart:series chart:style-name="ch12" chart:values-cell-range-address="Sheet1.G170:Sheet1.G180" chart:label-cell-address="Sheet1.G157:Sheet1.G157" chart:class="chart:line">
            <chart:data-point chart:repeated="11"/>
          </chart:series>
          <chart:series chart:style-name="ch13" chart:values-cell-range-address="Sheet1.H170:Sheet1.H180" chart:label-cell-address="Sheet1.H157:Sheet1.H157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57:Sheet1.C157">Randomized</text:p>
              </table:table-cell>
              <table:table-cell office:value-type="string">
                <text:p text:id="Sheet1.D157:Sheet1.D157">Einfache Heuristik</text:p>
              </table:table-cell>
              <table:table-cell office:value-type="string">
                <text:p text:id="Sheet1.E157:Sheet1.E157">Intelligente Heuristik</text:p>
              </table:table-cell>
              <table:table-cell office:value-type="string">
                <text:p text:id="Sheet1.F157:Sheet1.F157">XCS (500)</text:p>
              </table:table-cell>
              <table:table-cell office:value-type="string">
                <text:p text:id="Sheet1.G157:Sheet1.G157">SXCS (500)</text:p>
              </table:table-cell>
              <table:table-cell office:value-type="string">
                <text:p text:id="Sheet1.H157:Sheet1.H157">SXCS (2000)</text:p>
              </table:table-cell>
            </table:table-row>
          </table:table-header-rows>
          <table:table-rows>
            <table:table-row>
              <table:table-cell office:value-type="string">
                <text:p text:id="Sheet1.B170:Sheet1.B180">1</text:p>
              </table:table-cell>
              <table:table-cell office:value-type="float" office:value="32.93">
                <text:p text:id="Sheet1.C170:Sheet1.C180">32.93</text:p>
              </table:table-cell>
              <table:table-cell office:value-type="float" office:value="91.07">
                <text:p text:id="Sheet1.D170:Sheet1.D180">91.07</text:p>
              </table:table-cell>
              <table:table-cell office:value-type="float" office:value="92.1">
                <text:p text:id="Sheet1.E170:Sheet1.E180">92.1</text:p>
              </table:table-cell>
              <table:table-cell office:value-type="float" office:value="32.414">
                <text:p text:id="Sheet1.F170:Sheet1.F180">32.414</text:p>
              </table:table-cell>
              <table:table-cell office:value-type="float" office:value="39.64">
                <text:p text:id="Sheet1.G170:Sheet1.G180">39.64</text:p>
              </table:table-cell>
              <table:table-cell office:value-type="float" office:value="40.15">
                <text:p text:id="Sheet1.H170:Sheet1.H180">40.15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33.78">
                <text:p>33.78</text:p>
              </table:table-cell>
              <table:table-cell office:value-type="float" office:value="87.78">
                <text:p>87.78</text:p>
              </table:table-cell>
              <table:table-cell office:value-type="float" office:value="89.4">
                <text:p>89.4</text:p>
              </table:table-cell>
              <table:table-cell office:value-type="float" office:value="32.69">
                <text:p>32.69</text:p>
              </table:table-cell>
              <table:table-cell office:value-type="float" office:value="38.68">
                <text:p>38.68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33.14">
                <text:p>33.14</text:p>
              </table:table-cell>
              <table:table-cell office:value-type="float" office:value="84.85">
                <text:p>84.85</text:p>
              </table:table-cell>
              <table:table-cell office:value-type="float" office:value="86.64">
                <text:p>86.64</text:p>
              </table:table-cell>
              <table:table-cell office:value-type="float" office:value="32.54">
                <text:p>32.54</text:p>
              </table:table-cell>
              <table:table-cell office:value-type="float" office:value="38.23">
                <text:p>38.23</text:p>
              </table:table-cell>
              <table:table-cell office:value-type="float" office:value="39.15">
                <text:p>39.15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32.09">
                <text:p>32.09</text:p>
              </table:table-cell>
              <table:table-cell office:value-type="float" office:value="81.53">
                <text:p>81.53</text:p>
              </table:table-cell>
              <table:table-cell office:value-type="float" office:value="83.58">
                <text:p>83.58</text:p>
              </table:table-cell>
              <table:table-cell office:value-type="float" office:value="31.69">
                <text:p>31.69</text:p>
              </table:table-cell>
              <table:table-cell office:value-type="float" office:value="38.09">
                <text:p>38.09</text:p>
              </table:table-cell>
              <table:table-cell office:value-type="float" office:value="39.62">
                <text:p>39.62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32.23">
                <text:p>32.23</text:p>
              </table:table-cell>
              <table:table-cell office:value-type="float" office:value="78.84">
                <text:p>78.84</text:p>
              </table:table-cell>
              <table:table-cell office:value-type="float" office:value="80.99">
                <text:p>80.99</text:p>
              </table:table-cell>
              <table:table-cell office:value-type="float" office:value="32.16">
                <text:p>32.16</text:p>
              </table:table-cell>
              <table:table-cell office:value-type="float" office:value="37.68">
                <text:p>37.68</text:p>
              </table:table-cell>
              <table:table-cell office:value-type="float" office:value="38.82">
                <text:p>38.82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2.98">
                <text:p>32.98</text:p>
              </table:table-cell>
              <table:table-cell office:value-type="float" office:value="76.08">
                <text:p>76.08</text:p>
              </table:table-cell>
              <table:table-cell office:value-type="float" office:value="78.27">
                <text:p>78.27</text:p>
              </table:table-cell>
              <table:table-cell office:value-type="float" office:value="31.79">
                <text:p>31.79</text:p>
              </table:table-cell>
              <table:table-cell office:value-type="float" office:value="38.09">
                <text:p>38.09</text:p>
              </table:table-cell>
              <table:table-cell office:value-type="float" office:value="38.89">
                <text:p>38.89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32.81">
                <text:p>32.81</text:p>
              </table:table-cell>
              <table:table-cell office:value-type="float" office:value="73.91">
                <text:p>73.91</text:p>
              </table:table-cell>
              <table:table-cell office:value-type="float" office:value="76.77">
                <text:p>76.77</text:p>
              </table:table-cell>
              <table:table-cell office:value-type="float" office:value="33.19">
                <text:p>33.19</text:p>
              </table:table-cell>
              <table:table-cell office:value-type="float" office:value="37.76">
                <text:p>37.76</text:p>
              </table:table-cell>
              <table:table-cell office:value-type="float" office:value="38.18">
                <text:p>38.18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32.87">
                <text:p>32.87</text:p>
              </table:table-cell>
              <table:table-cell office:value-type="float" office:value="71.34">
                <text:p>71.34</text:p>
              </table:table-cell>
              <table:table-cell office:value-type="float" office:value="74.49">
                <text:p>74.49</text:p>
              </table:table-cell>
              <table:table-cell office:value-type="float" office:value="32.28">
                <text:p>32.28</text:p>
              </table:table-cell>
              <table:table-cell office:value-type="float" office:value="38.17">
                <text:p>38.17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33.26">
                <text:p>33.26</text:p>
              </table:table-cell>
              <table:table-cell office:value-type="float" office:value="69.49">
                <text:p>69.49</text:p>
              </table:table-cell>
              <table:table-cell office:value-type="float" office:value="72.63">
                <text:p>72.63</text:p>
              </table:table-cell>
              <table:table-cell office:value-type="float" office:value="32.62">
                <text:p>32.62</text:p>
              </table:table-cell>
              <table:table-cell office:value-type="float" office:value="38.12">
                <text:p>38.12</text:p>
              </table:table-cell>
              <table:table-cell office:value-type="float" office:value="38.32">
                <text:p>38.32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32.72">
                <text:p>32.72</text:p>
              </table:table-cell>
              <table:table-cell office:value-type="float" office:value="67.58">
                <text:p>67.58</text:p>
              </table:table-cell>
              <table:table-cell office:value-type="float" office:value="70.92">
                <text:p>70.92</text:p>
              </table:table-cell>
              <table:table-cell office:value-type="float" office:value="33.4">
                <text:p>33.4</text:p>
              </table:table-cell>
              <table:table-cell office:value-type="float" office:value="36.14">
                <text:p>36.14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08">
                <text:p>33.08</text:p>
              </table:table-cell>
              <table:table-cell office:value-type="float" office:value="64.77">
                <text:p>64.77</text:p>
              </table:table-cell>
              <table:table-cell office:value-type="float" office:value="68.55">
                <text:p>68.55</text:p>
              </table:table-cell>
              <table:table-cell office:value-type="float" office:value="31.94">
                <text:p>31.94</text:p>
              </table:table-cell>
              <table:table-cell office:value-type="float" office:value="35.96">
                <text:p>35.96</text:p>
              </table:table-cell>
              <table:table-cell office:value-type="float" office:value="37.71">
                <text:p>37.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42cm" svg:y="2.984cm" chart:style-name="ch2"/>
        <chart:plot-area chart:style-name="ch3" table:cell-range-address="Sheet1.B2:Sheet1.E9 Sheet1.A1:Sheet1.A1 Sheet1.A10:Sheet1.A10 Sheet1.E11:Sheet1.E18" chart:data-source-has-labels="both" svg:x="0.307cm" svg:y="0.14cm" svg:width="10.811cm" svg:height="6.652cm">
          <chart:axis chart:dimension="x" chart:name="primary-x" chart:style-name="ch4">
            <chart:title svg:x="4.348cm" svg:y="6.351cm" chart:style-name="ch5">
              <text:p>"max population"</text:p>
            </chart:title>
            <chart:categories table:cell-range-address="Sheet1.B2:Sheet1.E9"/>
          </chart:axis>
          <chart:axis chart:dimension="y" chart:name="primary-y" chart:style-name="ch4">
            <chart:title svg:x="0.316cm" svg:y="5.517cm" chart:style-name="ch6">
              <text:p>Verhältnis Zeit / "max population"</text:p>
            </chart:title>
            <chart:grid chart:style-name="ch7" chart:class="major"/>
          </chart:axis>
          <chart:series chart:style-name="ch8" chart:values-cell-range-address="Sheet1.E2:Sheet1.E9" chart:label-cell-address="Sheet1.A1:Sheet1.A1" chart:class="chart:line">
            <chart:data-point chart:repeated="8"/>
          </chart:series>
          <chart:series chart:style-name="ch9" chart:values-cell-range-address="Sheet1.E11:Sheet1.E18" chart:label-cell-address="Sheet1.A10:Sheet1.A1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 (SXCS)</text:p>
              </table:table-cell>
              <table:table-cell office:value-type="string">
                <text:p text:id="Sheet1.A10:Sheet1.A10">2000 Schritte (SXCS)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E9">8</text:p>
              </table:table-cell>
              <table:table-cell office:value-type="float" office:value="0.253975">
                <text:p text:id="Sheet1.E2:Sheet1.E9">0.253975</text:p>
              </table:table-cell>
              <table:table-cell office:value-type="float" office:value="0.9329">
                <text:p text:id="Sheet1.E11:Sheet1.E18">0.93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69875">
                <text:p>0.1769875</text:p>
              </table:table-cell>
              <table:table-cell office:value-type="float" office:value="0.5082375">
                <text:p>0.5082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099375">
                <text:p>0.15099375</text:p>
              </table:table-cell>
              <table:table-cell office:value-type="float" office:value="0.344453125">
                <text:p>0.344453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45809375">
                <text:p>0.145809375</text:p>
              </table:table-cell>
              <table:table-cell office:value-type="float" office:value="0.3094375">
                <text:p>0.3094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119671875">
                <text:p>0.1119671875</text:p>
              </table:table-cell>
              <table:table-cell office:value-type="float" office:value="0.29632265625">
                <text:p>0.296322656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1848359375">
                <text:p>0.11848359375</text:p>
              </table:table-cell>
              <table:table-cell office:value-type="float" office:value="0.29300703125">
                <text:p>0.293007031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13929296875">
                <text:p>0.113929296875</text:p>
              </table:table-cell>
              <table:table-cell office:value-type="float" office:value="0.292233203125">
                <text:p>0.29223320312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1155583984375">
                <text:p>0.1155583984375</text:p>
              </table:table-cell>
              <table:table-cell office:value-type="float" office:value="0.302898046875">
                <text:p>0.302898046875</text:p>
              </table:table-cell>
            </table:table-row>
            <table:table-row>
              <table:table-cell office:value-type="string">
                <text:p>3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.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535cm" svg:y="3.012cm" chart:style-name="ch2"/>
        <chart:plot-area chart:style-name="ch3" table:cell-range-address="Sheet1.B209:Sheet1.C230" chart:data-source-has-labels="both" svg:x="0.407cm" svg:y="0.14cm" svg:width="10.825cm" svg:height="6.652cm">
          <chart:axis chart:dimension="x" chart:name="primary-x" chart:style-name="ch4">
            <chart:title svg:x="4.174cm" svg:y="6.35cm" chart:style-name="ch5">
              <text:p>Geschwindigkeit Zielobjekt</text:p>
            </chart:title>
            <chart:categories table:cell-range-address="Sheet1.B210:Sheet1.B230"/>
          </chart:axis>
          <chart:axis chart:dimension="y" chart:name="primary-y" chart:style-name="ch4">
            <chart:title svg:x="0.321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10:Sheet1.C230" chart:label-cell-address="Sheet1.C209:Sheet1.C209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09:Sheet1.C209">Qualität (Agent mit zufälliger Bewegung)</text:p>
              </table:table-cell>
            </table:table-row>
          </table:table-header-rows>
          <table:table-rows>
            <table:table-row>
              <table:table-cell office:value-type="string">
                <text:p text:id="Sheet1.B210:Sheet1.B230">0</text:p>
              </table:table-cell>
              <table:table-cell office:value-type="float" office:value="32.64">
                <text:p text:id="Sheet1.C210:Sheet1.C230">32.64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0.05">
                <text:p>30.05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9.99">
                <text:p>29.99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30.06">
                <text:p>30.06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29.13">
                <text:p>29.1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29.29">
                <text:p>29.29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29.45">
                <text:p>29.45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28.62">
                <text:p>28.6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29.41">
                <text:p>29.41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29.33">
                <text:p>29.33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9.05">
                <text:p>29.05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28.63">
                <text:p>28.63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29.64">
                <text:p>29.64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29.19">
                <text:p>29.19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29.86">
                <text:p>29.86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0.35">
                <text:p>30.35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29.99">
                <text:p>29.99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29.98">
                <text:p>29.98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29.52">
                <text:p>29.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17">
                <text:p>29.1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614cm" chart:style-name="ch2"/>
        <chart:plot-area chart:style-name="ch3" table:cell-range-address="Sheet1.B210:Sheet1.B230 Sheet1.D209:Sheet1.E230" chart:data-source-has-labels="both" svg:x="0.407cm" svg:y="0.14cm" svg:width="10.534cm" svg:height="6.652cm">
          <chart:axis chart:dimension="x" chart:name="primary-x" chart:style-name="ch4">
            <chart:title svg:x="4.028cm" svg:y="6.35cm" chart:style-name="ch5">
              <text:p>Geschwindigkeit Zielobjekt</text:p>
            </chart:title>
            <chart:categories table:cell-range-address="Sheet1.B210:Sheet1.B230"/>
          </chart:axis>
          <chart:axis chart:dimension="y" chart:name="primary-y" chart:style-name="ch4">
            <chart:title svg:x="0.321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D210:Sheet1.D230" chart:label-cell-address="Sheet1.D209:Sheet1.D209" chart:class="chart:line">
            <chart:data-point chart:repeated="21"/>
          </chart:series>
          <chart:series chart:style-name="ch9" chart:values-cell-range-address="Sheet1.E210:Sheet1.E230" chart:label-cell-address="Sheet1.E209:Sheet1.E209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209:Sheet1.D209">Qualität (einfache Heuristik)</text:p>
              </table:table-cell>
              <table:table-cell office:value-type="string">
                <text:p text:id="Sheet1.E209:Sheet1.E209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10:Sheet1.B230">0</text:p>
              </table:table-cell>
              <table:table-cell office:value-type="float" office:value="96.5">
                <text:p text:id="Sheet1.D210:Sheet1.D230">96.5</text:p>
              </table:table-cell>
              <table:table-cell office:value-type="float" office:value="97.8">
                <text:p text:id="Sheet1.E210:Sheet1.E230">97.8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96.46">
                <text:p>96.46</text:p>
              </table:table-cell>
              <table:table-cell office:value-type="float" office:value="97.63">
                <text:p>97.63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95.66">
                <text:p>95.66</text:p>
              </table:table-cell>
              <table:table-cell office:value-type="float" office:value="97.12">
                <text:p>97.12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95.14">
                <text:p>95.14</text:p>
              </table:table-cell>
              <table:table-cell office:value-type="float" office:value="96.42">
                <text:p>96.42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93.71">
                <text:p>93.71</text:p>
              </table:table-cell>
              <table:table-cell office:value-type="float" office:value="95.65">
                <text:p>95.65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92.92">
                <text:p>92.92</text:p>
              </table:table-cell>
              <table:table-cell office:value-type="float" office:value="94.64">
                <text:p>94.64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92.38">
                <text:p>92.38</text:p>
              </table:table-cell>
              <table:table-cell office:value-type="float" office:value="93.81">
                <text:p>93.81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90.56">
                <text:p>90.56</text:p>
              </table:table-cell>
              <table:table-cell office:value-type="float" office:value="92.51">
                <text:p>92.51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89.66">
                <text:p>89.66</text:p>
              </table:table-cell>
              <table:table-cell office:value-type="float" office:value="91.32">
                <text:p>91.32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87.08">
                <text:p>87.08</text:p>
              </table:table-cell>
              <table:table-cell office:value-type="float" office:value="89.18">
                <text:p>89.1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86.11">
                <text:p>86.11</text:p>
              </table:table-cell>
              <table:table-cell office:value-type="float" office:value="87.47">
                <text:p>87.47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81.1">
                <text:p>81.1</text:p>
              </table:table-cell>
              <table:table-cell office:value-type="float" office:value="83.48">
                <text:p>83.48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76.88">
                <text:p>76.88</text:p>
              </table:table-cell>
              <table:table-cell office:value-type="float" office:value="79.86">
                <text:p>79.86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73.85">
                <text:p>73.85</text:p>
              </table:table-cell>
              <table:table-cell office:value-type="float" office:value="76.73">
                <text:p>76.73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70.3">
                <text:p>70.3</text:p>
              </table:table-cell>
              <table:table-cell office:value-type="float" office:value="73.86">
                <text:p>73.86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67.72">
                <text:p>67.72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65.75">
                <text:p>65.75</text:p>
              </table:table-cell>
              <table:table-cell office:value-type="float" office:value="68.49">
                <text:p>68.49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62.61">
                <text:p>62.61</text:p>
              </table:table-cell>
              <table:table-cell office:value-type="float" office:value="66.27">
                <text:p>66.27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60.32">
                <text:p>60.32</text:p>
              </table:table-cell>
              <table:table-cell office:value-type="float" office:value="64.24">
                <text:p>64.24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58.28">
                <text:p>58.28</text:p>
              </table:table-cell>
              <table:table-cell office:value-type="float" office:value="62.23">
                <text:p>62.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.19">
                <text:p>56.19</text:p>
              </table:table-cell>
              <table:table-cell office:value-type="float" office:value="60.41">
                <text:p>60.4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215cm" chart:style-name="ch2"/>
        <chart:plot-area chart:style-name="ch3" table:cell-range-address="Sheet1.B246:Sheet1.E267" chart:data-source-has-labels="both" svg:x="0.407cm" svg:y="0.14cm" svg:width="10.534cm" svg:height="6.652cm">
          <chart:axis chart:dimension="x" chart:name="primary-x" chart:style-name="ch4">
            <chart:title svg:x="4.028cm" svg:y="6.35cm" chart:style-name="ch5">
              <text:p>Geschwindigkeit Zielobjekt</text:p>
            </chart:title>
            <chart:categories table:cell-range-address="Sheet1.B247:Sheet1.B267"/>
          </chart:axis>
          <chart:axis chart:dimension="y" chart:name="primary-y" chart:style-name="ch4">
            <chart:title svg:x="0.321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47:Sheet1.C267" chart:label-cell-address="Sheet1.C246:Sheet1.C246" chart:class="chart:line">
            <chart:data-point chart:repeated="21"/>
          </chart:series>
          <chart:series chart:style-name="ch9" chart:values-cell-range-address="Sheet1.D247:Sheet1.D267" chart:label-cell-address="Sheet1.D246:Sheet1.D246" chart:class="chart:line">
            <chart:data-point chart:repeated="21"/>
          </chart:series>
          <chart:series chart:style-name="ch10" chart:values-cell-range-address="Sheet1.E247:Sheet1.E267" chart:label-cell-address="Sheet1.E246:Sheet1.E246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46:Sheet1.C246">Qualität (Agent mit zufälliger Bewegung)</text:p>
              </table:table-cell>
              <table:table-cell office:value-type="string">
                <text:p text:id="Sheet1.D246:Sheet1.D246">Qualität (einfache Heuristik)</text:p>
              </table:table-cell>
              <table:table-cell office:value-type="string">
                <text:p text:id="Sheet1.E246:Sheet1.E246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47:Sheet1.B267">0</text:p>
              </table:table-cell>
              <table:table-cell office:value-type="float" office:value="30.86">
                <text:p text:id="Sheet1.C247:Sheet1.C267">30.86</text:p>
              </table:table-cell>
              <table:table-cell office:value-type="float" office:value="96.49">
                <text:p text:id="Sheet1.D247:Sheet1.D267">96.49</text:p>
              </table:table-cell>
              <table:table-cell office:value-type="float" office:value="97.81">
                <text:p text:id="Sheet1.E247:Sheet1.E267">97.81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24.87">
                <text:p>24.87</text:p>
              </table:table-cell>
              <table:table-cell office:value-type="float" office:value="96.62">
                <text:p>96.62</text:p>
              </table:table-cell>
              <table:table-cell office:value-type="float" office:value="97.72">
                <text:p>97.72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1.46">
                <text:p>21.46</text:p>
              </table:table-cell>
              <table:table-cell office:value-type="float" office:value="95.76">
                <text:p>95.76</text:p>
              </table:table-cell>
              <table:table-cell office:value-type="float" office:value="97.39">
                <text:p>97.39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18.7">
                <text:p>18.7</text:p>
              </table:table-cell>
              <table:table-cell office:value-type="float" office:value="95.12">
                <text:p>95.12</text:p>
              </table:table-cell>
              <table:table-cell office:value-type="float" office:value="96.21">
                <text:p>96.21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6.8">
                <text:p>16.8</text:p>
              </table:table-cell>
              <table:table-cell office:value-type="float" office:value="94.05">
                <text:p>94.05</text:p>
              </table:table-cell>
              <table:table-cell office:value-type="float" office:value="95.51">
                <text:p>95.51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5.73">
                <text:p>15.73</text:p>
              </table:table-cell>
              <table:table-cell office:value-type="float" office:value="92.1">
                <text:p>92.1</text:p>
              </table:table-cell>
              <table:table-cell office:value-type="float" office:value="94.26">
                <text:p>94.26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14.72">
                <text:p>14.72</text:p>
              </table:table-cell>
              <table:table-cell office:value-type="float" office:value="90.44">
                <text:p>90.44</text:p>
              </table:table-cell>
              <table:table-cell office:value-type="float" office:value="91.66">
                <text:p>91.66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13.46">
                <text:p>13.46</text:p>
              </table:table-cell>
              <table:table-cell office:value-type="float" office:value="88.39">
                <text:p>88.39</text:p>
              </table:table-cell>
              <table:table-cell office:value-type="float" office:value="90.18">
                <text:p>90.18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4.06">
                <text:p>14.06</text:p>
              </table:table-cell>
              <table:table-cell office:value-type="float" office:value="86.02">
                <text:p>86.02</text:p>
              </table:table-cell>
              <table:table-cell office:value-type="float" office:value="88.26">
                <text:p>88.26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13.48">
                <text:p>13.48</text:p>
              </table:table-cell>
              <table:table-cell office:value-type="float" office:value="83.54">
                <text:p>83.54</text:p>
              </table:table-cell>
              <table:table-cell office:value-type="float" office:value="86.57">
                <text:p>86.5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2.84">
                <text:p>12.84</text:p>
              </table:table-cell>
              <table:table-cell office:value-type="float" office:value="81.59">
                <text:p>81.59</text:p>
              </table:table-cell>
              <table:table-cell office:value-type="float" office:value="84.54">
                <text:p>84.54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11.91">
                <text:p>11.91</text:p>
              </table:table-cell>
              <table:table-cell office:value-type="float" office:value="74.28">
                <text:p>74.28</text:p>
              </table:table-cell>
              <table:table-cell office:value-type="float" office:value="78.79">
                <text:p>78.79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11.63">
                <text:p>11.63</text:p>
              </table:table-cell>
              <table:table-cell office:value-type="float" office:value="68.53">
                <text:p>68.53</text:p>
              </table:table-cell>
              <table:table-cell office:value-type="float" office:value="73.13">
                <text:p>73.13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11.01">
                <text:p>11.01</text:p>
              </table:table-cell>
              <table:table-cell office:value-type="float" office:value="63.79">
                <text:p>63.79</text:p>
              </table:table-cell>
              <table:table-cell office:value-type="float" office:value="69.05">
                <text:p>69.05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10.89">
                <text:p>10.89</text:p>
              </table:table-cell>
              <table:table-cell office:value-type="float" office:value="59.32">
                <text:p>59.32</text:p>
              </table:table-cell>
              <table:table-cell office:value-type="float" office:value="64.91">
                <text:p>64.91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11.3">
                <text:p>11.3</text:p>
              </table:table-cell>
              <table:table-cell office:value-type="float" office:value="55.62">
                <text:p>55.62</text:p>
              </table:table-cell>
              <table:table-cell office:value-type="float" office:value="62.32">
                <text:p>62.32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10.61">
                <text:p>10.61</text:p>
              </table:table-cell>
              <table:table-cell office:value-type="float" office:value="51.71">
                <text:p>51.71</text:p>
              </table:table-cell>
              <table:table-cell office:value-type="float" office:value="58.19">
                <text:p>58.19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10.41">
                <text:p>10.41</text:p>
              </table:table-cell>
              <table:table-cell office:value-type="float" office:value="48.35">
                <text:p>48.35</text:p>
              </table:table-cell>
              <table:table-cell office:value-type="float" office:value="55.46">
                <text:p>55.46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10.48">
                <text:p>10.48</text:p>
              </table:table-cell>
              <table:table-cell office:value-type="float" office:value="45.22">
                <text:p>45.22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9.9">
                <text:p>9.9</text:p>
              </table:table-cell>
              <table:table-cell office:value-type="float" office:value="42.66">
                <text:p>42.66</text:p>
              </table:table-cell>
              <table:table-cell office:value-type="float" office:value="50.35">
                <text:p>50.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5">
                <text:p>10.5</text:p>
              </table:table-cell>
              <table:table-cell office:value-type="float" office:value="40.11">
                <text:p>40.11</text:p>
              </table:table-cell>
              <table:table-cell office:value-type="float" office:value="48.26">
                <text:p>48.2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215cm" chart:style-name="ch2"/>
        <chart:plot-area chart:style-name="ch3" table:cell-range-address="Sheet1.B270:Sheet1.E291" chart:data-source-has-labels="both" svg:x="0.407cm" svg:y="0.14cm" svg:width="10.534cm" svg:height="6.652cm">
          <chart:axis chart:dimension="x" chart:name="primary-x" chart:style-name="ch4">
            <chart:title svg:x="4.058cm" svg:y="6.35cm" chart:style-name="ch5">
              <text:p>Geschwindigkeit Zielagent</text:p>
            </chart:title>
            <chart:categories table:cell-range-address="Sheet1.B271:Sheet1.B291"/>
          </chart:axis>
          <chart:axis chart:dimension="y" chart:name="primary-y" chart:style-name="ch4">
            <chart:title svg:x="0.321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71:Sheet1.C291" chart:label-cell-address="Sheet1.C270:Sheet1.C270" chart:class="chart:line">
            <chart:data-point chart:repeated="21"/>
          </chart:series>
          <chart:series chart:style-name="ch9" chart:values-cell-range-address="Sheet1.D271:Sheet1.D291" chart:label-cell-address="Sheet1.D270:Sheet1.D270" chart:class="chart:line">
            <chart:data-point chart:repeated="21"/>
          </chart:series>
          <chart:series chart:style-name="ch10" chart:values-cell-range-address="Sheet1.E271:Sheet1.E291" chart:label-cell-address="Sheet1.E270:Sheet1.E270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70:Sheet1.C270">Qualität (Agent mit zufälliger Bewegung)</text:p>
              </table:table-cell>
              <table:table-cell office:value-type="string">
                <text:p text:id="Sheet1.D270:Sheet1.D270">Qualität (einfache Heuristik)</text:p>
              </table:table-cell>
              <table:table-cell office:value-type="string">
                <text:p text:id="Sheet1.E270:Sheet1.E270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71:Sheet1.B291">0</text:p>
              </table:table-cell>
              <table:table-cell office:value-type="float" office:value="33.57">
                <text:p text:id="Sheet1.C271:Sheet1.C291">33.57</text:p>
              </table:table-cell>
              <table:table-cell office:value-type="float" office:value="97.79">
                <text:p text:id="Sheet1.D271:Sheet1.D291">97.79</text:p>
              </table:table-cell>
              <table:table-cell office:value-type="float" office:value="96.08">
                <text:p text:id="Sheet1.E271:Sheet1.E291">96.08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28.11">
                <text:p>28.11</text:p>
              </table:table-cell>
              <table:table-cell office:value-type="float" office:value="94.75">
                <text:p>94.75</text:p>
              </table:table-cell>
              <table:table-cell office:value-type="float" office:value="95.98">
                <text:p>95.98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2.85">
                <text:p>22.85</text:p>
              </table:table-cell>
              <table:table-cell office:value-type="float" office:value="91.63">
                <text:p>91.63</text:p>
              </table:table-cell>
              <table:table-cell office:value-type="float" office:value="94.69">
                <text:p>94.69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20.81">
                <text:p>20.81</text:p>
              </table:table-cell>
              <table:table-cell office:value-type="float" office:value="90.31">
                <text:p>90.31</text:p>
              </table:table-cell>
              <table:table-cell office:value-type="float" office:value="93.21">
                <text:p>93.21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9.71">
                <text:p>19.71</text:p>
              </table:table-cell>
              <table:table-cell office:value-type="float" office:value="86.78">
                <text:p>86.78</text:p>
              </table:table-cell>
              <table:table-cell office:value-type="float" office:value="90.36">
                <text:p>90.36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7.95">
                <text:p>17.95</text:p>
              </table:table-cell>
              <table:table-cell office:value-type="float" office:value="85.02">
                <text:p>85.02</text:p>
              </table:table-cell>
              <table:table-cell office:value-type="float" office:value="87.17">
                <text:p>87.17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17.42">
                <text:p>17.42</text:p>
              </table:table-cell>
              <table:table-cell office:value-type="float" office:value="83.1">
                <text:p>83.1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16.4">
                <text:p>16.4</text:p>
              </table:table-cell>
              <table:table-cell office:value-type="float" office:value="79.98">
                <text:p>79.98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5.04">
                <text:p>15.04</text:p>
              </table:table-cell>
              <table:table-cell office:value-type="float" office:value="78.06">
                <text:p>78.06</text:p>
              </table:table-cell>
              <table:table-cell office:value-type="float" office:value="80.44">
                <text:p>80.44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14.48">
                <text:p>14.48</text:p>
              </table:table-cell>
              <table:table-cell office:value-type="float" office:value="74.48">
                <text:p>74.48</text:p>
              </table:table-cell>
              <table:table-cell office:value-type="float" office:value="78.35">
                <text:p>78.3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3.56">
                <text:p>13.56</text:p>
              </table:table-cell>
              <table:table-cell office:value-type="float" office:value="72.34">
                <text:p>72.34</text:p>
              </table:table-cell>
              <table:table-cell office:value-type="float" office:value="75.59">
                <text:p>75.59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15.02">
                <text:p>15.02</text:p>
              </table:table-cell>
              <table:table-cell office:value-type="float" office:value="67.9">
                <text:p>67.9</text:p>
              </table:table-cell>
              <table:table-cell office:value-type="float" office:value="71.45">
                <text:p>71.45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15.26">
                <text:p>15.26</text:p>
              </table:table-cell>
              <table:table-cell office:value-type="float" office:value="63.77">
                <text:p>63.77</text:p>
              </table:table-cell>
              <table:table-cell office:value-type="float" office:value="69.89">
                <text:p>69.89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13.27">
                <text:p>13.27</text:p>
              </table:table-cell>
              <table:table-cell office:value-type="float" office:value="62.07">
                <text:p>62.07</text:p>
              </table:table-cell>
              <table:table-cell office:value-type="float" office:value="66.74">
                <text:p>66.74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13.68">
                <text:p>13.68</text:p>
              </table:table-cell>
              <table:table-cell office:value-type="float" office:value="59.41">
                <text:p>59.41</text:p>
              </table:table-cell>
              <table:table-cell office:value-type="float" office:value="65.62">
                <text:p>65.62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13.36">
                <text:p>13.36</text:p>
              </table:table-cell>
              <table:table-cell office:value-type="float" office:value="55.82">
                <text:p>55.82</text:p>
              </table:table-cell>
              <table:table-cell office:value-type="float" office:value="62.65">
                <text:p>62.65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13.3">
                <text:p>13.3</text:p>
              </table:table-cell>
              <table:table-cell office:value-type="float" office:value="56.95">
                <text:p>56.95</text:p>
              </table:table-cell>
              <table:table-cell office:value-type="float" office:value="59.48">
                <text:p>59.48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12.68">
                <text:p>12.68</text:p>
              </table:table-cell>
              <table:table-cell office:value-type="float" office:value="50.88">
                <text:p>50.88</text:p>
              </table:table-cell>
              <table:table-cell office:value-type="float" office:value="58.27">
                <text:p>58.27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12.51">
                <text:p>12.51</text:p>
              </table:table-cell>
              <table:table-cell office:value-type="float" office:value="49.65">
                <text:p>49.65</text:p>
              </table:table-cell>
              <table:table-cell office:value-type="float" office:value="55.03">
                <text:p>55.03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12.91">
                <text:p>12.91</text:p>
              </table:table-cell>
              <table:table-cell office:value-type="float" office:value="49.59">
                <text:p>49.59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85">
                <text:p>11.85</text:p>
              </table:table-cell>
              <table:table-cell office:value-type="float" office:value="47.38">
                <text:p>47.38</text:p>
              </table:table-cell>
              <table:table-cell office:value-type="float" office:value="51.49">
                <text:p>51.4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215cm" chart:style-name="ch2"/>
        <chart:plot-area chart:style-name="ch3" table:cell-range-address="Sheet1.B294:Sheet1.E300" chart:data-source-has-labels="both" svg:x="0.407cm" svg:y="0.14cm" svg:width="10.534cm" svg:height="6.652cm">
          <chart:axis chart:dimension="x" chart:name="primary-x" chart:style-name="ch4">
            <chart:title svg:x="3.974cm" svg:y="6.35cm" chart:style-name="ch5">
              <text:p>Anzahl Schritte pro Problem</text:p>
            </chart:title>
            <chart:categories table:cell-range-address="Sheet1.B295:Sheet1.B300"/>
          </chart:axis>
          <chart:axis chart:dimension="y" chart:name="primary-y" chart:style-name="ch4">
            <chart:title svg:x="0.321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95:Sheet1.C300" chart:label-cell-address="Sheet1.C294:Sheet1.C294" chart:class="chart:line">
            <chart:data-point chart:repeated="6"/>
          </chart:series>
          <chart:series chart:style-name="ch9" chart:values-cell-range-address="Sheet1.D295:Sheet1.D300" chart:label-cell-address="Sheet1.D294:Sheet1.D294" chart:class="chart:line">
            <chart:data-point chart:repeated="6"/>
          </chart:series>
          <chart:series chart:style-name="ch10" chart:values-cell-range-address="Sheet1.E295:Sheet1.E300" chart:label-cell-address="Sheet1.E294:Sheet1.E294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94:Sheet1.C294">Qualität (Agent mit zufälliger Bewegung)</text:p>
              </table:table-cell>
              <table:table-cell office:value-type="string">
                <text:p text:id="Sheet1.D294:Sheet1.D294">Qualität (einfache Heuristik)</text:p>
              </table:table-cell>
              <table:table-cell office:value-type="string">
                <text:p text:id="Sheet1.E294:Sheet1.E294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95:Sheet1.B300">125</text:p>
              </table:table-cell>
              <table:table-cell office:value-type="float" office:value="0">
                <text:p text:id="Sheet1.C295:Sheet1.C300">0</text:p>
              </table:table-cell>
              <table:table-cell office:value-type="float" office:value="0">
                <text:p text:id="Sheet1.D295:Sheet1.D300">0</text:p>
              </table:table-cell>
              <table:table-cell office:value-type="float" office:value="0.12">
                <text:p text:id="Sheet1.E295:Sheet1.E300">0.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6">
                <text:p>0.16</text:p>
              </table:table-cell>
              <table:table-cell office:value-type="float" office:value="0.6">
                <text:p>0.6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78">
                <text:p>1.78</text:p>
              </table:table-cell>
              <table:table-cell office:value-type="float" office:value="3.56">
                <text:p>3.56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.38">
                <text:p>7.38</text:p>
              </table:table-cell>
              <table:table-cell office:value-type="float" office:value="14.71">
                <text:p>14.71</text:p>
              </table:table-cell>
              <table:table-cell office:value-type="float" office:value="31.39">
                <text:p>31.39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6.25">
                <text:p>16.25</text:p>
              </table:table-cell>
              <table:table-cell office:value-type="float" office:value="30.48">
                <text:p>30.48</text:p>
              </table:table-cell>
              <table:table-cell office:value-type="float" office:value="43.18">
                <text:p>43.18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24">
                <text:p>24</text:p>
              </table:table-cell>
              <table:table-cell office:value-type="float" office:value="40.33">
                <text:p>40.33</text:p>
              </table:table-cell>
              <table:table-cell office:value-type="float" office:value="49.41">
                <text:p>49.4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303cm" svg:y="2.984cm" chart:style-name="ch2"/>
        <chart:plot-area chart:style-name="ch3" table:cell-range-address="Sheet1.B302:Sheet1.D308" chart:data-source-has-labels="both" svg:x="0.407cm" svg:y="0.14cm" svg:width="11.593cm" svg:height="6.652cm">
          <chart:axis chart:dimension="x" chart:name="primary-x" chart:style-name="ch4">
            <chart:title svg:x="5.484cm" svg:y="6.337cm" chart:style-name="ch5">
              <text:p>Qualität (in %)</text:p>
            </chart:title>
            <chart:categories table:cell-range-address="Sheet1.B303:Sheet1.B308"/>
          </chart:axis>
          <chart:axis chart:dimension="y" chart:name="primary-y" chart:style-name="ch4">
            <chart:title svg:x="0.308cm" svg:y="5.164cm" chart:style-name="ch6">
              <text:p>Anzahl Schritte pro Problem</text:p>
            </chart:title>
            <chart:grid chart:style-name="ch7" chart:class="major"/>
          </chart:axis>
          <chart:series chart:style-name="ch8" chart:values-cell-range-address="Sheet1.C303:Sheet1.C308" chart:label-cell-address="Sheet1.C302:Sheet1.C302" chart:class="chart:line">
            <chart:data-point chart:repeated="6"/>
          </chart:series>
          <chart:series chart:style-name="ch9" chart:values-cell-range-address="Sheet1.D303:Sheet1.D308" chart:label-cell-address="Sheet1.D302:Sheet1.D302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02:Sheet1.C302">Qualität (XCS)</text:p>
              </table:table-cell>
              <table:table-cell office:value-type="string">
                <text:p text:id="Sheet1.D302:Sheet1.D302">Qualität (SXCS)</text:p>
              </table:table-cell>
            </table:table-row>
          </table:table-header-rows>
          <table:table-rows>
            <table:table-row>
              <table:table-cell office:value-type="string">
                <text:p text:id="Sheet1.B303:Sheet1.B308">125</text:p>
              </table:table-cell>
              <table:table-cell office:value-type="float" office:value="1.3">
                <text:p text:id="Sheet1.C303:Sheet1.C308">1.3</text:p>
              </table:table-cell>
              <table:table-cell office:value-type="float" office:value="1.86">
                <text:p text:id="Sheet1.D303:Sheet1.D308">1.8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.52">
                <text:p>6.52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.18">
                <text:p>15.18</text:p>
              </table:table-cell>
              <table:table-cell office:value-type="float" office:value="17.51">
                <text:p>17.5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1.69">
                <text:p>21.69</text:p>
              </table:table-cell>
              <table:table-cell office:value-type="float" office:value="23.46">
                <text:p>23.46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5.24">
                <text:p>25.24</text:p>
              </table:table-cell>
              <table:table-cell office:value-type="float" office:value="25.42">
                <text:p>25.42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26.14">
                <text:p>26.14</text:p>
              </table:table-cell>
              <table:table-cell office:value-type="float" office:value="25.58">
                <text:p>25.5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303cm" svg:y="3.197cm" chart:style-name="ch2"/>
        <chart:plot-area chart:style-name="ch3" table:cell-range-address="Sheet1.B332:Sheet1.C341" chart:data-source-has-labels="both" svg:x="0.407cm" svg:y="0.14cm" svg:width="11.593cm" svg:height="6.652cm">
          <chart:axis chart:dimension="x" chart:name="primary-x" chart:style-name="ch4">
            <chart:title svg:x="3.922cm" svg:y="6.349cm" chart:style-name="ch5">
              <text:p>Parameter p (tournament selection)</text:p>
            </chart:title>
            <chart:categories table:cell-range-address="Sheet1.B333:Sheet1.B341"/>
          </chart:axis>
          <chart:axis chart:dimension="y" chart:name="primary-y" chart:style-name="ch4">
            <chart:title svg:x="0.32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333:Sheet1.C341" chart:label-cell-address="Sheet1.C332:Sheet1.C33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32:Sheet1.C332">Qualität (SXCS)</text:p>
              </table:table-cell>
            </table:table-row>
          </table:table-header-rows>
          <table:table-rows>
            <table:table-row>
              <table:table-cell office:value-type="string">
                <text:p text:id="Sheet1.B333:Sheet1.B341">0.5</text:p>
              </table:table-cell>
              <table:table-cell office:value-type="float" office:value="30">
                <text:p text:id="Sheet1.C333:Sheet1.C341">30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30.66">
                <text:p>30.66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31.87">
                <text:p>31.87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32.55">
                <text:p>32.55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33.39">
                <text:p>33.39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32.09">
                <text:p>32.09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32.12">
                <text:p>32.12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29.59">
                <text:p>29.5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automatic" chart:symbol-width="0.14cm" chart:symbol-height="0.14cm"/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6.986cm" chart:class="chart:bar" chart:style-name="ch1">
        <chart:legend chart:legend-position="end" svg:x="11.42cm" svg:y="2.972cm" chart:style-name="ch2"/>
        <chart:plot-area chart:style-name="ch3" table:cell-range-address="Sheet1.B2:Sheet1.B18 Sheet1.A1:Sheet1.A1 Sheet1.C2:Sheet1.C9 Sheet1.A10:Sheet1.A10 Sheet1.C11:Sheet1.C18" chart:data-source-has-labels="both" svg:x="0.307cm" svg:y="0.139cm" svg:width="10.811cm" svg:height="6.631cm">
          <chart:axis chart:dimension="x" chart:name="primary-x" chart:style-name="ch4">
            <chart:title svg:x="4.348cm" svg:y="6.334cm" chart:style-name="ch5">
              <text:p>"max population"</text:p>
            </chart:title>
            <chart:categories table:cell-range-address="Sheet1.B2:Sheet1.B18"/>
          </chart:axis>
          <chart:axis chart:dimension="y" chart:name="primary-y" chart:style-name="ch6">
            <chart:title svg:x="0.316cm" svg:y="4.349cm" chart:style-name="ch7">
              <text:p>Zeit in Sekunden</text:p>
            </chart:title>
            <chart:grid chart:style-name="ch8" chart:class="major"/>
          </chart:axis>
          <chart:series chart:style-name="ch9" chart:values-cell-range-address="Sheet1.C2:Sheet1.C9" chart:label-cell-address="Sheet1.A1:Sheet1.A1" chart:class="chart:bar">
            <chart:data-point chart:repeated="8"/>
          </chart:series>
          <chart:series chart:style-name="ch10" chart:values-cell-range-address="Sheet1.C11:Sheet1.C18" chart:label-cell-address="Sheet1.A10:Sheet1.A10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 (SXCS)</text:p>
              </table:table-cell>
              <table:table-cell office:value-type="string">
                <text:p text:id="Sheet1.A10:Sheet1.A10">2000 Schritte (SXCS)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18">8</text:p>
              </table:table-cell>
              <table:table-cell office:value-type="float" office:value="3.7">
                <text:p text:id="Sheet1.C2:Sheet1.C9">3.7</text:p>
              </table:table-cell>
              <table:table-cell office:value-type="float" office:value="13.9587">
                <text:p text:id="Sheet1.C11:Sheet1.C18">13.95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">
                <text:p>4.5</text:p>
              </table:table-cell>
              <table:table-cell office:value-type="float" office:value="14.6273">
                <text:p>14.6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5">
                <text:p>6.5</text:p>
              </table:table-cell>
              <table:table-cell office:value-type="float" office:value="17.518">
                <text:p>17.5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">
                <text:p>11</text:p>
              </table:table-cell>
              <table:table-cell office:value-type="float" office:value="26.2995">
                <text:p>26.29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">
                <text:p>16</text:p>
              </table:table-cell>
              <table:table-cell office:value-type="float" office:value="44.4248">
                <text:p>44.42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2">
                <text:p>32</text:p>
              </table:table-cell>
              <table:table-cell office:value-type="float" office:value="81.5053">
                <text:p>81.50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0">
                <text:p>60</text:p>
              </table:table-cell>
              <table:table-cell office:value-type="float" office:value="156.1189">
                <text:p>156.118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20">
                <text:p>120</text:p>
              </table:table-cell>
              <table:table-cell office:value-type="float" office:value="316.6631">
                <text:p>316.6631</text:p>
              </table:table-cell>
            </table:table-row>
            <table:table-row>
              <table:table-cell office:value-type="string">
                <text:p>Max Populatio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chart-properties chart:symbol-type="named-symbol" chart:symbol-name="bow-tie" chart:symbol-width="0.25cm" chart:symbol-height="0.25cm"/>
      <style:graphic-properties draw:stroke="solid" svg:stroke-width="0.088cm" svg:stroke-color="#314004" draw:fill-color="#314004"/>
      <style:text-properties fo:font-size="6pt" style:font-size-asian="6pt" style:font-size-complex="6pt"/>
    </style:style>
    <style:style style:name="ch15" style:family="chart">
      <style:chart-properties chart:symbol-type="named-symbol" chart:symbol-name="hourglass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1.703cm" chart:style-name="ch2"/>
        <chart:plot-area chart:style-name="ch3" table:cell-range-address="Sheet1.B347:Sheet1.J357" chart:data-source-has-labels="both" svg:x="0.407cm" svg:y="0.14cm" svg:width="11.698cm" svg:height="6.652cm">
          <chart:axis chart:dimension="x" chart:name="primary-x" chart:style-name="ch4">
            <chart:title svg:x="4.955cm" svg:y="6.348cm" chart:style-name="ch5">
              <text:p>Schrittzahl (in hundert)</text:p>
            </chart:title>
            <chart:categories table:cell-range-address="Sheet1.B348:Sheet1.B357"/>
          </chart:axis>
          <chart:axis chart:dimension="y" chart:name="primary-y" chart:style-name="ch4">
            <chart:title svg:x="0.319cm" svg:y="6.102cm" chart:style-name="ch6">
              <text:p>Anzahl durch covering erstellter classifier</text:p>
            </chart:title>
            <chart:grid chart:style-name="ch7" chart:class="major"/>
          </chart:axis>
          <chart:series chart:style-name="ch8" chart:values-cell-range-address="Sheet1.C348:Sheet1.C357" chart:label-cell-address="Sheet1.C347:Sheet1.C347" chart:class="chart:line">
            <chart:data-point chart:repeated="10"/>
          </chart:series>
          <chart:series chart:style-name="ch9" chart:values-cell-range-address="Sheet1.D348:Sheet1.D357" chart:label-cell-address="Sheet1.D347:Sheet1.D347" chart:class="chart:line">
            <chart:data-point chart:repeated="10"/>
          </chart:series>
          <chart:series chart:style-name="ch10" chart:values-cell-range-address="Sheet1.E348:Sheet1.E357" chart:label-cell-address="Sheet1.E347:Sheet1.E347" chart:class="chart:line">
            <chart:data-point chart:repeated="10"/>
          </chart:series>
          <chart:series chart:style-name="ch11" chart:values-cell-range-address="Sheet1.F348:Sheet1.F357" chart:label-cell-address="Sheet1.F347:Sheet1.F347" chart:class="chart:line">
            <chart:data-point chart:repeated="10"/>
          </chart:series>
          <chart:series chart:style-name="ch12" chart:values-cell-range-address="Sheet1.G348:Sheet1.G357" chart:label-cell-address="Sheet1.G347:Sheet1.G347" chart:class="chart:line">
            <chart:data-point chart:repeated="10"/>
          </chart:series>
          <chart:series chart:style-name="ch13" chart:values-cell-range-address="Sheet1.H348:Sheet1.H357" chart:label-cell-address="Sheet1.H347:Sheet1.H347" chart:class="chart:line">
            <chart:data-point chart:repeated="10"/>
          </chart:series>
          <chart:series chart:style-name="ch14" chart:values-cell-range-address="Sheet1.I348:Sheet1.I357" chart:label-cell-address="Sheet1.I347:Sheet1.I347" chart:class="chart:line">
            <chart:data-point chart:repeated="10"/>
          </chart:series>
          <chart:series chart:style-name="ch15" chart:values-cell-range-address="Sheet1.J348:Sheet1.J357" chart:label-cell-address="Sheet1.J347:Sheet1.J347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47:Sheet1.C347">Max pop. 8</text:p>
              </table:table-cell>
              <table:table-cell office:value-type="string">
                <text:p text:id="Sheet1.D347:Sheet1.D347">Max pop. 16</text:p>
              </table:table-cell>
              <table:table-cell office:value-type="string">
                <text:p text:id="Sheet1.E347:Sheet1.E347">Max pop. 32</text:p>
              </table:table-cell>
              <table:table-cell office:value-type="string">
                <text:p text:id="Sheet1.F347:Sheet1.F347">Max pop. 64</text:p>
              </table:table-cell>
              <table:table-cell office:value-type="string">
                <text:p text:id="Sheet1.G347:Sheet1.G347">Max pop. 128</text:p>
              </table:table-cell>
              <table:table-cell office:value-type="string">
                <text:p text:id="Sheet1.H347:Sheet1.H347">Max pop. 256</text:p>
              </table:table-cell>
              <table:table-cell office:value-type="string">
                <text:p text:id="Sheet1.I347:Sheet1.I347">Max pop. 512</text:p>
              </table:table-cell>
              <table:table-cell office:value-type="string">
                <text:p text:id="Sheet1.J347:Sheet1.J347">Max pop. 1024</text:p>
              </table:table-cell>
            </table:table-row>
          </table:table-header-rows>
          <table:table-rows>
            <table:table-row>
              <table:table-cell office:value-type="string">
                <text:p text:id="Sheet1.B348:Sheet1.B357">5</text:p>
              </table:table-cell>
              <table:table-cell office:value-type="float" office:value="17937.1">
                <text:p text:id="Sheet1.C348:Sheet1.C357">17937.1</text:p>
              </table:table-cell>
              <table:table-cell office:value-type="float" office:value="17504.6">
                <text:p text:id="Sheet1.D348:Sheet1.D357">17504.6</text:p>
              </table:table-cell>
              <table:table-cell office:value-type="float" office:value="16665.3">
                <text:p text:id="Sheet1.E348:Sheet1.E357">16665.3</text:p>
              </table:table-cell>
              <table:table-cell office:value-type="float" office:value="14807.3">
                <text:p text:id="Sheet1.F348:Sheet1.F357">14807.3</text:p>
              </table:table-cell>
              <table:table-cell office:value-type="float" office:value="10708">
                <text:p text:id="Sheet1.G348:Sheet1.G357">10708</text:p>
              </table:table-cell>
              <table:table-cell office:value-type="float" office:value="5867.4">
                <text:p text:id="Sheet1.H348:Sheet1.H357">5867.4</text:p>
              </table:table-cell>
              <table:table-cell office:value-type="float" office:value="3166.2">
                <text:p text:id="Sheet1.I348:Sheet1.I357">3166.2</text:p>
              </table:table-cell>
              <table:table-cell office:value-type="float" office:value="1960.3">
                <text:p text:id="Sheet1.J348:Sheet1.J357">196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20.1">
                <text:p>18020.1</text:p>
              </table:table-cell>
              <table:table-cell office:value-type="float" office:value="17247.8">
                <text:p>17247.8</text:p>
              </table:table-cell>
              <table:table-cell office:value-type="float" office:value="16615.2">
                <text:p>16615.2</text:p>
              </table:table-cell>
              <table:table-cell office:value-type="float" office:value="13603.8">
                <text:p>13603.8</text:p>
              </table:table-cell>
              <table:table-cell office:value-type="float" office:value="6170.9">
                <text:p>6170.9</text:p>
              </table:table-cell>
              <table:table-cell office:value-type="float" office:value="1652.7">
                <text:p>1652.7</text:p>
              </table:table-cell>
              <table:table-cell office:value-type="float" office:value="395.3">
                <text:p>395.3</text:p>
              </table:table-cell>
              <table:table-cell office:value-type="float" office:value="97.3">
                <text:p>97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32.9">
                <text:p>18032.9</text:p>
              </table:table-cell>
              <table:table-cell office:value-type="float" office:value="17383.1">
                <text:p>17383.1</text:p>
              </table:table-cell>
              <table:table-cell office:value-type="float" office:value="16714.5">
                <text:p>16714.5</text:p>
              </table:table-cell>
              <table:table-cell office:value-type="float" office:value="13137.1">
                <text:p>13137.1</text:p>
              </table:table-cell>
              <table:table-cell office:value-type="float" office:value="4311.6">
                <text:p>4311.6</text:p>
              </table:table-cell>
              <table:table-cell office:value-type="float" office:value="502.3">
                <text:p>502.3</text:p>
              </table:table-cell>
              <table:table-cell office:value-type="float" office:value="73.8">
                <text:p>73.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978.3">
                <text:p>17978.3</text:p>
              </table:table-cell>
              <table:table-cell office:value-type="float" office:value="17218">
                <text:p>17218</text:p>
              </table:table-cell>
              <table:table-cell office:value-type="float" office:value="16607.4">
                <text:p>16607.4</text:p>
              </table:table-cell>
              <table:table-cell office:value-type="float" office:value="13229.9">
                <text:p>13229.9</text:p>
              </table:table-cell>
              <table:table-cell office:value-type="float" office:value="3207.1">
                <text:p>3207.1</text:p>
              </table:table-cell>
              <table:table-cell office:value-type="float" office:value="191.8">
                <text:p>191.8</text:p>
              </table:table-cell>
              <table:table-cell office:value-type="float" office:value="16.6">
                <text:p>16.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963.6">
                <text:p>17963.6</text:p>
              </table:table-cell>
              <table:table-cell office:value-type="float" office:value="17239.6">
                <text:p>17239.6</text:p>
              </table:table-cell>
              <table:table-cell office:value-type="float" office:value="16486.8">
                <text:p>16486.8</text:p>
              </table:table-cell>
              <table:table-cell office:value-type="float" office:value="13292.4">
                <text:p>13292.4</text:p>
              </table:table-cell>
              <table:table-cell office:value-type="float" office:value="2591.7">
                <text:p>2591.7</text:p>
              </table:table-cell>
              <table:table-cell office:value-type="float" office:value="87.5">
                <text:p>87.5</text:p>
              </table:table-cell>
              <table:table-cell office:value-type="float" office:value="7.2">
                <text:p>7.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892.5">
                <text:p>17892.5</text:p>
              </table:table-cell>
              <table:table-cell office:value-type="float" office:value="16996.8">
                <text:p>16996.8</text:p>
              </table:table-cell>
              <table:table-cell office:value-type="float" office:value="16590.5">
                <text:p>16590.5</text:p>
              </table:table-cell>
              <table:table-cell office:value-type="float" office:value="13874.4">
                <text:p>13874.4</text:p>
              </table:table-cell>
              <table:table-cell office:value-type="float" office:value="2006.4">
                <text:p>2006.4</text:p>
              </table:table-cell>
              <table:table-cell office:value-type="float" office:value="43.3">
                <text:p>43.3</text:p>
              </table:table-cell>
              <table:table-cell office:value-type="float" office:value="2.8">
                <text:p>2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56.8">
                <text:p>18056.8</text:p>
              </table:table-cell>
              <table:table-cell office:value-type="float" office:value="17352.3">
                <text:p>17352.3</text:p>
              </table:table-cell>
              <table:table-cell office:value-type="float" office:value="16237.6">
                <text:p>16237.6</text:p>
              </table:table-cell>
              <table:table-cell office:value-type="float" office:value="13739.2">
                <text:p>13739.2</text:p>
              </table:table-cell>
              <table:table-cell office:value-type="float" office:value="1943.4">
                <text:p>1943.4</text:p>
              </table:table-cell>
              <table:table-cell office:value-type="float" office:value="34.5">
                <text:p>34.5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182.7">
                <text:p>18182.7</text:p>
              </table:table-cell>
              <table:table-cell office:value-type="float" office:value="17217.8">
                <text:p>17217.8</text:p>
              </table:table-cell>
              <table:table-cell office:value-type="float" office:value="16491.8">
                <text:p>16491.8</text:p>
              </table:table-cell>
              <table:table-cell office:value-type="float" office:value="13587.7">
                <text:p>13587.7</text:p>
              </table:table-cell>
              <table:table-cell office:value-type="float" office:value="1839.7">
                <text:p>1839.7</text:p>
              </table:table-cell>
              <table:table-cell office:value-type="float" office:value="16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791.4">
                <text:p>17791.4</text:p>
              </table:table-cell>
              <table:table-cell office:value-type="float" office:value="17236.8">
                <text:p>17236.8</text:p>
              </table:table-cell>
              <table:table-cell office:value-type="float" office:value="16669.2">
                <text:p>16669.2</text:p>
              </table:table-cell>
              <table:table-cell office:value-type="float" office:value="14145.2">
                <text:p>14145.2</text:p>
              </table:table-cell>
              <table:table-cell office:value-type="float" office:value="2166.9">
                <text:p>2166.9</text:p>
              </table:table-cell>
              <table:table-cell office:value-type="float" office:value="9.6">
                <text:p>9.6</text:p>
              </table:table-cell>
              <table:table-cell office:value-type="float" office:value="0.4">
                <text:p>0.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905.1">
                <text:p>17905.1</text:p>
              </table:table-cell>
              <table:table-cell office:value-type="float" office:value="17122.7">
                <text:p>17122.7</text:p>
              </table:table-cell>
              <table:table-cell office:value-type="float" office:value="16506.3">
                <text:p>16506.3</text:p>
              </table:table-cell>
              <table:table-cell office:value-type="float" office:value="14058.9">
                <text:p>14058.9</text:p>
              </table:table-cell>
              <table:table-cell office:value-type="float" office:value="1864.2">
                <text:p>1864.2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chart-properties chart:symbol-type="named-symbol" chart:symbol-name="bow-tie" chart:symbol-width="0.25cm" chart:symbol-height="0.25cm"/>
      <style:graphic-properties draw:stroke="solid" svg:stroke-width="0.088cm" svg:stroke-color="#314004" draw:fill-color="#314004"/>
      <style:text-properties fo:font-size="6pt" style:font-size-asian="6pt" style:font-size-complex="6pt"/>
    </style:style>
    <style:style style:name="ch15" style:family="chart">
      <style:chart-properties chart:symbol-type="named-symbol" chart:symbol-name="hourglass" chart:symbol-width="0.25cm" chart:symbol-height="0.25cm"/>
      <style:graphic-properties draw:stroke="solid" svg:stroke-width="0.088cm" svg:stroke-color="#aecf00" draw:fill-color="#aecf00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1.703cm" chart:style-name="ch2"/>
        <chart:plot-area chart:style-name="ch3" table:cell-range-address="Sheet1.B359:Sheet1.J369" chart:data-source-has-labels="both" svg:x="0.407cm" svg:y="0.14cm" svg:width="11.698cm" svg:height="6.652cm">
          <chart:axis chart:dimension="x" chart:name="primary-x" chart:style-name="ch4">
            <chart:title svg:x="4.955cm" svg:y="6.348cm" chart:style-name="ch5">
              <text:p>Schrittzahl (in hundert)</text:p>
            </chart:title>
            <chart:categories table:cell-range-address="Sheet1.B360:Sheet1.B369"/>
          </chart:axis>
          <chart:axis chart:dimension="y" chart:name="primary-y" chart:style-name="ch4">
            <chart:title svg:x="0.319cm" svg:y="6.049cm" chart:style-name="ch6">
              <text:p>Anzahl durch covering erstellte classifier</text:p>
            </chart:title>
            <chart:grid chart:style-name="ch7" chart:class="major"/>
          </chart:axis>
          <chart:series chart:style-name="ch8" chart:values-cell-range-address="Sheet1.C360:Sheet1.C369" chart:label-cell-address="Sheet1.C359:Sheet1.C359" chart:class="chart:line">
            <chart:data-point chart:repeated="10"/>
          </chart:series>
          <chart:series chart:style-name="ch9" chart:values-cell-range-address="Sheet1.D360:Sheet1.D369" chart:label-cell-address="Sheet1.D359:Sheet1.D359" chart:class="chart:line">
            <chart:data-point chart:repeated="10"/>
          </chart:series>
          <chart:series chart:style-name="ch10" chart:values-cell-range-address="Sheet1.E360:Sheet1.E369" chart:label-cell-address="Sheet1.E359:Sheet1.E359" chart:class="chart:line">
            <chart:data-point chart:repeated="10"/>
          </chart:series>
          <chart:series chart:style-name="ch11" chart:values-cell-range-address="Sheet1.F360:Sheet1.F369" chart:label-cell-address="Sheet1.F359:Sheet1.F359" chart:class="chart:line">
            <chart:data-point chart:repeated="10"/>
          </chart:series>
          <chart:series chart:style-name="ch12" chart:values-cell-range-address="Sheet1.G360:Sheet1.G369" chart:label-cell-address="Sheet1.G359:Sheet1.G359" chart:class="chart:line">
            <chart:data-point chart:repeated="10"/>
          </chart:series>
          <chart:series chart:style-name="ch13" chart:values-cell-range-address="Sheet1.H360:Sheet1.H369" chart:label-cell-address="Sheet1.H359:Sheet1.H359" chart:class="chart:line">
            <chart:data-point chart:repeated="10"/>
          </chart:series>
          <chart:series chart:style-name="ch14" chart:values-cell-range-address="Sheet1.I360:Sheet1.I369" chart:label-cell-address="Sheet1.I359:Sheet1.I359" chart:class="chart:line">
            <chart:data-point chart:repeated="10"/>
          </chart:series>
          <chart:series chart:style-name="ch15" chart:values-cell-range-address="Sheet1.J360:Sheet1.J369" chart:label-cell-address="Sheet1.J359:Sheet1.J359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59:Sheet1.C359">Max pop. 8</text:p>
              </table:table-cell>
              <table:table-cell office:value-type="string">
                <text:p text:id="Sheet1.D359:Sheet1.D359">Max pop. 16</text:p>
              </table:table-cell>
              <table:table-cell office:value-type="string">
                <text:p text:id="Sheet1.E359:Sheet1.E359">Max pop. 32</text:p>
              </table:table-cell>
              <table:table-cell office:value-type="string">
                <text:p text:id="Sheet1.F359:Sheet1.F359">Max pop. 64</text:p>
              </table:table-cell>
              <table:table-cell office:value-type="string">
                <text:p text:id="Sheet1.G359:Sheet1.G359">Max pop. 128</text:p>
              </table:table-cell>
              <table:table-cell office:value-type="string">
                <text:p text:id="Sheet1.H359:Sheet1.H359">Max pop. 256</text:p>
              </table:table-cell>
              <table:table-cell office:value-type="string">
                <text:p text:id="Sheet1.I359:Sheet1.I359">Max pop. 512</text:p>
              </table:table-cell>
              <table:table-cell office:value-type="string">
                <text:p text:id="Sheet1.J359:Sheet1.J359">Max pop. 1024</text:p>
              </table:table-cell>
            </table:table-row>
          </table:table-header-rows>
          <table:table-rows>
            <table:table-row>
              <table:table-cell office:value-type="string">
                <text:p text:id="Sheet1.B360:Sheet1.B369">5</text:p>
              </table:table-cell>
              <table:table-cell office:value-type="float" office:value="13685.8">
                <text:p text:id="Sheet1.C360:Sheet1.C369">13685.8</text:p>
              </table:table-cell>
              <table:table-cell office:value-type="float" office:value="11809">
                <text:p text:id="Sheet1.D360:Sheet1.D369">11809</text:p>
              </table:table-cell>
              <table:table-cell office:value-type="float" office:value="10007.8">
                <text:p text:id="Sheet1.E360:Sheet1.E369">10007.8</text:p>
              </table:table-cell>
              <table:table-cell office:value-type="float" office:value="6484.3">
                <text:p text:id="Sheet1.F360:Sheet1.F369">6484.3</text:p>
              </table:table-cell>
              <table:table-cell office:value-type="float" office:value="3129.5">
                <text:p text:id="Sheet1.G360:Sheet1.G369">3129.5</text:p>
              </table:table-cell>
              <table:table-cell office:value-type="float" office:value="1462.3">
                <text:p text:id="Sheet1.H360:Sheet1.H369">1462.3</text:p>
              </table:table-cell>
              <table:table-cell office:value-type="float" office:value="846.4">
                <text:p text:id="Sheet1.I360:Sheet1.I369">846.4</text:p>
              </table:table-cell>
              <table:table-cell office:value-type="float" office:value="716.6">
                <text:p text:id="Sheet1.J360:Sheet1.J369">71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625.4">
                <text:p>13625.4</text:p>
              </table:table-cell>
              <table:table-cell office:value-type="float" office:value="11803.6">
                <text:p>11803.6</text:p>
              </table:table-cell>
              <table:table-cell office:value-type="float" office:value="9334.6">
                <text:p>9334.6</text:p>
              </table:table-cell>
              <table:table-cell office:value-type="float" office:value="4291.2">
                <text:p>4291.2</text:p>
              </table:table-cell>
              <table:table-cell office:value-type="float" office:value="1130.2">
                <text:p>1130.2</text:p>
              </table:table-cell>
              <table:table-cell office:value-type="float" office:value="159.3">
                <text:p>159.3</text:p>
              </table:table-cell>
              <table:table-cell office:value-type="float" office:value="25.3">
                <text:p>25.3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86.6">
                <text:p>13586.6</text:p>
              </table:table-cell>
              <table:table-cell office:value-type="float" office:value="12035.6">
                <text:p>12035.6</text:p>
              </table:table-cell>
              <table:table-cell office:value-type="float" office:value="9311">
                <text:p>9311</text:p>
              </table:table-cell>
              <table:table-cell office:value-type="float" office:value="3763.4">
                <text:p>3763.4</text:p>
              </table:table-cell>
              <table:table-cell office:value-type="float" office:value="472.5">
                <text:p>472.5</text:p>
              </table:table-cell>
              <table:table-cell office:value-type="float" office:value="41">
                <text:p>41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713.5">
                <text:p>13713.5</text:p>
              </table:table-cell>
              <table:table-cell office:value-type="float" office:value="11989.6">
                <text:p>11989.6</text:p>
              </table:table-cell>
              <table:table-cell office:value-type="float" office:value="9236.1">
                <text:p>9236.1</text:p>
              </table:table-cell>
              <table:table-cell office:value-type="float" office:value="3852">
                <text:p>3852</text:p>
              </table:table-cell>
              <table:table-cell office:value-type="float" office:value="214">
                <text:p>214</text:p>
              </table:table-cell>
              <table:table-cell office:value-type="float" office:value="12.5">
                <text:p>12.5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403.9">
                <text:p>13403.9</text:p>
              </table:table-cell>
              <table:table-cell office:value-type="float" office:value="11972">
                <text:p>11972</text:p>
              </table:table-cell>
              <table:table-cell office:value-type="float" office:value="9867.5">
                <text:p>9867.5</text:p>
              </table:table-cell>
              <table:table-cell office:value-type="float" office:value="4225.2">
                <text:p>4225.2</text:p>
              </table:table-cell>
              <table:table-cell office:value-type="float" office:value="101.9">
                <text:p>101.9</text:p>
              </table:table-cell>
              <table:table-cell office:value-type="float" office:value="3.9">
                <text:p>3.9</text:p>
              </table:table-cell>
              <table:table-cell office:value-type="float" office:value="0.9">
                <text:p>0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328">
                <text:p>13328</text:p>
              </table:table-cell>
              <table:table-cell office:value-type="float" office:value="12104.3">
                <text:p>12104.3</text:p>
              </table:table-cell>
              <table:table-cell office:value-type="float" office:value="9676.9">
                <text:p>9676.9</text:p>
              </table:table-cell>
              <table:table-cell office:value-type="float" office:value="3942.7">
                <text:p>3942.7</text:p>
              </table:table-cell>
              <table:table-cell office:value-type="float" office:value="60">
                <text:p>60</text:p>
              </table:table-cell>
              <table:table-cell office:value-type="float" office:value="1.2">
                <text:p>1.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659">
                <text:p>13659</text:p>
              </table:table-cell>
              <table:table-cell office:value-type="float" office:value="12258.5">
                <text:p>12258.5</text:p>
              </table:table-cell>
              <table:table-cell office:value-type="float" office:value="9798.8">
                <text:p>9798.8</text:p>
              </table:table-cell>
              <table:table-cell office:value-type="float" office:value="4268.6">
                <text:p>4268.6</text:p>
              </table:table-cell>
              <table:table-cell office:value-type="float" office:value="25.3">
                <text:p>25.3</text:p>
              </table:table-cell>
              <table:table-cell office:value-type="float" office:value="1.2">
                <text:p>1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825.2">
                <text:p>13825.2</text:p>
              </table:table-cell>
              <table:table-cell office:value-type="float" office:value="12046.6">
                <text:p>12046.6</text:p>
              </table:table-cell>
              <table:table-cell office:value-type="float" office:value="9566">
                <text:p>9566</text:p>
              </table:table-cell>
              <table:table-cell office:value-type="float" office:value="4039.5">
                <text:p>4039.5</text:p>
              </table:table-cell>
              <table:table-cell office:value-type="float" office:value="24.6">
                <text:p>24.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87.7">
                <text:p>13587.7</text:p>
              </table:table-cell>
              <table:table-cell office:value-type="float" office:value="12070.4">
                <text:p>12070.4</text:p>
              </table:table-cell>
              <table:table-cell office:value-type="float" office:value="9653.8">
                <text:p>9653.8</text:p>
              </table:table-cell>
              <table:table-cell office:value-type="float" office:value="4489.1">
                <text:p>4489.1</text:p>
              </table:table-cell>
              <table:table-cell office:value-type="float" office:value="14.9">
                <text:p>14.9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713.3">
                <text:p>13713.3</text:p>
              </table:table-cell>
              <table:table-cell office:value-type="float" office:value="12206.7">
                <text:p>12206.7</text:p>
              </table:table-cell>
              <table:table-cell office:value-type="float" office:value="9623.2">
                <text:p>9623.2</text:p>
              </table:table-cell>
              <table:table-cell office:value-type="float" office:value="4426.7">
                <text:p>4426.7</text:p>
              </table:table-cell>
              <table:table-cell office:value-type="float" office:value="11.2">
                <text:p>11.2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chart-properties chart:symbol-type="named-symbol" chart:symbol-name="bow-tie" chart:symbol-width="0.25cm" chart:symbol-height="0.25cm"/>
      <style:graphic-properties draw:stroke="solid" svg:stroke-width="0.088cm" svg:stroke-color="#314004" draw:fill-color="#314004"/>
      <style:text-properties fo:font-size="6pt" style:font-size-asian="6pt" style:font-size-complex="6pt"/>
    </style:style>
    <style:style style:name="ch15" style:family="chart">
      <style:chart-properties chart:symbol-type="named-symbol" chart:symbol-name="hourglass" chart:symbol-width="0.25cm" chart:symbol-height="0.25cm"/>
      <style:graphic-properties draw:stroke="solid" svg:stroke-width="0.088cm" svg:stroke-color="#aecf00" draw:fill-color="#aecf00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1.703cm" chart:style-name="ch2"/>
        <chart:plot-area chart:style-name="ch3" table:cell-range-address="Sheet1.B372:Sheet1.J382" chart:data-source-has-labels="both" svg:x="0.407cm" svg:y="0.14cm" svg:width="11.698cm" svg:height="6.652cm">
          <chart:axis chart:dimension="x" chart:name="primary-x" chart:style-name="ch4">
            <chart:title svg:x="4.954cm" svg:y="6.347cm" chart:style-name="ch5">
              <text:p>Schrittzahl (in hundert)</text:p>
            </chart:title>
            <chart:categories table:cell-range-address="Sheet1.B373:Sheet1.B382"/>
          </chart:axis>
          <chart:axis chart:dimension="y" chart:name="primary-y" chart:style-name="ch4">
            <chart:title svg:x="0.318cm" svg:y="6.103cm" chart:style-name="ch6">
              <text:p>Anzahl durch covering erstellter classifier</text:p>
            </chart:title>
            <chart:grid chart:style-name="ch7" chart:class="major"/>
          </chart:axis>
          <chart:series chart:style-name="ch8" chart:values-cell-range-address="Sheet1.C373:Sheet1.C382" chart:label-cell-address="Sheet1.C372:Sheet1.C372" chart:class="chart:line">
            <chart:data-point chart:repeated="10"/>
          </chart:series>
          <chart:series chart:style-name="ch9" chart:values-cell-range-address="Sheet1.D373:Sheet1.D382" chart:label-cell-address="Sheet1.D372:Sheet1.D372" chart:class="chart:line">
            <chart:data-point chart:repeated="10"/>
          </chart:series>
          <chart:series chart:style-name="ch10" chart:values-cell-range-address="Sheet1.E373:Sheet1.E382" chart:label-cell-address="Sheet1.E372:Sheet1.E372" chart:class="chart:line">
            <chart:data-point chart:repeated="10"/>
          </chart:series>
          <chart:series chart:style-name="ch11" chart:values-cell-range-address="Sheet1.F373:Sheet1.F382" chart:label-cell-address="Sheet1.F372:Sheet1.F372" chart:class="chart:line">
            <chart:data-point chart:repeated="10"/>
          </chart:series>
          <chart:series chart:style-name="ch12" chart:values-cell-range-address="Sheet1.G373:Sheet1.G382" chart:label-cell-address="Sheet1.G372:Sheet1.G372" chart:class="chart:line">
            <chart:data-point chart:repeated="10"/>
          </chart:series>
          <chart:series chart:style-name="ch13" chart:values-cell-range-address="Sheet1.H373:Sheet1.H382" chart:label-cell-address="Sheet1.H372:Sheet1.H372" chart:class="chart:line">
            <chart:data-point chart:repeated="10"/>
          </chart:series>
          <chart:series chart:style-name="ch14" chart:values-cell-range-address="Sheet1.I373:Sheet1.I382" chart:label-cell-address="Sheet1.I372:Sheet1.I372" chart:class="chart:line">
            <chart:data-point chart:repeated="10"/>
          </chart:series>
          <chart:series chart:style-name="ch15" chart:values-cell-range-address="Sheet1.J373:Sheet1.J382" chart:label-cell-address="Sheet1.J372:Sheet1.J372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72:Sheet1.C372">Max pop. 8</text:p>
              </table:table-cell>
              <table:table-cell office:value-type="string">
                <text:p text:id="Sheet1.D372:Sheet1.D372">Max pop. 16</text:p>
              </table:table-cell>
              <table:table-cell office:value-type="string">
                <text:p text:id="Sheet1.E372:Sheet1.E372">Max pop. 32</text:p>
              </table:table-cell>
              <table:table-cell office:value-type="string">
                <text:p text:id="Sheet1.F372:Sheet1.F372">Max pop. 64</text:p>
              </table:table-cell>
              <table:table-cell office:value-type="string">
                <text:p text:id="Sheet1.G372:Sheet1.G372">Max pop. 128</text:p>
              </table:table-cell>
              <table:table-cell office:value-type="string">
                <text:p text:id="Sheet1.H372:Sheet1.H372">Max pop. 256</text:p>
              </table:table-cell>
              <table:table-cell office:value-type="string">
                <text:p text:id="Sheet1.I372:Sheet1.I372">Max pop. 512</text:p>
              </table:table-cell>
              <table:table-cell office:value-type="string">
                <text:p text:id="Sheet1.J372:Sheet1.J372">Max pop. 1024</text:p>
              </table:table-cell>
            </table:table-row>
          </table:table-header-rows>
          <table:table-rows>
            <table:table-row>
              <table:table-cell office:value-type="string">
                <text:p text:id="Sheet1.B373:Sheet1.B382">5</text:p>
              </table:table-cell>
              <table:table-cell office:value-type="float" office:value="18895">
                <text:p text:id="Sheet1.C373:Sheet1.C382">18895</text:p>
              </table:table-cell>
              <table:table-cell office:value-type="float" office:value="18495.9">
                <text:p text:id="Sheet1.D373:Sheet1.D382">18495.9</text:p>
              </table:table-cell>
              <table:table-cell office:value-type="float" office:value="18024.3">
                <text:p text:id="Sheet1.E373:Sheet1.E382">18024.3</text:p>
              </table:table-cell>
              <table:table-cell office:value-type="float" office:value="16373.4">
                <text:p text:id="Sheet1.F373:Sheet1.F382">16373.4</text:p>
              </table:table-cell>
              <table:table-cell office:value-type="float" office:value="12728.7">
                <text:p text:id="Sheet1.G373:Sheet1.G382">12728.7</text:p>
              </table:table-cell>
              <table:table-cell office:value-type="float" office:value="7864.9">
                <text:p text:id="Sheet1.H373:Sheet1.H382">7864.9</text:p>
              </table:table-cell>
              <table:table-cell office:value-type="float" office:value="4196.1">
                <text:p text:id="Sheet1.I373:Sheet1.I382">4196.1</text:p>
              </table:table-cell>
              <table:table-cell office:value-type="float" office:value="2347.6">
                <text:p text:id="Sheet1.J373:Sheet1.J382">2347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994.9">
                <text:p>18994.9</text:p>
              </table:table-cell>
              <table:table-cell office:value-type="float" office:value="18477.4">
                <text:p>18477.4</text:p>
              </table:table-cell>
              <table:table-cell office:value-type="float" office:value="17777.4">
                <text:p>17777.4</text:p>
              </table:table-cell>
              <table:table-cell office:value-type="float" office:value="14272.1">
                <text:p>14272.1</text:p>
              </table:table-cell>
              <table:table-cell office:value-type="float" office:value="5539.6">
                <text:p>5539.6</text:p>
              </table:table-cell>
              <table:table-cell office:value-type="float" office:value="1806.6">
                <text:p>1806.6</text:p>
              </table:table-cell>
              <table:table-cell office:value-type="float" office:value="578.3">
                <text:p>578.3</text:p>
              </table:table-cell>
              <table:table-cell office:value-type="float" office:value="180.9">
                <text:p>180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841.5">
                <text:p>18841.5</text:p>
              </table:table-cell>
              <table:table-cell office:value-type="float" office:value="18375.5">
                <text:p>18375.5</text:p>
              </table:table-cell>
              <table:table-cell office:value-type="float" office:value="17779.7">
                <text:p>17779.7</text:p>
              </table:table-cell>
              <table:table-cell office:value-type="float" office:value="12868.2">
                <text:p>12868.2</text:p>
              </table:table-cell>
              <table:table-cell office:value-type="float" office:value="2382">
                <text:p>2382</text:p>
              </table:table-cell>
              <table:table-cell office:value-type="float" office:value="426.6">
                <text:p>426.6</text:p>
              </table:table-cell>
              <table:table-cell office:value-type="float" office:value="96.5">
                <text:p>96.5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884.9">
                <text:p>18884.9</text:p>
              </table:table-cell>
              <table:table-cell office:value-type="float" office:value="18409.1">
                <text:p>18409.1</text:p>
              </table:table-cell>
              <table:table-cell office:value-type="float" office:value="17702.9">
                <text:p>17702.9</text:p>
              </table:table-cell>
              <table:table-cell office:value-type="float" office:value="11622.6">
                <text:p>11622.6</text:p>
              </table:table-cell>
              <table:table-cell office:value-type="float" office:value="1026.9">
                <text:p>1026.9</text:p>
              </table:table-cell>
              <table:table-cell office:value-type="float" office:value="136.6">
                <text:p>136.6</text:p>
              </table:table-cell>
              <table:table-cell office:value-type="float" office:value="24.9">
                <text:p>24.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061.3">
                <text:p>19061.3</text:p>
              </table:table-cell>
              <table:table-cell office:value-type="float" office:value="18231.2">
                <text:p>18231.2</text:p>
              </table:table-cell>
              <table:table-cell office:value-type="float" office:value="17494.5">
                <text:p>17494.5</text:p>
              </table:table-cell>
              <table:table-cell office:value-type="float" office:value="11224.3">
                <text:p>11224.3</text:p>
              </table:table-cell>
              <table:table-cell office:value-type="float" office:value="546.5">
                <text:p>546.5</text:p>
              </table:table-cell>
              <table:table-cell office:value-type="float" office:value="49.7">
                <text:p>49.7</text:p>
              </table:table-cell>
              <table:table-cell office:value-type="float" office:value="9.8">
                <text:p>9.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57.8">
                <text:p>18757.8</text:p>
              </table:table-cell>
              <table:table-cell office:value-type="float" office:value="18416.6">
                <text:p>18416.6</text:p>
              </table:table-cell>
              <table:table-cell office:value-type="float" office:value="17981.9">
                <text:p>17981.9</text:p>
              </table:table-cell>
              <table:table-cell office:value-type="float" office:value="10742.4">
                <text:p>10742.4</text:p>
              </table:table-cell>
              <table:table-cell office:value-type="float" office:value="337.9">
                <text:p>337.9</text:p>
              </table:table-cell>
              <table:table-cell office:value-type="float" office:value="26.4">
                <text:p>26.4</text:p>
              </table:table-cell>
              <table:table-cell office:value-type="float" office:value="2.7">
                <text:p>2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862.1">
                <text:p>18862.1</text:p>
              </table:table-cell>
              <table:table-cell office:value-type="float" office:value="18405.6">
                <text:p>18405.6</text:p>
              </table:table-cell>
              <table:table-cell office:value-type="float" office:value="17789.6">
                <text:p>17789.6</text:p>
              </table:table-cell>
              <table:table-cell office:value-type="float" office:value="9367.7">
                <text:p>9367.7</text:p>
              </table:table-cell>
              <table:table-cell office:value-type="float" office:value="234.3">
                <text:p>234.3</text:p>
              </table:table-cell>
              <table:table-cell office:value-type="float" office:value="17.2">
                <text:p>17.2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122.8">
                <text:p>19122.8</text:p>
              </table:table-cell>
              <table:table-cell office:value-type="float" office:value="18484.7">
                <text:p>18484.7</text:p>
              </table:table-cell>
              <table:table-cell office:value-type="float" office:value="17906.3">
                <text:p>17906.3</text:p>
              </table:table-cell>
              <table:table-cell office:value-type="float" office:value="8963.4">
                <text:p>8963.4</text:p>
              </table:table-cell>
              <table:table-cell office:value-type="float" office:value="150.2">
                <text:p>150.2</text:p>
              </table:table-cell>
              <table:table-cell office:value-type="float" office:value="8.1">
                <text:p>8.1</text:p>
              </table:table-cell>
              <table:table-cell office:value-type="float" office:value="1.1">
                <text:p>1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991.9">
                <text:p>18991.9</text:p>
              </table:table-cell>
              <table:table-cell office:value-type="float" office:value="18358.7">
                <text:p>18358.7</text:p>
              </table:table-cell>
              <table:table-cell office:value-type="float" office:value="18016.5">
                <text:p>18016.5</text:p>
              </table:table-cell>
              <table:table-cell office:value-type="float" office:value="8686.9">
                <text:p>8686.9</text:p>
              </table:table-cell>
              <table:table-cell office:value-type="float" office:value="109.1">
                <text:p>109.1</text:p>
              </table:table-cell>
              <table:table-cell office:value-type="float" office:value="9.1">
                <text:p>9.1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936.7">
                <text:p>18936.7</text:p>
              </table:table-cell>
              <table:table-cell office:value-type="float" office:value="18372.5">
                <text:p>18372.5</text:p>
              </table:table-cell>
              <table:table-cell office:value-type="float" office:value="17735">
                <text:p>17735</text:p>
              </table:table-cell>
              <table:table-cell office:value-type="float" office:value="7856.4">
                <text:p>7856.4</text:p>
              </table:table-cell>
              <table:table-cell office:value-type="float" office:value="83.1">
                <text:p>83.1</text:p>
              </table:table-cell>
              <table:table-cell office:value-type="float" office:value="4.2">
                <text:p>4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303cm" svg:y="3.197cm" chart:style-name="ch2"/>
        <chart:plot-area chart:style-name="ch3" table:cell-range-address="Sheet1.B397:Sheet1.C415" chart:data-source-has-labels="both" svg:x="0.407cm" svg:y="0.14cm" svg:width="11.593cm" svg:height="6.652cm">
          <chart:axis chart:dimension="x" chart:name="primary-x" chart:style-name="ch4">
            <chart:title svg:x="5.894cm" svg:y="6.346cm" chart:style-name="ch5">
              <text:p>Lernrate</text:p>
            </chart:title>
            <chart:categories table:cell-range-address="Sheet1.B398:Sheet1.B415"/>
          </chart:axis>
          <chart:axis chart:dimension="y" chart:name="primary-y" chart:style-name="ch4">
            <chart:title svg:x="0.317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398:Sheet1.C415" chart:label-cell-address="Sheet1.C397:Sheet1.C397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97:Sheet1.C397">Qualität (SXCS)</text:p>
              </table:table-cell>
            </table:table-row>
          </table:table-header-rows>
          <table:table-rows>
            <table:table-row>
              <table:table-cell office:value-type="string">
                <text:p text:id="Sheet1.B398:Sheet1.B415">0.01</text:p>
              </table:table-cell>
              <table:table-cell office:value-type="float" office:value="35.41">
                <text:p text:id="Sheet1.C398:Sheet1.C415">35.41</text:p>
              </table:table-cell>
            </table:table-row>
            <table:table-row>
              <table:table-cell office:value-type="string">
                <text:p>0.011</text:p>
              </table:table-cell>
              <table:table-cell office:value-type="float" office:value="35.26">
                <text:p>35.26</text:p>
              </table:table-cell>
            </table:table-row>
            <table:table-row>
              <table:table-cell office:value-type="string">
                <text:p>0.012</text:p>
              </table:table-cell>
              <table:table-cell office:value-type="float" office:value="35.67">
                <text:p>35.67</text:p>
              </table:table-cell>
            </table:table-row>
            <table:table-row>
              <table:table-cell office:value-type="string">
                <text:p>0.013</text:p>
              </table:table-cell>
              <table:table-cell office:value-type="float" office:value="35.77">
                <text:p>35.77</text:p>
              </table:table-cell>
            </table:table-row>
            <table:table-row>
              <table:table-cell office:value-type="string">
                <text:p>0.014</text:p>
              </table:table-cell>
              <table:table-cell office:value-type="float" office:value="35.83">
                <text:p>35.83</text:p>
              </table:table-cell>
            </table:table-row>
            <table:table-row>
              <table:table-cell office:value-type="string">
                <text:p>0.015</text:p>
              </table:table-cell>
              <table:table-cell office:value-type="float" office:value="35.08">
                <text:p>35.08</text:p>
              </table:table-cell>
            </table:table-row>
            <table:table-row>
              <table:table-cell office:value-type="string">
                <text:p>0.016</text:p>
              </table:table-cell>
              <table:table-cell office:value-type="float" office:value="35.86">
                <text:p>35.86</text:p>
              </table:table-cell>
            </table:table-row>
            <table:table-row>
              <table:table-cell office:value-type="string">
                <text:p>0.017</text:p>
              </table:table-cell>
              <table:table-cell office:value-type="float" office:value="36.43">
                <text:p>36.43</text:p>
              </table:table-cell>
            </table:table-row>
            <table:table-row>
              <table:table-cell office:value-type="string">
                <text:p>0.018</text:p>
              </table:table-cell>
              <table:table-cell office:value-type="float" office:value="35.73">
                <text:p>35.73</text:p>
              </table:table-cell>
            </table:table-row>
            <table:table-row>
              <table:table-cell office:value-type="string">
                <text:p>0.019</text:p>
              </table:table-cell>
              <table:table-cell office:value-type="float" office:value="36.65">
                <text:p>36.65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35.87">
                <text:p>35.87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35.94">
                <text:p>35.94</text:p>
              </table:table-cell>
            </table:table-row>
            <table:table-row>
              <table:table-cell office:value-type="string">
                <text:p>0.04</text:p>
              </table:table-cell>
              <table:table-cell office:value-type="float" office:value="35.23">
                <text:p>35.23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5.87">
                <text:p>35.87</text:p>
              </table:table-cell>
            </table:table-row>
            <table:table-row>
              <table:table-cell office:value-type="string">
                <text:p>0.075</text:p>
              </table:table-cell>
              <table:table-cell office:value-type="float" office:value="34.78">
                <text:p>34.78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5.72">
                <text:p>35.72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34.76">
                <text:p>34.76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4.85">
                <text:p>34.8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8.367cm" chart:class="chart:line" chart:style-name="ch1">
        <chart:legend chart:legend-position="end" svg:x="12.303cm" svg:y="3.875cm" chart:style-name="ch2"/>
        <chart:plot-area chart:style-name="ch3" table:cell-range-address="Sheet1.B423:Sheet1.C446 Sheet1.C419:Sheet1.C419" chart:data-source-has-labels="both" svg:x="0.407cm" svg:y="0.167cm" svg:width="11.593cm" svg:height="7.9cm">
          <chart:axis chart:dimension="x" chart:name="primary-x" chart:style-name="ch4">
            <chart:title svg:x="5.1cm" svg:y="7.648cm" chart:style-name="ch5">
              <text:p>tournament factor p</text:p>
            </chart:title>
            <chart:categories table:cell-range-address="Sheet1.B423:Sheet1.B446"/>
          </chart:axis>
          <chart:axis chart:dimension="y" chart:name="primary-y" chart:style-name="ch4">
            <chart:title svg:x="0.317cm" svg:y="4.836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423:Sheet1.C446" chart:label-cell-address="Sheet1.C419:Sheet1.C419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419:Sheet1.C419">Qualität (SXCS)</text:p>
              </table:table-cell>
            </table:table-row>
          </table:table-header-rows>
          <table:table-rows>
            <table:table-row>
              <table:table-cell office:value-type="string">
                <text:p text:id="Sheet1.B423:Sheet1.B446">0.99</text:p>
              </table:table-cell>
              <table:table-cell office:value-type="float" office:value="33.27">
                <text:p text:id="Sheet1.C423:Sheet1.C446">33.27</text:p>
              </table:table-cell>
            </table:table-row>
            <table:table-row>
              <table:table-cell office:value-type="string">
                <text:p>0.98</text:p>
              </table:table-cell>
              <table:table-cell office:value-type="float" office:value="32.93">
                <text:p>32.93</text:p>
              </table:table-cell>
            </table:table-row>
            <table:table-row>
              <table:table-cell office:value-type="string">
                <text:p>0.97</text:p>
              </table:table-cell>
              <table:table-cell office:value-type="float" office:value="33.37">
                <text:p>33.37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34.13">
                <text:p>34.13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34.22">
                <text:p>34.22</text:p>
              </table:table-cell>
            </table:table-row>
            <table:table-row>
              <table:table-cell office:value-type="string">
                <text:p>0.94</text:p>
              </table:table-cell>
              <table:table-cell office:value-type="float" office:value="35.04">
                <text:p>35.04</text:p>
              </table:table-cell>
            </table:table-row>
            <table:table-row>
              <table:table-cell office:value-type="string">
                <text:p>0.93</text:p>
              </table:table-cell>
              <table:table-cell office:value-type="float" office:value="35.12">
                <text:p>35.12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34.15">
                <text:p>34.15</text:p>
              </table:table-cell>
            </table:table-row>
            <table:table-row>
              <table:table-cell office:value-type="string">
                <text:p>0.91</text:p>
              </table:table-cell>
              <table:table-cell office:value-type="float" office:value="34.42">
                <text:p>34.42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34.27">
                <text:p>34.27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35.52">
                <text:p>35.52</text:p>
              </table:table-cell>
            </table:table-row>
            <table:table-row>
              <table:table-cell office:value-type="string">
                <text:p>0.83</text:p>
              </table:table-cell>
              <table:table-cell office:value-type="float" office:value="34.87">
                <text:p>34.87</text:p>
              </table:table-cell>
            </table:table-row>
            <table:table-row>
              <table:table-cell office:value-type="string">
                <text:p>0.82</text:p>
              </table:table-cell>
              <table:table-cell office:value-type="float" office:value="34.95">
                <text:p>34.95</text:p>
              </table:table-cell>
            </table:table-row>
            <table:table-row>
              <table:table-cell office:value-type="string">
                <text:p>0.81</text:p>
              </table:table-cell>
              <table:table-cell office:value-type="float" office:value="34.12">
                <text:p>34.1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0.79</text:p>
              </table:table-cell>
              <table:table-cell office:value-type="float" office:value="34.48">
                <text:p>34.48</text:p>
              </table:table-cell>
            </table:table-row>
            <table:table-row>
              <table:table-cell office:value-type="string">
                <text:p>0.78</text:p>
              </table:table-cell>
              <table:table-cell office:value-type="float" office:value="33.89">
                <text:p>33.89</text:p>
              </table:table-cell>
            </table:table-row>
            <table:table-row>
              <table:table-cell office:value-type="string">
                <text:p>0.77</text:p>
              </table:table-cell>
              <table:table-cell office:value-type="float" office:value="34.51">
                <text:p>34.51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34.28">
                <text:p>34.28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34.83">
                <text:p>34.83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34.39">
                <text:p>34.39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1.71">
                <text:p>31.7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303cm" svg:y="3.197cm" chart:style-name="ch2"/>
        <chart:plot-area chart:style-name="ch3" table:cell-range-address="Sheet1.B419:Sheet1.C446" chart:data-source-has-labels="both" svg:x="0.407cm" svg:y="0.14cm" svg:width="11.593cm" svg:height="6.652cm">
          <chart:axis chart:dimension="x" chart:name="primary-x" chart:style-name="ch4">
            <chart:title svg:x="5.1cm" svg:y="6.346cm" chart:style-name="ch5">
              <text:p>tournament factor p</text:p>
            </chart:title>
            <chart:categories table:cell-range-address="Sheet1.B420:Sheet1.B446"/>
          </chart:axis>
          <chart:axis chart:dimension="y" chart:name="primary-y" chart:style-name="ch4">
            <chart:title svg:x="0.317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420:Sheet1.C446" chart:label-cell-address="Sheet1.C419:Sheet1.C419" chart:class="chart:line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419:Sheet1.C419">Qualität (SXCS)</text:p>
              </table:table-cell>
            </table:table-row>
          </table:table-header-rows>
          <table:table-rows>
            <table:table-row>
              <table:table-cell office:value-type="string">
                <text:p text:id="Sheet1.B420:Sheet1.B446">1.000</text:p>
              </table:table-cell>
              <table:table-cell office:value-type="float" office:value="33.23">
                <text:p text:id="Sheet1.C420:Sheet1.C446">33.23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33.04">
                <text:p>33.04</text:p>
              </table:table-cell>
            </table:table-row>
            <table:table-row>
              <table:table-cell office:value-type="string">
                <text:p>0.995</text:p>
              </table:table-cell>
              <table:table-cell office:value-type="float" office:value="32.67">
                <text:p>32.67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33.27">
                <text:p>33.27</text:p>
              </table:table-cell>
            </table:table-row>
            <table:table-row>
              <table:table-cell office:value-type="string">
                <text:p>0.98</text:p>
              </table:table-cell>
              <table:table-cell office:value-type="float" office:value="32.93">
                <text:p>32.93</text:p>
              </table:table-cell>
            </table:table-row>
            <table:table-row>
              <table:table-cell office:value-type="string">
                <text:p>0.97</text:p>
              </table:table-cell>
              <table:table-cell office:value-type="float" office:value="33.37">
                <text:p>33.37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34.13">
                <text:p>34.13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34.22">
                <text:p>34.22</text:p>
              </table:table-cell>
            </table:table-row>
            <table:table-row>
              <table:table-cell office:value-type="string">
                <text:p>0.94</text:p>
              </table:table-cell>
              <table:table-cell office:value-type="float" office:value="35.04">
                <text:p>35.04</text:p>
              </table:table-cell>
            </table:table-row>
            <table:table-row>
              <table:table-cell office:value-type="string">
                <text:p>0.93</text:p>
              </table:table-cell>
              <table:table-cell office:value-type="float" office:value="35.12">
                <text:p>35.12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34.15">
                <text:p>34.15</text:p>
              </table:table-cell>
            </table:table-row>
            <table:table-row>
              <table:table-cell office:value-type="string">
                <text:p>0.91</text:p>
              </table:table-cell>
              <table:table-cell office:value-type="float" office:value="34.42">
                <text:p>34.42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34.27">
                <text:p>34.27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35.52">
                <text:p>35.52</text:p>
              </table:table-cell>
            </table:table-row>
            <table:table-row>
              <table:table-cell office:value-type="string">
                <text:p>0.83</text:p>
              </table:table-cell>
              <table:table-cell office:value-type="float" office:value="34.87">
                <text:p>34.87</text:p>
              </table:table-cell>
            </table:table-row>
            <table:table-row>
              <table:table-cell office:value-type="string">
                <text:p>0.82</text:p>
              </table:table-cell>
              <table:table-cell office:value-type="float" office:value="34.95">
                <text:p>34.95</text:p>
              </table:table-cell>
            </table:table-row>
            <table:table-row>
              <table:table-cell office:value-type="string">
                <text:p>0.81</text:p>
              </table:table-cell>
              <table:table-cell office:value-type="float" office:value="34.12">
                <text:p>34.1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0.79</text:p>
              </table:table-cell>
              <table:table-cell office:value-type="float" office:value="34.48">
                <text:p>34.48</text:p>
              </table:table-cell>
            </table:table-row>
            <table:table-row>
              <table:table-cell office:value-type="string">
                <text:p>0.78</text:p>
              </table:table-cell>
              <table:table-cell office:value-type="float" office:value="33.89">
                <text:p>33.89</text:p>
              </table:table-cell>
            </table:table-row>
            <table:table-row>
              <table:table-cell office:value-type="string">
                <text:p>0.77</text:p>
              </table:table-cell>
              <table:table-cell office:value-type="float" office:value="34.51">
                <text:p>34.51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34.28">
                <text:p>34.28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34.83">
                <text:p>34.83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34.39">
                <text:p>34.39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1.71">
                <text:p>31.7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615cm" svg:y="3.012cm" chart:style-name="ch2"/>
        <chart:plot-area chart:style-name="ch3" table:cell-range-address="Sheet1.B451:Sheet1.C473" chart:data-source-has-labels="both" svg:x="0.407cm" svg:y="0.14cm" svg:width="10.905cm" svg:height="6.652cm">
          <chart:axis chart:dimension="x" chart:name="primary-x" chart:style-name="ch4">
            <chart:title svg:x="4.756cm" svg:y="6.346cm" chart:style-name="ch5">
              <text:p>tournament factor p</text:p>
            </chart:title>
            <chart:categories table:cell-range-address="Sheet1.B452:Sheet1.B473"/>
          </chart:axis>
          <chart:axis chart:dimension="y" chart:name="primary-y" chart:style-name="ch4">
            <chart:title svg:x="0.317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452:Sheet1.C473" chart:label-cell-address="Sheet1.C451:Sheet1.C451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451:Sheet1.C451">Qualität (SXCS, 2000 Schritte)</text:p>
              </table:table-cell>
            </table:table-row>
          </table:table-header-rows>
          <table:table-rows>
            <table:table-row>
              <table:table-cell office:value-type="string">
                <text:p text:id="Sheet1.B452:Sheet1.B473">0.6</text:p>
              </table:table-cell>
              <table:table-cell office:value-type="float" office:value="18.08">
                <text:p text:id="Sheet1.C452:Sheet1.C473">18.08</text:p>
              </table:table-cell>
            </table:table-row>
            <table:table-row>
              <table:table-cell office:value-type="string">
                <text:p>0.62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19.03">
                <text:p>19.03</text:p>
              </table:table-cell>
            </table:table-row>
            <table:table-row>
              <table:table-cell office:value-type="string">
                <text:p>0.66</text:p>
              </table:table-cell>
              <table:table-cell office:value-type="float" office:value="19.38">
                <text:p>19.38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20.06">
                <text:p>20.06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19.99">
                <text:p>19.99</text:p>
              </table:table-cell>
            </table:table-row>
            <table:table-row>
              <table:table-cell office:value-type="string">
                <text:p>0.74</text:p>
              </table:table-cell>
              <table:table-cell office:value-type="float" office:value="19.42">
                <text:p>19.42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>
                <text:p>0.78</text:p>
              </table:table-cell>
              <table:table-cell office:value-type="float" office:value="20.22">
                <text:p>20.2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9.52">
                <text:p>19.52</text:p>
              </table:table-cell>
            </table:table-row>
            <table:table-row>
              <table:table-cell office:value-type="string">
                <text:p>0.82</text:p>
              </table:table-cell>
              <table:table-cell office:value-type="float" office:value="20.14">
                <text:p>20.14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20.32">
                <text:p>20.32</text:p>
              </table:table-cell>
            </table:table-row>
            <table:table-row>
              <table:table-cell office:value-type="string">
                <text:p>0.86</text:p>
              </table:table-cell>
              <table:table-cell office:value-type="float" office:value="20.05">
                <text:p>20.05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19.54">
                <text:p>19.54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19.65">
                <text:p>19.65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18.97">
                <text:p>18.97</text:p>
              </table:table-cell>
            </table:table-row>
            <table:table-row>
              <table:table-cell office:value-type="string">
                <text:p>0.94</text:p>
              </table:table-cell>
              <table:table-cell office:value-type="float" office:value="18.29">
                <text:p>18.29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0.98</text:p>
              </table:table-cell>
              <table:table-cell office:value-type="float" office:value="16.27">
                <text:p>16.27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14.84">
                <text:p>14.8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3.71">
                <text:p>13.7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456cm" svg:y="3.197cm" chart:style-name="ch2"/>
        <chart:plot-area chart:style-name="ch3" table:cell-range-address="Sheet1.B475:Sheet1.C511" chart:data-source-has-labels="both" svg:x="0.407cm" svg:y="0.14cm" svg:width="10.746cm" svg:height="6.652cm">
          <chart:axis chart:dimension="x" chart:name="primary-x" chart:style-name="ch4">
            <chart:title svg:x="5.113cm" svg:y="6.346cm" chart:style-name="ch5">
              <text:p>Lernrate beta</text:p>
            </chart:title>
            <chart:categories table:cell-range-address="Sheet1.B476:Sheet1.B511"/>
          </chart:axis>
          <chart:axis chart:dimension="y" chart:name="primary-y" chart:style-name="ch4">
            <chart:title svg:x="0.317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476:Sheet1.C511" chart:label-cell-address="Sheet1.C475:Sheet1.C475" chart:class="chart:line">
            <chart:data-point chart:repeated="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475:Sheet1.C475">Qualität (SXCS Agent)</text:p>
              </table:table-cell>
            </table:table-row>
          </table:table-header-rows>
          <table:table-rows>
            <table:table-row>
              <table:table-cell office:value-type="string">
                <text:p text:id="Sheet1.B476:Sheet1.B511">0.00001</text:p>
              </table:table-cell>
              <table:table-cell office:value-type="float" office:value="18.08">
                <text:p text:id="Sheet1.C476:Sheet1.C511">18.08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9.57">
                <text:p>19.57</text:p>
              </table:table-cell>
            </table:table-row>
            <table:table-row>
              <table:table-cell office:value-type="string">
                <text:p>0.006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string">
                <text:p>0.007</text:p>
              </table:table-cell>
              <table:table-cell office:value-type="float" office:value="20.04">
                <text:p>20.04</text:p>
              </table:table-cell>
            </table:table-row>
            <table:table-row>
              <table:table-cell office:value-type="string">
                <text:p>0.008</text:p>
              </table:table-cell>
              <table:table-cell office:value-type="float" office:value="19.73">
                <text:p>19.73</text:p>
              </table:table-cell>
            </table:table-row>
            <table:table-row>
              <table:table-cell office:value-type="string">
                <text:p>0.009</text:p>
              </table:table-cell>
              <table:table-cell office:value-type="float" office:value="19.81">
                <text:p>19.81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20.32">
                <text:p>20.32</text:p>
              </table:table-cell>
            </table:table-row>
            <table:table-row>
              <table:table-cell office:value-type="string">
                <text:p>0.011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0.012</text:p>
              </table:table-cell>
              <table:table-cell office:value-type="float" office:value="20.09">
                <text:p>20.09</text:p>
              </table:table-cell>
            </table:table-row>
            <table:table-row>
              <table:table-cell office:value-type="string">
                <text:p>0.013</text:p>
              </table:table-cell>
              <table:table-cell office:value-type="float" office:value="19.99">
                <text:p>19.99</text:p>
              </table:table-cell>
            </table:table-row>
            <table:table-row>
              <table:table-cell office:value-type="string">
                <text:p>0.014</text:p>
              </table:table-cell>
              <table:table-cell office:value-type="float" office:value="20.29">
                <text:p>20.29</text:p>
              </table:table-cell>
            </table:table-row>
            <table:table-row>
              <table:table-cell office:value-type="string">
                <text:p>0.015</text:p>
              </table:table-cell>
              <table:table-cell office:value-type="float" office:value="20.56">
                <text:p>20.56</text:p>
              </table:table-cell>
            </table:table-row>
            <table:table-row>
              <table:table-cell office:value-type="string">
                <text:p>0.016</text:p>
              </table:table-cell>
              <table:table-cell office:value-type="float" office:value="20.69">
                <text:p>20.69</text:p>
              </table:table-cell>
            </table:table-row>
            <table:table-row>
              <table:table-cell office:value-type="string">
                <text:p>0.017</text:p>
              </table:table-cell>
              <table:table-cell office:value-type="float" office:value="20.27">
                <text:p>20.27</text:p>
              </table:table-cell>
            </table:table-row>
            <table:table-row>
              <table:table-cell office:value-type="string">
                <text:p>0.018</text:p>
              </table:table-cell>
              <table:table-cell office:value-type="float" office:value="20.14">
                <text:p>20.14</text:p>
              </table:table-cell>
            </table:table-row>
            <table:table-row>
              <table:table-cell office:value-type="string">
                <text:p>0.019</text:p>
              </table:table-cell>
              <table:table-cell office:value-type="float" office:value="20.09">
                <text:p>20.09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19.76">
                <text:p>19.76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0.04</text:p>
              </table:table-cell>
              <table:table-cell office:value-type="float" office:value="19.56">
                <text:p>19.56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9.83">
                <text:p>19.83</text:p>
              </table:table-cell>
            </table:table-row>
            <table:table-row>
              <table:table-cell office:value-type="string">
                <text:p>0.06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0.07</text:p>
              </table:table-cell>
              <table:table-cell office:value-type="float" office:value="19.68">
                <text:p>19.68</text:p>
              </table:table-cell>
            </table:table-row>
            <table:table-row>
              <table:table-cell office:value-type="string">
                <text:p>0.08</text:p>
              </table:table-cell>
              <table:table-cell office:value-type="float" office:value="19.54">
                <text:p>19.54</text:p>
              </table:table-cell>
            </table:table-row>
            <table:table-row>
              <table:table-cell office:value-type="string">
                <text:p>0.09</text:p>
              </table:table-cell>
              <table:table-cell office:value-type="float" office:value="19.87">
                <text:p>19.87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9.85">
                <text:p>19.85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19.65">
                <text:p>19.65</text:p>
              </table:table-cell>
            </table:table-row>
            <table:table-row>
              <table:table-cell office:value-type="string">
                <text:p>0.13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string">
                <text:p>0.14</text:p>
              </table:table-cell>
              <table:table-cell office:value-type="float" office:value="19.55">
                <text:p>19.55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19.58">
                <text:p>19.58</text:p>
              </table:table-cell>
            </table:table-row>
            <table:table-row>
              <table:table-cell office:value-type="string">
                <text:p>0.16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string">
                <text:p>0.17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0.18</text:p>
              </table:table-cell>
              <table:table-cell office:value-type="float" office:value="19.07">
                <text:p>19.07</text:p>
              </table:table-cell>
            </table:table-row>
            <table:table-row>
              <table:table-cell office:value-type="string">
                <text:p>0.19</text:p>
              </table:table-cell>
              <table:table-cell office:value-type="float" office:value="19.42">
                <text:p>19.42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9.33">
                <text:p>19.33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35cm" svg:y="0.678cm" chart:style-name="ch2"/>
        <chart:plot-area chart:style-name="ch3" table:cell-range-address="Sheet1.B515:Sheet1.G523" chart:data-source-has-labels="both" svg:x="0.407cm" svg:y="0.14cm" svg:width="10.64cm" svg:height="6.652cm">
          <chart:axis chart:dimension="x" chart:name="primary-x" chart:style-name="ch4">
            <chart:title svg:x="5.02cm" svg:y="6.341cm" chart:style-name="ch5">
              <text:p>maxStackSize</text:p>
            </chart:title>
            <chart:categories table:cell-range-address="Sheet1.B516:Sheet1.B523"/>
          </chart:axis>
          <chart:axis chart:dimension="y" chart:name="primary-y" chart:style-name="ch4">
            <chart:title svg:x="0.312cm" svg:y="4.879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C516:Sheet1.C523" chart:label-cell-address="Sheet1.C515:Sheet1.C515" chart:class="chart:line">
            <chart:data-point chart:repeated="8"/>
          </chart:series>
          <chart:series chart:style-name="ch9" chart:values-cell-range-address="Sheet1.D516:Sheet1.D523" chart:label-cell-address="Sheet1.D515:Sheet1.D515" chart:class="chart:line">
            <chart:data-point chart:repeated="8"/>
          </chart:series>
          <chart:series chart:style-name="ch10" chart:values-cell-range-address="Sheet1.E516:Sheet1.E523" chart:label-cell-address="Sheet1.E515:Sheet1.E515" chart:class="chart:line">
            <chart:data-point chart:repeated="8"/>
          </chart:series>
          <chart:series chart:style-name="ch11" chart:values-cell-range-address="Sheet1.F516:Sheet1.F523" chart:label-cell-address="Sheet1.F515:Sheet1.F515" chart:class="chart:line">
            <chart:data-point chart:repeated="8"/>
          </chart:series>
          <chart:series chart:style-name="ch12" chart:values-cell-range-address="Sheet1.G516:Sheet1.G523" chart:label-cell-address="Sheet1.G515:Sheet1.G515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515:Sheet1.C515">Säulenszenario 16x16, einfache Richtungsänderung</text:p>
              </table:table-cell>
              <table:table-cell office:value-type="string">
                <text:p text:id="Sheet1.D515:Sheet1.D515">Säulenszenario 32x32, einfache Richtungsänderung</text:p>
              </table:table-cell>
              <table:table-cell office:value-type="string">
                <text:p text:id="Sheet1.E515:Sheet1.E515">Schwieriges Szenario, ohne Richtungsänderung</text:p>
              </table:table-cell>
              <table:table-cell office:value-type="string">
                <text:p text:id="Sheet1.F515:Sheet1.F515">Säulenszenario, intelligentes Zielobjekt (Geschwindigkeit 1)</text:p>
              </table:table-cell>
              <table:table-cell office:value-type="string">
                <text:p text:id="Sheet1.G515:Sheet1.G515">Säulenszenario, intelligentes Zielobjekt</text:p>
              </table:table-cell>
            </table:table-row>
          </table:table-header-rows>
          <table:table-rows>
            <table:table-row>
              <table:table-cell office:value-type="string">
                <text:p text:id="Sheet1.B516:Sheet1.B523">8</text:p>
              </table:table-cell>
              <table:table-cell office:value-type="float" office:value="3.44">
                <text:p text:id="Sheet1.C516:Sheet1.C523">3.44</text:p>
              </table:table-cell>
              <table:table-cell office:value-type="float" office:value="1.66">
                <text:p text:id="Sheet1.D516:Sheet1.D523">1.66</text:p>
              </table:table-cell>
              <table:table-cell office:value-type="float" office:value="3.44">
                <text:p text:id="Sheet1.E516:Sheet1.E523">3.44</text:p>
              </table:table-cell>
              <table:table-cell office:value-type="float" office:value="10.24">
                <text:p text:id="Sheet1.F516:Sheet1.F523">10.24</text:p>
              </table:table-cell>
              <table:table-cell office:value-type="float" office:value="5.09">
                <text:p text:id="Sheet1.G516:Sheet1.G523">5.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94">
                <text:p>3.94</text:p>
              </table:table-cell>
              <table:table-cell office:value-type="float" office:value="2.2">
                <text:p>2.2</text:p>
              </table:table-cell>
              <table:table-cell office:value-type="float" office:value="2.61">
                <text:p>2.61</text:p>
              </table:table-cell>
              <table:table-cell office:value-type="float" office:value="10.11">
                <text:p>10.11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03">
                <text:p>4.03</text:p>
              </table:table-cell>
              <table:table-cell office:value-type="float" office:value="2.43">
                <text:p>2.43</text:p>
              </table:table-cell>
              <table:table-cell office:value-type="float" office:value="2.85">
                <text:p>2.85</text:p>
              </table:table-cell>
              <table:table-cell office:value-type="float" office:value="10.03">
                <text:p>10.03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84">
                <text:p>3.84</text:p>
              </table:table-cell>
              <table:table-cell office:value-type="float" office:value="3.01">
                <text:p>3.01</text:p>
              </table:table-cell>
              <table:table-cell office:value-type="float" office:value="3.1">
                <text:p>3.1</text:p>
              </table:table-cell>
              <table:table-cell office:value-type="float" office:value="9.27">
                <text:p>9.27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06">
                <text:p>4.06</text:p>
              </table:table-cell>
              <table:table-cell office:value-type="float" office:value="3">
                <text:p>3</text:p>
              </table:table-cell>
              <table:table-cell office:value-type="float" office:value="2.54">
                <text:p>2.54</text:p>
              </table:table-cell>
              <table:table-cell office:value-type="float" office:value="9.66">
                <text:p>9.66</text:p>
              </table:table-cell>
              <table:table-cell office:value-type="float" office:value="4.91">
                <text:p>4.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69">
                <text:p>3.69</text:p>
              </table:table-cell>
              <table:table-cell office:value-type="float" office:value="2.79">
                <text:p>2.79</text:p>
              </table:table-cell>
              <table:table-cell office:value-type="float" office:value="1.41">
                <text:p>1.41</text:p>
              </table:table-cell>
              <table:table-cell office:value-type="float" office:value="9.59">
                <text:p>9.59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71">
                <text:p>3.71</text:p>
              </table:table-cell>
              <table:table-cell office:value-type="float" office:value="2.96">
                <text:p>2.96</text:p>
              </table:table-cell>
              <table:table-cell office:value-type="float" office:value="1.64">
                <text:p>1.64</text:p>
              </table:table-cell>
              <table:table-cell office:value-type="float" office:value="9">
                <text:p>9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83">
                <text:p>3.83</text:p>
              </table:table-cell>
              <table:table-cell office:value-type="float" office:value="2.78">
                <text:p>2.78</text:p>
              </table:table-cell>
              <table:table-cell office:value-type="float" office:value="-0.0100000000000016">
                <text:p>-0.0100000000000016</text:p>
              </table:table-cell>
              <table:table-cell office:value-type="float" office:value="9.69">
                <text:p>9.69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97cm" svg:y="2.4cm" chart:style-name="ch2"/>
        <chart:plot-area chart:style-name="ch3" table:cell-range-address="Sheet1.B542:Sheet1.D552 Sheet1.C541:Sheet1.D552 Sheet1.G541:Sheet1.G552 Sheet1.B541:Sheet1.B541" chart:data-source-has-labels="both" svg:x="0.407cm" svg:y="0.14cm" svg:width="10.587cm" svg:height="6.652cm">
          <chart:axis chart:dimension="x" chart:name="primary-x" chart:style-name="ch4">
            <chart:title svg:x="4.597cm" svg:y="6.342cm" chart:style-name="ch5">
              <text:p>tournament factor p</text:p>
            </chart:title>
            <chart:categories table:cell-range-address="Sheet1.B542:Sheet1.B552"/>
          </chart:axis>
          <chart:axis chart:dimension="y" chart:name="primary-y" chart:style-name="ch4">
            <chart:title svg:x="0.313cm" svg:y="4.878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C542:Sheet1.C552" chart:label-cell-address="Sheet1.C541:Sheet1.C541" chart:class="chart:line">
            <chart:data-point chart:repeated="11"/>
          </chart:series>
          <chart:series chart:style-name="ch9" chart:values-cell-range-address="Sheet1.D542:Sheet1.D552" chart:label-cell-address="Sheet1.D541:Sheet1.D541" chart:class="chart:line">
            <chart:data-point chart:repeated="11"/>
          </chart:series>
          <chart:series chart:style-name="ch10" chart:values-cell-range-address="Sheet1.G542:Sheet1.G552" chart:label-cell-address="Sheet1.G541:Sheet1.G54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541:Sheet1.C541">SXCS, andauernd exploit</text:p>
              </table:table-cell>
              <table:table-cell office:value-type="string">
                <text:p text:id="Sheet1.D541:Sheet1.D541">SXCS, abwechselnd explore/exploit</text:p>
              </table:table-cell>
              <table:table-cell office:value-type="string">
                <text:p text:id="Sheet1.G541:Sheet1.G541">XCS, andauernd exploit</text:p>
              </table:table-cell>
            </table:table-row>
          </table:table-header-rows>
          <table:table-rows>
            <table:table-row>
              <table:table-cell office:value-type="string">
                <text:p text:id="Sheet1.B542:Sheet1.B552">0.6</text:p>
              </table:table-cell>
              <table:table-cell office:value-type="float" office:value="3.22">
                <text:p text:id="Sheet1.C542:Sheet1.C552">3.22</text:p>
              </table:table-cell>
              <table:table-cell office:value-type="float" office:value="5.84">
                <text:p text:id="Sheet1.D542:Sheet1.D552">5.84</text:p>
              </table:table-cell>
              <table:table-cell office:value-type="float" office:value="1.33">
                <text:p text:id="Sheet1.G542:Sheet1.G552">1.33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3.3">
                <text:p>3.3</text:p>
              </table:table-cell>
              <table:table-cell office:value-type="float" office:value="6.24">
                <text:p>6.2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3.3">
                <text:p>3.3</text:p>
              </table:table-cell>
              <table:table-cell office:value-type="float" office:value="6.41">
                <text:p>6.4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3.45">
                <text:p>3.45</text:p>
              </table:table-cell>
              <table:table-cell office:value-type="float" office:value="7.1">
                <text:p>7.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3.84">
                <text:p>3.84</text:p>
              </table:table-cell>
              <table:table-cell office:value-type="float" office:value="7.29">
                <text:p>7.29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4.18">
                <text:p>4.18</text:p>
              </table:table-cell>
              <table:table-cell office:value-type="float" office:value="7.17">
                <text:p>7.17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4.28">
                <text:p>4.28</text:p>
              </table:table-cell>
              <table:table-cell office:value-type="float" office:value="7.06">
                <text:p>7.06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4.1">
                <text:p>4.1</text:p>
              </table:table-cell>
              <table:table-cell office:value-type="float" office:value="7.14">
                <text:p>7.14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4.3">
                <text:p>4.3</text:p>
              </table:table-cell>
              <table:table-cell office:value-type="float" office:value="6.24">
                <text:p>6.24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3.31">
                <text:p>3.31</text:p>
              </table:table-cell>
              <table:table-cell office:value-type="float" office:value="5.9">
                <text:p>5.9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.22">
                <text:p>2.22</text:p>
              </table:table-cell>
              <table:table-cell office:value-type="float" office:value="5.07">
                <text:p>5.07</text:p>
              </table:table-cell>
              <table:table-cell office:value-type="float" office:value="2.8">
                <text:p>2.8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line" chart:style-name="ch1">
        <chart:legend chart:legend-position="end" svg:x="7.614cm" svg:y="2.972cm" chart:style-name="ch2"/>
        <chart:plot-area chart:style-name="ch3" table:cell-range-address="Sheet1.B2:Sheet1.B18 Sheet1.A1:Sheet1.A1 Sheet1.D2:Sheet1.D9 Sheet1.A10:Sheet1.A10 Sheet1.D11:Sheet1.D18" chart:data-source-has-labels="both" svg:x="0.205cm" svg:y="0.139cm" svg:width="7.208cm" svg:height="6.631cm">
          <chart:axis chart:dimension="x" chart:name="primary-x" chart:style-name="ch4">
            <chart:title svg:x="2.897cm" svg:y="6.334cm" chart:style-name="ch5">
              <text:p>"max population"</text:p>
            </chart:title>
            <chart:categories table:cell-range-address="Sheet1.B2:Sheet1.B18"/>
          </chart:axis>
          <chart:axis chart:dimension="y" chart:name="primary-y" chart:style-name="ch4">
            <chart:title svg:x="0.209cm" svg:y="3.71cm" chart:style-name="ch6">
              <text:p>Qualität</text:p>
            </chart:title>
            <chart:grid chart:style-name="ch7" chart:class="major"/>
          </chart:axis>
          <chart:series chart:style-name="ch8" chart:values-cell-range-address="Sheet1.D2:Sheet1.D9" chart:label-cell-address="Sheet1.A1:Sheet1.A1" chart:class="chart:line">
            <chart:data-point chart:repeated="8"/>
          </chart:series>
          <chart:series chart:style-name="ch9" chart:values-cell-range-address="Sheet1.D11:Sheet1.D18" chart:label-cell-address="Sheet1.A10:Sheet1.A1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 (SXCS)</text:p>
              </table:table-cell>
              <table:table-cell office:value-type="string">
                <text:p text:id="Sheet1.A10:Sheet1.A10">2000 Schritte (SXCS)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18">8</text:p>
              </table:table-cell>
              <table:table-cell office:value-type="float" office:value="38.926">
                <text:p text:id="Sheet1.D2:Sheet1.D9">38.926</text:p>
              </table:table-cell>
              <table:table-cell office:value-type="float" office:value="39.033">
                <text:p text:id="Sheet1.D11:Sheet1.D18">39.0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.578">
                <text:p>38.578</text:p>
              </table:table-cell>
              <table:table-cell office:value-type="float" office:value="37.478">
                <text:p>37.4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.472">
                <text:p>39.472</text:p>
              </table:table-cell>
              <table:table-cell office:value-type="float" office:value="38.905">
                <text:p>38.9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.324">
                <text:p>39.324</text:p>
              </table:table-cell>
              <table:table-cell office:value-type="float" office:value="39.828">
                <text:p>39.8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.204">
                <text:p>39.204</text:p>
              </table:table-cell>
              <table:table-cell office:value-type="float" office:value="39.558">
                <text:p>39.5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9.164">
                <text:p>39.164</text:p>
              </table:table-cell>
              <table:table-cell office:value-type="float" office:value="39.239">
                <text:p>39.23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0.062">
                <text:p>40.062</text:p>
              </table:table-cell>
              <table:table-cell office:value-type="float" office:value="39.169">
                <text:p>39.16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9.077">
                <text:p>39.077</text:p>
              </table:table-cell>
              <table:table-cell office:value-type="float" office:value="38.96149">
                <text:p>38.96149</text:p>
              </table:table-cell>
            </table:table-row>
            <table:table-row>
              <table:table-cell office:value-type="string">
                <text:p>Max Populatio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97cm" svg:y="2.4cm" chart:style-name="ch2"/>
        <chart:plot-area chart:style-name="ch3" table:cell-range-address="Sheet1.B542:Sheet1.B552 Sheet1.E541:Sheet1.F552 Sheet1.H541:Sheet1.H552" chart:data-source-has-labels="both" svg:x="0.407cm" svg:y="0.14cm" svg:width="10.587cm" svg:height="6.652cm">
          <chart:axis chart:dimension="x" chart:name="primary-x" chart:style-name="ch4">
            <chart:title svg:x="4.597cm" svg:y="6.342cm" chart:style-name="ch5">
              <text:p>tournament factor p</text:p>
            </chart:title>
            <chart:categories table:cell-range-address="Sheet1.B542:Sheet1.B552"/>
          </chart:axis>
          <chart:axis chart:dimension="y" chart:name="primary-y" chart:style-name="ch4">
            <chart:title svg:x="0.313cm" svg:y="4.878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E542:Sheet1.E552" chart:label-cell-address="Sheet1.E541:Sheet1.E541" chart:class="chart:line">
            <chart:data-point chart:repeated="11"/>
          </chart:series>
          <chart:series chart:style-name="ch9" chart:values-cell-range-address="Sheet1.F542:Sheet1.F552" chart:label-cell-address="Sheet1.F541:Sheet1.F541" chart:class="chart:line">
            <chart:data-point chart:repeated="11"/>
          </chart:series>
          <chart:series chart:style-name="ch10" chart:values-cell-range-address="Sheet1.H542:Sheet1.H552" chart:label-cell-address="Sheet1.H541:Sheet1.H54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E541:Sheet1.E541">SXCS, andauernd exploit</text:p>
              </table:table-cell>
              <table:table-cell office:value-type="string">
                <text:p text:id="Sheet1.F541:Sheet1.F541">SXCS, abwechselnd explore/exploit</text:p>
              </table:table-cell>
              <table:table-cell office:value-type="string">
                <text:p text:id="Sheet1.H541:Sheet1.H541">XCS, andauernd exploit</text:p>
              </table:table-cell>
            </table:table-row>
          </table:table-header-rows>
          <table:table-rows>
            <table:table-row>
              <table:table-cell office:value-type="string">
                <text:p text:id="Sheet1.B542:Sheet1.B552">0.6</text:p>
              </table:table-cell>
              <table:table-cell office:value-type="float" office:value="2.03">
                <text:p text:id="Sheet1.E542:Sheet1.E552">2.03</text:p>
              </table:table-cell>
              <table:table-cell office:value-type="float" office:value="3.11">
                <text:p text:id="Sheet1.F542:Sheet1.F552">3.11</text:p>
              </table:table-cell>
              <table:table-cell office:value-type="float" office:value="0.579999999999998">
                <text:p text:id="Sheet1.H542:Sheet1.H552">0.579999999999998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0.969999999999999">
                <text:p>0.969999999999999</text:p>
              </table:table-cell>
              <table:table-cell office:value-type="float" office:value="3.47">
                <text:p>3.47</text:p>
              </table:table-cell>
              <table:table-cell office:value-type="float" office:value="0.469999999999999">
                <text:p>0.469999999999999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1.21">
                <text:p>1.21</text:p>
              </table:table-cell>
              <table:table-cell office:value-type="float" office:value="3.64">
                <text:p>3.64</text:p>
              </table:table-cell>
              <table:table-cell office:value-type="float" office:value="0.629999999999999">
                <text:p>0.629999999999999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1.62">
                <text:p>1.62</text:p>
              </table:table-cell>
              <table:table-cell office:value-type="float" office:value="3.94">
                <text:p>3.94</text:p>
              </table:table-cell>
              <table:table-cell office:value-type="float" office:value="0.829999999999998">
                <text:p>0.829999999999998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1.3">
                <text:p>1.3</text:p>
              </table:table-cell>
              <table:table-cell office:value-type="float" office:value="4.08">
                <text:p>4.08</text:p>
              </table:table-cell>
              <table:table-cell office:value-type="float" office:value="0.649999999999999">
                <text:p>0.649999999999999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.11">
                <text:p>1.11</text:p>
              </table:table-cell>
              <table:table-cell office:value-type="float" office:value="4.43">
                <text:p>4.4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1.34">
                <text:p>1.34</text:p>
              </table:table-cell>
              <table:table-cell office:value-type="float" office:value="4.45">
                <text:p>4.45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0.649999999999999">
                <text:p>0.649999999999999</text:p>
              </table:table-cell>
              <table:table-cell office:value-type="float" office:value="4.58">
                <text:p>4.5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0.509999999999998">
                <text:p>0.509999999999998</text:p>
              </table:table-cell>
              <table:table-cell office:value-type="float" office:value="4.81">
                <text:p>4.81</text:p>
              </table:table-cell>
              <table:table-cell office:value-type="float" office:value="0.529999999999998">
                <text:p>0.529999999999998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0.0499999999999972">
                <text:p>0.0499999999999972</text:p>
              </table:table-cell>
              <table:table-cell office:value-type="float" office:value="4.57">
                <text:p>4.57</text:p>
              </table:table-cell>
              <table:table-cell office:value-type="float" office:value="0.319999999999997">
                <text:p>0.31999999999999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-1.04">
                <text:p>-1.04</text:p>
              </table:table-cell>
              <table:table-cell office:value-type="float" office:value="3.94">
                <text:p>3.94</text:p>
              </table:table-cell>
              <table:table-cell office:value-type="float" office:value="-0.150000000000002">
                <text:p>-0.150000000000002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509cm" svg:y="2.215cm" chart:style-name="ch2"/>
        <chart:plot-area chart:style-name="ch3" table:cell-range-address="Sheet1.J542:Sheet1.L552 Sheet1.K541:Sheet1.L552 Sheet1.O541:Sheet1.O552 Sheet1.J541:Sheet1.J541" chart:data-source-has-labels="both" svg:x="0.407cm" svg:y="0.14cm" svg:width="10.799cm" svg:height="6.652cm">
          <chart:axis chart:dimension="x" chart:name="primary-x" chart:style-name="ch4">
            <chart:title svg:x="4.703cm" svg:y="6.342cm" chart:style-name="ch5">
              <text:p>tournament factor p</text:p>
            </chart:title>
            <chart:categories table:cell-range-address="Sheet1.J542:Sheet1.J552"/>
          </chart:axis>
          <chart:axis chart:dimension="y" chart:name="primary-y" chart:style-name="ch4">
            <chart:title svg:x="0.313cm" svg:y="4.878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K542:Sheet1.K552" chart:label-cell-address="Sheet1.K541:Sheet1.K541" chart:class="chart:line">
            <chart:data-point chart:repeated="11"/>
          </chart:series>
          <chart:series chart:style-name="ch9" chart:values-cell-range-address="Sheet1.L542:Sheet1.L552" chart:label-cell-address="Sheet1.L541:Sheet1.L541" chart:class="chart:line">
            <chart:data-point chart:repeated="11"/>
          </chart:series>
          <chart:series chart:style-name="ch10" chart:values-cell-range-address="Sheet1.O542:Sheet1.O552" chart:label-cell-address="Sheet1.O541:Sheet1.O54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K541:Sheet1.K541">SXCS, andauernd exploit</text:p>
              </table:table-cell>
              <table:table-cell office:value-type="string">
                <text:p text:id="Sheet1.L541:Sheet1.L541">SXCS, abwechselnd explore/exploit</text:p>
              </table:table-cell>
              <table:table-cell office:value-type="string">
                <text:p text:id="Sheet1.O541:Sheet1.O541">XCS,  andauernd exploit</text:p>
              </table:table-cell>
            </table:table-row>
          </table:table-header-rows>
          <table:table-rows>
            <table:table-row>
              <table:table-cell office:value-type="string">
                <text:p text:id="Sheet1.J542:Sheet1.J552">0.6</text:p>
              </table:table-cell>
              <table:table-cell office:value-type="float" office:value="7.13">
                <text:p text:id="Sheet1.K542:Sheet1.K552">7.13</text:p>
              </table:table-cell>
              <table:table-cell office:value-type="float" office:value="5.53">
                <text:p text:id="Sheet1.L542:Sheet1.L552">5.53</text:p>
              </table:table-cell>
              <table:table-cell office:value-type="float" office:value="4.94">
                <text:p text:id="Sheet1.O542:Sheet1.O552">4.94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8.43">
                <text:p>8.43</text:p>
              </table:table-cell>
              <table:table-cell office:value-type="float" office:value="6.21">
                <text:p>6.21</text:p>
              </table:table-cell>
              <table:table-cell office:value-type="float" office:value="5.74">
                <text:p>5.74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9.28">
                <text:p>9.28</text:p>
              </table:table-cell>
              <table:table-cell office:value-type="float" office:value="6.54">
                <text:p>6.54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9.27">
                <text:p>9.27</text:p>
              </table:table-cell>
              <table:table-cell office:value-type="float" office:value="7.47">
                <text:p>7.47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9.26">
                <text:p>9.26</text:p>
              </table:table-cell>
              <table:table-cell office:value-type="float" office:value="6.82">
                <text:p>6.82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9.87">
                <text:p>9.87</text:p>
              </table:table-cell>
              <table:table-cell office:value-type="float" office:value="6.9">
                <text:p>6.9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9.53">
                <text:p>9.53</text:p>
              </table:table-cell>
              <table:table-cell office:value-type="float" office:value="7.75">
                <text:p>7.75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8.77">
                <text:p>8.77</text:p>
              </table:table-cell>
              <table:table-cell office:value-type="float" office:value="6.79">
                <text:p>6.79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7.69">
                <text:p>7.69</text:p>
              </table:table-cell>
              <table:table-cell office:value-type="float" office:value="6.05">
                <text:p>6.05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6.56">
                <text:p>6.56</text:p>
              </table:table-cell>
              <table:table-cell office:value-type="float" office:value="4.55">
                <text:p>4.55</text:p>
              </table:table-cell>
              <table:table-cell office:value-type="float" office:value="7.11">
                <text:p>7.1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.94">
                <text:p>1.94</text:p>
              </table:table-cell>
              <table:table-cell office:value-type="float" office:value="1.12">
                <text:p>1.12</text:p>
              </table:table-cell>
              <table:table-cell office:value-type="float" office:value="3.18">
                <text:p>3.18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97cm" svg:y="2.4cm" chart:style-name="ch2"/>
        <chart:plot-area chart:style-name="ch3" table:cell-range-address="Sheet1.J542:Sheet1.J552 Sheet1.M541:Sheet1.N552 Sheet1.P541:Sheet1.P552" chart:data-source-has-labels="both" svg:x="0.407cm" svg:y="0.14cm" svg:width="10.587cm" svg:height="6.652cm">
          <chart:axis chart:dimension="x" chart:name="primary-x" chart:style-name="ch4">
            <chart:title svg:x="4.597cm" svg:y="6.342cm" chart:style-name="ch5">
              <text:p>tournament factor p</text:p>
            </chart:title>
            <chart:categories table:cell-range-address="Sheet1.J542:Sheet1.J552"/>
          </chart:axis>
          <chart:axis chart:dimension="y" chart:name="primary-y" chart:style-name="ch4">
            <chart:title svg:x="0.313cm" svg:y="4.878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M542:Sheet1.M552" chart:label-cell-address="Sheet1.M541:Sheet1.M541" chart:class="chart:line">
            <chart:data-point chart:repeated="11"/>
          </chart:series>
          <chart:series chart:style-name="ch9" chart:values-cell-range-address="Sheet1.N542:Sheet1.N552" chart:label-cell-address="Sheet1.N541:Sheet1.N541" chart:class="chart:line">
            <chart:data-point chart:repeated="11"/>
          </chart:series>
          <chart:series chart:style-name="ch10" chart:values-cell-range-address="Sheet1.P542:Sheet1.P552" chart:label-cell-address="Sheet1.P541:Sheet1.P54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M541:Sheet1.M541">SXCS, andauernd exploit</text:p>
              </table:table-cell>
              <table:table-cell office:value-type="string">
                <text:p text:id="Sheet1.N541:Sheet1.N541">SXCS, abwechselnd explore/exploit</text:p>
              </table:table-cell>
              <table:table-cell office:value-type="string">
                <text:p text:id="Sheet1.P541:Sheet1.P541">XCS, andauernd exploit</text:p>
              </table:table-cell>
            </table:table-row>
          </table:table-header-rows>
          <table:table-rows>
            <table:table-row>
              <table:table-cell office:value-type="string">
                <text:p text:id="Sheet1.J542:Sheet1.J552">0.6</text:p>
              </table:table-cell>
              <table:table-cell office:value-type="float" office:value="3.42">
                <text:p text:id="Sheet1.M542:Sheet1.M552">3.42</text:p>
              </table:table-cell>
              <table:table-cell office:value-type="float" office:value="2.53">
                <text:p text:id="Sheet1.N542:Sheet1.N552">2.53</text:p>
              </table:table-cell>
              <table:table-cell office:value-type="float" office:value="2.53">
                <text:p text:id="Sheet1.P542:Sheet1.P552">2.53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3.89">
                <text:p>3.89</text:p>
              </table:table-cell>
              <table:table-cell office:value-type="float" office:value="2.97">
                <text:p>2.97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4.04">
                <text:p>4.04</text:p>
              </table:table-cell>
              <table:table-cell office:value-type="float" office:value="3.16">
                <text:p>3.16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4.61">
                <text:p>4.61</text:p>
              </table:table-cell>
              <table:table-cell office:value-type="float" office:value="3.12">
                <text:p>3.12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5.01">
                <text:p>5.01</text:p>
              </table:table-cell>
              <table:table-cell office:value-type="float" office:value="3.41">
                <text:p>3.41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4.67">
                <text:p>4.67</text:p>
              </table:table-cell>
              <table:table-cell office:value-type="float" office:value="3.56">
                <text:p>3.56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4.68">
                <text:p>4.68</text:p>
              </table:table-cell>
              <table:table-cell office:value-type="float" office:value="3.08">
                <text:p>3.08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4.32">
                <text:p>4.32</text:p>
              </table:table-cell>
              <table:table-cell office:value-type="float" office:value="3.11">
                <text:p>3.11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4.6">
                <text:p>4.6</text:p>
              </table:table-cell>
              <table:table-cell office:value-type="float" office:value="3.12">
                <text:p>3.12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3.47">
                <text:p>3.47</text:p>
              </table:table-cell>
              <table:table-cell office:value-type="float" office:value="2.2">
                <text:p>2.2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.07">
                <text:p>2.07</text:p>
              </table:table-cell>
              <table:table-cell office:value-type="float" office:value="0.210000000000001">
                <text:p>0.210000000000001</text:p>
              </table:table-cell>
              <table:table-cell office:value-type="float" office:value="5.52">
                <text:p>5.52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826cm" svg:y="3.012cm" chart:style-name="ch2"/>
        <chart:plot-area chart:style-name="ch3" table:cell-range-address="Sheet1.B604:Sheet1.B613 Sheet1.Z603:Sheet1.Z613" chart:data-source-has-labels="both" svg:x="0.407cm" svg:y="0.14cm" svg:width="11.116cm" svg:height="6.652cm">
          <chart:axis chart:dimension="x" chart:name="primary-x" chart:style-name="ch4">
            <chart:title svg:x="4.842cm" svg:y="6.341cm" chart:style-name="ch5">
              <text:p>Anzahl Experimente</text:p>
            </chart:title>
            <chart:categories table:cell-range-address="Sheet1.B604:Sheet1.B613"/>
          </chart:axis>
          <chart:axis chart:dimension="y" chart:name="primary-y" chart:style-name="ch4">
            <chart:title svg:x="0.312cm" svg:y="4.151cm" chart:style-name="ch6">
              <text:p>Varianz (in %)</text:p>
            </chart:title>
            <chart:grid chart:style-name="ch7" chart:class="major"/>
          </chart:axis>
          <chart:series chart:style-name="ch8" chart:values-cell-range-address="Sheet1.Z604:Sheet1.Z613" chart:label-cell-address="Sheet1.Z603:Sheet1.Z603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Z603:Sheet1.Z603">Sich zufällig bewegende Agenten</text:p>
              </table:table-cell>
            </table:table-row>
          </table:table-header-rows>
          <table:table-rows>
            <table:table-row>
              <table:table-cell office:value-type="string">
                <text:p text:id="Sheet1.B604:Sheet1.B613">1</text:p>
              </table:table-cell>
              <table:table-cell office:value-type="float" office:value="12.33184">
                <text:p text:id="Sheet1.Z604:Sheet1.Z613">12.331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60580999999999">
                <text:p>7.60580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8905">
                <text:p>1.48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6521">
                <text:p>3.265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46544">
                <text:p>5.465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9381">
                <text:p>1.39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498">
                <text:p>2.14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25160000000002">
                <text:p>0.52516000000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069">
                <text:p>0.60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4090000000001">
                <text:p>0.764090000000001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535cm" svg:y="2.187cm" chart:style-name="ch2"/>
        <chart:plot-area chart:style-name="ch3" table:cell-range-address="Sheet1.B638:Sheet1.F651" chart:data-source-has-labels="both" svg:x="0.407cm" svg:y="0.14cm" svg:width="10.825cm" svg:height="6.652cm">
          <chart:axis chart:dimension="x" chart:name="primary-x" chart:style-name="ch4">
            <chart:title svg:x="5.153cm" svg:y="6.34cm" chart:style-name="ch5">
              <text:p>Lernrate beta</text:p>
            </chart:title>
            <chart:categories table:cell-range-address="Sheet1.B639:Sheet1.B651"/>
          </chart:axis>
          <chart:axis chart:dimension="y" chart:name="primary-y" chart:style-name="ch4">
            <chart:title svg:x="0.311cm" svg:y="4.88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C639:Sheet1.C651" chart:label-cell-address="Sheet1.C638:Sheet1.C638" chart:class="chart:line">
            <chart:data-point chart:repeated="13"/>
          </chart:series>
          <chart:series chart:style-name="ch9" chart:values-cell-range-address="Sheet1.D639:Sheet1.D651" chart:label-cell-address="Sheet1.D638:Sheet1.D638" chart:class="chart:line">
            <chart:data-point chart:repeated="13"/>
          </chart:series>
          <chart:series chart:style-name="ch10" chart:values-cell-range-address="Sheet1.E639:Sheet1.E651" chart:label-cell-address="Sheet1.E638:Sheet1.E638" chart:class="chart:line">
            <chart:data-point chart:repeated="13"/>
          </chart:series>
          <chart:series chart:style-name="ch11" chart:values-cell-range-address="Sheet1.F639:Sheet1.F651" chart:label-cell-address="Sheet1.F638:Sheet1.F638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638:Sheet1.C638">SXCS, intelligent</text:p>
              </table:table-cell>
              <table:table-cell office:value-type="string">
                <text:p text:id="Sheet1.D638:Sheet1.D638">SXCS, einfache Richtungsänderung</text:p>
              </table:table-cell>
              <table:table-cell office:value-type="string">
                <text:p text:id="Sheet1.E638:Sheet1.E638">XCS, einfache Richtungsänderung</text:p>
              </table:table-cell>
              <table:table-cell office:value-type="string">
                <text:p text:id="Sheet1.F638:Sheet1.F638">XCS, intelligent</text:p>
              </table:table-cell>
            </table:table-row>
          </table:table-header-rows>
          <table:table-rows>
            <table:table-row>
              <table:table-cell office:value-type="string">
                <text:p text:id="Sheet1.B639:Sheet1.B651">0.00001</text:p>
              </table:table-cell>
              <table:table-cell office:value-type="float" office:value="7.81">
                <text:p text:id="Sheet1.C639:Sheet1.C651">7.81</text:p>
              </table:table-cell>
              <table:table-cell office:value-type="float" office:value="6.14">
                <text:p text:id="Sheet1.D639:Sheet1.D651">6.14</text:p>
              </table:table-cell>
              <table:table-cell office:value-type="float" office:value="2.72">
                <text:p text:id="Sheet1.E639:Sheet1.E651">2.72</text:p>
              </table:table-cell>
              <table:table-cell office:value-type="float" office:value="7.85">
                <text:p text:id="Sheet1.F639:Sheet1.F651">7.85</text:p>
              </table:table-cell>
            </table:table-row>
            <table:table-row>
              <table:table-cell office:value-type="string">
                <text:p>0.00005</text:p>
              </table:table-cell>
              <table:table-cell office:value-type="float" office:value="8.13">
                <text:p>8.13</text:p>
              </table:table-cell>
              <table:table-cell office:value-type="float" office:value="6.46">
                <text:p>6.46</text:p>
              </table:table-cell>
              <table:table-cell office:value-type="float" office:value="3.26">
                <text:p>3.26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0.0001</text:p>
              </table:table-cell>
              <table:table-cell office:value-type="float" office:value="7.63">
                <text:p>7.63</text:p>
              </table:table-cell>
              <table:table-cell office:value-type="float" office:value="6.11">
                <text:p>6.11</text:p>
              </table:table-cell>
              <table:table-cell office:value-type="float" office:value="3.3">
                <text:p>3.3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string">
                <text:p>0.0005</text:p>
              </table:table-cell>
              <table:table-cell office:value-type="float" office:value="8.08">
                <text:p>8.08</text:p>
              </table:table-cell>
              <table:table-cell office:value-type="float" office:value="6.65">
                <text:p>6.65</text:p>
              </table:table-cell>
              <table:table-cell office:value-type="float" office:value="3.35">
                <text:p>3.35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8.43">
                <text:p>8.43</text:p>
              </table:table-cell>
              <table:table-cell office:value-type="float" office:value="6.29">
                <text:p>6.29</text:p>
              </table:table-cell>
              <table:table-cell office:value-type="float" office:value="2.82">
                <text:p>2.82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9.46">
                <text:p>9.46</text:p>
              </table:table-cell>
              <table:table-cell office:value-type="float" office:value="6.61">
                <text:p>6.61</text:p>
              </table:table-cell>
              <table:table-cell office:value-type="float" office:value="2.86">
                <text:p>2.86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9.59">
                <text:p>9.59</text:p>
              </table:table-cell>
              <table:table-cell office:value-type="float" office:value="6.74">
                <text:p>6.74</text:p>
              </table:table-cell>
              <table:table-cell office:value-type="float" office:value="3.39">
                <text:p>3.39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8.82">
                <text:p>8.82</text:p>
              </table:table-cell>
              <table:table-cell office:value-type="float" office:value="6.94">
                <text:p>6.94</text:p>
              </table:table-cell>
              <table:table-cell office:value-type="float" office:value="2.5">
                <text:p>2.5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9.12">
                <text:p>9.12</text:p>
              </table:table-cell>
              <table:table-cell office:value-type="float" office:value="6.06">
                <text:p>6.06</text:p>
              </table:table-cell>
              <table:table-cell office:value-type="float" office:value="2.34">
                <text:p>2.34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8.96">
                <text:p>8.96</text:p>
              </table:table-cell>
              <table:table-cell office:value-type="float" office:value="5.28">
                <text:p>5.28</text:p>
              </table:table-cell>
              <table:table-cell office:value-type="float" office:value="1.69">
                <text:p>1.69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8.06">
                <text:p>8.06</text:p>
              </table:table-cell>
              <table:table-cell office:value-type="float" office:value="5.14">
                <text:p>5.14</text:p>
              </table:table-cell>
              <table:table-cell office:value-type="float" office:value="0.25">
                <text:p>0.25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7.42">
                <text:p>7.42</text:p>
              </table:table-cell>
              <table:table-cell office:value-type="float" office:value="4.74">
                <text:p>4.74</text:p>
              </table:table-cell>
              <table:table-cell office:value-type="float" office:value="-1.13">
                <text:p>-1.13</text:p>
              </table:table-cell>
              <table:table-cell office:value-type="float" office:value="5.71">
                <text:p>5.71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6.46">
                <text:p>6.46</text:p>
              </table:table-cell>
              <table:table-cell office:value-type="float" office:value="3.53">
                <text:p>3.53</text:p>
              </table:table-cell>
              <table:table-cell office:value-type="float" office:value="-2.6">
                <text:p>-2.6</text:p>
              </table:table-cell>
              <table:table-cell office:value-type="float" office:value="4.58">
                <text:p>4.58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6.986cm" chart:class="chart:line" chart:style-name="ch1">
        <chart:legend chart:legend-position="end" svg:x="11.509cm" svg:y="2.388cm" chart:style-name="ch2"/>
        <chart:plot-area chart:style-name="ch3" table:cell-range-address="Sheet1.B670:Sheet1.E683" chart:data-source-has-labels="both" svg:x="0.407cm" svg:y="0.139cm" svg:width="10.799cm" svg:height="6.631cm">
          <chart:axis chart:dimension="x" chart:name="primary-x" chart:style-name="ch4">
            <chart:title svg:x="5.14cm" svg:y="6.316cm" chart:style-name="ch5">
              <text:p>Lernrate beta</text:p>
            </chart:title>
            <chart:categories table:cell-range-address="Sheet1.B671:Sheet1.B683"/>
          </chart:axis>
          <chart:axis chart:dimension="y" chart:name="primary-y" chart:style-name="ch4">
            <chart:title svg:x="0.31cm" svg:y="4.87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C671:Sheet1.C683" chart:label-cell-address="Sheet1.C670:Sheet1.C670" chart:class="chart:line">
            <chart:data-point chart:repeated="13"/>
          </chart:series>
          <chart:series chart:style-name="ch9" chart:values-cell-range-address="Sheet1.D671:Sheet1.D683" chart:label-cell-address="Sheet1.D670:Sheet1.D670" chart:class="chart:line">
            <chart:data-point chart:repeated="13"/>
          </chart:series>
          <chart:series chart:style-name="ch10" chart:values-cell-range-address="Sheet1.E671:Sheet1.E683" chart:label-cell-address="Sheet1.E670:Sheet1.E670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670:Sheet1.C670">SXCS, andauernd exploit</text:p>
              </table:table-cell>
              <table:table-cell office:value-type="string">
                <text:p text:id="Sheet1.D670:Sheet1.D670">SXCS, abwechselnd explore/exploit</text:p>
              </table:table-cell>
              <table:table-cell office:value-type="string">
                <text:p text:id="Sheet1.E670:Sheet1.E670">XCS</text:p>
              </table:table-cell>
            </table:table-row>
          </table:table-header-rows>
          <table:table-rows>
            <table:table-row>
              <table:table-cell office:value-type="string">
                <text:p text:id="Sheet1.B671:Sheet1.B683">0.00001</text:p>
              </table:table-cell>
              <table:table-cell office:value-type="float" office:value="1.01">
                <text:p text:id="Sheet1.C671:Sheet1.C683">1.01</text:p>
              </table:table-cell>
              <table:table-cell office:value-type="float" office:value="0.149999999999999">
                <text:p text:id="Sheet1.D671:Sheet1.D683">0.149999999999999</text:p>
              </table:table-cell>
              <table:table-cell office:value-type="float" office:value="0.899999999999999">
                <text:p text:id="Sheet1.E671:Sheet1.E683">0.899999999999999</text:p>
              </table:table-cell>
            </table:table-row>
            <table:table-row>
              <table:table-cell office:value-type="string">
                <text:p>0.00005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0.989999999999998">
                <text:p>0.989999999999998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0.0001</text:p>
              </table:table-cell>
              <table:table-cell office:value-type="float" office:value="2.5">
                <text:p>2.5</text:p>
              </table:table-cell>
              <table:table-cell office:value-type="float" office:value="0.0500000000000007">
                <text:p>0.05000000000000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0.0005</text:p>
              </table:table-cell>
              <table:table-cell office:value-type="float" office:value="2.02">
                <text:p>2.02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0.800000000000001">
                <text:p>0.800000000000001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0.0500000000000007">
                <text:p>0.0500000000000007</text:p>
              </table:table-cell>
              <table:table-cell office:value-type="float" office:value="0.77">
                <text:p>0.77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.93">
                <text:p>1.93</text:p>
              </table:table-cell>
              <table:table-cell office:value-type="float" office:value="1.12">
                <text:p>1.12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3.7">
                <text:p>3.7</text:p>
              </table:table-cell>
              <table:table-cell office:value-type="float" office:value="3.1">
                <text:p>3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8.18">
                <text:p>8.18</text:p>
              </table:table-cell>
              <table:table-cell office:value-type="float" office:value="5.3">
                <text:p>5.3</text:p>
              </table:table-cell>
              <table:table-cell office:value-type="float" office:value="-1.92">
                <text:p>-1.92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9.01">
                <text:p>9.01</text:p>
              </table:table-cell>
              <table:table-cell office:value-type="float" office:value="6.45">
                <text:p>6.45</text:p>
              </table:table-cell>
              <table:table-cell office:value-type="float" office:value="0.690000000000001">
                <text:p>0.690000000000001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8.69">
                <text:p>8.69</text:p>
              </table:table-cell>
              <table:table-cell office:value-type="float" office:value="6.2">
                <text:p>6.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7.22">
                <text:p>7.22</text:p>
              </table:table-cell>
              <table:table-cell office:value-type="float" office:value="4.96">
                <text:p>4.96</text:p>
              </table:table-cell>
              <table:table-cell office:value-type="float" office:value="-2.28">
                <text:p>-2.28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6.73">
                <text:p>6.73</text:p>
              </table:table-cell>
              <table:table-cell office:value-type="float" office:value="5.55">
                <text:p>5.55</text:p>
              </table:table-cell>
              <table:table-cell office:value-type="float" office:value="-3.8">
                <text:p>-3.8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7.96">
                <text:p>7.96</text:p>
              </table:table-cell>
              <table:table-cell office:value-type="float" office:value="5.78">
                <text:p>5.78</text:p>
              </table:table-cell>
              <table:table-cell office:value-type="float" office:value="-4.73">
                <text:p>-4.73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403cm" svg:y="1.447cm" chart:style-name="ch2"/>
        <chart:plot-area chart:style-name="ch3" table:cell-range-address="Sheet1.B705:Sheet1.F722" chart:data-source-has-labels="both" svg:x="0.407cm" svg:y="0.14cm" svg:width="10.693cm" svg:height="6.652cm">
          <chart:axis chart:dimension="x" chart:name="primary-x" chart:style-name="ch4">
            <chart:title svg:x="4.68cm" svg:y="6.337cm" chart:style-name="ch5">
              <text:p>prediction discount</text:p>
            </chart:title>
            <chart:categories table:cell-range-address="Sheet1.B706:Sheet1.B722"/>
          </chart:axis>
          <chart:axis chart:dimension="y" chart:name="primary-y" chart:style-name="ch4">
            <chart:title svg:x="0.308cm" svg:y="4.883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C706:Sheet1.C722" chart:label-cell-address="Sheet1.C705:Sheet1.C705" chart:class="chart:line">
            <chart:data-point chart:repeated="17"/>
          </chart:series>
          <chart:series chart:style-name="ch9" chart:values-cell-range-address="Sheet1.D706:Sheet1.D722" chart:label-cell-address="Sheet1.D705:Sheet1.D705" chart:class="chart:line">
            <chart:data-point chart:repeated="17"/>
          </chart:series>
          <chart:series chart:style-name="ch10" chart:values-cell-range-address="Sheet1.E706:Sheet1.E722" chart:label-cell-address="Sheet1.E705:Sheet1.E705" chart:class="chart:line">
            <chart:data-point chart:repeated="17"/>
          </chart:series>
          <chart:series chart:style-name="ch11" chart:values-cell-range-address="Sheet1.F706:Sheet1.F722" chart:label-cell-address="Sheet1.F705:Sheet1.F705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705:Sheet1.C705">Intelligent, Geschwindigkeit 2</text:p>
              </table:table-cell>
              <table:table-cell office:value-type="string">
                <text:p text:id="Sheet1.D705:Sheet1.D705">Intelligent, Geschwindigkeit 1</text:p>
              </table:table-cell>
              <table:table-cell office:value-type="string">
                <text:p text:id="Sheet1.E705:Sheet1.E705">einfache Richtungsänderung, Geschwindigkeit 1</text:p>
              </table:table-cell>
              <table:table-cell office:value-type="string">
                <text:p text:id="Sheet1.F705:Sheet1.F705">einfache Richtungsänderung, Geschwindigkeit 2</text:p>
              </table:table-cell>
            </table:table-row>
          </table:table-header-rows>
          <table:table-rows>
            <table:table-row>
              <table:table-cell office:value-type="string">
                <text:p text:id="Sheet1.B706:Sheet1.B722">0</text:p>
              </table:table-cell>
              <table:table-cell office:value-type="float" office:value="4.55">
                <text:p text:id="Sheet1.C706:Sheet1.C722">4.55</text:p>
              </table:table-cell>
              <table:table-cell office:value-type="float" office:value="8.18">
                <text:p text:id="Sheet1.D706:Sheet1.D722">8.18</text:p>
              </table:table-cell>
              <table:table-cell office:value-type="float" office:value="3.16">
                <text:p text:id="Sheet1.E706:Sheet1.E722">3.16</text:p>
              </table:table-cell>
              <table:table-cell office:value-type="float" office:value="-0.0500000000000007">
                <text:p text:id="Sheet1.F706:Sheet1.F722">-0.0500000000000007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4.32">
                <text:p>4.32</text:p>
              </table:table-cell>
              <table:table-cell office:value-type="float" office:value="9.04">
                <text:p>9.04</text:p>
              </table:table-cell>
              <table:table-cell office:value-type="float" office:value="2.99">
                <text:p>2.9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4.46">
                <text:p>4.46</text:p>
              </table:table-cell>
              <table:table-cell office:value-type="float" office:value="8.72">
                <text:p>8.72</text:p>
              </table:table-cell>
              <table:table-cell office:value-type="float" office:value="3.05">
                <text:p>3.05</text:p>
              </table:table-cell>
              <table:table-cell office:value-type="float" office:value="0.449999999999999">
                <text:p>0.449999999999999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4.63">
                <text:p>4.63</text:p>
              </table:table-cell>
              <table:table-cell office:value-type="float" office:value="8.74">
                <text:p>8.74</text:p>
              </table:table-cell>
              <table:table-cell office:value-type="float" office:value="3.45">
                <text:p>3.45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4.65">
                <text:p>4.65</text:p>
              </table:table-cell>
              <table:table-cell office:value-type="float" office:value="8.57">
                <text:p>8.57</text:p>
              </table:table-cell>
              <table:table-cell office:value-type="float" office:value="2.85">
                <text:p>2.85</text:p>
              </table:table-cell>
              <table:table-cell office:value-type="float" office:value="0.0500000000000007">
                <text:p>0.0500000000000007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4.84">
                <text:p>4.84</text:p>
              </table:table-cell>
              <table:table-cell office:value-type="float" office:value="8.85">
                <text:p>8.85</text:p>
              </table:table-cell>
              <table:table-cell office:value-type="float" office:value="2.87">
                <text:p>2.87</text:p>
              </table:table-cell>
              <table:table-cell office:value-type="float" office:value="0.109999999999999">
                <text:p>0.109999999999999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4.43">
                <text:p>4.43</text:p>
              </table:table-cell>
              <table:table-cell office:value-type="float" office:value="8.74">
                <text:p>8.74</text:p>
              </table:table-cell>
              <table:table-cell office:value-type="float" office:value="2.55">
                <text:p>2.55</text:p>
              </table:table-cell>
              <table:table-cell office:value-type="float" office:value="0.469999999999999">
                <text:p>0.469999999999999</text:p>
              </table:table-cell>
            </table:table-row>
            <table:table-row>
              <table:table-cell office:value-type="string">
                <text:p>0.65</text:p>
              </table:table-cell>
              <table:table-cell office:value-type="float" office:value="4.62">
                <text:p>4.62</text:p>
              </table:table-cell>
              <table:table-cell office:value-type="float" office:value="8.77">
                <text:p>8.77</text:p>
              </table:table-cell>
              <table:table-cell office:value-type="float" office:value="2.79">
                <text:p>2.79</text:p>
              </table:table-cell>
              <table:table-cell office:value-type="float" office:value="0.0399999999999991">
                <text:p>0.0399999999999991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4.58">
                <text:p>4.58</text:p>
              </table:table-cell>
              <table:table-cell office:value-type="float" office:value="8.81">
                <text:p>8.81</text:p>
              </table:table-cell>
              <table:table-cell office:value-type="float" office:value="3.43">
                <text:p>3.4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0.71</text:p>
              </table:table-cell>
              <table:table-cell office:value-type="float" office:value="4.62">
                <text:p>4.62</text:p>
              </table:table-cell>
              <table:table-cell office:value-type="float" office:value="9.21">
                <text:p>9.21</text:p>
              </table:table-cell>
              <table:table-cell office:value-type="float" office:value="2.51">
                <text:p>2.5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4.6">
                <text:p>4.6</text:p>
              </table:table-cell>
              <table:table-cell office:value-type="float" office:value="9.07">
                <text:p>9.07</text:p>
              </table:table-cell>
              <table:table-cell office:value-type="float" office:value="3.4">
                <text:p>3.4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4.37">
                <text:p>4.37</text:p>
              </table:table-cell>
              <table:table-cell office:value-type="float" office:value="8.49">
                <text:p>8.49</text:p>
              </table:table-cell>
              <table:table-cell office:value-type="float" office:value="3.3">
                <text:p>3.3</text:p>
              </table:table-cell>
              <table:table-cell office:value-type="float" office:value="0.609999999999999">
                <text:p>0.609999999999999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4.66">
                <text:p>4.66</text:p>
              </table:table-cell>
              <table:table-cell office:value-type="float" office:value="8.51">
                <text:p>8.51</text:p>
              </table:table-cell>
              <table:table-cell office:value-type="float" office:value="3.14">
                <text:p>3.14</text:p>
              </table:table-cell>
              <table:table-cell office:value-type="float" office:value="0.600000000000001">
                <text:p>0.600000000000001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4.21">
                <text:p>4.21</text:p>
              </table:table-cell>
              <table:table-cell office:value-type="float" office:value="9.03">
                <text:p>9.03</text:p>
              </table:table-cell>
              <table:table-cell office:value-type="float" office:value="2.64">
                <text:p>2.6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4.2">
                <text:p>4.2</text:p>
              </table:table-cell>
              <table:table-cell office:value-type="float" office:value="8.92">
                <text:p>8.92</text:p>
              </table:table-cell>
              <table:table-cell office:value-type="float" office:value="3.48">
                <text:p>3.48</text:p>
              </table:table-cell>
              <table:table-cell office:value-type="float" office:value="0.210000000000001">
                <text:p>0.210000000000001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4.84">
                <text:p>4.84</text:p>
              </table:table-cell>
              <table:table-cell office:value-type="float" office:value="8.78">
                <text:p>8.78</text:p>
              </table:table-cell>
              <table:table-cell office:value-type="float" office:value="3.2">
                <text:p>3.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4.77">
                <text:p>4.77</text:p>
              </table:table-cell>
              <table:table-cell office:value-type="float" office:value="7.45">
                <text:p>7.45</text:p>
              </table:table-cell>
              <table:table-cell office:value-type="float" office:value="3.57">
                <text:p>3.57</text:p>
              </table:table-cell>
              <table:table-cell office:value-type="float" office:value="0.620000000000001">
                <text:p>0.620000000000001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8cm" svg:y="2.984cm" chart:style-name="ch2"/>
        <chart:plot-area chart:style-name="ch3" table:cell-range-address="Sheet1.B318:Sheet1.D325" chart:data-source-has-labels="both" svg:x="0.407cm" svg:y="0.14cm" svg:width="11.09cm" svg:height="6.652cm">
          <chart:axis chart:dimension="x" chart:name="primary-x" chart:style-name="ch4">
            <chart:title svg:x="5.02cm" svg:y="6.337cm" chart:style-name="ch5">
              <text:p>Anzahl Probleme</text:p>
            </chart:title>
            <chart:categories table:cell-range-address="Sheet1.B319:Sheet1.B325"/>
          </chart:axis>
          <chart:axis chart:dimension="y" chart:name="primary-y" chart:style-name="ch4">
            <chart:title svg:x="0.308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319:Sheet1.C325" chart:label-cell-address="Sheet1.C318:Sheet1.C318" chart:class="chart:line">
            <chart:data-point chart:repeated="7"/>
          </chart:series>
          <chart:series chart:style-name="ch9" chart:values-cell-range-address="Sheet1.D319:Sheet1.D325" chart:label-cell-address="Sheet1.D318:Sheet1.D318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18:Sheet1.C318">Intelligente Heuristik</text:p>
              </table:table-cell>
              <table:table-cell office:value-type="string">
                <text:p text:id="Sheet1.D318:Sheet1.D318">SXCS</text:p>
              </table:table-cell>
            </table:table-row>
          </table:table-header-rows>
          <table:table-rows>
            <table:table-row>
              <table:table-cell office:value-type="string">
                <text:p text:id="Sheet1.B319:Sheet1.B325">1</text:p>
              </table:table-cell>
              <table:table-cell office:value-type="float" office:value="54.21">
                <text:p text:id="Sheet1.C319:Sheet1.C325">54.21</text:p>
              </table:table-cell>
              <table:table-cell office:value-type="float" office:value="24.54">
                <text:p text:id="Sheet1.D319:Sheet1.D325">24.5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.21">
                <text:p>48.21</text:p>
              </table:table-cell>
              <table:table-cell office:value-type="float" office:value="25.86">
                <text:p>25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.2">
                <text:p>42.2</text:p>
              </table:table-cell>
              <table:table-cell office:value-type="float" office:value="23.83">
                <text:p>23.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.79">
                <text:p>31.79</text:p>
              </table:table-cell>
              <table:table-cell office:value-type="float" office:value="22.23">
                <text:p>22.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8">
                <text:p>13.8</text:p>
              </table:table-cell>
              <table:table-cell office:value-type="float" office:value="17.87">
                <text:p>17.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51">
                <text:p>2.51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1">
                <text:p>0.11</text:p>
              </table:table-cell>
              <table:table-cell office:value-type="float" office:value="1.69">
                <text:p>1.69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scatter" chart:style-name="ch1">
        <chart:legend chart:legend-position="end" svg:x="11.35cm" svg:y="1.788cm" chart:style-name="ch2"/>
        <chart:plot-area chart:style-name="ch3" table:cell-range-address="Sheet1.A744:Sheet1.A770 Sheet1.C744:Sheet1.D746 Sheet1.B744:Sheet1.B744 Sheet1.B753:Sheet1.B753 Sheet1.D753:Sheet1.D755 Sheet1.B762:Sheet1.B762 Sheet1.D762:Sheet1.D770 Sheet1.B765:Sheet1.B765 Sheet1.B768:Sheet1.B768" chart:data-source-has-labels="both" svg:x="0.407cm" svg:y="0.14cm" svg:width="10.64cm" svg:height="6.652cm">
          <chart:axis chart:dimension="x" chart:name="primary-x" chart:style-name="ch4">
            <chart:title svg:x="4.758cm" svg:y="6.336cm" chart:style-name="ch5">
              <text:p>Abdeckung (in %)</text:p>
            </chart:title>
            <chart:categories table:cell-range-address="Sheet1.A744:Sheet1.A770"/>
          </chart:axis>
          <chart:axis chart:dimension="y" chart:name="primary-y" chart:style-name="ch4">
            <chart:title svg:x="0.307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D744:Sheet1.D746" chart:label-cell-address="Sheet1.B744:Sheet1.B744" chart:class="chart:scatter">
            <chart:domain table:cell-range-address="Sheet1.C744:Sheet1.C746"/>
            <chart:data-point chart:repeated="3"/>
          </chart:series>
          <chart:series chart:style-name="ch9" chart:values-cell-range-address="Sheet1.D753:Sheet1.D755" chart:label-cell-address="Sheet1.B753:Sheet1.B753" chart:class="chart:scatter">
            <chart:domain table:cell-range-address="Sheet1.C753:Sheet1.C755"/>
            <chart:data-point chart:repeated="3"/>
          </chart:series>
          <chart:series chart:style-name="ch10" chart:values-cell-range-address="Sheet1.D762:Sheet1.D764" chart:label-cell-address="Sheet1.B762:Sheet1.B762" chart:class="chart:scatter">
            <chart:domain table:cell-range-address="Sheet1.C762:Sheet1.C764"/>
            <chart:data-point chart:repeated="3"/>
          </chart:series>
          <chart:series chart:style-name="ch11" chart:values-cell-range-address="Sheet1.D765:Sheet1.D767" chart:label-cell-address="Sheet1.B765:Sheet1.B765" chart:class="chart:scatter">
            <chart:domain table:cell-range-address="Sheet1.C765:Sheet1.C767"/>
            <chart:data-point chart:repeated="3"/>
          </chart:series>
          <chart:series chart:style-name="ch12" chart:values-cell-range-address="Sheet1.D768:Sheet1.D770" chart:label-cell-address="Sheet1.B768:Sheet1.B768" chart:class="chart:scatter">
            <chart:domain table:cell-range-address="Sheet1.C768:Sheet1.C770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 text:id="Sheet1.B744:Sheet1.B744">Leeres Szenario</text:p>
              </table:table-cell>
              <table:table-cell office:value-type="string">
                <text:p>Column C</text:p>
              </table:table-cell>
              <table:table-cell office:value-type="string">
                <text:p text:id="Sheet1.B753:Sheet1.B753">Säulenszenario</text:p>
              </table:table-cell>
              <table:table-cell office:value-type="string">
                <text:p>Column C</text:p>
              </table:table-cell>
              <table:table-cell office:value-type="string">
                <text:p text:id="Sheet1.B762:Sheet1.B762">Szenario mit Hindernissen, h = 0,2; p = 0,99</text:p>
              </table:table-cell>
              <table:table-cell office:value-type="string">
                <text:p>Column C</text:p>
              </table:table-cell>
              <table:table-cell office:value-type="string">
                <text:p text:id="Sheet1.B765:Sheet1.B765">Szenario mit Hindernissen, h = 0,1; p = 0,99</text:p>
              </table:table-cell>
              <table:table-cell office:value-type="string">
                <text:p>Column C</text:p>
              </table:table-cell>
              <table:table-cell office:value-type="string">
                <text:p text:id="Sheet1.B768:Sheet1.B768">Szenario mit Hindernissen, h = 0,1; p = 0,5</text:p>
              </table:table-cell>
            </table:table-row>
          </table:table-header-rows>
          <table:table-rows>
            <table:table-row>
              <table:table-cell office:value-type="string">
                <text:p text:id="Sheet1.A744:Sheet1.A770">Qualität/Ausbreitung</text:p>
              </table:table-cell>
              <table:table-cell office:value-type="float" office:value="73.78">
                <text:p text:id="Sheet1.C744:Sheet1.C746">73.78</text:p>
              </table:table-cell>
              <table:table-cell office:value-type="float" office:value="32.36">
                <text:p text:id="Sheet1.D744:Sheet1.D746">32.36</text:p>
              </table:table-cell>
              <table:table-cell office:value-type="float" office:value="72.11">
                <text:p text:id="Sheet1.C753:Sheet1.C755">72.11</text:p>
              </table:table-cell>
              <table:table-cell office:value-type="float" office:value="32.13">
                <text:p text:id="Sheet1.D753:Sheet1.D755">32.13</text:p>
              </table:table-cell>
              <table:table-cell office:value-type="float" office:value="62.5">
                <text:p text:id="Sheet1.C762:Sheet1.C764">62.5</text:p>
              </table:table-cell>
              <table:table-cell office:value-type="float" office:value="34.54">
                <text:p text:id="Sheet1.D762:Sheet1.D764">34.54</text:p>
              </table:table-cell>
              <table:table-cell office:value-type="float" office:value="68.33">
                <text:p text:id="Sheet1.C765:Sheet1.C767">68.33</text:p>
              </table:table-cell>
              <table:table-cell office:value-type="float" office:value="32.81">
                <text:p text:id="Sheet1.D765:Sheet1.D767">32.81</text:p>
              </table:table-cell>
              <table:table-cell office:value-type="float" office:value="66.01">
                <text:p text:id="Sheet1.C768:Sheet1.C770">66.01</text:p>
              </table:table-cell>
              <table:table-cell office:value-type="float" office:value="32.03">
                <text:p text:id="Sheet1.D768:Sheet1.D770">32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22">
                <text:p>73.22</text:p>
              </table:table-cell>
              <table:table-cell office:value-type="float" office:value="32.1">
                <text:p>32.1</text:p>
              </table:table-cell>
              <table:table-cell office:value-type="float" office:value="71.7">
                <text:p>71.7</text:p>
              </table:table-cell>
              <table:table-cell office:value-type="float" office:value="31.99">
                <text:p>31.99</text:p>
              </table:table-cell>
              <table:table-cell office:value-type="float" office:value="63.02">
                <text:p>63.02</text:p>
              </table:table-cell>
              <table:table-cell office:value-type="float" office:value="34.48">
                <text:p>34.48</text:p>
              </table:table-cell>
              <table:table-cell office:value-type="float" office:value="68.49">
                <text:p>68.49</text:p>
              </table:table-cell>
              <table:table-cell office:value-type="float" office:value="33.36">
                <text:p>33.36</text:p>
              </table:table-cell>
              <table:table-cell office:value-type="float" office:value="66.52">
                <text:p>66.52</text:p>
              </table:table-cell>
              <table:table-cell office:value-type="float" office:value="32.38">
                <text:p>32.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.26">
                <text:p>81.26</text:p>
              </table:table-cell>
              <table:table-cell office:value-type="float" office:value="35.91">
                <text:p>35.91</text:p>
              </table:table-cell>
              <table:table-cell office:value-type="float" office:value="79.61">
                <text:p>79.61</text:p>
              </table:table-cell>
              <table:table-cell office:value-type="float" office:value="35.29">
                <text:p>35.29</text:p>
              </table:table-cell>
              <table:table-cell office:value-type="float" office:value="68.22">
                <text:p>68.22</text:p>
              </table:table-cell>
              <table:table-cell office:value-type="float" office:value="37.89">
                <text:p>37.89</text:p>
              </table:table-cell>
              <table:table-cell office:value-type="float" office:value="74.81">
                <text:p>74.81</text:p>
              </table:table-cell>
              <table:table-cell office:value-type="float" office:value="36.29">
                <text:p>36.29</text:p>
              </table:table-cell>
              <table:table-cell office:value-type="float" office:value="72.63">
                <text:p>72.63</text:p>
              </table:table-cell>
              <table:table-cell office:value-type="float" office:value="35.12">
                <text:p>35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fill-color="#004586" dr3d:edge-rounding="5%"/>
      <style:text-properties fo:font-size="6pt" style:font-size-asian="6pt" style:font-size-complex="6pt"/>
    </style:style>
    <style:style style:name="ch9" style:family="chart">
      <style:graphic-properties draw:fill-color="#ff420e" dr3d:edge-rounding="5%"/>
      <style:text-properties fo:font-size="6pt" style:font-size-asian="6pt" style:font-size-complex="6pt"/>
    </style:style>
    <style:style style:name="ch10" style:family="chart">
      <style:graphic-properties draw:fill-color="#ffd320" dr3d:edge-rounding="5%"/>
      <style:text-properties fo:font-size="6pt" style:font-size-asian="6pt" style:font-size-complex="6pt"/>
    </style:style>
    <style:style style:name="ch11" style:family="chart">
      <style:graphic-properties draw:fill-color="#579d1c" dr3d:edge-rounding="5%"/>
      <style:text-properties fo:font-size="6pt" style:font-size-asian="6pt" style:font-size-complex="6pt"/>
    </style:style>
    <style:style style:name="ch12" style:family="chart">
      <style:graphic-properties draw:fill-color="#7e0021" dr3d:edge-rounding="5%"/>
      <style:text-properties fo:font-size="6pt" style:font-size-asian="6pt" style:font-size-complex="6pt"/>
    </style:style>
    <style:style style:name="ch13" style:family="chart">
      <style:graphic-properties draw:fill-color="#83caff" dr3d:edge-rounding="5%"/>
      <style:text-properties fo:font-size="6pt" style:font-size-asian="6pt" style:font-size-complex="6pt"/>
    </style:style>
    <style:style style:name="ch14" style:family="chart">
      <style:graphic-properties draw:fill-color="#314004" dr3d:edge-rounding="5%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bar" chart:style-name="ch1">
        <chart:legend chart:legend-position="end" svg:x="13.969cm" svg:y="1.916cm" chart:style-name="ch2"/>
        <chart:plot-area chart:style-name="ch3" table:cell-range-address="Sheet1.C775:Sheet1.G782" chart:data-source-has-labels="both" svg:x="-3.339cm" svg:y="0.14cm" svg:width="17.005cm" svg:height="6.053cm">
          <chart:axis chart:dimension="x" chart:name="primary-x" chart:style-name="ch4">
            <chart:categories table:cell-range-address="Sheet1.D775:Sheet1.G775"/>
          </chart:axis>
          <chart:axis chart:dimension="y" chart:name="primary-y" chart:style-name="ch5">
            <chart:title svg:x="5.266cm" svg:y="6.335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D776:Sheet1.G776" chart:label-cell-address="Sheet1.C776:Sheet1.C776" chart:class="chart:bar">
            <chart:data-point chart:repeated="4"/>
          </chart:series>
          <chart:series chart:style-name="ch9" chart:values-cell-range-address="Sheet1.D777:Sheet1.G777" chart:label-cell-address="Sheet1.C777:Sheet1.C777" chart:class="chart:bar">
            <chart:data-point chart:repeated="4"/>
          </chart:series>
          <chart:series chart:style-name="ch10" chart:values-cell-range-address="Sheet1.D778:Sheet1.G778" chart:label-cell-address="Sheet1.C778:Sheet1.C778" chart:class="chart:bar">
            <chart:data-point chart:repeated="4"/>
          </chart:series>
          <chart:series chart:style-name="ch11" chart:values-cell-range-address="Sheet1.D779:Sheet1.G779" chart:label-cell-address="Sheet1.C779:Sheet1.C779" chart:class="chart:bar">
            <chart:data-point chart:repeated="4"/>
          </chart:series>
          <chart:series chart:style-name="ch12" chart:values-cell-range-address="Sheet1.D780:Sheet1.G780" chart:label-cell-address="Sheet1.C780:Sheet1.C780" chart:class="chart:bar">
            <chart:data-point chart:repeated="4"/>
          </chart:series>
          <chart:series chart:style-name="ch13" chart:values-cell-range-address="Sheet1.D781:Sheet1.G781" chart:label-cell-address="Sheet1.C781:Sheet1.C781" chart:class="chart:bar">
            <chart:data-point chart:repeated="4"/>
          </chart:series>
          <chart:series chart:style-name="ch14" chart:values-cell-range-address="Sheet1.D782:Sheet1.G782" chart:label-cell-address="Sheet1.C782:Sheet1.C782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775:Sheet1.G775">XCS, Geschwindigkeit 1, einfache Richtungsänderung</text:p>
              </table:table-cell>
              <table:table-cell office:value-type="string">
                <text:p>XCS, Geschwindigkeit 2, einfache Richtungsänderung</text:p>
              </table:table-cell>
              <table:table-cell office:value-type="string">
                <text:p>XCS, Geschwindigkeit 1, intelligentes Verhalten</text:p>
              </table:table-cell>
              <table:table-cell office:value-type="string">
                <text:p>XCS, Geschwindigkeit 2, intelligentes Verhalten</text:p>
              </table:table-cell>
            </table:table-row>
          </table:table-header-rows>
          <table:table-rows>
            <table:table-row>
              <table:table-cell office:value-type="string">
                <text:p text:id="Sheet1.C776:Sheet1.C776">[1]</text:p>
              </table:table-cell>
              <table:table-cell office:value-type="float" office:value="-0.440000000000001">
                <text:p text:id="Sheet1.D776:Sheet1.G776">-0.440000000000001</text:p>
              </table:table-cell>
              <table:table-cell office:value-type="float" office:value="0.440000000000001">
                <text:p>0.440000000000001</text:p>
              </table:table-cell>
              <table:table-cell office:value-type="float" office:value="-0.0899999999999999">
                <text:p>-0.0899999999999999</text:p>
              </table:table-cell>
              <table:table-cell office:value-type="float" office:value="-0.0600000000000005">
                <text:p>-0.0600000000000005</text:p>
              </table:table-cell>
            </table:table-row>
            <table:table-row>
              <table:table-cell office:value-type="string">
                <text:p text:id="Sheet1.C777:Sheet1.C777">[2]</text:p>
              </table:table-cell>
              <table:table-cell office:value-type="float" office:value="0.0899999999999999">
                <text:p text:id="Sheet1.D777:Sheet1.G777">0.0899999999999999</text:p>
              </table:table-cell>
              <table:table-cell office:value-type="float" office:value="0.41">
                <text:p>0.41</text:p>
              </table:table-cell>
              <table:table-cell office:value-type="float" office:value="0.0200000000000013">
                <text:p>0.0200000000000013</text:p>
              </table:table-cell>
              <table:table-cell office:value-type="float" office:value="-0.0600000000000005">
                <text:p>-0.0600000000000005</text:p>
              </table:table-cell>
            </table:table-row>
            <table:table-row>
              <table:table-cell office:value-type="string">
                <text:p text:id="Sheet1.C778:Sheet1.C778">[3]</text:p>
              </table:table-cell>
              <table:table-cell office:value-type="float" office:value="2.51">
                <text:p text:id="Sheet1.D778:Sheet1.G778">2.51</text:p>
              </table:table-cell>
              <table:table-cell office:value-type="float" office:value="0.41">
                <text:p>0.41</text:p>
              </table:table-cell>
              <table:table-cell office:value-type="float" office:value="9.22">
                <text:p>9.22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 text:id="Sheet1.C779:Sheet1.C779">[4]</text:p>
              </table:table-cell>
              <table:table-cell office:value-type="float" office:value="3.55">
                <text:p text:id="Sheet1.D779:Sheet1.G779">3.55</text:p>
              </table:table-cell>
              <table:table-cell office:value-type="float" office:value="0.0899999999999999">
                <text:p>0.0899999999999999</text:p>
              </table:table-cell>
              <table:table-cell office:value-type="float" office:value="7.28">
                <text:p>7.28</text:p>
              </table:table-cell>
              <table:table-cell office:value-type="float" office:value="5.93">
                <text:p>5.93</text:p>
              </table:table-cell>
            </table:table-row>
            <table:table-row>
              <table:table-cell office:value-type="string">
                <text:p text:id="Sheet1.C780:Sheet1.C780">[5]</text:p>
              </table:table-cell>
              <table:table-cell office:value-type="float" office:value="0.109999999999999">
                <text:p text:id="Sheet1.D780:Sheet1.G780">0.109999999999999</text:p>
              </table:table-cell>
              <table:table-cell office:value-type="float" office:value="0.399999999999999">
                <text:p>0.399999999999999</text:p>
              </table:table-cell>
              <table:table-cell office:value-type="float" office:value="3.25">
                <text:p>3.2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 text:id="Sheet1.C781:Sheet1.C781">[6]</text:p>
              </table:table-cell>
              <table:table-cell office:value-type="float" office:value="0.00999999999999801">
                <text:p text:id="Sheet1.D781:Sheet1.G781">0.00999999999999801</text:p>
              </table:table-cell>
              <table:table-cell office:value-type="float" office:value="0.449999999999999">
                <text:p>0.449999999999999</text:p>
              </table:table-cell>
              <table:table-cell office:value-type="float" office:value="3.25">
                <text:p>3.25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 text:id="Sheet1.C782:Sheet1.C782">[7]</text:p>
              </table:table-cell>
              <table:table-cell office:value-type="float" office:value="0.309999999999999">
                <text:p text:id="Sheet1.D782:Sheet1.G782">0.309999999999999</text:p>
              </table:table-cell>
              <table:table-cell office:value-type="float" office:value="-0.0500000000000007">
                <text:p>-0.0500000000000007</text:p>
              </table:table-cell>
              <table:table-cell office:value-type="float" office:value="3.19">
                <text:p>3.19</text:p>
              </table:table-cell>
              <table:table-cell office:value-type="float" office:value="1.42">
                <text:p>1.42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49cm" svg:height="7.014cm" chart:class="chart:line" chart:style-name="ch1">
        <chart:legend chart:legend-position="end" svg:x="7.604cm" svg:y="2.986cm" chart:style-name="ch2"/>
        <chart:plot-area chart:style-name="ch3" table:cell-range-address="Sheet1.B63:Sheet1.D79 Sheet1.A62:Sheet1.A62 Sheet1.A72:Sheet1.A72" chart:data-source-has-labels="both" svg:x="0.203cm" svg:y="0.14cm" svg:width="7.2cm" svg:height="6.655cm">
          <chart:axis chart:dimension="x" chart:name="primary-x" chart:style-name="ch4">
            <chart:title svg:x="3.029cm" svg:y="6.36cm" chart:style-name="ch5">
              <text:p>"prediction init"</text:p>
            </chart:title>
            <chart:categories table:cell-range-address="Sheet1.B63:Sheet1.D79"/>
          </chart:axis>
          <chart:axis chart:dimension="y" chart:name="primary-y" chart:style-name="ch4">
            <chart:title svg:x="0.211cm" svg:y="3.724cm" chart:style-name="ch6">
              <text:p>Qualität</text:p>
            </chart:title>
            <chart:grid chart:style-name="ch7" chart:class="major"/>
          </chart:axis>
          <chart:series chart:style-name="ch8" chart:values-cell-range-address="Sheet1.D63:Sheet1.D69" chart:label-cell-address="Sheet1.A62:Sheet1.A62" chart:class="chart:line">
            <chart:data-point chart:repeated="7"/>
          </chart:series>
          <chart:series chart:style-name="ch9" chart:values-cell-range-address="Sheet1.D73:Sheet1.D79" chart:label-cell-address="Sheet1.A72:Sheet1.A7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62:Sheet1.A62">500 Schritte</text:p>
              </table:table-cell>
              <table:table-cell office:value-type="string">
                <text:p text:id="Sheet1.A72:Sheet1.A72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63:Sheet1.D79">0.01</text:p>
              </table:table-cell>
              <table:table-cell office:value-type="float" office:value="32.77">
                <text:p text:id="Sheet1.D63:Sheet1.D69">32.77</text:p>
              </table:table-cell>
              <table:table-cell office:value-type="float" office:value="34.497">
                <text:p text:id="Sheet1.D73:Sheet1.D79">34.497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33.788">
                <text:p>33.788</text:p>
              </table:table-cell>
              <table:table-cell office:value-type="float" office:value="36.471">
                <text:p>36.471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5.698">
                <text:p>35.698</text:p>
              </table:table-cell>
              <table:table-cell office:value-type="float" office:value="38.322">
                <text:p>38.322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6.128">
                <text:p>36.128</text:p>
              </table:table-cell>
              <table:table-cell office:value-type="float" office:value="38.751">
                <text:p>38.751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7.442">
                <text:p>37.442</text:p>
              </table:table-cell>
              <table:table-cell office:value-type="float" office:value="38.7315">
                <text:p>38.7315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8.482">
                <text:p>38.482</text:p>
              </table:table-cell>
              <table:table-cell office:value-type="float" office:value="39.1735">
                <text:p>39.173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7.522">
                <text:p>37.522</text:p>
              </table:table-cell>
              <table:table-cell office:value-type="float" office:value="38.433">
                <text:p>38.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prediction init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.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.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.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.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.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Qualität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.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fill-color="#579d1c"/>
      <style:text-properties fo:font-size="6pt" style:font-size-asian="6pt" style:font-size-complex="6pt"/>
    </style:style>
    <style:style style:name="ch12" style:family="chart">
      <style:graphic-properties draw:fill-color="#7e0021"/>
      <style:text-properties fo:font-size="6pt" style:font-size-asian="6pt" style:font-size-complex="6pt"/>
    </style:style>
    <style:style style:name="ch13" style:family="chart">
      <style:graphic-properties draw:fill-color="#83caff"/>
      <style:text-properties fo:font-size="6pt" style:font-size-asian="6pt" style:font-size-complex="6pt"/>
    </style:style>
    <style:style style:name="ch14" style:family="chart">
      <style:graphic-properties draw:fill-color="#314004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12.701cm" chart:class="chart:bar" chart:style-name="ch1">
        <chart:legend chart:legend-position="end" svg:x="13.969cm" svg:y="4.761cm" chart:style-name="ch2"/>
        <chart:plot-area chart:style-name="ch3" table:cell-range-address="Sheet1.C775:Sheet1.K782" chart:data-source-has-labels="both" svg:x="-3.339cm" svg:y="0.254cm" svg:width="17.005cm" svg:height="11.287cm">
          <chart:axis chart:dimension="x" chart:name="primary-x" chart:style-name="ch4">
            <chart:categories table:cell-range-address="Sheet1.D775:Sheet1.K775"/>
          </chart:axis>
          <chart:axis chart:dimension="y" chart:name="primary-y" chart:style-name="ch5">
            <chart:title svg:x="5.266cm" svg:y="11.797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D776:Sheet1.K776" chart:label-cell-address="Sheet1.C776:Sheet1.C776" chart:class="chart:bar">
            <chart:data-point chart:repeated="8"/>
          </chart:series>
          <chart:series chart:style-name="ch9" chart:values-cell-range-address="Sheet1.D777:Sheet1.K777" chart:label-cell-address="Sheet1.C777:Sheet1.C777" chart:class="chart:bar">
            <chart:data-point chart:repeated="8"/>
          </chart:series>
          <chart:series chart:style-name="ch10" chart:values-cell-range-address="Sheet1.D778:Sheet1.K778" chart:label-cell-address="Sheet1.C778:Sheet1.C778" chart:class="chart:bar">
            <chart:data-point chart:repeated="8"/>
          </chart:series>
          <chart:series chart:style-name="ch11" chart:values-cell-range-address="Sheet1.D779:Sheet1.K779" chart:label-cell-address="Sheet1.C779:Sheet1.C779" chart:class="chart:bar">
            <chart:data-point chart:repeated="8"/>
          </chart:series>
          <chart:series chart:style-name="ch12" chart:values-cell-range-address="Sheet1.D780:Sheet1.K780" chart:label-cell-address="Sheet1.C780:Sheet1.C780" chart:class="chart:bar">
            <chart:data-point chart:repeated="8"/>
          </chart:series>
          <chart:series chart:style-name="ch13" chart:values-cell-range-address="Sheet1.D781:Sheet1.K781" chart:label-cell-address="Sheet1.C781:Sheet1.C781" chart:class="chart:bar">
            <chart:data-point chart:repeated="8"/>
          </chart:series>
          <chart:series chart:style-name="ch14" chart:values-cell-range-address="Sheet1.D782:Sheet1.K782" chart:label-cell-address="Sheet1.C782:Sheet1.C782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775:Sheet1.K775">XCS, Geschwindigkeit 1, einfache Richtungsänderung</text:p>
              </table:table-cell>
              <table:table-cell office:value-type="string">
                <text:p>XCS, Geschwindigkeit 2, einfache Richtungsänderung</text:p>
              </table:table-cell>
              <table:table-cell office:value-type="string">
                <text:p>XCS, Geschwindigkeit 1, intelligentes Verhalten</text:p>
              </table:table-cell>
              <table:table-cell office:value-type="string">
                <text:p>XCS, Geschwindigkeit 2, intelligentes Verhalten</text:p>
              </table:table-cell>
              <table:table-cell office:value-type="string">
                <text:p>SXCS, Geschwindigkeit 1, einfache Richtungsänderung</text:p>
              </table:table-cell>
              <table:table-cell office:value-type="string">
                <text:p>SXCS, Geschwindigkeit 2, einfache Richtungsänderung</text:p>
              </table:table-cell>
              <table:table-cell office:value-type="string">
                <text:p>SXCS, Geschwindigkeit 1, intelligentes Verhalten</text:p>
              </table:table-cell>
              <table:table-cell office:value-type="string">
                <text:p>SXCS, Geschwindigkeit 2, intelligentes Verhalten</text:p>
              </table:table-cell>
            </table:table-row>
          </table:table-header-rows>
          <table:table-rows>
            <table:table-row>
              <table:table-cell office:value-type="string">
                <text:p text:id="Sheet1.C776:Sheet1.C776">[1]</text:p>
              </table:table-cell>
              <table:table-cell office:value-type="float" office:value="-0.440000000000001">
                <text:p text:id="Sheet1.D776:Sheet1.K776">-0.440000000000001</text:p>
              </table:table-cell>
              <table:table-cell office:value-type="float" office:value="0.440000000000001">
                <text:p>0.440000000000001</text:p>
              </table:table-cell>
              <table:table-cell office:value-type="float" office:value="-0.0899999999999999">
                <text:p>-0.0899999999999999</text:p>
              </table:table-cell>
              <table:table-cell office:value-type="float" office:value="-0.0600000000000005">
                <text:p>-0.0600000000000005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0.539999999999999">
                <text:p>0.539999999999999</text:p>
              </table:table-cell>
              <table:table-cell office:value-type="float" office:value="0.66">
                <text:p>0.6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 text:id="Sheet1.C777:Sheet1.C777">[2]</text:p>
              </table:table-cell>
              <table:table-cell office:value-type="float" office:value="0.0899999999999999">
                <text:p text:id="Sheet1.D777:Sheet1.K777">0.0899999999999999</text:p>
              </table:table-cell>
              <table:table-cell office:value-type="float" office:value="0.41">
                <text:p>0.41</text:p>
              </table:table-cell>
              <table:table-cell office:value-type="float" office:value="0.0200000000000013">
                <text:p>0.0200000000000013</text:p>
              </table:table-cell>
              <table:table-cell office:value-type="float" office:value="-0.0600000000000005">
                <text:p>-0.0600000000000005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0.419999999999998">
                <text:p>0.419999999999998</text:p>
              </table:table-cell>
              <table:table-cell office:value-type="float" office:value="-0.319999999999998">
                <text:p>-0.319999999999998</text:p>
              </table:table-cell>
              <table:table-cell office:value-type="float" office:value="-0.370000000000001">
                <text:p>-0.370000000000001</text:p>
              </table:table-cell>
            </table:table-row>
            <table:table-row>
              <table:table-cell office:value-type="string">
                <text:p text:id="Sheet1.C778:Sheet1.C778">[3]</text:p>
              </table:table-cell>
              <table:table-cell office:value-type="float" office:value="2.51">
                <text:p text:id="Sheet1.D778:Sheet1.K778">2.51</text:p>
              </table:table-cell>
              <table:table-cell office:value-type="float" office:value="0.41">
                <text:p>0.41</text:p>
              </table:table-cell>
              <table:table-cell office:value-type="float" office:value="9.22">
                <text:p>9.22</text:p>
              </table:table-cell>
              <table:table-cell office:value-type="float" office:value="4.62">
                <text:p>4.62</text:p>
              </table:table-cell>
              <table:table-cell office:value-type="float" office:value="3.84">
                <text:p>3.84</text:p>
              </table:table-cell>
              <table:table-cell office:value-type="float" office:value="0.859999999999999">
                <text:p>0.859999999999999</text:p>
              </table:table-cell>
              <table:table-cell office:value-type="float" office:value="8.88">
                <text:p>8.88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 text:id="Sheet1.C779:Sheet1.C779">[4]</text:p>
              </table:table-cell>
              <table:table-cell office:value-type="float" office:value="3.55">
                <text:p text:id="Sheet1.D779:Sheet1.K779">3.55</text:p>
              </table:table-cell>
              <table:table-cell office:value-type="float" office:value="0.0899999999999999">
                <text:p>0.0899999999999999</text:p>
              </table:table-cell>
              <table:table-cell office:value-type="float" office:value="7.28">
                <text:p>7.28</text:p>
              </table:table-cell>
              <table:table-cell office:value-type="float" office:value="5.93">
                <text:p>5.93</text:p>
              </table:table-cell>
              <table:table-cell office:value-type="float" office:value="2.36">
                <text:p>2.36</text:p>
              </table:table-cell>
              <table:table-cell office:value-type="float" office:value="-0.739999999999998">
                <text:p>-0.739999999999998</text:p>
              </table:table-cell>
              <table:table-cell office:value-type="float" office:value="2.91">
                <text:p>2.91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 text:id="Sheet1.C780:Sheet1.C780">[5]</text:p>
              </table:table-cell>
              <table:table-cell office:value-type="float" office:value="0.109999999999999">
                <text:p text:id="Sheet1.D780:Sheet1.K780">0.109999999999999</text:p>
              </table:table-cell>
              <table:table-cell office:value-type="float" office:value="0.399999999999999">
                <text:p>0.399999999999999</text:p>
              </table:table-cell>
              <table:table-cell office:value-type="float" office:value="3.25">
                <text:p>3.25</text:p>
              </table:table-cell>
              <table:table-cell office:value-type="float" office:value="1.29">
                <text:p>1.29</text:p>
              </table:table-cell>
              <table:table-cell office:value-type="float" office:value="-2.13">
                <text:p>-2.13</text:p>
              </table:table-cell>
              <table:table-cell office:value-type="float" office:value="-1.89">
                <text:p>-1.89</text:p>
              </table:table-cell>
              <table:table-cell office:value-type="float" office:value="3.08">
                <text:p>3.0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 text:id="Sheet1.C781:Sheet1.C781">[6]</text:p>
              </table:table-cell>
              <table:table-cell office:value-type="float" office:value="0.00999999999999801">
                <text:p text:id="Sheet1.D781:Sheet1.K781">0.00999999999999801</text:p>
              </table:table-cell>
              <table:table-cell office:value-type="float" office:value="0.449999999999999">
                <text:p>0.449999999999999</text:p>
              </table:table-cell>
              <table:table-cell office:value-type="float" office:value="3.25">
                <text:p>3.25</text:p>
              </table:table-cell>
              <table:table-cell office:value-type="float" office:value="1.47">
                <text:p>1.47</text:p>
              </table:table-cell>
              <table:table-cell office:value-type="float" office:value="6.25">
                <text:p>6.25</text:p>
              </table:table-cell>
              <table:table-cell office:value-type="float" office:value="3.6">
                <text:p>3.6</text:p>
              </table:table-cell>
              <table:table-cell office:value-type="float" office:value="6.85">
                <text:p>6.85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 text:id="Sheet1.C782:Sheet1.C782">[7]</text:p>
              </table:table-cell>
              <table:table-cell office:value-type="float" office:value="0.309999999999999">
                <text:p text:id="Sheet1.D782:Sheet1.K782">0.309999999999999</text:p>
              </table:table-cell>
              <table:table-cell office:value-type="float" office:value="-0.0500000000000007">
                <text:p>-0.0500000000000007</text:p>
              </table:table-cell>
              <table:table-cell office:value-type="float" office:value="3.19">
                <text:p>3.19</text:p>
              </table:table-cell>
              <table:table-cell office:value-type="float" office:value="1.42">
                <text:p>1.42</text:p>
              </table:table-cell>
              <table:table-cell office:value-type="float" office:value="2.05">
                <text:p>2.05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5.43">
                <text:p>5.43</text:p>
              </table:table-cell>
              <table:table-cell office:value-type="float" office:value="2.42">
                <text:p>2.42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403cm" svg:y="2.215cm" chart:style-name="ch2"/>
        <chart:plot-area chart:style-name="ch3" table:cell-range-address="Sheet1.B82:Sheet1.B93 Sheet1.D83:Sheet1.D85 Sheet1.D87:Sheet1.D89 Sheet1.D91:Sheet1.D93" chart:data-source-has-labels="both" svg:x="0.205cm" svg:y="0.14cm" svg:width="6.996cm" svg:height="6.652cm">
          <chart:axis chart:dimension="x" chart:name="primary-x" chart:style-name="ch4">
            <chart:title svg:x="3.406cm" svg:y="6.356cm" chart:style-name="ch5">
              <text:p>Agenten</text:p>
            </chart:title>
            <chart:categories table:cell-range-address="Sheet1.B83:Sheet1.B93"/>
          </chart:axis>
          <chart:axis chart:dimension="y" chart:name="primary-y" chart:style-name="ch4">
            <chart:title svg:x="0.209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D83:Sheet1.D85" chart:label-cell-address="Sheet1.B82:Sheet1.B82" chart:class="chart:line">
            <chart:data-point chart:repeated="3"/>
          </chart:series>
          <chart:series chart:style-name="ch9" chart:values-cell-range-address="Sheet1.D87:Sheet1.D89" chart:label-cell-address="Sheet1.B86:Sheet1.B86" chart:class="chart:line">
            <chart:data-point chart:repeated="3"/>
          </chart:series>
          <chart:series chart:style-name="ch10" chart:values-cell-range-address="Sheet1.D91:Sheet1.D93" chart:label-cell-address="Sheet1.B90:Sheet1.B90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82:Sheet1.B82">Zufälliger Algorithmus</text:p>
              </table:table-cell>
              <table:table-cell office:value-type="string">
                <text:p text:id="Sheet1.B86:Sheet1.B86">Einfache Heuristik</text:p>
              </table:table-cell>
              <table:table-cell office:value-type="string">
                <text:p text:id="Sheet1.B90:Sheet1.B90">Intelligente Heuristik</text:p>
              </table:table-cell>
            </table:table-row>
          </table:table-header-rows>
          <table:table-rows>
            <table:table-row>
              <table:table-cell office:value-type="string">
                <text:p text:id="Sheet1.B83:Sheet1.B93">8</text:p>
              </table:table-cell>
              <table:table-cell office:value-type="float" office:value="32.094">
                <text:p text:id="Sheet1.D83:Sheet1.D85">32.094</text:p>
              </table:table-cell>
              <table:table-cell office:value-type="float" office:value="33.01">
                <text:p text:id="Sheet1.D87:Sheet1.D89">33.01</text:p>
              </table:table-cell>
              <table:table-cell office:value-type="float" office:value="35.84">
                <text:p text:id="Sheet1.D91:Sheet1.D93">35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9">
                <text:p>43.9</text:p>
              </table:table-cell>
              <table:table-cell office:value-type="float" office:value="44.48">
                <text:p>44.48</text:p>
              </table:table-cell>
              <table:table-cell office:value-type="float" office:value="50.56">
                <text:p>50.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.37">
                <text:p>54.37</text:p>
              </table:table-cell>
              <table:table-cell office:value-type="float" office:value="55.31">
                <text:p>55.31</text:p>
              </table:table-cell>
              <table:table-cell office:value-type="float" office:value="62.39">
                <text:p>62.39</text:p>
              </table:table-cell>
            </table:table-row>
            <table:table-row>
              <table:table-cell office:value-type="string">
                <text:p>Einfach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Intelligent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bar" chart:style-name="ch1">
        <chart:legend chart:legend-position="end" svg:x="7.403cm" svg:y="2.215cm" chart:style-name="ch2"/>
        <chart:plot-area chart:style-name="ch3" table:cell-range-address="Sheet1.B82:Sheet1.B93 Sheet1.C83:Sheet1.C85 Sheet1.C87:Sheet1.C89 Sheet1.C91:Sheet1.C93" chart:data-source-has-labels="both" svg:x="0.205cm" svg:y="0.14cm" svg:width="6.996cm" svg:height="6.652cm">
          <chart:axis chart:dimension="x" chart:name="primary-x" chart:style-name="ch4">
            <chart:title svg:x="3.406cm" svg:y="6.356cm" chart:style-name="ch5">
              <text:p>Agenten</text:p>
            </chart:title>
            <chart:categories table:cell-range-address="Sheet1.B83:Sheet1.B93"/>
          </chart:axis>
          <chart:axis chart:dimension="y" chart:name="primary-y" chart:style-name="ch6">
            <chart:title svg:x="0.209cm" svg:y="4.943cm" chart:style-name="ch7">
              <text:p>Effektive Abdeckung in %</text:p>
            </chart:title>
            <chart:grid chart:style-name="ch8" chart:class="major"/>
          </chart:axis>
          <chart:series chart:style-name="ch9" chart:values-cell-range-address="Sheet1.C83:Sheet1.C85" chart:label-cell-address="Sheet1.B82:Sheet1.B82" chart:class="chart:bar">
            <chart:data-point chart:repeated="3"/>
          </chart:series>
          <chart:series chart:style-name="ch10" chart:values-cell-range-address="Sheet1.C87:Sheet1.C89" chart:label-cell-address="Sheet1.B86:Sheet1.B86" chart:class="chart:bar">
            <chart:data-point chart:repeated="3"/>
          </chart:series>
          <chart:series chart:style-name="ch11" chart:values-cell-range-address="Sheet1.C91:Sheet1.C93" chart:label-cell-address="Sheet1.B90:Sheet1.B90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82:Sheet1.B82">Zufälliger Algorithmus</text:p>
              </table:table-cell>
              <table:table-cell office:value-type="string">
                <text:p text:id="Sheet1.B86:Sheet1.B86">Einfache Heuristik</text:p>
              </table:table-cell>
              <table:table-cell office:value-type="string">
                <text:p text:id="Sheet1.B90:Sheet1.B90">Intelligente Heuristik</text:p>
              </table:table-cell>
            </table:table-row>
          </table:table-header-rows>
          <table:table-rows>
            <table:table-row>
              <table:table-cell office:value-type="string">
                <text:p text:id="Sheet1.B83:Sheet1.B93">8</text:p>
              </table:table-cell>
              <table:table-cell office:value-type="float" office:value="68.73">
                <text:p text:id="Sheet1.C83:Sheet1.C85">68.73</text:p>
              </table:table-cell>
              <table:table-cell office:value-type="float" office:value="68.47">
                <text:p text:id="Sheet1.C87:Sheet1.C89">68.47</text:p>
              </table:table-cell>
              <table:table-cell office:value-type="float" office:value="75.83">
                <text:p text:id="Sheet1.C91:Sheet1.C93">75.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.38">
                <text:p>64.38</text:p>
              </table:table-cell>
              <table:table-cell office:value-type="float" office:value="63.94">
                <text:p>63.94</text:p>
              </table:table-cell>
              <table:table-cell office:value-type="float" office:value="72.21">
                <text:p>72.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.55">
                <text:p>59.55</text:p>
              </table:table-cell>
              <table:table-cell office:value-type="float" office:value="59.14">
                <text:p>59.14</text:p>
              </table:table-cell>
              <table:table-cell office:value-type="float" office:value="66.47">
                <text:p>66.47</text:p>
              </table:table-cell>
            </table:table-row>
            <table:table-row>
              <table:table-cell office:value-type="string">
                <text:p>Einfach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Intelligent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.002cm" svg:height="6.988cm" chart:class="chart:bar" chart:style-name="ch1">
        <chart:legend chart:legend-position="end" svg:x="5.657cm" svg:y="3.186cm" chart:style-name="ch2"/>
        <chart:plot-area chart:style-name="ch3" table:cell-range-address="Sheet1.B119:Sheet1.B129 Sheet1.A118:Sheet1.A118 Sheet1.D119:Sheet1.D129" chart:data-source-has-labels="both" svg:x="0.16cm" svg:y="0.139cm" svg:width="5.338cm" svg:height="6.571cm">
          <chart:axis chart:dimension="x" chart:name="primary-x" chart:style-name="ch4">
            <chart:categories table:cell-range-address="Sheet1.B119:Sheet1.B1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19:Sheet1.D129" chart:label-cell-address="Sheet1.A118:Sheet1.A118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18:Sheet1.A118">5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119:Sheet1.B129">0.001</text:p>
              </table:table-cell>
              <table:table-cell office:value-type="float" office:value="63.98">
                <text:p text:id="Sheet1.D119:Sheet1.D129">63.98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63.71">
                <text:p>63.71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63.17">
                <text:p>63.17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63.35">
                <text:p>63.35</text:p>
              </table:table-cell>
            </table:table-row>
            <table:table-row>
              <table:table-cell office:value-type="string">
                <text:p>0.015</text:p>
              </table:table-cell>
              <table:table-cell office:value-type="float" office:value="63.92">
                <text:p>63.92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64.15">
                <text:p>64.15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63.36">
                <text:p>63.36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63.72">
                <text:p>63.72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63.12">
                <text:p>63.12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63.43">
                <text:p>63.4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63.84">
                <text:p>63.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line" chart:style-name="ch1">
        <chart:legend chart:legend-position="end" svg:x="7.614cm" svg:y="2.972cm" chart:style-name="ch2"/>
        <chart:plot-area chart:style-name="ch3" table:cell-range-address="Sheet1.B135:Sheet1.B153 Sheet1.A134:Sheet1.A134 Sheet1.D135:Sheet1.D143 Sheet1.A144:Sheet1.A144 Sheet1.D145:Sheet1.D153" chart:data-source-has-labels="both" svg:x="0.205cm" svg:y="0.139cm" svg:width="7.208cm" svg:height="6.631cm">
          <chart:axis chart:dimension="x" chart:name="primary-x" chart:style-name="ch4">
            <chart:title svg:x="3.261cm" svg:y="6.332cm" chart:style-name="ch5">
              <text:p>accuracy ɛ0</text:p>
            </chart:title>
            <chart:categories table:cell-range-address="Sheet1.B135:Sheet1.B153"/>
          </chart:axis>
          <chart:axis chart:dimension="y" chart:name="primary-y" chart:style-name="ch4">
            <chart:title svg:x="0.209cm" svg:y="3.71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D135:Sheet1.D143" chart:label-cell-address="Sheet1.A134:Sheet1.A134" chart:class="chart:line">
            <chart:data-point chart:repeated="9"/>
          </chart:series>
          <chart:series chart:style-name="ch9" chart:values-cell-range-address="Sheet1.D145:Sheet1.D153" chart:label-cell-address="Sheet1.A144:Sheet1.A14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34:Sheet1.A134">500 Schritte</text:p>
              </table:table-cell>
              <table:table-cell office:value-type="string">
                <text:p text:id="Sheet1.A144:Sheet1.A144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135:Sheet1.B153">0.001</text:p>
              </table:table-cell>
              <table:table-cell office:value-type="float" office:value="37.48">
                <text:p text:id="Sheet1.D135:Sheet1.D143">37.48</text:p>
              </table:table-cell>
              <table:table-cell office:value-type="float" office:value="38.8">
                <text:p text:id="Sheet1.D145:Sheet1.D153">38.8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37.35">
                <text:p>37.35</text:p>
              </table:table-cell>
              <table:table-cell office:value-type="float" office:value="38.53">
                <text:p>38.53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38.11">
                <text:p>38.11</text:p>
              </table:table-cell>
              <table:table-cell office:value-type="float" office:value="38.55">
                <text:p>38.55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37.52">
                <text:p>37.52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37.466">
                <text:p>37.466</text:p>
              </table:table-cell>
              <table:table-cell office:value-type="float" office:value="38.65">
                <text:p>38.65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7.48">
                <text:p>37.48</text:p>
              </table:table-cell>
              <table:table-cell office:value-type="float" office:value="38.19">
                <text:p>38.19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6.89">
                <text:p>36.89</text:p>
              </table:table-cell>
              <table:table-cell office:value-type="float" office:value="38.01">
                <text:p>38.01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8.02">
                <text:p>38.02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7.43">
                <text:p>37.43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epsilon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6.986cm" chart:class="chart:scatter" chart:style-name="ch1">
        <chart:legend chart:legend-position="end" svg:x="10.262cm" svg:y="3.185cm" chart:style-name="ch2"/>
        <chart:plot-area chart:style-name="ch3" table:cell-range-address="Sheet1.P2:Sheet1.Q10 Sheet1.O1:Sheet1.O1" chart:data-source-has-labels="row" svg:x="0.307cm" svg:y="0.139cm" svg:width="9.702cm" svg:height="6.631cm">
          <chart:axis chart:dimension="x" chart:name="primary-x" chart:style-name="ch4">
            <chart:title svg:x="4.498cm" svg:y="6.331cm" chart:style-name="ch5">
              <text:p>Anzahl Felder</text:p>
            </chart:title>
          </chart:axis>
          <chart:axis chart:dimension="y" chart:name="primary-y" chart:style-name="ch4">
            <chart:title svg:x="0.275cm" svg:y="4.352cm" chart:style-name="ch6">
              <text:p>Zeit in Sekunden</text:p>
            </chart:title>
            <chart:grid chart:style-name="ch7" chart:class="major"/>
          </chart:axis>
          <chart:series chart:style-name="ch8" chart:values-cell-range-address="Sheet1.Q2:Sheet1.Q10" chart:label-cell-address="Sheet1.O1:Sheet1.O1" chart:class="chart:scatter">
            <chart:domain table:cell-range-address="Sheet1.P2:Sheet1.P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 text:id="Sheet1.O1:Sheet1.O1">500 Schrit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 text:id="Sheet1.P2:Sheet1.P10">64</text:p>
              </table:table-cell>
              <table:table-cell office:value-type="float" office:value="15.2">
                <text:p text:id="Sheet1.Q2:Sheet1.Q10">15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">
                <text:p>144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6">
                <text:p>576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4">
                <text:p>784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04">
                <text:p>2304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96">
                <text:p>4096</text:p>
              </table:table-cell>
              <table:table-cell office:value-type="float" office:value="39.2">
                <text:p>39.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